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20F120D181.png"/>
  <manifest:file-entry manifest:media-type="image/png" manifest:full-path="Pictures/10000201000000200000002002DAD012.png"/>
  <manifest:file-entry manifest:media-type="image/png" manifest:full-path="Pictures/100002010000002000000020D26AE052.png"/>
  <manifest:file-entry manifest:media-type="image/png" manifest:full-path="Pictures/1000020100000020000000200A379393.png"/>
  <manifest:file-entry manifest:media-type="image/png" manifest:full-path="Pictures/10000201000000200000002035474CE3.png"/>
  <manifest:file-entry manifest:media-type="image/png" manifest:full-path="Pictures/100002010000002000000020A6B78F33.png"/>
  <manifest:file-entry manifest:media-type="image/png" manifest:full-path="Pictures/10000201000000200000002028B4EAB6.png"/>
  <manifest:file-entry manifest:media-type="image/png" manifest:full-path="Pictures/1000020100000020000000205FB48CC6.png"/>
  <manifest:file-entry manifest:media-type="image/png" manifest:full-path="Pictures/100002010000002000000020434EDAA7.png"/>
  <manifest:file-entry manifest:media-type="image/png" manifest:full-path="Pictures/1000020100000020000000200842080A.png"/>
  <manifest:file-entry manifest:media-type="image/png" manifest:full-path="Pictures/100002010000002000000020819CD1FB.png"/>
  <manifest:file-entry manifest:media-type="image/png" manifest:full-path="Pictures/1000020100000020000000201AC954BC.png"/>
  <manifest:file-entry manifest:media-type="image/png" manifest:full-path="Pictures/100002010000002000000020E316C652.png"/>
  <manifest:file-entry manifest:media-type="image/png" manifest:full-path="Pictures/1000020100000020000000202033ED15.png"/>
  <manifest:file-entry manifest:media-type="image/png" manifest:full-path="Pictures/100000000000002000000020AA97FADA.png"/>
  <manifest:file-entry manifest:media-type="image/png" manifest:full-path="Pictures/100002010000002000000020473D9076.png"/>
  <manifest:file-entry manifest:media-type="image/png" manifest:full-path="Pictures/100002010000002000000020875DFFF6.png"/>
  <manifest:file-entry manifest:media-type="image/png" manifest:full-path="Pictures/1000020100000020000000201D7A67C9.png"/>
  <manifest:file-entry manifest:media-type="image/png" manifest:full-path="Pictures/1000020100000020000000205AB868AB.png"/>
  <manifest:file-entry manifest:media-type="image/png" manifest:full-path="Pictures/1000020100000020000000203C25923E.png"/>
  <manifest:file-entry manifest:media-type="image/png" manifest:full-path="Pictures/100002010000002000000020B2BF063F.png"/>
  <manifest:file-entry manifest:media-type="image/png" manifest:full-path="Pictures/100002010000002000000020AEAFB07F.png"/>
  <manifest:file-entry manifest:media-type="image/png" manifest:full-path="Pictures/1000020100000020000000209FE58C31.png"/>
  <manifest:file-entry manifest:media-type="image/png" manifest:full-path="Pictures/1000020100000020000000209012E724.png"/>
  <manifest:file-entry manifest:media-type="image/png" manifest:full-path="Pictures/1000020100000020000000208B0F4212.png"/>
  <manifest:file-entry manifest:media-type="image/png" manifest:full-path="Pictures/1000020100000020000000207399CA16.png"/>
  <manifest:file-entry manifest:media-type="image/png" manifest:full-path="Pictures/10000201000000200000002044E67EE9.png"/>
  <manifest:file-entry manifest:media-type="image/png" manifest:full-path="Pictures/100002010000002000000020C956C729.png"/>
  <manifest:file-entry manifest:media-type="image/png" manifest:full-path="Pictures/10000201000000200000002020A67519.png"/>
  <manifest:file-entry manifest:media-type="image/png" manifest:full-path="Pictures/100002010000002000000020F827C53A.png"/>
  <manifest:file-entry manifest:media-type="image/png" manifest:full-path="Pictures/1000020100000020000000201357EFEA.png"/>
  <manifest:file-entry manifest:media-type="image/png" manifest:full-path="Pictures/1000020100000020000000209194877D.png"/>
  <manifest:file-entry manifest:media-type="image/png" manifest:full-path="Pictures/10000201000000200000002002CEED0E.png"/>
  <manifest:file-entry manifest:media-type="image/png" manifest:full-path="Pictures/100002010000002000000020A7FEB03E.png"/>
  <manifest:file-entry manifest:media-type="image/png" manifest:full-path="Pictures/100002010000002000000020771E6A1E.png"/>
  <manifest:file-entry manifest:media-type="image/png" manifest:full-path="Pictures/100002010000002000000020307E32AE.png"/>
  <manifest:file-entry manifest:media-type="image/png" manifest:full-path="Pictures/100000000000002000000020DBF793E4.png"/>
  <manifest:file-entry manifest:media-type="image/png" manifest:full-path="Pictures/100002010000002000000020ACFE2471.png"/>
  <manifest:file-entry manifest:media-type="image/png" manifest:full-path="Pictures/100002010000002000000020E9F19233.png"/>
  <manifest:file-entry manifest:media-type="image/png" manifest:full-path="Pictures/1000020100000020000000205B48EA45.png"/>
  <manifest:file-entry manifest:media-type="image/png" manifest:full-path="Pictures/100002010000002000000020FDCB2114.png"/>
  <manifest:file-entry manifest:media-type="image/png" manifest:full-path="Pictures/1000020100000020000000201AD56858.png"/>
  <manifest:file-entry manifest:media-type="image/png" manifest:full-path="Pictures/100000000000002000000020754CB94C.png"/>
  <manifest:file-entry manifest:media-type="image/png" manifest:full-path="Pictures/100002010000002000000020D3FFEA89.png"/>
  <manifest:file-entry manifest:media-type="image/png" manifest:full-path="Pictures/100002010000002000000020792F7579.png"/>
  <manifest:file-entry manifest:media-type="image/png" manifest:full-path="Pictures/1000020100000020000000207A3FD099.png"/>
  <manifest:file-entry manifest:media-type="image/png" manifest:full-path="Pictures/100002010000002000000020BE2F30E9.png"/>
  <manifest:file-entry manifest:media-type="image/png" manifest:full-path="Pictures/1000020100000020000000202953854C.png"/>
  <manifest:file-entry manifest:media-type="image/png" manifest:full-path="Pictures/100002010000002000000020831311DC.png"/>
  <manifest:file-entry manifest:media-type="image/png" manifest:full-path="Pictures/10000000000000200000002022F90550.png"/>
  <manifest:file-entry manifest:media-type="image/png" manifest:full-path="Pictures/10000000000000200000002098361D93.png"/>
  <manifest:file-entry manifest:media-type="image/png" manifest:full-path="Pictures/1000020100000020000000208A008882.png"/>
  <manifest:file-entry manifest:media-type="image/png" manifest:full-path="Pictures/10000201000000200000002027404F62.png"/>
  <manifest:file-entry manifest:media-type="image/png" manifest:full-path="Pictures/10000201000000200000002088B02E22.png"/>
  <manifest:file-entry manifest:media-type="image/png" manifest:full-path="Pictures/100002010000002000000020B0EAAC13.png"/>
  <manifest:file-entry manifest:media-type="image/png" manifest:full-path="Pictures/100002010000002000000020E9B2BA5B.png"/>
  <manifest:file-entry manifest:media-type="image/png" manifest:full-path="Pictures/10000201000000200000002030E23EBB.png"/>
  <manifest:file-entry manifest:media-type="image/png" manifest:full-path="Pictures/1000020100000020000000209499F66D.png"/>
  <manifest:file-entry manifest:media-type="image/png" manifest:full-path="Pictures/1000020100000020000000201A9C3EAC.png"/>
  <manifest:file-entry manifest:media-type="image/png" manifest:full-path="Pictures/1000020100000020000000206DBC51DC.png"/>
  <manifest:file-entry manifest:media-type="image/png" manifest:full-path="Pictures/10000201000000200000002071B98F20.png"/>
  <manifest:file-entry manifest:media-type="image/png" manifest:full-path="Pictures/1000020100000020000000200CC681E3.png"/>
  <manifest:file-entry manifest:media-type="image/png" manifest:full-path="Pictures/1000020100000020000000200DE00629.png"/>
  <manifest:file-entry manifest:media-type="image/png" manifest:full-path="Pictures/100002010000002000000020FA1D2877.png"/>
  <manifest:file-entry manifest:media-type="image/png" manifest:full-path="Pictures/10000201000000200000002031406ED9.png"/>
  <manifest:file-entry manifest:media-type="image/png" manifest:full-path="Pictures/100002010000002000000020D5600C19.png"/>
  <manifest:file-entry manifest:media-type="image/png" manifest:full-path="Pictures/10000000000000200000002024E4F2AE.png"/>
  <manifest:file-entry manifest:media-type="image/png" manifest:full-path="Pictures/100002010000002000000020A8E1D27A.png"/>
  <manifest:file-entry manifest:media-type="image/png" manifest:full-path="Pictures/100002010000002000000020F3EB947B.png"/>
  <manifest:file-entry manifest:media-type="image/png" manifest:full-path="Pictures/100002010000002000000020E23BF33B.png"/>
  <manifest:file-entry manifest:media-type="image/png" manifest:full-path="Pictures/1000020100000020000000207D2548FF.png"/>
  <manifest:file-entry manifest:media-type="image/png" manifest:full-path="Pictures/100002010000002000000020DF056092.png"/>
  <manifest:file-entry manifest:media-type="image/png" manifest:full-path="Pictures/100002010000002000000020B95200A5.png"/>
  <manifest:file-entry manifest:media-type="image/png" manifest:full-path="Pictures/1000020100000020000000208CAF7653.png"/>
  <manifest:file-entry manifest:media-type="image/png" manifest:full-path="Pictures/1000020100000020000000203B6F6313.png"/>
  <manifest:file-entry manifest:media-type="image/png" manifest:full-path="Pictures/100002010000002000000020B8FCBC26.png"/>
  <manifest:file-entry manifest:media-type="image/png" manifest:full-path="Pictures/10000201000000200000002046A9FD27.png"/>
  <manifest:file-entry manifest:media-type="image/png" manifest:full-path="Pictures/100002010000002000000020676A1B0A.png"/>
  <manifest:file-entry manifest:media-type="image/png" manifest:full-path="Pictures/100002010000002000000020D65EE35F.png"/>
  <manifest:file-entry manifest:media-type="image/png" manifest:full-path="Pictures/100002010000002000000020747436C1.png"/>
  <manifest:file-entry manifest:media-type="image/png" manifest:full-path="Pictures/1000020100000020000000204AF16614.png"/>
  <manifest:file-entry manifest:media-type="image/png" manifest:full-path="Pictures/1000020100000020000000208F017F84.png"/>
  <manifest:file-entry manifest:media-type="image/png" manifest:full-path="Pictures/100002010000002000000020527E4B32.png"/>
  <manifest:file-entry manifest:media-type="image/png" manifest:full-path="Pictures/1000020100000020000000209AC87B86.png"/>
  <manifest:file-entry manifest:media-type="image/png" manifest:full-path="Pictures/1000020100000020000000209688EE36.png"/>
  <manifest:file-entry manifest:media-type="image/png" manifest:full-path="Pictures/1000020100000020000000202E8B28D5.png"/>
  <manifest:file-entry manifest:media-type="image/png" manifest:full-path="Pictures/1000000000000020000000209E0272DC.png"/>
  <manifest:file-entry manifest:media-type="image/png" manifest:full-path="Pictures/100002010000002000000020304B5F25.png"/>
  <manifest:file-entry manifest:media-type="image/png" manifest:full-path="Pictures/100002010000002000000020DDCB3FA5.png"/>
  <manifest:file-entry manifest:media-type="image/png" manifest:full-path="Pictures/10000201000000200000002040DBC865.png"/>
  <manifest:file-entry manifest:media-type="image/png" manifest:full-path="Pictures/10000201000000200000002013B88916.png"/>
  <manifest:file-entry manifest:media-type="image/png" manifest:full-path="Pictures/1000020100000020000000207BB52B89.png"/>
  <manifest:file-entry manifest:media-type="image/png" manifest:full-path="Pictures/1000020100000020000000200485E1F9.png"/>
  <manifest:file-entry manifest:media-type="image/png" manifest:full-path="Pictures/100002010000002000000020BFA52079.png"/>
  <manifest:file-entry manifest:media-type="image/png" manifest:full-path="Pictures/10000201000000200000002057B5FA09.png"/>
  <manifest:file-entry manifest:media-type="image/png" manifest:full-path="Pictures/1000020100000020000000204275B259.png"/>
  <manifest:file-entry manifest:media-type="image/png" manifest:full-path="Pictures/100002010000002000000020B76542B9.png"/>
  <manifest:file-entry manifest:media-type="image/png" manifest:full-path="Pictures/10000201000000200000002043667D7A.png"/>
  <manifest:file-entry manifest:media-type="image/png" manifest:full-path="Pictures/10000201000000200000002005B3BC9D.png"/>
  <manifest:file-entry manifest:media-type="image/png" manifest:full-path="Pictures/1000020100000020000000201F9DF9EE.png"/>
  <manifest:file-entry manifest:media-type="image/png" manifest:full-path="Pictures/100002010000002000000020543D075E.png"/>
  <manifest:file-entry manifest:media-type="image/png" manifest:full-path="Pictures/100002010000002000000020C63099A3.png"/>
  <manifest:file-entry manifest:media-type="image/png" manifest:full-path="Pictures/100002010000002000000020B5BD4F81.png"/>
  <manifest:file-entry manifest:media-type="image/png" manifest:full-path="Pictures/100002010000002000000020EBB0FD63.png"/>
  <manifest:file-entry manifest:media-type="image/png" manifest:full-path="Pictures/1000020100000020000000200CE06423.png"/>
  <manifest:file-entry manifest:media-type="image/png" manifest:full-path="Pictures/10000201000000200000002004BD9F71.png"/>
  <manifest:file-entry manifest:media-type="image/png" manifest:full-path="Pictures/1000020100000020000000204A477885.png"/>
  <manifest:file-entry manifest:media-type="image/png" manifest:full-path="Pictures/1000020100000020000000204F473A35.png"/>
  <manifest:file-entry manifest:media-type="image/png" manifest:full-path="Pictures/10000201000000200000002013046CC8.png"/>
  <manifest:file-entry manifest:media-type="image/png" manifest:full-path="Pictures/100002010000002000000020B9045788.png"/>
  <manifest:file-entry manifest:media-type="image/png" manifest:full-path="Pictures/1000020100000020000000203F044CA8.png"/>
  <manifest:file-entry manifest:media-type="image/png" manifest:full-path="Pictures/100002010000002000000020936E96B9.png"/>
  <manifest:file-entry manifest:media-type="image/png" manifest:full-path="Pictures/100002010000002000000020125FB11A.png"/>
  <manifest:file-entry manifest:media-type="image/png" manifest:full-path="Pictures/100002010000002000000020C7A2510C.png"/>
  <manifest:file-entry manifest:media-type="image/png" manifest:full-path="Pictures/1000020100000020000000205332546C.png"/>
  <manifest:file-entry manifest:media-type="image/png" manifest:full-path="Pictures/10000201000000200000002058927B7C.png"/>
  <manifest:file-entry manifest:media-type="image/png" manifest:full-path="Pictures/100002010000002000000020F6F2CDFC.png"/>
  <manifest:file-entry manifest:media-type="image/png" manifest:full-path="Pictures/100002010000002000000020FBF26D1C.png"/>
  <manifest:file-entry manifest:media-type="image/png" manifest:full-path="Pictures/100002010000002000000020DA99AACE.png"/>
  <manifest:file-entry manifest:media-type="image/png" manifest:full-path="Pictures/100002010000002000000020C72CC9DD.png"/>
  <manifest:file-entry manifest:media-type="image/png" manifest:full-path="Pictures/100002010000002000000020C6090E91.png"/>
  <manifest:file-entry manifest:media-type="image/png" manifest:full-path="Pictures/100002010000002000000020B70C2540.png"/>
  <manifest:file-entry manifest:media-type="image/png" manifest:full-path="Pictures/100002010000002000000020D6B6AFB4.png"/>
  <manifest:file-entry manifest:media-type="image/png" manifest:full-path="Pictures/10000201000000200000002046362BB4.png"/>
  <manifest:file-entry manifest:media-type="image/png" manifest:full-path="Pictures/10000201000000200000002051D3DCF7.png"/>
  <manifest:file-entry manifest:media-type="image/png" manifest:full-path="Pictures/100002010000002000000020BBA1F54B.png"/>
  <manifest:file-entry manifest:media-type="image/png" manifest:full-path="Pictures/100002010000002000000020D9A16AAB.png"/>
  <manifest:file-entry manifest:media-type="image/png" manifest:full-path="Pictures/10000000000000200000002083BBAE46.png"/>
  <manifest:file-entry manifest:media-type="image/png" manifest:full-path="Pictures/100002010000002000000020A358ED00.png"/>
  <manifest:file-entry manifest:media-type="image/png" manifest:full-path="Pictures/1000020100000020000000200978A070.png"/>
  <manifest:file-entry manifest:media-type="image/png" manifest:full-path="Pictures/10000201000000200000002007F564B3.png"/>
  <manifest:file-entry manifest:media-type="image/png" manifest:full-path="Pictures/100002010000002000000020C27F5174.png"/>
  <manifest:file-entry manifest:media-type="image/png" manifest:full-path="Pictures/10000201000000200000002035D2A6A6.png"/>
  <manifest:file-entry manifest:media-type="image/png" manifest:full-path="Pictures/100002010000002000000020222F54B4.png"/>
  <manifest:file-entry manifest:media-type="image/png" manifest:full-path="Pictures/100002010000002000000020CF9FC414.png"/>
  <manifest:file-entry manifest:media-type="image/png" manifest:full-path="Pictures/100002010000002000000020B6AC0597.png"/>
  <manifest:file-entry manifest:media-type="image/png" manifest:full-path="Pictures/1000020100000020000000208099D748.png"/>
  <manifest:file-entry manifest:media-type="image/png" manifest:full-path="Pictures/100002010000002000000020DC60841A.png"/>
  <manifest:file-entry manifest:media-type="image/png" manifest:full-path="Pictures/1000020100000020000000209FD0AE0A.png"/>
  <manifest:file-entry manifest:media-type="image/png" manifest:full-path="Pictures/100002010000002000000020AED05A4A.png"/>
  <manifest:file-entry manifest:media-type="image/png" manifest:full-path="Pictures/100002010000002000000020E0D05A5A.png"/>
  <manifest:file-entry manifest:media-type="image/png" manifest:full-path="Pictures/10000201000000200000002039DA389B.png"/>
  <manifest:file-entry manifest:media-type="image/png" manifest:full-path="Pictures/100002010000002000000020373AAD2B.png"/>
  <manifest:file-entry manifest:media-type="image/png" manifest:full-path="Pictures/100002010000002000000020216A790B.png"/>
  <manifest:file-entry manifest:media-type="image/png" manifest:full-path="Pictures/1000020100000020000000202954CE6F.png"/>
  <manifest:file-entry manifest:media-type="image/png" manifest:full-path="Pictures/10000201000000200000002043F403EF.png"/>
  <manifest:file-entry manifest:media-type="image/png" manifest:full-path="Pictures/100000000000002000000020189D6802.png"/>
  <manifest:file-entry manifest:media-type="image/png" manifest:full-path="Pictures/1000000000000020000000201E0A4A15.png"/>
  <manifest:file-entry manifest:media-type="image/png" manifest:full-path="Pictures/100002010000002000000020B3740F02.png"/>
  <manifest:file-entry manifest:media-type="image/png" manifest:full-path="Pictures/10000201000000200000002095CEC913.png"/>
  <manifest:file-entry manifest:media-type="image/png" manifest:full-path="Pictures/10000201000000200000002095612F75.png"/>
  <manifest:file-entry manifest:media-type="image/png" manifest:full-path="Pictures/100002010000002000000020492E4C93.png"/>
  <manifest:file-entry manifest:media-type="image/png" manifest:full-path="Pictures/100002010000002000000020EF5BAF16.png"/>
  <manifest:file-entry manifest:media-type="image/png" manifest:full-path="Pictures/100002010000002000000020B8AB3216.png"/>
  <manifest:file-entry manifest:media-type="image/png" manifest:full-path="Pictures/100002010000002000000020E7CBC1B6.png"/>
  <manifest:file-entry manifest:media-type="image/png" manifest:full-path="Pictures/10000201000000200000002033C6524B.png"/>
  <manifest:file-entry manifest:media-type="image/png" manifest:full-path="Pictures/1000020100000020000000208486AFFB.png"/>
  <manifest:file-entry manifest:media-type="image/png" manifest:full-path="Pictures/100002010000002000000020E1C3D64E.png"/>
  <manifest:file-entry manifest:media-type="image/png" manifest:full-path="Pictures/1000020100000020000000209343154E.png"/>
  <manifest:file-entry manifest:media-type="image/png" manifest:full-path="Pictures/100002010000002000000020B8ADC89F.png"/>
  <manifest:file-entry manifest:media-type="image/png" manifest:full-path="Pictures/100002010000002000000020AF5D738F.png"/>
  <manifest:file-entry manifest:media-type="image/png" manifest:full-path="Pictures/100002010000002000000020A29D17FF.png"/>
  <manifest:file-entry manifest:media-type="image/png" manifest:full-path="Pictures/1000020100000020000000201B5D88CF.png"/>
  <manifest:file-entry manifest:media-type="image/png" manifest:full-path="Pictures/100000000000002000000020FD4D4389.png"/>
  <manifest:file-entry manifest:media-type="image/png" manifest:full-path="Pictures/10000201000000200000002028039751.png"/>
  <manifest:file-entry manifest:media-type="image/png" manifest:full-path="Pictures/100002010000002000000020FA935831.png"/>
  <manifest:file-entry manifest:media-type="image/png" manifest:full-path="Pictures/100002010000002000000020DD231481.png"/>
  <manifest:file-entry manifest:media-type="image/png" manifest:full-path="Pictures/1000020100000020000000205C03A161.png"/>
  <manifest:file-entry manifest:media-type="image/png" manifest:full-path="Pictures/100002010000002000000020806D2BF2.png"/>
  <manifest:file-entry manifest:media-type="image/png" manifest:full-path="Pictures/100002010000002000000020DF4A66E5.png"/>
  <manifest:file-entry manifest:media-type="image/png" manifest:full-path="Pictures/100002010000002000000020C66AE155.png"/>
  <manifest:file-entry manifest:media-type="image/png" manifest:full-path="Pictures/100000000000002000000020B91851DE.png"/>
  <manifest:file-entry manifest:media-type="image/png" manifest:full-path="Pictures/1000020100000020000000205195966A.png"/>
  <manifest:file-entry manifest:media-type="image/png" manifest:full-path="Pictures/1000020100000020000000200DF5067A.png"/>
  <manifest:file-entry manifest:media-type="image/png" manifest:full-path="Pictures/100002010000002000000020E32FDADB.png"/>
  <manifest:file-entry manifest:media-type="image/png" manifest:full-path="Pictures/100002010000002000000020ADAFA13B.png"/>
  <manifest:file-entry manifest:media-type="image/png" manifest:full-path="Pictures/1000020100000020000000204122EFBD.png"/>
  <manifest:file-entry manifest:media-type="image/png" manifest:full-path="Pictures/100002010000002000000020CD1C131E.png"/>
  <manifest:file-entry manifest:media-type="image/png" manifest:full-path="Pictures/10000201000000200000002096228270.png"/>
  <manifest:file-entry manifest:media-type="image/png" manifest:full-path="Pictures/10000201000000200000002050393632.png"/>
  <manifest:file-entry manifest:media-type="image/png" manifest:full-path="Pictures/100002010000002000000020D38904A2.png"/>
  <manifest:file-entry manifest:media-type="image/png" manifest:full-path="Pictures/1000020100000020000000206E560745.png"/>
  <manifest:file-entry manifest:media-type="image/png" manifest:full-path="Pictures/100000000000002000000020B857D9ED.png"/>
  <manifest:file-entry manifest:media-type="image/png" manifest:full-path="Pictures/10000000000000200000002020EA633C.png"/>
  <manifest:file-entry manifest:media-type="image/png" manifest:full-path="Pictures/100002010000002000000020BDFECC2A.png"/>
  <manifest:file-entry manifest:media-type="image/png" manifest:full-path="Pictures/100002010000002000000020751B1E6D.png"/>
  <manifest:file-entry manifest:media-type="image/png" manifest:full-path="Pictures/10000201000000200000002064C851DE.png"/>
  <manifest:file-entry manifest:media-type="image/png" manifest:full-path="Pictures/10000201000000200000002046E8980E.png"/>
  <manifest:file-entry manifest:media-type="image/png" manifest:full-path="Pictures/100002010000002000000020733882EE.png"/>
  <manifest:file-entry manifest:media-type="image/png" manifest:full-path="Pictures/100002010000002000000020533BD6BD.png"/>
  <manifest:file-entry manifest:media-type="image/png" manifest:full-path="Pictures/1000020100000020000000203DB824AE.png"/>
  <manifest:file-entry manifest:media-type="image/png" manifest:full-path="Pictures/1000020100000020000000200D28C83E.png"/>
  <manifest:file-entry manifest:media-type="image/png" manifest:full-path="Pictures/100002010000002000000020B81817BE.png"/>
  <manifest:file-entry manifest:media-type="image/png" manifest:full-path="Pictures/10000000000000200000002094A89AE8.png"/>
  <manifest:file-entry manifest:media-type="image/png" manifest:full-path="Pictures/100002010000002000000020D7D87431.png"/>
  <manifest:file-entry manifest:media-type="image/png" manifest:full-path="Pictures/10000201000000200000002032A55C04.png"/>
  <manifest:file-entry manifest:media-type="image/png" manifest:full-path="Pictures/100002010000002000000020BFD5A524.png"/>
  <manifest:file-entry manifest:media-type="image/png" manifest:full-path="Pictures/1000020100000020000000208AAF0565.png"/>
  <manifest:file-entry manifest:media-type="image/png" manifest:full-path="Pictures/10000201000000200000002027D22E87.png"/>
  <manifest:file-entry manifest:media-type="image/png" manifest:full-path="Pictures/1000020100000020000000204989A5C9.png"/>
  <manifest:file-entry manifest:media-type="image/png" manifest:full-path="Pictures/100002010000002000000020D83C21C8.png"/>
  <manifest:file-entry manifest:media-type="image/png" manifest:full-path="Pictures/100002010000002000000020221C2978.png"/>
  <manifest:file-entry manifest:media-type="image/png" manifest:full-path="Pictures/100002010000002000000020E0E0041B.png"/>
  <manifest:file-entry manifest:media-type="image/png" manifest:full-path="Pictures/100002010000002000000020D220977B.png"/>
  <manifest:file-entry manifest:media-type="image/png" manifest:full-path="Pictures/1000020100000020000000206E27A63D.png"/>
  <manifest:file-entry manifest:media-type="image/png" manifest:full-path="Pictures/100002010000002000000020FB37AA3D.png"/>
  <manifest:file-entry manifest:media-type="image/png" manifest:full-path="Pictures/1000020100000020000000204397991D.png"/>
  <manifest:file-entry manifest:media-type="image/png" manifest:full-path="Pictures/100002010000002000000020C1EAC67C.png"/>
  <manifest:file-entry manifest:media-type="image/png" manifest:full-path="Pictures/100002010000002000000020A8C729BD.png"/>
  <manifest:file-entry manifest:media-type="image/png" manifest:full-path="Pictures/1000020100000020000000200DD70CA0.png"/>
  <manifest:file-entry manifest:media-type="image/png" manifest:full-path="Pictures/100002010000002000000020D34769F0.png"/>
  <manifest:file-entry manifest:media-type="image/png" manifest:full-path="Pictures/10000201000000200000002043E7E8B0.png"/>
  <manifest:file-entry manifest:media-type="image/png" manifest:full-path="Pictures/1000020100000020000000207E043703.png"/>
  <manifest:file-entry manifest:media-type="image/png" manifest:full-path="Pictures/1000020100000020000000209051E826.png"/>
  <manifest:file-entry manifest:media-type="image/png" manifest:full-path="Pictures/1000020100000020000000201AAE7914.png"/>
  <manifest:file-entry manifest:media-type="image/png" manifest:full-path="Pictures/1000020100000020000000200FABA6D7.png"/>
  <manifest:file-entry manifest:media-type="image/png" manifest:full-path="Pictures/1000020100000020000000201A4BCBA7.png"/>
  <manifest:file-entry manifest:media-type="image/png" manifest:full-path="Pictures/100002010000002000000020DCC87798.png"/>
  <manifest:file-entry manifest:media-type="image/png" manifest:full-path="Pictures/1000020100000020000000208C1B6447.png"/>
  <manifest:file-entry manifest:media-type="image/png" manifest:full-path="Pictures/100002010000002000000020B4E89A18.png"/>
  <manifest:file-entry manifest:media-type="image/png" manifest:full-path="Pictures/1000020100000020000000203AD6D0CC.png"/>
  <manifest:file-entry manifest:media-type="image/png" manifest:full-path="Pictures/10000201000000200000002086F377BF.png"/>
  <manifest:file-entry manifest:media-type="image/png" manifest:full-path="Pictures/100002010000002000000020D3736ABF.png"/>
  <manifest:file-entry manifest:media-type="image/png" manifest:full-path="Pictures/10000201000000200000002046D3AFDF.png"/>
  <manifest:file-entry manifest:media-type="image/png" manifest:full-path="Pictures/10000201000000200000002028BD3703.png"/>
  <manifest:file-entry manifest:media-type="image/png" manifest:full-path="Pictures/100002010000002000000020AB5DBB03.png"/>
  <manifest:file-entry manifest:media-type="image/png" manifest:full-path="Pictures/100002010000002000000020C6AA5F26.png"/>
  <manifest:file-entry manifest:media-type="image/png" manifest:full-path="Pictures/10000201000000200000002094654BFB.png"/>
  <manifest:file-entry manifest:media-type="image/png" manifest:full-path="Pictures/10000201000000200000002074B5C13B.png"/>
  <manifest:file-entry manifest:media-type="image/png" manifest:full-path="Pictures/100002010000002000000020BDE25ADE.png"/>
  <manifest:file-entry manifest:media-type="image/png" manifest:full-path="Pictures/1000020100000020000000209872520E.png"/>
  <manifest:file-entry manifest:media-type="image/png" manifest:full-path="Pictures/1000020100000020000000200D72CE7E.png"/>
  <manifest:file-entry manifest:media-type="image/png" manifest:full-path="Pictures/100002010000002000000020DA92C14E.png"/>
  <manifest:file-entry manifest:media-type="image/png" manifest:full-path="Pictures/100002010000002000000020D66C6FDF.png"/>
  <manifest:file-entry manifest:media-type="image/png" manifest:full-path="Pictures/10000201000000200000002029DCA15F.png"/>
  <manifest:file-entry manifest:media-type="image/png" manifest:full-path="Pictures/100002010000002000000020285CEE8F.png"/>
  <manifest:file-entry manifest:media-type="image/png" manifest:full-path="Pictures/1000000000000020000000207B91B810.png"/>
  <manifest:file-entry manifest:media-type="image/png" manifest:full-path="Pictures/1000000000000020000000209EBB7D11.png"/>
  <manifest:file-entry manifest:media-type="image/png" manifest:full-path="Pictures/100002010000002000000020DE121EE1.png"/>
  <manifest:file-entry manifest:media-type="image/png" manifest:full-path="Pictures/10000201000000200000002023D2A111.png"/>
  <manifest:file-entry manifest:media-type="image/png" manifest:full-path="Pictures/100002010000002000000020D1426C31.png"/>
  <manifest:file-entry manifest:media-type="image/png" manifest:full-path="Pictures/100002010000002000000020798C76E2.png"/>
  <manifest:file-entry manifest:media-type="image/png" manifest:full-path="Pictures/1000020100000020000000205BAC7532.png"/>
  <manifest:file-entry manifest:media-type="image/png" manifest:full-path="Pictures/1000020100000020000000204F269706.png"/>
  <manifest:file-entry manifest:media-type="image/png" manifest:full-path="Pictures/10000000000000200000002083606E5C.png"/>
  <manifest:file-entry manifest:media-type="image/png" manifest:full-path="Pictures/10000201000000200000002012F378B9.png"/>
  <manifest:file-entry manifest:media-type="image/png" manifest:full-path="Pictures/1000020100000020000000206E63E389.png"/>
  <manifest:file-entry manifest:media-type="image/png" manifest:full-path="Pictures/100002010000002000000020DAB1C21D.png"/>
  <manifest:file-entry manifest:media-type="image/png" manifest:full-path="Pictures/10000201000000200000002080A12ADD.png"/>
  <manifest:file-entry manifest:media-type="image/png" manifest:full-path="Pictures/100002010000002000000020EA0B9EDE.png"/>
  <manifest:file-entry manifest:media-type="image/png" manifest:full-path="Pictures/100002010000002000000020A4785FDF.png"/>
  <manifest:file-entry manifest:media-type="image/png" manifest:full-path="Pictures/1000020100000020000000208348EE2F.png"/>
  <manifest:file-entry manifest:media-type="image/png" manifest:full-path="Pictures/100002010000002000000020FD2B601E.png"/>
  <manifest:file-entry manifest:media-type="image/png" manifest:full-path="Pictures/1000020100000020000000207EDB9C31.png"/>
  <manifest:file-entry manifest:media-type="image/png" manifest:full-path="Pictures/100002010000002000000020EE3B2FA1.png"/>
  <manifest:file-entry manifest:media-type="image/png" manifest:full-path="Pictures/100002010000002000000020A3DFD036.png"/>
  <manifest:file-entry manifest:media-type="image/png" manifest:full-path="Pictures/10000201000000200000002084DFBA36.png"/>
  <manifest:file-entry manifest:media-type="image/png" manifest:full-path="Pictures/100002010000002000000020959FD4A6.png"/>
  <manifest:file-entry manifest:media-type="image/png" manifest:full-path="Pictures/100002010000002000000020F0AC27B9.png"/>
  <manifest:file-entry manifest:media-type="image/png" manifest:full-path="Pictures/100002010000002000000020A26D35CA.png"/>
  <manifest:file-entry manifest:media-type="image/png" manifest:full-path="Pictures/100002010000002000000020FFC0AA5C.png"/>
  <manifest:file-entry manifest:media-type="image/png" manifest:full-path="Pictures/100002010000002000000020335797FE.png"/>
  <manifest:file-entry manifest:media-type="image/png" manifest:full-path="Pictures/100002010000002000000020351A90FD.png"/>
  <manifest:file-entry manifest:media-type="image/png" manifest:full-path="Pictures/100002010000002000000020894A141D.png"/>
  <manifest:file-entry manifest:media-type="image/png" manifest:full-path="Pictures/1000020100000020000000207AFAD05D.png"/>
  <manifest:file-entry manifest:media-type="image/png" manifest:full-path="Pictures/1000020100000020000000206C2A80A0.png"/>
  <manifest:file-entry manifest:media-type="image/png" manifest:full-path="Pictures/100002010000002000000020A6B749E1.png"/>
  <manifest:file-entry manifest:media-type="image/png" manifest:full-path="Pictures/1000020100000020000000202C344404.png"/>
  <manifest:file-entry manifest:media-type="image/png" manifest:full-path="Pictures/1000020100000020000000209E1ED3C5.png"/>
  <manifest:file-entry manifest:media-type="image/png" manifest:full-path="Pictures/100002010000002000000020A1515417.png"/>
  <manifest:file-entry manifest:media-type="image/png" manifest:full-path="Pictures/100002010000002000000020718E4045.png"/>
  <manifest:file-entry manifest:media-type="image/png" manifest:full-path="Pictures/1000020100000020000000205B014ED7.png"/>
  <manifest:file-entry manifest:media-type="image/png" manifest:full-path="Pictures/1000020100000020000000201D21A777.png"/>
  <manifest:file-entry manifest:media-type="image/png" manifest:full-path="Pictures/10000201000000200000002020912B97.png"/>
  <manifest:file-entry manifest:media-type="image/png" manifest:full-path="Pictures/100002010000002000000020F22BF648.png"/>
  <manifest:file-entry manifest:media-type="image/png" manifest:full-path="Pictures/100002010000002000000020C53B3858.png"/>
  <manifest:file-entry manifest:media-type="image/png" manifest:full-path="Pictures/1000020100000020000000200BE88499.png"/>
  <manifest:file-entry manifest:media-type="image/png" manifest:full-path="Pictures/10000201000000200000002025295A6A.png"/>
  <manifest:file-entry manifest:media-type="image/png" manifest:full-path="Pictures/1000020100000020000000206D59D7CA.png"/>
  <manifest:file-entry manifest:media-type="image/png" manifest:full-path="Pictures/10000201000000200000002059C94D9A.png"/>
  <manifest:file-entry manifest:media-type="image/png" manifest:full-path="Pictures/1000020100000020000000204AF62D8D.png"/>
  <manifest:file-entry manifest:media-type="image/png" manifest:full-path="Pictures/100002010000002000000020AB16C45D.png"/>
  <manifest:file-entry manifest:media-type="image/png" manifest:full-path="Pictures/1000020100000020000000202FE647F0.png"/>
  <manifest:file-entry manifest:media-type="image/png" manifest:full-path="Pictures/1000020100000020000000201E2674B0.png"/>
  <manifest:file-entry manifest:media-type="image/png" manifest:full-path="Pictures/10000201000000200000002042438BD3.png"/>
  <manifest:file-entry manifest:media-type="image/png" manifest:full-path="Pictures/100002010000002000000020E7E0AD36.png"/>
  <manifest:file-entry manifest:media-type="image/png" manifest:full-path="Pictures/1000020100000020000000208B20D946.png"/>
  <manifest:file-entry manifest:media-type="image/png" manifest:full-path="Pictures/1000020100000020000000207B8030A6.png"/>
  <manifest:file-entry manifest:media-type="image/png" manifest:full-path="Pictures/1000020100000020000000206BFDFAE4.png"/>
  <manifest:file-entry manifest:media-type="image/png" manifest:full-path="Pictures/100002010000002000000020FCF7A728.png"/>
  <manifest:file-entry manifest:media-type="image/png" manifest:full-path="Pictures/100002010000002000000020466AE727.png"/>
  <manifest:file-entry manifest:media-type="image/png" manifest:full-path="Pictures/1000020100000020000000209C67A0B8.png"/>
  <manifest:file-entry manifest:media-type="image/png" manifest:full-path="Pictures/1000020100000020000000208D2751C8.png"/>
  <manifest:file-entry manifest:media-type="image/png" manifest:full-path="Pictures/1000020100000020000000201F7AE237.png"/>
  <manifest:file-entry manifest:media-type="image/png" manifest:full-path="Pictures/100002010000002000000020E7FF38AD.png"/>
  <manifest:file-entry manifest:media-type="image/png" manifest:full-path="Pictures/1000020100000020000000203352C79F.png"/>
  <manifest:file-entry manifest:media-type="image/png" manifest:full-path="Pictures/1000020100000020000000205DB20DE2.png"/>
  <manifest:file-entry manifest:media-type="image/png" manifest:full-path="Pictures/100002010000002000000020991CE8D3.png"/>
  <manifest:file-entry manifest:media-type="image/png" manifest:full-path="Pictures/100002010000002000000020954C6713.png"/>
  <manifest:file-entry manifest:media-type="image/png" manifest:full-path="Pictures/10000201000000200000002078F951F4.png"/>
  <manifest:file-entry manifest:media-type="image/png" manifest:full-path="Pictures/100002010000002000000020A20CA693.png"/>
  <manifest:file-entry manifest:media-type="image/png" manifest:full-path="Pictures/1000020100000020000000208A49D5A4.png"/>
  <manifest:file-entry manifest:media-type="image/png" manifest:full-path="Pictures/1000020100000020000000200D568B67.png"/>
  <manifest:file-entry manifest:media-type="image/png" manifest:full-path="Pictures/100000000000002000000020B0FA1D2E.png"/>
  <manifest:file-entry manifest:media-type="image/png" manifest:full-path="Pictures/1000020100000020000000201894047B.png"/>
  <manifest:file-entry manifest:media-type="image/png" manifest:full-path="Pictures/100002010000002000000020C834A66B.png"/>
  <manifest:file-entry manifest:media-type="image/png" manifest:full-path="Pictures/10000201000000200000002026BEA76C.png"/>
  <manifest:file-entry manifest:media-type="image/png" manifest:full-path="Pictures/100002010000002000000020F7A1922E.png"/>
  <manifest:file-entry manifest:media-type="image/png" manifest:full-path="Pictures/100002010000002000000020F4C17F5E.png"/>
  <manifest:file-entry manifest:media-type="image/png" manifest:full-path="Pictures/1000020100000020000000208FB152B1.png"/>
  <manifest:file-entry manifest:media-type="image/png" manifest:full-path="Pictures/100002010000002000000020FA112301.png"/>
  <manifest:file-entry manifest:media-type="image/png" manifest:full-path="Pictures/10000201000000200000002007B17E71.png"/>
  <manifest:file-entry manifest:media-type="image/png" manifest:full-path="Pictures/100002010000002000000020373878F3.png"/>
  <manifest:file-entry manifest:media-type="image/png" manifest:full-path="Pictures/100002010000002000000020B9C51216.png"/>
  <manifest:file-entry manifest:media-type="image/png" manifest:full-path="Pictures/1000000000000020000000205DE9846B.png"/>
  <manifest:file-entry manifest:media-type="image/png" manifest:full-path="Pictures/1000020100000020000000204F95B7B6.png"/>
  <manifest:file-entry manifest:media-type="image/png" manifest:full-path="Pictures/10000201000000200000002019458886.png"/>
  <manifest:file-entry manifest:media-type="image/png" manifest:full-path="Pictures/10000201000000200000002017D56C16.png"/>
  <manifest:file-entry manifest:media-type="image/png" manifest:full-path="Pictures/100002010000002000000020D2324B99.png"/>
  <manifest:file-entry manifest:media-type="image/png" manifest:full-path="Pictures/100002010000002000000020BD6F70D7.png"/>
  <manifest:file-entry manifest:media-type="image/png" manifest:full-path="Pictures/100002010000002000000020F86F67C7.png"/>
  <manifest:file-entry manifest:media-type="image/png" manifest:full-path="Pictures/100002010000002000000020EB0304AA.png"/>
  <manifest:file-entry manifest:media-type="image/png" manifest:full-path="Pictures/1000020100000020000000200D63D83A.png"/>
  <manifest:file-entry manifest:media-type="image/png" manifest:full-path="Pictures/1000020100000020000000200EC7D25F.png"/>
  <manifest:file-entry manifest:media-type="image/png" manifest:full-path="Pictures/100002010000002000000020B8AA5D9E.png"/>
  <manifest:file-entry manifest:media-type="image/png" manifest:full-path="Pictures/100002010000002000000020D577E34F.png"/>
  <manifest:file-entry manifest:media-type="image/png" manifest:full-path="Pictures/100002010000002000000020135AD8BE.png"/>
  <manifest:file-entry manifest:media-type="image/png" manifest:full-path="Pictures/100002010000002000000020957AA75E.png"/>
  <manifest:file-entry manifest:media-type="image/png" manifest:full-path="Pictures/10000201000000200000002006B05300.png"/>
  <manifest:file-entry manifest:media-type="image/png" manifest:full-path="Pictures/1000020100000020000000205C804B70.png"/>
  <manifest:file-entry manifest:media-type="image/png" manifest:full-path="Pictures/100002010000002000000020CE1A1A91.png"/>
  <manifest:file-entry manifest:media-type="image/png" manifest:full-path="Pictures/1000020100000020000000201ACADB91.png"/>
  <manifest:file-entry manifest:media-type="image/png" manifest:full-path="Pictures/1000020100000020000000206E217AB8.png"/>
  <manifest:file-entry manifest:media-type="image/png" manifest:full-path="Pictures/100002010000002000000020010E89D6.png"/>
  <manifest:file-entry manifest:media-type="image/png" manifest:full-path="Pictures/1000020100000020000000202D41AC38.png"/>
  <manifest:file-entry manifest:media-type="image/png" manifest:full-path="Pictures/100000000000002000000020B1952E5D.png"/>
  <manifest:file-entry manifest:media-type="image/png" manifest:full-path="Pictures/100002010000002000000020661BD949.png"/>
  <manifest:file-entry manifest:media-type="image/png" manifest:full-path="Pictures/100002010000002000000020BD5CA33A.png"/>
  <manifest:file-entry manifest:media-type="image/png" manifest:full-path="Pictures/1000020100000020000000206806C55E.png"/>
  <manifest:file-entry manifest:media-type="image/png" manifest:full-path="Pictures/1000020100000020000000204406AEFE.png"/>
  <manifest:file-entry manifest:media-type="image/png" manifest:full-path="Pictures/1000020100000020000000207316F0DE.png"/>
  <manifest:file-entry manifest:media-type="image/png" manifest:full-path="Pictures/1000000000000020000000205D6F3E11.png"/>
  <manifest:file-entry manifest:media-type="image/png" manifest:full-path="Pictures/100002010000002000000020A66390D4.png"/>
  <manifest:file-entry manifest:media-type="image/png" manifest:full-path="Pictures/1000020100000020000000204BBD3325.png"/>
  <manifest:file-entry manifest:media-type="image/png" manifest:full-path="Pictures/10000201000000200000002001AAAAA8.png"/>
  <manifest:file-entry manifest:media-type="image/png" manifest:full-path="Pictures/100002010000002000000020D63A3B28.png"/>
  <manifest:file-entry manifest:media-type="image/png" manifest:full-path="Pictures/100002010000002000000020699A9768.png"/>
  <manifest:file-entry manifest:media-type="image/png" manifest:full-path="Pictures/1000020100000020000000201DA7BA79.png"/>
  <manifest:file-entry manifest:media-type="image/png" manifest:full-path="Pictures/100002010000002000000020644FADDE.png"/>
  <manifest:file-entry manifest:media-type="image/png" manifest:full-path="Pictures/100002010000002000000020BF7F09E1.png"/>
  <manifest:file-entry manifest:media-type="image/png" manifest:full-path="Pictures/10000201000000200000002025C21093.png"/>
  <manifest:file-entry manifest:media-type="image/png" manifest:full-path="Pictures/100002010000002000000020F08FEC11.png"/>
  <manifest:file-entry manifest:media-type="image/png" manifest:full-path="Pictures/100002010000002000000020D682E723.png"/>
  <manifest:file-entry manifest:media-type="image/png" manifest:full-path="Pictures/100002010000002000000020E189BC75.png"/>
  <manifest:file-entry manifest:media-type="image/png" manifest:full-path="Pictures/10000201000000200000002008E989B5.png"/>
  <manifest:file-entry manifest:media-type="image/png" manifest:full-path="Pictures/100000000000002000000020D4337DFB.png"/>
  <manifest:file-entry manifest:media-type="image/png" manifest:full-path="Pictures/100002010000002000000020E849C975.png"/>
  <manifest:file-entry manifest:media-type="image/png" manifest:full-path="Pictures/100002010000002000000020B5F97135.png"/>
  <manifest:file-entry manifest:media-type="image/png" manifest:full-path="Pictures/10000201000000200000002024A9E8B5.png"/>
  <manifest:file-entry manifest:media-type="image/png" manifest:full-path="Pictures/100002010000002000000020D186EBC8.png"/>
  <manifest:file-entry manifest:media-type="image/png" manifest:full-path="Pictures/100002010000002000000020F2A4C7EC.png"/>
  <manifest:file-entry manifest:media-type="image/png" manifest:full-path="Pictures/100002010000002000000020DE64809C.png"/>
  <manifest:file-entry manifest:media-type="image/png" manifest:full-path="Pictures/1000020100000020000000208074CAFC.png"/>
  <manifest:file-entry manifest:media-type="image/png" manifest:full-path="Pictures/100002010000002000000020A8A155EF.png"/>
  <manifest:file-entry manifest:media-type="image/png" manifest:full-path="Pictures/10000201000000200000002058DE02DD.png"/>
  <manifest:file-entry manifest:media-type="image/png" manifest:full-path="Pictures/100002010000002000000020105E6850.png"/>
  <manifest:file-entry manifest:media-type="image/png" manifest:full-path="Pictures/100002010000002000000020FCE19922.png"/>
  <manifest:file-entry manifest:media-type="image/png" manifest:full-path="Pictures/1000020100000020000000201EBB0BF3.png"/>
  <manifest:file-entry manifest:media-type="image/png" manifest:full-path="Pictures/100002010000002000000020BAFBD7D3.png"/>
  <manifest:file-entry manifest:media-type="image/png" manifest:full-path="Pictures/1000020100000020000000200D98BA34.png"/>
  <manifest:file-entry manifest:media-type="image/png" manifest:full-path="Pictures/100000000000002000000020BAA2DD2A.png"/>
  <manifest:file-entry manifest:media-type="image/png" manifest:full-path="Pictures/1000020100000020000000207F554CB7.png"/>
  <manifest:file-entry manifest:media-type="image/png" manifest:full-path="Pictures/100002010000002000000020F91FAD38.png"/>
  <manifest:file-entry manifest:media-type="image/png" manifest:full-path="Pictures/100002010000002000000020425F79A8.png"/>
  <manifest:file-entry manifest:media-type="image/png" manifest:full-path="Pictures/100000000000002000000020B28691DF.png"/>
  <manifest:file-entry manifest:media-type="image/png" manifest:full-path="Pictures/100002000000000C0000000CED86A076.png"/>
  <manifest:file-entry manifest:media-type="image/png" manifest:full-path="Pictures/10000201000000200000002044D03CAE.png"/>
  <manifest:file-entry manifest:media-type="image/png" manifest:full-path="Pictures/100002010000002000000020984D125C.png"/>
  <manifest:file-entry manifest:media-type="image/png" manifest:full-path="Pictures/10000201000000200000002071BDD13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64cm"/>
    </style:style>
    <style:style style:name="co2" style:family="table-column">
      <style:table-column-properties fo:break-before="auto" style:column-width="2.663cm"/>
    </style:style>
    <style:style style:name="co3" style:family="table-column">
      <style:table-column-properties fo:break-before="auto" style:column-width="1.859cm"/>
    </style:style>
    <style:style style:name="co4" style:family="table-column">
      <style:table-column-properties fo:break-before="auto" style:column-width="2.496cm"/>
    </style:style>
    <style:style style:name="co5" style:family="table-column">
      <style:table-column-properties fo:break-before="auto" style:column-width="9.767cm"/>
    </style:style>
    <style:style style:name="co6" style:family="table-column">
      <style:table-column-properties fo:break-before="auto" style:column-width="1.053cm"/>
    </style:style>
    <style:style style:name="co7" style:family="table-column">
      <style:table-column-properties fo:break-before="auto" style:column-width="1.109cm"/>
    </style:style>
    <style:style style:name="co8" style:family="table-column">
      <style:table-column-properties fo:break-before="auto" style:column-width="18.452cm"/>
    </style:style>
    <style:style style:name="co9" style:family="table-column">
      <style:table-column-properties fo:break-before="auto" style:column-width="1.498cm"/>
    </style:style>
    <style:style style:name="co10" style:family="table-column">
      <style:table-column-properties fo:break-before="auto" style:column-width="11.488cm"/>
    </style:style>
    <style:style style:name="co11" style:family="table-column">
      <style:table-column-properties fo:break-before="auto" style:column-width="1.443cm"/>
    </style:style>
    <style:style style:name="co12" style:family="table-column">
      <style:table-column-properties fo:break-before="auto" style:column-width="12.375cm"/>
    </style:style>
    <style:style style:name="co13" style:family="table-column">
      <style:table-column-properties fo:break-before="auto" style:column-width="1.192cm"/>
    </style:style>
    <style:style style:name="co14" style:family="table-column">
      <style:table-column-properties fo:break-before="auto" style:column-width="13.818cm"/>
    </style:style>
    <style:style style:name="co15" style:family="table-column">
      <style:table-column-properties fo:break-before="auto" style:column-width="8.712cm"/>
    </style:style>
    <style:style style:name="co16" style:family="table-column">
      <style:table-column-properties fo:break-before="auto" style:column-width="3.967cm"/>
    </style:style>
    <style:style style:name="co17" style:family="table-column">
      <style:table-column-properties fo:break-before="auto" style:column-width="15.178cm"/>
    </style:style>
    <style:style style:name="co18" style:family="table-column">
      <style:table-column-properties fo:break-before="auto" style:column-width="15.039cm"/>
    </style:style>
    <style:style style:name="ro1" style:family="table-row">
      <style:table-row-properties style:row-height="0.526cm" fo:break-before="auto" style:use-optimal-row-height="false"/>
    </style:style>
    <style:style style:name="ro2" style:family="table-row">
      <style:table-row-properties style:row-height="0.684cm" fo:break-before="auto" style:use-optimal-row-height="false"/>
    </style:style>
    <style:style style:name="ro3" style:family="table-row">
      <style:table-row-properties style:row-height="0.841cm" fo:break-before="auto" style:use-optimal-row-height="false"/>
    </style:style>
    <style:style style:name="ro4"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5"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ackground-color="#33cc66" style:text-align-source="fix" style:repeat-content="false" style:vertical-align="middle"/>
      <style:paragraph-properties fo:text-align="center" fo:margin-left="0cm"/>
      <style:text-properties fo:font-weight="normal" style:font-weight-asian="normal" style:font-weight-complex="normal"/>
    </style:style>
    <style:style style:name="ce7" style:family="table-cell" style:parent-style-name="Default">
      <style:table-cell-properties fo:background-color="#33cc66" style:text-align-source="fix" style:repeat-content="false" style:vertical-align="middle"/>
      <style:paragraph-properties fo:text-align="center" fo:margin-left="0cm"/>
    </style:style>
    <style:style style:name="ce8" style:family="table-cell" style:parent-style-name="Default">
      <style:table-cell-properties style:text-align-source="fix" style:repeat-content="false" style:vertical-align="middle"/>
      <style:paragraph-properties fo:text-align="center" fo:margin-left="0cm"/>
    </style:style>
    <style:style style:name="ce9" style:family="table-cell" style:parent-style-name="Default" style:data-style-name="N0">
      <style:table-cell-properties fo:background-color="#33cc66" style:text-align-source="fix" style:repeat-content="false" style:vertical-align="middle"/>
      <style:paragraph-properties fo:text-align="center" fo:margin-left="0cm"/>
    </style:style>
    <style:style style:name="ce10" style:family="table-cell" style:parent-style-name="Default">
      <style:table-cell-properties fo:background-color="#c0c0c0" style:text-align-source="fix" style:repeat-content="false" style:vertical-align="middl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12" style:family="table-cell" style:parent-style-name="Default">
      <style:table-cell-properties fo:background-color="#ffff00" style:text-align-source="fix" style:repeat-content="false" style:vertical-align="middle"/>
      <style:paragraph-properties fo:text-align="center" fo:margin-left="0cm"/>
    </style:style>
    <style:style style:name="ce13" style:family="table-cell" style:parent-style-name="Default">
      <style:text-properties style:font-name="Times New Roman" fo:font-weight="bold"/>
    </style:style>
    <style:style style:name="ce1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ackground-color="#33cc66"/>
    </style:style>
    <style:style style:name="ce17" style:family="table-cell" style:parent-style-name="Default">
      <style:table-cell-properties fo:background-color="#c0c0c0"/>
    </style:style>
    <style:style style:name="ce18" style:family="table-cell" style:parent-style-name="Default">
      <style:table-cell-properties fo:background-color="#ffff99"/>
    </style:style>
    <style:style style:name="ce19" style:family="table-cell" style:parent-style-name="Default">
      <style:table-cell-properties fo:background-color="#ffff00"/>
    </style:style>
    <style:style style:name="ce20" style:family="table-cell" style:parent-style-name="Default">
      <style:table-cell-properties fo:background-color="#008000"/>
    </style:style>
    <style:style style:name="ce21"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fo:hyphenate="false"/>
    </style:style>
    <style:style style:name="P3" style:family="paragraph">
      <style:paragraph-properties style:text-autospace="none" style:line-break="normal" style:writing-mode="page"/>
      <style:text-properties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office:automatic-styles>
  <office:body>
    <office:spreadsheet>
      <table:table table:name="Warrior"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8"/>
        <table:table-column table:style-name="co7" table:default-cell-style-name="ce8"/>
        <table:table-column table:style-name="co1"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Stances</text:p>
          </table:table-cell>
          <table:table-cell table:style-name="ce1" office:value-type="string">
            <text:p>Description</text:p>
          </table:table-cell>
          <table:table-cell table:style-name="ce5" office:value-type="string">
            <text:p>Tank</text:p>
          </table:table-cell>
          <table:table-cell table:style-name="ce5" office:value-type="string">
            <text:p>Dps</text:p>
          </table:table-cell>
          <table:table-cell table:style-name="ce5" office:value-type="string">
            <text:p>Buff</text:p>
          </table:table-cell>
          <table:table-cell table:number-columns-repeated="1016"/>
        </table:table-row>
        <table:table-row table:style-name="ro2">
          <table:table-cell table:style-name="ce2"/>
          <table:table-cell table:style-name="ce2" office:value-type="string">
            <text:p>Melee</text:p>
          </table:table-cell>
          <table:table-cell table:style-name="ce2" table:number-columns-repeated="3"/>
          <table:table-cell table:style-name="ce6" office:value-type="float" office:value="50">
            <text:p>50</text:p>
          </table:table-cell>
          <table:table-cell table:style-name="ce11" table:number-columns-repeated="2"/>
          <table:table-cell table:number-columns-repeated="1016"/>
        </table:table-row>
        <table:table-row table:style-name="ro3">
          <table:table-cell table:style-name="ce2">
            <draw:frame table:end-cell-address="Warrior.A4" table:end-x="0.951cm" table:end-y="0.848cm" draw:z-index="0" draw:name="http://images2.wikia.nocookie.net/wowwiki/images/thumb/e/e7/Ability_rogue_ambush.png/32px-Ability_rogue_ambush.png" draw:style-name="gr1" draw:text-style-name="P1" svg:width="0.85cm" svg:height="0.85cm" svg:x="0.101cm" svg:y="0.836cm">
              <draw:image xlink:href="Pictures/1000020100000020000000209194877D.png" xlink:type="simple" xlink:show="embed" xlink:actuate="onLoad">
                <text:p/>
              </draw:image>
            </draw:frame>
          </table:table-cell>
          <table:table-cell table:style-name="ce2" office:value-type="string">
            <text:p>Attack Bigger Threat</text:p>
          </table:table-cell>
          <table:table-cell table:style-name="ce2" table:number-columns-repeated="3"/>
          <table:table-cell table:style-name="ce6" office:value-type="float" office:value="9">
            <text:p>9</text:p>
          </table:table-cell>
          <table:table-cell table:style-name="ce11" table:number-columns-repeated="2"/>
          <table:table-cell table:number-columns-repeated="1016"/>
        </table:table-row>
        <table:table-row table:style-name="ro4">
          <table:table-cell table:style-name="ce2">
            <draw:frame table:end-cell-address="Warrior.A5" table:end-x="0.95cm" table:end-y="0.771cm" draw:z-index="1" draw:name="http://images2.wikia.nocookie.net/wowwiki/images/thumb/d/d0/Ability_warrior_battleshout.png/32px-Ability_warrior_battleshout.png" draw:style-name="gr1" draw:text-style-name="P1" svg:width="0.85cm" svg:height="0.85cm" svg:x="0.1cm" svg:y="0.918cm">
              <draw:image xlink:href="Pictures/1000020100000020000000203DB824AE.png" xlink:type="simple" xlink:show="embed" xlink:actuate="onLoad">
                <text:p/>
              </draw:image>
            </draw:frame>
          </table:table-cell>
          <table:table-cell table:style-name="ce2" office:value-type="string">
            <text:p><text:a xlink:href="">Heroic Strike</text:a></text:p>
          </table:table-cell>
          <table:table-cell table:style-name="ce2" office:value-type="string">
            <text:p>Starts with</text:p>
          </table:table-cell>
          <table:table-cell table:style-name="ce2" office:value-type="string">
            <text:p>All</text:p>
          </table:table-cell>
          <table:table-cell table:style-name="ce4" office:value-type="string">
            <text:p>A massive strike dealing X additional damage to your normal attack. Causes a high amount of threat. Need to have 15 Rage to use.</text:p>
          </table:table-cell>
          <table:table-cell table:number-columns-repeated="2" table:style-name="ce7" office:value-type="float" office:value="20">
            <text:p>20</text:p>
          </table:table-cell>
          <table:table-cell table:number-columns-repeated="1017"/>
        </table:table-row>
        <table:table-row table:style-name="ro4">
          <table:table-cell table:style-name="ce2">
            <draw:frame table:end-cell-address="Warrior.A6" table:end-x="0.951cm" table:end-y="0.752cm" draw:z-index="2" draw:name="http://images1.wikia.nocookie.net/wowwiki/images/thumb/9/91/Ability_warrior_charge.png/32px-Ability_warrior_charge.png" draw:style-name="gr1" draw:text-style-name="P1" svg:width="0.85cm" svg:height="0.85cm" svg:x="0.101cm" svg:y="0.898cm">
              <draw:image xlink:href="Pictures/100002010000002000000020BD6F70D7.png" xlink:type="simple" xlink:show="embed" xlink:actuate="onLoad">
                <text:p/>
              </draw:image>
            </draw:frame>
          </table:table-cell>
          <table:table-cell table:style-name="ce2" office:value-type="string">
            <text:p><text:a xlink:href="">Battle Shout</text:a></text:p>
          </table:table-cell>
          <table:table-cell table:style-name="ce2" office:value-type="float" office:value="1">
            <text:p>1</text:p>
          </table:table-cell>
          <table:table-cell table:style-name="ce2" office:value-type="string">
            <text:p>All</text:p>
          </table:table-cell>
          <table:table-cell table:style-name="ce4" office:value-type="string">
            <text:p>Increases nearby party members' attack power by X for 2 minutes. Need to have 10 Rage to use.</text:p>
          </table:table-cell>
          <table:table-cell table:number-columns-repeated="2"/>
          <table:table-cell table:style-name="ce7" office:value-type="float" office:value="80">
            <text:p>80</text:p>
          </table:table-cell>
          <table:table-cell table:number-columns-repeated="1016"/>
        </table:table-row>
        <table:table-row table:style-name="ro4">
          <table:table-cell table:style-name="ce2">
            <draw:frame table:end-cell-address="Warrior.A7" table:end-x="0.95cm" table:end-y="0.77cm" draw:z-index="3" draw:name="http://images1.wikia.nocookie.net/wowwiki/images/thumb/3/3f/Ability_gouge.png/32px-Ability_gouge.png" draw:style-name="gr1" draw:text-style-name="P1" svg:width="0.85cm" svg:height="0.85cm" svg:x="0.1cm" svg:y="0.916cm">
              <draw:image xlink:href="Pictures/100002010000002000000020527E4B32.png" xlink:type="simple" xlink:show="embed" xlink:actuate="onLoad">
                <text:p/>
              </draw:image>
            </draw:frame>
          </table:table-cell>
          <table:table-cell table:style-name="ce2" office:value-type="string">
            <text:p><text:a xlink:href="">Charge</text:a></text:p>
          </table:table-cell>
          <table:table-cell table:style-name="ce2" office:value-type="float" office:value="4">
            <text:p>4</text:p>
          </table:table-cell>
          <table:table-cell table:style-name="ce2" office:value-type="string">
            <text:p>Battle </text:p>
            <text:p>Defensive*</text:p>
            <text:p>Berserker*</text:p>
          </table:table-cell>
          <table:table-cell table:style-name="ce4" office:value-type="string">
            <text:p>Charges an enemy, closing the distance between them instantly, generates X rage and stuns it for 1.5 seconds. Cannot be used in combat. </text:p>
            <text:p>* - only with points spent in <text:a xlink:href="">Warbringer</text:a> talent.</text:p>
          </table:table-cell>
          <table:table-cell/>
          <table:table-cell table:style-name="ce7" office:value-type="float" office:value="10">
            <office:annotation draw:style-name="gr2" draw:text-style-name="P3" svg:width="2.897cm" svg:height="0.596cm" svg:x="20.636cm" svg:y="2.534cm" draw:caption-point-x="-20.636cm" draw:caption-point-y="-2.534cm">
              <dc:date>2010-03-04T00:00:00</dc:date>
              <text:p text:style-name="P2"><text:span text:style-name="T1">P for melee</text:span></text:p>
            </office:annotation>
            <text:p>10</text:p>
          </table:table-cell>
          <table:table-cell table:number-columns-repeated="1017"/>
        </table:table-row>
        <table:table-row table:style-name="ro4">
          <table:table-cell table:style-name="ce2">
            <draw:frame table:end-cell-address="Warrior.A8" table:end-x="0.951cm" table:end-y="0.75cm" draw:z-index="4" draw:name="http://images1.wikia.nocookie.net/wowwiki/images/thumb/a/a6/Spell_nature_thunderclap.png/32px-Spell_nature_thunderclap.png" draw:style-name="gr1" draw:text-style-name="P1" svg:width="0.85cm" svg:height="0.85cm" svg:x="0.101cm" svg:y="0.897cm">
              <draw:image xlink:href="Pictures/1000020100000020000000208FB152B1.png" xlink:type="simple" xlink:show="embed" xlink:actuate="onLoad">
                <text:p/>
              </draw:image>
            </draw:frame>
          </table:table-cell>
          <table:table-cell table:style-name="ce2" office:value-type="string">
            <text:p><text:a xlink:href="">Rend</text:a></text:p>
          </table:table-cell>
          <table:table-cell table:style-name="ce2" office:value-type="float" office:value="4">
            <text:p>4</text:p>
          </table:table-cell>
          <table:table-cell table:style-name="ce2" office:value-type="string">
            <text:p>Defensive </text:p>
            <text:p>Battle</text:p>
          </table:table-cell>
          <table:table-cell table:style-name="ce4" office:value-type="string">
            <text:p>Wounds the target, making them bleed for X damage over 9 seconds (up to 15 seconds at higher levels). Need to have 10 Rage to use</text:p>
          </table:table-cell>
          <table:table-cell table:style-name="ce9" office:value-type="float" office:value="1.3">
            <text:p>1,3</text:p>
          </table:table-cell>
          <table:table-cell table:style-name="ce7" office:value-type="float" office:value="1.3">
            <text:p>1,3</text:p>
          </table:table-cell>
          <table:table-cell table:number-columns-repeated="1017"/>
        </table:table-row>
        <table:table-row table:style-name="ro4">
          <table:table-cell table:style-name="ce2">
            <draw:frame table:end-cell-address="Warrior.A9" table:end-x="0.951cm" table:end-y="0.75cm" draw:z-index="5" draw:name="http://images2.wikia.nocookie.net/wowwiki/images/thumb/0/07/Ability_warrior_devastate.png/32px-Ability_warrior_devastate.png" draw:style-name="gr1" draw:text-style-name="P1" svg:width="0.85cm" svg:height="0.85cm" svg:x="0.101cm" svg:y="0.896cm">
              <draw:image xlink:href="Pictures/10000201000000200000002059C94D9A.png" xlink:type="simple" xlink:show="embed" xlink:actuate="onLoad">
                <text:p/>
              </draw:image>
            </draw:frame>
          </table:table-cell>
          <table:table-cell table:style-name="ce2" office:value-type="string">
            <text:p><text:a xlink:href="">Thunder Clap</text:a></text:p>
          </table:table-cell>
          <table:table-cell table:style-name="ce2" office:value-type="float" office:value="6">
            <text:p>6</text:p>
          </table:table-cell>
          <table:table-cell table:style-name="ce2" office:value-type="string">
            <text:p>Defensive</text:p>
            <text:p>Battle</text:p>
          </table:table-cell>
          <table:table-cell table:style-name="ce4" office:value-type="string">
            <text:p>Slows nearby enemies' attack speed by 10% for X seconds and deals Y physical damage. Need to have 20 Rage to use.</text:p>
          </table:table-cell>
          <table:table-cell table:number-columns-repeated="2" table:style-name="ce7" office:value-type="float" office:value="23">
            <text:p>23</text:p>
          </table:table-cell>
          <table:table-cell table:number-columns-repeated="1017"/>
        </table:table-row>
        <table:table-row table:style-name="ro4">
          <table:table-cell table:style-name="ce2">
            <draw:frame table:end-cell-address="Warrior.A10" table:end-x="0.951cm" table:end-y="0.749cm" draw:z-index="6" draw:name="http://images2.wikia.nocookie.net/wowwiki/images/thumb/9/9e/Ability_shockwave.png/32px-Ability_shockwave.png" draw:style-name="gr1" draw:text-style-name="P1" svg:width="0.85cm" svg:height="0.85cm" svg:x="0.101cm" svg:y="0.896cm">
              <draw:image xlink:href="Pictures/10000201000000200000002004BD9F71.png" xlink:type="simple" xlink:show="embed" xlink:actuate="onLoad">
                <text:p/>
              </draw:image>
            </draw:frame>
          </table:table-cell>
          <table:table-cell table:style-name="ce2" office:value-type="string">
            <text:p><text:a xlink:href="">Victory Rush</text:a></text:p>
          </table:table-cell>
          <table:table-cell table:style-name="ce2" office:value-type="float" office:value="6">
            <text:p>6</text:p>
          </table:table-cell>
          <table:table-cell table:style-name="ce2" office:value-type="string">
            <text:p>Battle</text:p>
            <text:p>Berserker</text:p>
          </table:table-cell>
          <table:table-cell table:style-name="ce4" office:value-type="string">
            <text:p>Instantly attack the target causing X damage. Can only be used within 20 sec after you kill an enemy that yields experience or honor. Damage is based on your attack power.</text:p>
          </table:table-cell>
          <table:table-cell table:number-columns-repeated="1019"/>
        </table:table-row>
        <table:table-row table:style-name="ro4">
          <table:table-cell table:style-name="ce2">
            <draw:frame table:end-cell-address="Warrior.A11" table:end-x="0.951cm" table:end-y="0.752cm" draw:z-index="7" draw:name="http://images2.wikia.nocookie.net/wowwiki/images/thumb/1/1e/Ability_racial_bloodrage.png/32px-Ability_racial_bloodrage.png" draw:style-name="gr1" draw:text-style-name="P1" svg:width="0.85cm" svg:height="0.85cm" svg:x="0.101cm" svg:y="0.898cm">
              <draw:image xlink:href="Pictures/100002010000002000000020C834A66B.png" xlink:type="simple" xlink:show="embed" xlink:actuate="onLoad">
                <text:p/>
              </draw:image>
            </draw:frame>
          </table:table-cell>
          <table:table-cell table:style-name="ce2" office:value-type="string">
            <text:p><text:a xlink:href="">Hamstring</text:a></text:p>
          </table:table-cell>
          <table:table-cell table:style-name="ce2" office:value-type="float" office:value="8">
            <text:p>8</text:p>
          </table:table-cell>
          <table:table-cell table:style-name="ce2" office:value-type="string">
            <text:p>Battle</text:p>
            <text:p>Berserker</text:p>
          </table:table-cell>
          <table:table-cell table:style-name="ce4" office:value-type="string">
            <text:p>Slows target's movement speed by 50% for 15 seconds.</text:p>
          </table:table-cell>
          <table:table-cell table:style-name="Default"/>
          <table:table-cell table:style-name="ce7" office:value-type="float" office:value="50">
            <text:p>50</text:p>
          </table:table-cell>
          <table:table-cell table:number-columns-repeated="1017"/>
        </table:table-row>
        <table:table-row table:style-name="ro4">
          <table:table-cell table:style-name="ce2"/>
          <table:table-cell table:style-name="ce2" office:value-type="string">
            <text:p><text:a xlink:href="">Bloodrage</text:a></text:p>
          </table:table-cell>
          <table:table-cell table:style-name="ce2" office:value-type="float" office:value="10">
            <text:p>10</text:p>
          </table:table-cell>
          <table:table-cell table:style-name="ce2" office:value-type="string">
            <text:p>All</text:p>
          </table:table-cell>
          <table:table-cell table:style-name="ce4" office:value-type="string">
            <text:p>Generates rage over time, at the cost of health.</text:p>
          </table:table-cell>
          <table:table-cell table:style-name="ce7" office:value-type="float" office:value="40">
            <text:p>40</text:p>
          </table:table-cell>
          <table:table-cell table:number-columns-repeated="1018"/>
        </table:table-row>
        <table:table-row table:style-name="ro4">
          <table:table-cell table:style-name="ce2">
            <draw:frame table:end-cell-address="Warrior.A12" table:end-x="0.951cm" table:end-y="0.85cm" draw:z-index="8" draw:name="http://images4.wikia.nocookie.net/wowwiki/images/thumb/4/4f/Ability_warrior_sunder.png/32px-Ability_warrior_sunder.png" draw:style-name="gr1" draw:text-style-name="P1" svg:width="0.85cm" svg:height="0.85cm" svg:x="0.101cm" svg:y="0cm">
              <draw:image xlink:href="Pictures/1000020100000020000000205B014ED7.png" xlink:type="simple" xlink:show="embed" xlink:actuate="onLoad">
                <text:p/>
              </draw:image>
            </draw:frame>
          </table:table-cell>
          <table:table-cell table:style-name="ce2" office:value-type="string">
            <text:p><text:a xlink:href="">Sunder Armor</text:a></text:p>
          </table:table-cell>
          <table:table-cell table:style-name="ce2" office:value-type="float" office:value="10">
            <text:p>10</text:p>
          </table:table-cell>
          <table:table-cell table:style-name="ce2" office:value-type="string">
            <text:p>All</text:p>
          </table:table-cell>
          <table:table-cell table:style-name="ce4" office:value-type="string">
            <text:p>Sunders the target's armor, reducing it by X per Sunder Armor and causes a high amount of threat. Can be applied up to 5 times. Lasts 30 sec. Need to have 15 Rage to use.</text:p>
          </table:table-cell>
          <table:table-cell table:style-name="ce7" office:value-type="float" office:value="1">
            <text:p>1</text:p>
          </table:table-cell>
          <table:table-cell table:number-columns-repeated="1018"/>
        </table:table-row>
        <table:table-row table:style-name="ro4">
          <table:table-cell table:style-name="ce2">
            <draw:frame table:end-cell-address="Warrior.A13" table:end-x="0.951cm" table:end-y="0.85cm" draw:z-index="9" draw:name="http://images3.wikia.nocookie.net/wowwiki/images/thumb/9/9a/Spell_nature_reincarnation.png/32px-Spell_nature_reincarnation.png" draw:style-name="gr1" draw:text-style-name="P1" svg:width="0.85cm" svg:height="0.85cm" svg:x="0.101cm" svg:y="0cm">
              <draw:image xlink:href="Pictures/100002010000002000000020D63A3B28.png" xlink:type="simple" xlink:show="embed" xlink:actuate="onLoad">
                <text:p/>
              </draw:image>
            </draw:frame>
          </table:table-cell>
          <table:table-cell table:style-name="ce2" office:value-type="string">
            <text:p><text:a xlink:href="">Taunt</text:a></text:p>
          </table:table-cell>
          <table:table-cell table:style-name="ce2" office:value-type="float" office:value="10">
            <text:p>10</text:p>
          </table:table-cell>
          <table:table-cell table:style-name="ce2" office:value-type="string">
            <text:p>Defensive</text:p>
          </table:table-cell>
          <table:table-cell table:style-name="ce4" office:value-type="string">
            <text:p>Taunts the target to attack you, but has no effect if the target is already attacking you.</text:p>
          </table:table-cell>
          <table:table-cell table:style-name="ce7" office:value-type="float" office:value="30">
            <office:annotation draw:style-name="gr2" draw:text-style-name="P3" svg:width="2.897cm" svg:height="0.991cm" svg:x="19.531cm" svg:y="9.509cm" draw:caption-point-x="-19.531cm" draw:caption-point-y="-9.509cm">
              <dc:date>2010-03-04T00:00:00</dc:date>
              <text:p text:style-name="P2"><text:span text:style-name="T1">A for mocking blow</text:span></text:p>
            </office:annotation>
            <text:p>30</text:p>
          </table:table-cell>
          <table:table-cell table:number-columns-repeated="1018"/>
        </table:table-row>
        <table:table-row table:style-name="ro4">
          <table:table-cell table:style-name="ce2">
            <draw:frame table:end-cell-address="Warrior.A14" table:end-x="0.951cm" table:end-y="0.852cm" draw:z-index="10" draw:name="http://images1.wikia.nocookie.net/wowwiki/images/thumb/e/e3/Ability_warrior_shieldbash.png/32px-Ability_warrior_shieldbash.png" draw:style-name="gr1" draw:text-style-name="P1" svg:width="0.85cm" svg:height="0.85cm" svg:x="0.101cm" svg:y="0.002cm">
              <draw:image xlink:href="Pictures/10000201000000200000002030E23EBB.png" xlink:type="simple" xlink:show="embed" xlink:actuate="onLoad">
                <text:p/>
              </draw:image>
            </draw:frame>
          </table:table-cell>
          <table:table-cell table:style-name="ce2" office:value-type="string">
            <text:p><text:a xlink:href="">Shield Bash</text:a></text:p>
          </table:table-cell>
          <table:table-cell table:style-name="ce2" office:value-type="float" office:value="12">
            <text:p>12</text:p>
          </table:table-cell>
          <table:table-cell table:style-name="ce2" office:value-type="string">
            <text:p>Defensive</text:p>
            <text:p>Battle</text:p>
          </table:table-cell>
          <table:table-cell table:style-name="ce4" office:value-type="string">
            <text:p>Bash the target with your shield dazing them and interrupting spellcasting, which prevents any spell in that school from being cast for 6 sec.</text:p>
          </table:table-cell>
          <table:table-cell table:style-name="ce7" office:value-type="float" office:value="40">
            <office:annotation draw:style-name="gr2" draw:text-style-name="P3" svg:width="2.897cm" svg:height="0.991cm" svg:x="19.531cm" svg:y="10.505cm" draw:caption-point-x="-19.531cm" draw:caption-point-y="-10.505cm">
              <dc:date>2010-03-04T00:00:00</dc:date>
              <text:p text:style-name="P2"><text:span text:style-name="T1">A for mocking blow</text:span></text:p>
            </office:annotation>
            <text:p>40</text:p>
          </table:table-cell>
          <table:table-cell table:number-columns-repeated="1018"/>
        </table:table-row>
        <table:table-row table:style-name="ro4">
          <table:table-cell table:style-name="ce2">
            <draw:frame table:end-cell-address="Warrior.A15" table:end-x="0.951cm" table:end-y="0.85cm" draw:z-index="11" draw:name="http://images2.wikia.nocookie.net/wowwiki/images/thumb/9/93/Inv_sword_05.png/32px-Inv_sword_05.png" draw:style-name="gr1" draw:text-style-name="P1" svg:width="0.85cm" svg:height="0.85cm" svg:x="0.101cm" svg:y="0cm">
              <draw:image xlink:href="Pictures/1000020100000020000000200D28C83E.png" xlink:type="simple" xlink:show="embed" xlink:actuate="onLoad">
                <text:p/>
              </draw:image>
            </draw:frame>
          </table:table-cell>
          <table:table-cell table:style-name="ce2" office:value-type="string">
            <text:p><text:a xlink:href="">Overpower</text:a></text:p>
          </table:table-cell>
          <table:table-cell table:style-name="ce2" office:value-type="float" office:value="12">
            <text:p>12</text:p>
          </table:table-cell>
          <table:table-cell table:style-name="ce2" office:value-type="string">
            <text:p>Battle</text:p>
          </table:table-cell>
          <table:table-cell table:style-name="ce4" office:value-type="string">
            <text:p>Only usable after opponent dodges. Deals X additional damage to the standard attack, and cannot be avoided by dodge/parry/block.</text:p>
          </table:table-cell>
          <table:table-cell table:number-columns-repeated="1019"/>
        </table:table-row>
        <table:table-row table:style-name="ro4">
          <table:table-cell table:style-name="ce2">
            <draw:frame table:end-cell-address="Warrior.A16" table:end-x="0.951cm" table:end-y="0.852cm" draw:z-index="12" draw:name="http://images3.wikia.nocookie.net/wowwiki/images/thumb/e/e2/Ability_warrior_warcry.png/32px-Ability_warrior_warcry.png" draw:style-name="gr1" draw:text-style-name="P1" svg:width="0.85cm" svg:height="0.85cm" svg:x="0.101cm" svg:y="0.002cm">
              <draw:image xlink:href="Pictures/100002010000002000000020E23BF33B.png" xlink:type="simple" xlink:show="embed" xlink:actuate="onLoad">
                <text:p/>
              </draw:image>
            </draw:frame>
          </table:table-cell>
          <table:table-cell table:style-name="ce2" office:value-type="string">
            <text:p><text:a xlink:href="">Demoralizing Shout</text:a></text:p>
          </table:table-cell>
          <table:table-cell table:style-name="ce2" office:value-type="float" office:value="14">
            <text:p>14</text:p>
          </table:table-cell>
          <table:table-cell table:style-name="ce2" office:value-type="string">
            <text:p>All</text:p>
          </table:table-cell>
          <table:table-cell table:style-name="ce4" office:value-type="string">
            <text:p>Reduces the attack power of all nearby enemies by X.</text:p>
          </table:table-cell>
          <table:table-cell table:number-columns-repeated="2" table:style-name="ce7" office:value-type="float" office:value="23">
            <text:p>23</text:p>
          </table:table-cell>
          <table:table-cell table:number-columns-repeated="1017"/>
        </table:table-row>
        <table:table-row table:style-name="ro4">
          <table:table-cell table:style-name="ce2">
            <draw:frame table:end-cell-address="Warrior.A17" table:end-x="0.951cm" table:end-y="0.95cm" draw:z-index="13" draw:name="http://images1.wikia.nocookie.net/wowwiki/images/thumb/9/90/Ability_warrior_revenge.png/32px-Ability_warrior_revenge.png" draw:style-name="gr1" draw:text-style-name="P1" svg:width="0.85cm" svg:height="0.85cm" svg:x="0.101cm" svg:y="0.1cm">
              <draw:image xlink:href="Pictures/1000020100000020000000208486AFFB.png" xlink:type="simple" xlink:show="embed" xlink:actuate="onLoad">
                <text:p/>
              </draw:image>
            </draw:frame>
          </table:table-cell>
          <table:table-cell table:style-name="ce2" office:value-type="string">
            <text:p><text:a xlink:href="">Revenge</text:a></text:p>
          </table:table-cell>
          <table:table-cell table:style-name="ce2" office:value-type="float" office:value="14">
            <text:p>14</text:p>
          </table:table-cell>
          <table:table-cell table:style-name="ce2" office:value-type="string">
            <text:p>Defensive</text:p>
          </table:table-cell>
          <table:table-cell table:style-name="ce4" office:value-type="string">
            <text:p>Instant attack immediately after you dodge, block or parry. Deals X damage.</text:p>
          </table:table-cell>
          <table:table-cell table:number-columns-repeated="1019"/>
        </table:table-row>
        <table:table-row table:style-name="ro4">
          <table:table-cell table:style-name="ce2">
            <draw:frame table:end-cell-address="Warrior.A18" table:end-x="0.951cm" table:end-y="0.95cm" draw:z-index="14" draw:name="http://images3.wikia.nocookie.net/wowwiki/images/thumb/a/a2/Ability_warrior_punishingblow.png/32px-Ability_warrior_punishingblow.png" draw:style-name="gr1" draw:text-style-name="P1" svg:width="0.85cm" svg:height="0.85cm" svg:x="0.101cm" svg:y="0.1cm">
              <draw:image xlink:href="Pictures/100002010000002000000020984D125C.png" xlink:type="simple" xlink:show="embed" xlink:actuate="onLoad">
                <text:p/>
              </draw:image>
            </draw:frame>
          </table:table-cell>
          <table:table-cell table:style-name="ce2" office:value-type="string">
            <text:p><text:a xlink:href="">Mocking Blow</text:a></text:p>
          </table:table-cell>
          <table:table-cell table:style-name="ce2" office:value-type="float" office:value="16">
            <text:p>16</text:p>
          </table:table-cell>
          <table:table-cell table:style-name="ce2" office:value-type="string">
            <text:p>Battle </text:p>
            <text:p>Defensive</text:p>
          </table:table-cell>
          <table:table-cell table:style-name="ce4" office:value-type="string">
            <text:p>Deals X damage, forces opponent to focus attacks on you for 6 seconds, and causes a moderate amount of threat.</text:p>
          </table:table-cell>
          <table:table-cell table:style-name="ce7" office:value-type="float" office:value="30">
            <text:p>30</text:p>
          </table:table-cell>
          <table:table-cell table:number-columns-repeated="1018"/>
        </table:table-row>
        <table:table-row table:style-name="ro4">
          <table:table-cell table:style-name="ce2">
            <draw:frame table:end-cell-address="Warrior.A19" table:end-x="0.951cm" table:end-y="0.952cm" draw:z-index="15" draw:name="http://images2.wikia.nocookie.net/wowwiki/images/thumb/d/dd/Ability_defend.png/32px-Ability_defend.png" draw:style-name="gr1" draw:text-style-name="P1" svg:width="0.85cm" svg:height="0.85cm" svg:x="0.101cm" svg:y="0.102cm">
              <draw:image xlink:href="Pictures/1000020100000020000000200D98BA34.png" xlink:type="simple" xlink:show="embed" xlink:actuate="onLoad">
                <text:p/>
              </draw:image>
            </draw:frame>
          </table:table-cell>
          <table:table-cell table:style-name="ce2" office:value-type="string">
            <text:p><text:a xlink:href="">Shield Block</text:a></text:p>
          </table:table-cell>
          <table:table-cell table:style-name="ce2" office:value-type="float" office:value="16">
            <text:p>16</text:p>
          </table:table-cell>
          <table:table-cell table:style-name="ce2" office:value-type="string">
            <text:p>Defensive</text:p>
          </table:table-cell>
          <table:table-cell table:style-name="ce4" office:value-type="string">
            <text:p>Increases chance to block and block value by 100% for 10 sec.</text:p>
          </table:table-cell>
          <table:table-cell table:style-name="ce7" office:value-type="float" office:value="50">
            <text:p>50</text:p>
          </table:table-cell>
          <table:table-cell table:number-columns-repeated="1018"/>
        </table:table-row>
        <table:table-row table:style-name="ro4">
          <table:table-cell table:style-name="ce2">
            <draw:frame table:end-cell-address="Warrior.A20" table:end-x="0.951cm" table:end-y="0.951cm" draw:z-index="16" draw:name="http://images1.wikia.nocookie.net/wowwiki/images/thumb/1/1f/Ability_warrior_disarm.png/32px-Ability_warrior_disarm.png" draw:style-name="gr1" draw:text-style-name="P1" svg:width="0.85cm" svg:height="0.85cm" svg:x="0.101cm" svg:y="0.101cm">
              <draw:image xlink:href="Pictures/10000201000000200000002020A67519.png" xlink:type="simple" xlink:show="embed" xlink:actuate="onLoad">
                <text:p/>
              </draw:image>
            </draw:frame>
          </table:table-cell>
          <table:table-cell table:style-name="ce2" office:value-type="string">
            <text:p><text:a xlink:href="">Disarm</text:a></text:p>
          </table:table-cell>
          <table:table-cell table:style-name="ce2" office:value-type="float" office:value="18">
            <text:p>18</text:p>
          </table:table-cell>
          <table:table-cell table:style-name="ce2" office:value-type="string">
            <text:p>Defensive</text:p>
          </table:table-cell>
          <table:table-cell table:style-name="ce4" office:value-type="string">
            <text:p>Disarms your opponent for 10 seconds.</text:p>
          </table:table-cell>
          <table:table-cell table:number-columns-repeated="2" table:style-name="ce7" office:value-type="float" office:value="1.2">
            <text:p>1,2</text:p>
          </table:table-cell>
          <table:table-cell table:number-columns-repeated="1017"/>
        </table:table-row>
        <table:table-row table:style-name="ro4">
          <table:table-cell table:style-name="ce2">
            <draw:frame table:end-cell-address="Warrior.A21" table:end-x="0.951cm" table:end-y="0.95cm" draw:z-index="17" draw:name="http://images2.wikia.nocookie.net/wowwiki/images/thumb/e/e9/Ability_warrior_cleave.png/32px-Ability_warrior_cleave.png" draw:style-name="gr1" draw:text-style-name="P1" svg:width="0.85cm" svg:height="0.85cm" svg:x="0.101cm" svg:y="0.1cm">
              <draw:image xlink:href="Pictures/100002010000002000000020434EDAA7.png" xlink:type="simple" xlink:show="embed" xlink:actuate="onLoad">
                <text:p/>
              </draw:image>
            </draw:frame>
          </table:table-cell>
          <table:table-cell table:style-name="ce2" office:value-type="string">
            <text:p><text:a xlink:href="">Cleave</text:a></text:p>
          </table:table-cell>
          <table:table-cell table:style-name="ce2" office:value-type="float" office:value="20">
            <text:p>20</text:p>
          </table:table-cell>
          <table:table-cell table:style-name="ce2" office:value-type="string">
            <text:p>All</text:p>
          </table:table-cell>
          <table:table-cell table:style-name="ce4" office:value-type="string">
            <text:p>Deals normal damage + X to both your opponent and its nearest ally on your next swing.</text:p>
          </table:table-cell>
          <table:table-cell table:number-columns-repeated="2" table:style-name="ce7" office:value-type="float" office:value="21">
            <text:p>21</text:p>
          </table:table-cell>
          <table:table-cell table:number-columns-repeated="1017"/>
        </table:table-row>
        <table:table-row table:style-name="ro4">
          <table:table-cell table:style-name="ce2">
            <draw:frame table:end-cell-address="Warrior.A22" table:end-x="0.951cm" table:end-y="0.852cm" draw:z-index="18" draw:name="http://images4.wikia.nocookie.net/wowwiki/images/thumb/a/a6/Ability_warrior_challange.png/32px-Ability_warrior_challange.png" draw:style-name="gr1" draw:text-style-name="P1" svg:width="0.85cm" svg:height="0.85cm" svg:x="0.101cm" svg:y="0.002cm">
              <draw:image xlink:href="Pictures/100002010000002000000020B8AB3216.png" xlink:type="simple" xlink:show="embed" xlink:actuate="onLoad">
                <text:p/>
              </draw:image>
            </draw:frame>
          </table:table-cell>
          <table:table-cell table:style-name="ce2" office:value-type="string">
            <text:p><text:a xlink:href="">Retaliation</text:a></text:p>
          </table:table-cell>
          <table:table-cell table:style-name="ce2" office:value-type="float" office:value="20">
            <text:p>20</text:p>
          </table:table-cell>
          <table:table-cell table:style-name="ce2" office:value-type="string">
            <text:p>Battle</text:p>
          </table:table-cell>
          <table:table-cell table:style-name="ce4" office:value-type="string">
            <text:p>Instantly counter-attack the next 20 melee attacks for 12 seconds (excludes attacks from behind).</text:p>
          </table:table-cell>
          <table:table-cell table:number-columns-repeated="1019"/>
        </table:table-row>
        <table:table-row table:style-name="ro4">
          <table:table-cell table:style-name="ce2">
            <draw:frame table:end-cell-address="Warrior.A23" table:end-x="0.951cm" table:end-y="0.85cm" draw:z-index="19" draw:name="http://images1.wikia.nocookie.net/wowwiki/images/thumb/6/6c/Spell_nature_enchantarmor.png/32px-Spell_nature_enchantarmor.png" draw:style-name="gr1" draw:text-style-name="P1" svg:width="0.85cm" svg:height="0.85cm" svg:x="0.101cm" svg:y="0cm">
              <draw:image xlink:href="Pictures/100002010000002000000020C7A2510C.png" xlink:type="simple" xlink:show="embed" xlink:actuate="onLoad">
                <text:p/>
              </draw:image>
            </draw:frame>
          </table:table-cell>
          <table:table-cell table:style-name="ce1" office:value-type="string">
            <text:p><text:a xlink:href="">Stance Mastery</text:a>(Passive)</text:p>
          </table:table-cell>
          <table:table-cell table:style-name="ce2" office:value-type="float" office:value="20">
            <text:p>20</text:p>
          </table:table-cell>
          <table:table-cell table:style-name="ce2" office:value-type="string">
            <text:p>All</text:p>
          </table:table-cell>
          <table:table-cell table:style-name="ce4" office:value-type="string">
            <text:p>You retain up to 10 of your rage points when you change stances.</text:p>
          </table:table-cell>
          <table:table-cell table:style-name="ce10" table:number-columns-repeated="3"/>
          <table:table-cell table:number-columns-repeated="1016"/>
        </table:table-row>
        <table:table-row table:style-name="ro4">
          <table:table-cell table:style-name="ce2">
            <draw:frame table:end-cell-address="Warrior.A24" table:end-x="0.951cm" table:end-y="0.852cm" draw:z-index="20" draw:name="http://images3.wikia.nocookie.net/wowwiki/images/thumb/0/09/Ability_golemthunderclap.png/32px-Ability_golemthunderclap.png" draw:style-name="gr1" draw:text-style-name="P1" svg:width="0.85cm" svg:height="0.85cm" svg:x="0.101cm" svg:y="0.002cm">
              <draw:image xlink:href="Pictures/100002010000002000000020718E4045.png" xlink:type="simple" xlink:show="embed" xlink:actuate="onLoad">
                <text:p/>
              </draw:image>
            </draw:frame>
          </table:table-cell>
          <table:table-cell table:style-name="ce2" office:value-type="string">
            <text:p><text:a xlink:href="">Intimidating Shout</text:a></text:p>
          </table:table-cell>
          <table:table-cell table:style-name="ce2" office:value-type="float" office:value="22">
            <text:p>22</text:p>
          </table:table-cell>
          <table:table-cell table:style-name="ce2" office:value-type="string">
            <text:p>All</text:p>
          </table:table-cell>
          <table:table-cell table:style-name="ce4" office:value-type="string">
            <text:p>The warrior shouts, causing up to 5 enemies within 8 yards to cower in fear. The targeted enemy will be unable to move while cowering. Lasts 8 sec.</text:p>
          </table:table-cell>
          <table:table-cell table:number-columns-repeated="1019"/>
        </table:table-row>
        <table:table-row table:style-name="ro4">
          <table:table-cell table:style-name="ce2">
            <draw:frame table:end-cell-address="Warrior.A25" table:end-x="0.951cm" table:end-y="0.85cm" draw:z-index="21" draw:name="http://images3.wikia.nocookie.net/wowwiki/images/thumb/5/51/Inv_sword_48.png/32px-Inv_sword_48.png" draw:style-name="gr1" draw:text-style-name="P1" svg:width="0.85cm" svg:height="0.85cm" svg:x="0.101cm" svg:y="0cm">
              <draw:image xlink:href="Pictures/1000020100000020000000200CC681E3.png" xlink:type="simple" xlink:show="embed" xlink:actuate="onLoad">
                <text:p/>
              </draw:image>
            </draw:frame>
          </table:table-cell>
          <table:table-cell table:style-name="ce2" office:value-type="string">
            <text:p><text:a xlink:href="">Execute</text:a></text:p>
          </table:table-cell>
          <table:table-cell table:style-name="ce2" office:value-type="float" office:value="24">
            <text:p>24</text:p>
          </table:table-cell>
          <table:table-cell table:style-name="ce2" office:value-type="string">
            <text:p>Battle</text:p>
            <text:p>Berserker</text:p>
          </table:table-cell>
          <table:table-cell table:style-name="ce4" office:value-type="string">
            <text:p>A finishing blow, dealing X + (Y * remaining rage) damage. Only usable on opponents under 20% health. Uses 30 rage max.</text:p>
          </table:table-cell>
          <table:table-cell/>
          <table:table-cell table:style-name="ce7" office:value-type="float" office:value="60">
            <text:p>60</text:p>
          </table:table-cell>
          <table:table-cell table:number-columns-repeated="1017"/>
        </table:table-row>
        <table:table-row table:style-name="ro4">
          <table:table-cell table:style-name="ce2">
            <draw:frame table:end-cell-address="Warrior.A26" table:end-x="0.951cm" table:end-y="0.85cm" draw:z-index="22" draw:name="http://images1.wikia.nocookie.net/wowwiki/images/thumb/a/ac/Ability_bullrush.png/32px-Ability_bullrush.png" draw:style-name="gr1" draw:text-style-name="P1" svg:width="0.85cm" svg:height="0.85cm" svg:x="0.101cm" svg:y="0cm">
              <draw:image xlink:href="Pictures/100002010000002000000020492E4C93.png" xlink:type="simple" xlink:show="embed" xlink:actuate="onLoad">
                <text:p/>
              </draw:image>
            </draw:frame>
          </table:table-cell>
          <table:table-cell table:style-name="ce2" office:value-type="string">
            <text:p><text:a xlink:href="">Challenging Shout</text:a></text:p>
          </table:table-cell>
          <table:table-cell table:style-name="ce2" office:value-type="float" office:value="26">
            <text:p>26</text:p>
          </table:table-cell>
          <table:table-cell table:style-name="ce2" office:value-type="string">
            <text:p>All</text:p>
          </table:table-cell>
          <table:table-cell table:style-name="ce4" office:value-type="string">
            <text:p>Taunts all nearby targets to attack you, but has no effect on targets that are already attacking you.</text:p>
          </table:table-cell>
          <table:table-cell table:number-columns-repeated="2" table:style-name="ce7" office:value-type="float" office:value="23">
            <text:p>23</text:p>
          </table:table-cell>
          <table:table-cell table:number-columns-repeated="1017"/>
        </table:table-row>
        <table:table-row table:style-name="ro4">
          <table:table-cell table:style-name="ce2">
            <draw:frame table:end-cell-address="Warrior.A27" table:end-x="0.951cm" table:end-y="0.852cm" draw:z-index="23" draw:name="http://images2.wikia.nocookie.net/wowwiki/images/thumb/3/3d/Ability_warrior_shieldwall.png/32px-Ability_warrior_shieldwall.png" draw:style-name="gr1" draw:text-style-name="P1" svg:width="0.85cm" svg:height="0.85cm" svg:x="0.101cm" svg:y="0.002cm">
              <draw:image xlink:href="Pictures/1000020100000020000000202954CE6F.png" xlink:type="simple" xlink:show="embed" xlink:actuate="onLoad">
                <text:p/>
              </draw:image>
            </draw:frame>
          </table:table-cell>
          <table:table-cell table:style-name="ce2" office:value-type="string">
            <text:p><text:a xlink:href="">Shield Wall</text:a></text:p>
          </table:table-cell>
          <table:table-cell table:style-name="ce2" office:value-type="float" office:value="28">
            <text:p>28</text:p>
          </table:table-cell>
          <table:table-cell table:style-name="ce2" office:value-type="string">
            <text:p>Defensive</text:p>
          </table:table-cell>
          <table:table-cell table:style-name="ce4" office:value-type="string">
            <text:p>Reduces all damage taken by 60% for 12 seconds.</text:p>
          </table:table-cell>
          <table:table-cell table:number-columns-repeated="2" table:style-name="ce7" office:value-type="float" office:value="50">
            <text:p>50</text:p>
          </table:table-cell>
          <table:table-cell table:number-columns-repeated="1017"/>
        </table:table-row>
        <table:table-row table:style-name="ro4">
          <table:table-cell table:style-name="ce2">
            <draw:frame table:end-cell-address="Warrior.A28" table:end-x="0.951cm" table:end-y="0.95cm" draw:z-index="24" draw:name="http://images3.wikia.nocookie.net/wowwiki/images/thumb/f/f4/Ability_rogue_sprint.png/32px-Ability_rogue_sprint.png" draw:style-name="gr1" draw:text-style-name="P1" svg:width="0.85cm" svg:height="0.85cm" svg:x="0.101cm" svg:y="0.1cm">
              <draw:image xlink:href="Pictures/1000020100000020000000207399CA16.png" xlink:type="simple" xlink:show="embed" xlink:actuate="onLoad">
                <text:p/>
              </draw:image>
            </draw:frame>
          </table:table-cell>
          <table:table-cell table:style-name="ce2" office:value-type="string">
            <text:p><text:a xlink:href="">Intercept</text:a></text:p>
          </table:table-cell>
          <table:table-cell table:style-name="ce2" office:value-type="float" office:value="30">
            <text:p>30</text:p>
          </table:table-cell>
          <table:table-cell table:style-name="ce2" office:value-type="string">
            <text:p>Berserker</text:p>
            <text:p>Battle*</text:p>
            <text:p>Defensive*</text:p>
          </table:table-cell>
          <table:table-cell table:style-name="ce4" office:value-type="string">
            <text:p>Charge an enemy, causing X Physical damage and stunning it for 3 seconds.</text:p>
            <text:p>* - only with points spent in <text:a xlink:href="">Warbringer</text:a> talent.</text:p>
          </table:table-cell>
          <table:table-cell table:number-columns-repeated="1019"/>
        </table:table-row>
        <table:table-row table:style-name="ro4">
          <table:table-cell table:style-name="ce2">
            <draw:frame table:end-cell-address="Warrior.A29" table:end-x="0.951cm" table:end-y="0.952cm" draw:z-index="25" draw:name="http://images1.wikia.nocookie.net/wowwiki/images/thumb/8/88/Ability_warrior_decisivestrike.png/32px-Ability_warrior_decisivestrike.png" draw:style-name="gr1" draw:text-style-name="P1" svg:width="0.85cm" svg:height="0.85cm" svg:x="0.101cm" svg:y="0.102cm">
              <draw:image xlink:href="Pictures/100002010000002000000020A6B749E1.png" xlink:type="simple" xlink:show="embed" xlink:actuate="onLoad">
                <text:p/>
              </draw:image>
            </draw:frame>
          </table:table-cell>
          <table:table-cell table:style-name="ce2" office:value-type="string">
            <text:p><text:a xlink:href="">Slam</text:a></text:p>
          </table:table-cell>
          <table:table-cell table:style-name="ce2" office:value-type="float" office:value="30">
            <text:p>30</text:p>
          </table:table-cell>
          <table:table-cell table:style-name="ce2" office:value-type="string">
            <text:p>All</text:p>
          </table:table-cell>
          <table:table-cell table:style-name="ce4" office:value-type="string">
            <text:p>Deals weapon damage + X.</text:p>
          </table:table-cell>
          <table:table-cell table:number-columns-repeated="1019"/>
        </table:table-row>
        <table:table-row table:style-name="ro4">
          <table:table-cell table:style-name="ce2">
            <draw:frame table:end-cell-address="Warrior.A30" table:end-x="0.951cm" table:end-y="0.952cm" draw:z-index="26" draw:name="http://images3.wikia.nocookie.net/wowwiki/images/thumb/b/b5/Spell_nature_ancestralguardian.png/32px-Spell_nature_ancestralguardian.png" draw:style-name="gr1" draw:text-style-name="P1" svg:width="0.85cm" svg:height="0.85cm" svg:x="0.101cm" svg:y="0.102cm">
              <draw:image xlink:href="Pictures/1000020100000020000000205DB20DE2.png" xlink:type="simple" xlink:show="embed" xlink:actuate="onLoad">
                <text:p/>
              </draw:image>
            </draw:frame>
          </table:table-cell>
          <table:table-cell table:style-name="ce2" office:value-type="string">
            <text:p><text:a xlink:href="">Berserker Rage</text:a></text:p>
          </table:table-cell>
          <table:table-cell table:style-name="ce2" office:value-type="float" office:value="32">
            <text:p>32</text:p>
          </table:table-cell>
          <table:table-cell table:style-name="ce2" office:value-type="string">
            <text:p>All</text:p>
          </table:table-cell>
          <table:table-cell table:style-name="ce4" office:value-type="string">
            <text:p>Removes and grants immunity to Fear, Sap and Incapacitate effects. Generates extra rage when taking damage.</text:p>
          </table:table-cell>
          <table:table-cell table:number-columns-repeated="2"/>
          <table:table-cell table:style-name="ce12"/>
          <table:table-cell table:number-columns-repeated="1016"/>
        </table:table-row>
        <table:table-row table:style-name="ro4">
          <table:table-cell table:style-name="ce2">
            <draw:frame table:end-cell-address="Warrior.A31" table:end-x="0.951cm" table:end-y="0.95cm" draw:z-index="27" draw:name="http://images2.wikia.nocookie.net/wowwiki/images/thumb/6/62/Ability_whirlwind.png/32px-Ability_whirlwind.png" draw:style-name="gr1" draw:text-style-name="P1" svg:width="0.85cm" svg:height="0.85cm" svg:x="0.101cm" svg:y="0.1cm">
              <draw:image xlink:href="Pictures/1000020100000020000000202FE647F0.png" xlink:type="simple" xlink:show="embed" xlink:actuate="onLoad">
                <text:p/>
              </draw:image>
            </draw:frame>
          </table:table-cell>
          <table:table-cell table:style-name="ce2" office:value-type="string">
            <text:p><text:a xlink:href="">Whirlwind</text:a></text:p>
          </table:table-cell>
          <table:table-cell table:style-name="ce2" office:value-type="float" office:value="36">
            <text:p>36</text:p>
          </table:table-cell>
          <table:table-cell table:style-name="ce2" office:value-type="string">
            <text:p>Berserker</text:p>
          </table:table-cell>
          <table:table-cell table:style-name="ce4" office:value-type="string">
            <text:p>Attacks nearby enemies for weapon damage. 4 targets maximum.</text:p>
          </table:table-cell>
          <table:table-cell table:number-columns-repeated="1019"/>
        </table:table-row>
        <table:table-row table:style-name="ro4">
          <table:table-cell table:style-name="ce2">
            <draw:frame table:end-cell-address="Warrior.A32" table:end-x="0.951cm" table:end-y="0.952cm" draw:z-index="28" draw:name="http://images4.wikia.nocookie.net/wowwiki/images/thumb/e/ef/Inv_gauntlets_04.png/32px-Inv_gauntlets_04.png" draw:style-name="gr1" draw:text-style-name="P1" svg:width="0.85cm" svg:height="0.85cm" svg:x="0.101cm" svg:y="0.102cm">
              <draw:image xlink:href="Pictures/1000020100000020000000201EBB0BF3.png" xlink:type="simple" xlink:show="embed" xlink:actuate="onLoad">
                <text:p/>
              </draw:image>
            </draw:frame>
          </table:table-cell>
          <table:table-cell table:style-name="ce2" office:value-type="string">
            <text:p><text:a xlink:href="">Pummel</text:a></text:p>
          </table:table-cell>
          <table:table-cell table:style-name="ce2" office:value-type="float" office:value="38">
            <text:p>38</text:p>
          </table:table-cell>
          <table:table-cell table:style-name="ce2" office:value-type="string">
            <text:p>Berserker</text:p>
          </table:table-cell>
          <table:table-cell table:style-name="ce4" office:value-type="string">
            <text:p>Pummel the target, interrupting spellcasting and preventing any spell in that school from being cast for 4 seconds.</text:p>
          </table:table-cell>
          <table:table-cell table:number-columns-repeated="1019"/>
        </table:table-row>
        <table:table-row table:style-name="ro4">
          <table:table-cell table:style-name="ce2">
            <draw:frame table:end-cell-address="Warrior.A33" table:end-x="0.951cm" table:end-y="0.951cm" draw:z-index="29" draw:name="http://images2.wikia.nocookie.net/wowwiki/images/thumb/9/9b/Inv_shield_05.png/32px-Inv_shield_05.png" draw:style-name="gr1" draw:text-style-name="P1" svg:width="0.85cm" svg:height="0.85cm" svg:x="0.101cm" svg:y="0.101cm">
              <draw:image xlink:href="Pictures/10000201000000200000002007F564B3.png" xlink:type="simple" xlink:show="embed" xlink:actuate="onLoad">
                <text:p/>
              </draw:image>
            </draw:frame>
          </table:table-cell>
          <table:table-cell table:style-name="ce2" office:value-type="string">
            <text:p><text:a xlink:href="">Shield Slam</text:a></text:p>
          </table:table-cell>
          <table:table-cell table:style-name="ce2" office:value-type="float" office:value="40">
            <text:p>40</text:p>
          </table:table-cell>
          <table:table-cell table:style-name="ce2" office:value-type="string">
            <text:p>All</text:p>
          </table:table-cell>
          <table:table-cell table:style-name="ce4" office:value-type="string">
            <text:p>Slam the target with your shield, causing X to Y damage, modified by your shield block value, and dispels 1 magic effect on the target. Also causes a high amount of threat.</text:p>
          </table:table-cell>
          <table:table-cell table:number-columns-repeated="1019"/>
        </table:table-row>
        <table:table-row table:style-name="ro4">
          <table:table-cell table:style-name="ce2">
            <draw:frame table:end-cell-address="Warrior.A34" table:end-x="0.951cm" table:end-y="0.952cm" draw:z-index="30" draw:name="http://images2.wikia.nocookie.net/wowwiki/images/thumb/b/b4/Ability_criticalstrike.png/32px-Ability_criticalstrike.png" draw:style-name="gr1" draw:text-style-name="P1" svg:width="0.85cm" svg:height="0.85cm" svg:x="0.101cm" svg:y="0.102cm">
              <draw:image xlink:href="Pictures/100002010000002000000020A20CA693.png" xlink:type="simple" xlink:show="embed" xlink:actuate="onLoad">
                <text:p/>
              </draw:image>
            </draw:frame>
          </table:table-cell>
          <table:table-cell table:style-name="ce2" office:value-type="string">
            <text:p><text:a xlink:href="">Recklessness</text:a></text:p>
          </table:table-cell>
          <table:table-cell table:style-name="ce2" office:value-type="float" office:value="50">
            <text:p>50</text:p>
          </table:table-cell>
          <table:table-cell table:style-name="ce2" office:value-type="string">
            <text:p>Berserker</text:p>
          </table:table-cell>
          <table:table-cell table:style-name="ce4" office:value-type="string">
            <text:p>The warrior's next three special ability attacks will have an additional 100% chance to critically hit, but all damage taken is increased by 20%. Lasts 12 seconds.</text:p>
          </table:table-cell>
          <table:table-cell table:number-columns-repeated="1019"/>
        </table:table-row>
        <table:table-row table:style-name="ro4">
          <table:table-cell table:style-name="ce2">
            <draw:frame table:end-cell-address="Warrior.A35" table:end-x="0.951cm" table:end-y="0.952cm" draw:z-index="31" draw:name="http://images1.wikia.nocookie.net/wowwiki/images/thumb/c/cd/Ability_warrior_shieldreflection.png/32px-Ability_warrior_shieldreflection.png" draw:style-name="gr1" draw:text-style-name="P1" svg:width="0.85cm" svg:height="0.85cm" svg:x="0.101cm" svg:y="0.102cm">
              <draw:image xlink:href="Pictures/10000000000000200000002020EA633C.png" xlink:type="simple" xlink:show="embed" xlink:actuate="onLoad">
                <text:p/>
              </draw:image>
            </draw:frame>
          </table:table-cell>
          <table:table-cell table:style-name="ce2" office:value-type="string">
            <text:p><text:a xlink:href="">Spell Reflection</text:a></text:p>
          </table:table-cell>
          <table:table-cell table:style-name="ce2" office:value-type="float" office:value="64">
            <text:p>64</text:p>
          </table:table-cell>
          <table:table-cell table:style-name="ce2" office:value-type="string">
            <text:p>Battle</text:p>
            <text:p>Defensive</text:p>
          </table:table-cell>
          <table:table-cell table:style-name="ce4" office:value-type="string">
            <text:p>Raise your shield, reflecting the next spell cast on you. Lasts 5 sec.</text:p>
          </table:table-cell>
          <table:table-cell table:number-columns-repeated="1019"/>
        </table:table-row>
        <table:table-row table:style-name="ro4">
          <table:table-cell table:style-name="ce2">
            <draw:frame table:end-cell-address="Warrior.A36" table:end-x="0.951cm" table:end-y="0.95cm" draw:z-index="32" draw:name="http://images1.wikia.nocookie.net/wowwiki/images/thumb/4/41/Ability_warrior_rallyingcry.png/32px-Ability_warrior_rallyingcry.png" draw:style-name="gr1" draw:text-style-name="P1" svg:width="0.85cm" svg:height="0.85cm" svg:x="0.101cm" svg:y="0.1cm">
              <draw:image xlink:href="Pictures/1000020100000020000000204BBD3325.png" xlink:type="simple" xlink:show="embed" xlink:actuate="onLoad">
                <text:p/>
              </draw:image>
            </draw:frame>
          </table:table-cell>
          <table:table-cell table:style-name="ce2" office:value-type="string">
            <text:p><text:a xlink:href="">Commanding Shout</text:a></text:p>
          </table:table-cell>
          <table:table-cell table:style-name="ce2" office:value-type="float" office:value="68">
            <text:p>68</text:p>
          </table:table-cell>
          <table:table-cell table:style-name="ce2" office:value-type="string">
            <text:p>All</text:p>
          </table:table-cell>
          <table:table-cell table:style-name="ce4" office:value-type="string">
            <text:p>Increases maximum health of all party and raid members within 30 yards by X. Lasts 2 min.</text:p>
          </table:table-cell>
          <table:table-cell table:number-columns-repeated="1019"/>
        </table:table-row>
        <table:table-row table:style-name="ro4">
          <table:table-cell table:style-name="ce2">
            <draw:frame table:end-cell-address="Warrior.A37" table:end-x="0.951cm" table:end-y="0.952cm" draw:z-index="33" draw:name="http://images3.wikia.nocookie.net/wowwiki/images/thumb/2/28/Ability_warrior_victoryrush.png/32px-Ability_warrior_victoryrush.png" draw:style-name="gr1" draw:text-style-name="P1" svg:width="0.85cm" svg:height="0.85cm" svg:x="0.101cm" svg:y="0.102cm">
              <draw:image xlink:href="Pictures/1000020100000020000000204122EFBD.png" xlink:type="simple" xlink:show="embed" xlink:actuate="onLoad">
                <text:p/>
              </draw:image>
            </draw:frame>
          </table:table-cell>
          <table:table-cell table:style-name="ce2" office:value-type="string">
            <text:p><text:a xlink:href="">Intervene</text:a></text:p>
          </table:table-cell>
          <table:table-cell table:style-name="ce2" office:value-type="float" office:value="70">
            <text:p>70</text:p>
          </table:table-cell>
          <table:table-cell table:style-name="ce2" office:value-type="string">
            <text:p>Defensive </text:p>
            <text:p>Battle*</text:p>
            <text:p>Berserker*</text:p>
          </table:table-cell>
          <table:table-cell table:style-name="ce4" office:value-type="string">
            <text:p>Run at high speed towards a party member, intercepting the next melee or ranged attack made against them and reducing their threat by 10%.</text:p>
            <text:p>* - only with points spent in <text:a xlink:href="">Warbringer</text:a> talent.</text:p>
          </table:table-cell>
          <table:table-cell table:number-columns-repeated="1019"/>
        </table:table-row>
        <table:table-row table:style-name="ro4">
          <table:table-cell table:style-name="ce2">
            <draw:frame table:end-cell-address="Warrior.A38" table:end-x="0.951cm" table:end-y="0.852cm" draw:z-index="34" draw:name="http://images2.wikia.nocookie.net/wowwiki/images/thumb/5/5f/Ability_warrior_shatteringthrow.png/32px-Ability_warrior_shatteringthrow.png" draw:style-name="gr1" draw:text-style-name="P1" svg:width="0.85cm" svg:height="0.85cm" svg:x="0.101cm" svg:y="0.002cm">
              <draw:image xlink:href="Pictures/100002010000002000000020E0E0041B.png" xlink:type="simple" xlink:show="embed" xlink:actuate="onLoad">
                <text:p/>
              </draw:image>
            </draw:frame>
          </table:table-cell>
          <table:table-cell table:style-name="ce2" office:value-type="string">
            <text:p><text:a xlink:href="">Shattering Throw</text:a></text:p>
          </table:table-cell>
          <table:table-cell table:style-name="ce2" office:value-type="float" office:value="71">
            <text:p>71</text:p>
          </table:table-cell>
          <table:table-cell table:style-name="ce2" office:value-type="string">
            <text:p>Battle</text:p>
          </table:table-cell>
          <table:table-cell table:style-name="ce4" office:value-type="string">
            <text:p>Throws your weapon at the enemy causing X damage (based on <text:a xlink:href="">attack power</text:a>), reducing the <text:a xlink:href="">armor</text:a> on the target by 20% for 10 sec or removing any<text:a xlink:href="">invulnerabilities</text:a>.</text:p>
          </table:table-cell>
          <table:table-cell table:number-columns-repeated="1019"/>
        </table:table-row>
        <table:table-row table:style-name="ro4">
          <table:table-cell table:style-name="ce2">
            <draw:frame table:end-cell-address="Warrior.A39" table:end-x="0.951cm" table:end-y="0.85cm" draw:z-index="35" draw:name="http://images1.wikia.nocookie.net/wowwiki/images/thumb/6/65/Ability_warrior_focusedrage.png/32px-Ability_warrior_focusedrage.png" draw:style-name="gr1" draw:text-style-name="P1" svg:width="0.85cm" svg:height="0.85cm" svg:x="0.101cm" svg:y="0cm">
              <draw:image xlink:href="Pictures/1000020100000020000000203AD6D0CC.png" xlink:type="simple" xlink:show="embed" xlink:actuate="onLoad">
                <text:p/>
              </draw:image>
            </draw:frame>
          </table:table-cell>
          <table:table-cell table:style-name="ce2" office:value-type="string">
            <text:p><text:a xlink:href="">Enraged Regeneration</text:a></text:p>
          </table:table-cell>
          <table:table-cell table:style-name="ce2" office:value-type="float" office:value="75">
            <text:p>75</text:p>
          </table:table-cell>
          <table:table-cell table:style-name="ce2" office:value-type="string">
            <text:p>All</text:p>
          </table:table-cell>
          <table:table-cell table:style-name="ce4" office:value-type="string">
            <text:p>You regenerate 30% of your total health over 10 sec. This ability requires an Enrage effect, consumes all Enrage effects and prevents any from affecting you for the full duration.</text:p>
          </table:table-cell>
          <table:table-cell table:number-columns-repeated="1019"/>
        </table:table-row>
        <table:table-row table:style-name="ro4">
          <table:table-cell table:style-name="ce2">
            <draw:frame table:end-cell-address="Warrior.A40" table:end-x="0.951cm" table:end-y="0.852cm" draw:z-index="36" draw:name="http://images2.wikia.nocookie.net/wowwiki/images/thumb/1/11/Inv_axe_66.png/32px-Inv_axe_66.png" draw:style-name="gr1" draw:text-style-name="P1" svg:width="0.85cm" svg:height="0.85cm" svg:x="0.101cm" svg:y="0.002cm">
              <draw:image xlink:href="Pictures/10000201000000200000002043667D7A.png" xlink:type="simple" xlink:show="embed" xlink:actuate="onLoad">
                <text:p/>
              </draw:image>
            </draw:frame>
          </table:table-cell>
          <table:table-cell table:style-name="ce2" office:value-type="string">
            <text:p><text:a xlink:href="">Heroic Throw</text:a></text:p>
          </table:table-cell>
          <table:table-cell table:style-name="ce2" office:value-type="float" office:value="80">
            <text:p>80</text:p>
          </table:table-cell>
          <table:table-cell table:style-name="ce2" office:value-type="string">
            <text:p>All</text:p>
          </table:table-cell>
          <table:table-cell table:style-name="ce4" office:value-type="string">
            <text:p>Throw your melee weapon at a target causing X damage (based on attack power) and causing a high amount of threat.</text:p>
          </table:table-cell>
          <table:table-cell table:number-columns-repeated="1019"/>
        </table:table-row>
        <table:table-row table:style-name="ro4">
          <table:table-cell table:number-columns-repeated="1024"/>
        </table:table-row>
        <table:table-row table:style-name="ro4">
          <table:table-cell table:style-name="ce3" office:value-type="string">
            <text:p>Arms</text:p>
          </table:table-cell>
          <table:table-cell table:number-columns-repeated="1023"/>
        </table:table-row>
        <table:table-row table:style-name="ro4">
          <table:table-cell table:style-name="ce2">
            <draw:frame table:end-cell-address="Warrior.A43" table:end-x="0.946cm" table:end-y="0.846cm" draw:z-index="37" draw:name="http://images3.wikia.nocookie.net/wowwiki/images/thumb/b/b5/Ability_rogue_slicedice.png/32px-Ability_rogue_slicedice.png" draw:style-name="gr1" draw:text-style-name="P1" svg:width="0.846cm" svg:height="0.846cm" svg:x="0.1cm" svg:y="0cm">
              <draw:image xlink:href="Pictures/100002010000002000000020EBB0FD63.png" xlink:type="simple" xlink:show="embed" xlink:actuate="onLoad">
                <text:p/>
              </draw:image>
            </draw:frame>
          </table:table-cell>
          <table:table-cell table:style-name="ce2" office:value-type="string">
            <text:p><text:a xlink:href="">Sweeping Strikes</text:a></text:p>
          </table:table-cell>
          <table:table-cell table:style-name="ce2" office:value-type="string">
            <text:p>Arms 20</text:p>
          </table:table-cell>
          <table:table-cell table:style-name="ce2" office:value-type="string">
            <text:p>All</text:p>
          </table:table-cell>
          <table:table-cell table:style-name="ce4" office:value-type="string">
            <text:p>Your next 5 melee attacks strike an additional nearby opponent.</text:p>
          </table:table-cell>
          <table:table-cell table:number-columns-repeated="1019"/>
        </table:table-row>
        <table:table-row table:style-name="ro4">
          <table:table-cell table:style-name="ce2">
            <draw:frame table:end-cell-address="Warrior.A44" table:end-x="0.946cm" table:end-y="0.846cm" draw:z-index="38" draw:name="http://images4.wikia.nocookie.net/wowwiki/images/thumb/e/e7/Ability_warrior_savageblow.png/32px-Ability_warrior_savageblow.png" draw:style-name="gr1" draw:text-style-name="P1" svg:width="0.846cm" svg:height="0.846cm" svg:x="0.1cm" svg:y="0cm">
              <draw:image xlink:href="Pictures/100002010000002000000020A358ED00.png" xlink:type="simple" xlink:show="embed" xlink:actuate="onLoad">
                <text:p/>
              </draw:image>
            </draw:frame>
          </table:table-cell>
          <table:table-cell table:style-name="ce2" office:value-type="string">
            <text:p><text:a xlink:href="">Mortal Strike</text:a></text:p>
          </table:table-cell>
          <table:table-cell table:style-name="ce2" office:value-type="string">
            <text:p>Sweeping Strikes 1</text:p>
            <text:p>Arms 30</text:p>
          </table:table-cell>
          <table:table-cell table:style-name="ce2" office:value-type="string">
            <text:p>All</text:p>
          </table:table-cell>
          <table:table-cell table:style-name="ce4" office:value-type="string">
            <text:p>A vicious strike that deals weapon damage plus X and wounds the target, reducing the effectiveness of any healing by 50% for 10 sec.</text:p>
          </table:table-cell>
          <table:table-cell table:number-columns-repeated="1019"/>
        </table:table-row>
        <table:table-row table:style-name="ro4">
          <table:table-cell table:style-name="ce2">
            <draw:frame table:end-cell-address="Warrior.A45" table:end-x="0.946cm" table:end-y="0.846cm" draw:z-index="39" draw:name="http://images3.wikia.nocookie.net/wowwiki/images/thumb/e/e8/Ability_warrior_bladestorm.png/32px-Ability_warrior_bladestorm.png" draw:style-name="gr1" draw:text-style-name="P1" svg:width="0.846cm" svg:height="0.846cm" svg:x="0.1cm" svg:y="0cm">
              <draw:image xlink:href="Pictures/10000201000000200000002046362BB4.png" xlink:type="simple" xlink:show="embed" xlink:actuate="onLoad">
                <text:p/>
              </draw:image>
            </draw:frame>
          </table:table-cell>
          <table:table-cell table:style-name="ce2" office:value-type="string">
            <text:p><text:a xlink:href="">Bladestorm</text:a></text:p>
          </table:table-cell>
          <table:table-cell table:style-name="ce2" office:value-type="string">
            <text:p>Arms 50</text:p>
          </table:table-cell>
          <table:table-cell table:style-name="ce2" office:value-type="string">
            <text:p>All</text:p>
          </table:table-cell>
          <table:table-cell table:style-name="ce4" office:value-type="string">
            <text:p>Instantly whirlwind all nearby targets and for the next 6 sec you will perform one whirlwind attack every 1 sec. While under the effects of Bladestorm, you can move but cannot perform any other abilities but you do not feel pity or remorse or fear and you cannot be stopped unless you are killed.</text:p>
          </table:table-cell>
          <table:table-cell table:number-columns-repeated="1019"/>
        </table:table-row>
        <table:table-row table:style-name="ro4">
          <table:table-cell table:number-columns-repeated="1024"/>
        </table:table-row>
        <table:table-row table:style-name="ro4">
          <table:table-cell table:style-name="ce3" office:value-type="string">
            <text:p>Fury</text:p>
          </table:table-cell>
          <table:table-cell table:number-columns-repeated="1023"/>
        </table:table-row>
        <table:table-row table:style-name="ro4">
          <table:table-cell table:style-name="ce2">
            <draw:frame table:end-cell-address="Warrior.A48" table:end-x="0.946cm" table:end-y="0.846cm" draw:z-index="40" draw:name="http://images3.wikia.nocookie.net/wowwiki/images/thumb/2/22/Spell_shadow_deathscream.png/32px-Spell_shadow_deathscream.png" draw:style-name="gr1" draw:text-style-name="P1" svg:width="0.846cm" svg:height="0.846cm" svg:x="0.1cm" svg:y="0cm">
              <draw:image xlink:href="Pictures/100002010000002000000020ADAFA13B.png" xlink:type="simple" xlink:show="embed" xlink:actuate="onLoad">
                <text:p/>
              </draw:image>
            </draw:frame>
          </table:table-cell>
          <table:table-cell table:style-name="ce2" office:value-type="string">
            <text:p><text:a xlink:href="">Piercing Howl</text:a></text:p>
          </table:table-cell>
          <table:table-cell table:style-name="ce2" office:value-type="string">
            <text:p>Fury 10</text:p>
          </table:table-cell>
          <table:table-cell table:style-name="ce2" office:value-type="string">
            <text:p>All</text:p>
          </table:table-cell>
          <table:table-cell table:style-name="ce4" office:value-type="string">
            <text:p>Causes all enemies near the warrior to be dazed for 6 sec.</text:p>
          </table:table-cell>
          <table:table-cell table:number-columns-repeated="1019"/>
        </table:table-row>
        <table:table-row table:style-name="ro4">
          <table:table-cell table:style-name="ce2">
            <draw:frame table:end-cell-address="Warrior.A49" table:end-x="0.946cm" table:end-y="0.846cm" draw:z-index="41" draw:name="http://images1.wikia.nocookie.net/wowwiki/images/thumb/6/6b/Spell_shadow_deathpact.png/32px-Spell_shadow_deathpact.png" draw:style-name="gr1" draw:text-style-name="P1" svg:width="0.846cm" svg:height="0.846cm" svg:x="0.1cm" svg:y="0cm">
              <draw:image xlink:href="Pictures/100002010000002000000020222F54B4.png" xlink:type="simple" xlink:show="embed" xlink:actuate="onLoad">
                <text:p/>
              </draw:image>
            </draw:frame>
          </table:table-cell>
          <table:table-cell table:style-name="ce2" office:value-type="string">
            <text:p><text:a xlink:href="">Death Wish</text:a></text:p>
          </table:table-cell>
          <table:table-cell table:style-name="ce2" office:value-type="string">
            <text:p>Fury 20</text:p>
          </table:table-cell>
          <table:table-cell table:style-name="ce2" office:value-type="string">
            <text:p>All</text:p>
          </table:table-cell>
          <table:table-cell table:style-name="ce4" office:value-type="string">
            <text:p>When activated, increases your physical damage by 20% and makes you immune to Fear effects, but increases all damage taken by 5%. Lasts 30 sec.</text:p>
          </table:table-cell>
          <table:table-cell table:number-columns-repeated="2"/>
          <table:table-cell table:style-name="ce7" office:value-type="float" office:value="40">
            <text:p>40</text:p>
          </table:table-cell>
          <table:table-cell table:number-columns-repeated="1016"/>
        </table:table-row>
        <table:table-row table:style-name="ro4">
          <table:table-cell table:style-name="ce2">
            <draw:frame table:end-cell-address="Warrior.A50" table:end-x="0.946cm" table:end-y="0.846cm" draw:z-index="42" draw:name="http://images4.wikia.nocookie.net/wowwiki/images/thumb/2/2a/Spell_nature_bloodlust.png/32px-Spell_nature_bloodlust.png" draw:style-name="gr1" draw:text-style-name="P1" svg:width="0.846cm" svg:height="0.846cm" svg:x="0.1cm" svg:y="0cm">
              <draw:image xlink:href="Pictures/1000020100000020000000207D2548FF.png" xlink:type="simple" xlink:show="embed" xlink:actuate="onLoad">
                <text:p/>
              </draw:image>
            </draw:frame>
          </table:table-cell>
          <table:table-cell table:style-name="ce2" office:value-type="string">
            <text:p><text:a xlink:href="">Bloodthirst</text:a></text:p>
          </table:table-cell>
          <table:table-cell table:style-name="ce2" office:value-type="string">
            <text:p>Death Wish 1</text:p>
            <text:p>Fury 30</text:p>
          </table:table-cell>
          <table:table-cell table:style-name="ce2" office:value-type="string">
            <text:p>All</text:p>
          </table:table-cell>
          <table:table-cell table:style-name="ce4" office:value-type="string">
            <text:p>Instantly attack the target causing damage equal to 45% of your attack power. In addition, the next 5 successful melee attacks will restore X health. This effect lasts 8 seconds.</text:p>
          </table:table-cell>
          <table:table-cell/>
          <table:table-cell table:style-name="ce7" office:value-type="float" office:value="20">
            <text:p>20</text:p>
          </table:table-cell>
          <table:table-cell table:number-columns-repeated="1017"/>
        </table:table-row>
        <table:table-row table:style-name="ro4">
          <table:table-cell table:style-name="ce2">
            <draw:frame table:end-cell-address="Warrior.A51" table:end-x="0.946cm" table:end-y="0.846cm" draw:z-index="43" draw:name="http://images1.wikia.nocookie.net/wowwiki/images/thumb/5/58/Ability_heroicleap.png/32px-Ability_heroicleap.png" draw:style-name="gr1" draw:text-style-name="P1" svg:width="0.846cm" svg:height="0.846cm" svg:x="0.1cm" svg:y="0cm">
              <draw:image xlink:href="Pictures/100002010000002000000020A8C729BD.png" xlink:type="simple" xlink:show="embed" xlink:actuate="onLoad">
                <text:p/>
              </draw:image>
            </draw:frame>
          </table:table-cell>
          <table:table-cell table:style-name="ce2" office:value-type="string">
            <text:p><text:a xlink:href="">Heroic Fury</text:a></text:p>
          </table:table-cell>
          <table:table-cell table:style-name="ce2" office:value-type="string">
            <text:p>Fury 40</text:p>
          </table:table-cell>
          <table:table-cell table:style-name="ce2" office:value-type="string">
            <text:p>All</text:p>
          </table:table-cell>
          <table:table-cell table:style-name="ce4" office:value-type="string">
            <text:p>Removes any Immobilization effects and refreshes the cooldown of your Intercept ability.</text:p>
          </table:table-cell>
          <table:table-cell table:number-columns-repeated="1019"/>
        </table:table-row>
        <table:table-row table:style-name="ro4">
          <table:table-cell table:style-name="ce2">
            <draw:frame table:end-cell-address="Warrior.A52" table:end-x="0.946cm" table:end-y="0.846cm" draw:z-index="44" draw:name="http://images2.wikia.nocookie.net/wowwiki/images/thumb/6/68/Ability_warrior_rampage.png/32px-Ability_warrior_rampage.png" draw:style-name="gr1" draw:text-style-name="P1" svg:width="0.846cm" svg:height="0.846cm" svg:x="0.1cm" svg:y="0cm">
              <draw:image xlink:href="Pictures/100002010000002000000020C6AA5F26.png" xlink:type="simple" xlink:show="embed" xlink:actuate="onLoad">
                <text:p/>
              </draw:image>
            </draw:frame>
          </table:table-cell>
          <table:table-cell table:style-name="ce2" office:value-type="string">
            <text:p><text:a xlink:href="">Rampage</text:a></text:p>
          </table:table-cell>
          <table:table-cell table:style-name="ce2" office:value-type="string">
            <text:p>Bloodthirst 1</text:p>
            <text:p>Fury 40</text:p>
          </table:table-cell>
          <table:table-cell table:style-name="ce2" office:value-type="string">
            <text:p>All</text:p>
          </table:table-cell>
          <table:table-cell table:style-name="ce4" office:value-type="string">
            <text:p>Your melee critical hits cause you to go on a rampage, increasing ranged and melee critical hit chance of all party and raid members within 45 yds by 5%. Lasts 10 sec.</text:p>
          </table:table-cell>
          <table:table-cell table:number-columns-repeated="1019"/>
        </table:table-row>
        <table:table-row table:style-name="ro4">
          <table:table-cell table:style-name="ce2">
            <draw:frame table:end-cell-address="Warrior.A53" table:end-x="0.946cm" table:end-y="0.846cm" draw:z-index="45" draw:name="http://images4.wikia.nocookie.net/wowwiki/images/thumb/b/b1/Ability_warrior_titansgrip.png/32px-Ability_warrior_titansgrip.png" draw:style-name="gr1" draw:text-style-name="P1" svg:width="0.846cm" svg:height="0.846cm" svg:x="0.1cm" svg:y="0cm">
              <draw:image xlink:href="Pictures/100002010000002000000020D682E723.png" xlink:type="simple" xlink:show="embed" xlink:actuate="onLoad">
                <text:p/>
              </draw:image>
            </draw:frame>
          </table:table-cell>
          <table:table-cell table:style-name="ce2" office:value-type="string">
            <text:p><text:a xlink:href="">Titan's Grip</text:a></text:p>
          </table:table-cell>
          <table:table-cell table:style-name="ce2" office:value-type="string">
            <text:p>Fury 50</text:p>
          </table:table-cell>
          <table:table-cell table:style-name="ce2" office:value-type="string">
            <text:p>All</text:p>
          </table:table-cell>
          <table:table-cell table:style-name="ce4" office:value-type="string">
            <text:p>Allows you to equip two-handed axes, maces and swords in one hand. While you have a two-handed weapon equipped in one hand, your physical damage done is reduced by 10%.</text:p>
          </table:table-cell>
          <table:table-cell table:number-columns-repeated="1019"/>
        </table:table-row>
        <table:table-row table:style-name="ro4">
          <table:table-cell table:number-columns-repeated="1024"/>
        </table:table-row>
        <table:table-row table:style-name="ro4">
          <table:table-cell table:style-name="ce3" office:value-type="string">
            <text:p>Defense</text:p>
          </table:table-cell>
          <table:table-cell table:number-columns-repeated="1023"/>
        </table:table-row>
        <table:table-row table:style-name="ro4">
          <table:table-cell table:style-name="ce2">
            <draw:frame table:end-cell-address="Warrior.A56" table:end-x="0.847cm" table:end-y="0.846cm" draw:z-index="46" draw:name="http://images1.wikia.nocookie.net/wowwiki/images/thumb/b/b0/Spell_holy_ashestoashes.png/32px-Spell_holy_ashestoashes.png" draw:style-name="gr1" draw:text-style-name="P1" svg:width="0.846cm" svg:height="0.846cm" svg:x="0.001cm" svg:y="0cm">
              <draw:image xlink:href="Pictures/100002010000002000000020E849C975.png" xlink:type="simple" xlink:show="embed" xlink:actuate="onLoad">
                <text:p/>
              </draw:image>
            </draw:frame>
          </table:table-cell>
          <table:table-cell table:style-name="ce2" office:value-type="string">
            <text:p><text:a xlink:href="">Last Stand</text:a></text:p>
          </table:table-cell>
          <table:table-cell table:style-name="ce2" office:value-type="string">
            <text:p>Protection 10</text:p>
          </table:table-cell>
          <table:table-cell table:style-name="ce2" office:value-type="string">
            <text:p>All</text:p>
          </table:table-cell>
          <table:table-cell table:style-name="ce4" office:value-type="string">
            <text:p>When activated, this ability temporarily grants you 30% of your maximum hit points for 20 seconds. After the effect expires, the hit points are lost.</text:p>
          </table:table-cell>
          <table:table-cell table:number-columns-repeated="1019"/>
        </table:table-row>
        <table:table-row table:style-name="ro4">
          <table:table-cell table:style-name="ce2">
            <draw:frame table:end-cell-address="Warrior.A57" table:end-x="0.847cm" table:end-y="0.846cm" draw:z-index="47" draw:name="http://images2.wikia.nocookie.net/wowwiki/images/thumb/6/6c/Ability_thunderbolt.png/32px-Ability_thunderbolt.png" draw:style-name="gr1" draw:text-style-name="P1" svg:width="0.846cm" svg:height="0.846cm" svg:x="0.001cm" svg:y="0cm">
              <draw:image xlink:href="Pictures/100002010000002000000020D220977B.png" xlink:type="simple" xlink:show="embed" xlink:actuate="onLoad">
                <text:p/>
              </draw:image>
            </draw:frame>
          </table:table-cell>
          <table:table-cell table:style-name="ce2" office:value-type="string">
            <text:p><text:a xlink:href="">Concussion Blow</text:a></text:p>
          </table:table-cell>
          <table:table-cell table:style-name="ce2" office:value-type="string">
            <text:p>Protection 20</text:p>
          </table:table-cell>
          <table:table-cell table:style-name="ce2" office:value-type="string">
            <text:p>All</text:p>
          </table:table-cell>
          <table:table-cell table:style-name="ce4" office:value-type="string">
            <text:p>Stuns the opponent for 5 sec.</text:p>
          </table:table-cell>
          <table:table-cell table:number-columns-repeated="1019"/>
        </table:table-row>
        <table:table-row table:style-name="ro4">
          <table:table-cell table:style-name="ce2">
            <draw:frame table:end-cell-address="Warrior.A58" table:end-x="0.847cm" table:end-y="0.846cm" draw:z-index="48" draw:name="http://images1.wikia.nocookie.net/wowwiki/images/thumb/b/b5/Ability_warrior_vigilance.png/32px-Ability_warrior_vigilance.png" draw:style-name="gr1" draw:text-style-name="P1" svg:width="0.846cm" svg:height="0.846cm" svg:x="0.001cm" svg:y="0cm">
              <draw:image xlink:href="Pictures/10000201000000200000002035D2A6A6.png" xlink:type="simple" xlink:show="embed" xlink:actuate="onLoad">
                <text:p/>
              </draw:image>
            </draw:frame>
          </table:table-cell>
          <table:table-cell table:style-name="ce2" office:value-type="string">
            <text:p><text:a xlink:href="">Vigilance</text:a></text:p>
          </table:table-cell>
          <table:table-cell table:style-name="ce2" office:value-type="string">
            <text:p>Conc. Blow 1</text:p>
            <text:p>Protection 30</text:p>
          </table:table-cell>
          <table:table-cell table:style-name="ce2" office:value-type="string">
            <text:p>All</text:p>
          </table:table-cell>
          <table:table-cell table:style-name="ce4" office:value-type="string">
            <text:p>Focuses your protective gaze on a group or raid target, reducing their damage taken by 3% and transferring 10% of the threat they cause to you. In addition, each time they are hit by an attack, the cooldown on your Taunt ability is refreshed. Lasts 30 min. This effect can only be on one target at a time.</text:p>
          </table:table-cell>
          <table:table-cell table:number-columns-repeated="1019"/>
        </table:table-row>
        <table:table-row table:style-name="ro4">
          <table:table-cell table:style-name="ce2">
            <draw:frame table:end-cell-address="Warrior.A59" table:end-x="0.847cm" table:end-y="0.846cm" draw:z-index="49" draw:name="http://images1.wikia.nocookie.net/wowwiki/images/thumb/e/e9/Inv_sword_11.png/32px-Inv_sword_11.png" draw:style-name="gr1" draw:text-style-name="P1" svg:width="0.846cm" svg:height="0.846cm" svg:x="0.001cm" svg:y="0cm">
              <draw:image xlink:href="Pictures/1000020100000020000000204275B259.png" xlink:type="simple" xlink:show="embed" xlink:actuate="onLoad">
                <text:p/>
              </draw:image>
            </draw:frame>
          </table:table-cell>
          <table:table-cell table:style-name="ce2" office:value-type="string">
            <text:p><text:a xlink:href="">Devastate</text:a></text:p>
          </table:table-cell>
          <table:table-cell table:style-name="ce2" office:value-type="string">
            <text:p>Protection 40</text:p>
          </table:table-cell>
          <table:table-cell table:style-name="ce2" office:value-type="string">
            <text:p>All</text:p>
          </table:table-cell>
          <table:table-cell table:style-name="ce4" office:value-type="string">
            <text:p>Sunder the target's armor causing the Sunder Armor effect. In addition, causes 100% of weapon damage plus X for each application of Sunder Armor on the target. The Sunder Armor effect can stack up to 5 times.</text:p>
          </table:table-cell>
          <table:table-cell table:number-columns-repeated="1019"/>
        </table:table-row>
        <table:table-row table:style-name="ro4">
          <table:table-cell table:style-name="ce2">
            <draw:frame table:end-cell-address="Warrior.A60" table:end-x="0.847cm" table:end-y="0.846cm" draw:z-index="50" draw:name="http://images2.wikia.nocookie.net/wowwiki/images/thumb/7/7d/Ability_warrior_shockwave.png/32px-Ability_warrior_shockwave.png" draw:style-name="gr1" draw:text-style-name="P1" svg:width="0.846cm" svg:height="0.846cm" svg:x="0.001cm" svg:y="0cm">
              <draw:image xlink:href="Pictures/1000020100000020000000203C25923E.png" xlink:type="simple" xlink:show="embed" xlink:actuate="onLoad">
                <text:p/>
              </draw:image>
            </draw:frame>
          </table:table-cell>
          <table:table-cell table:style-name="ce2" office:value-type="string">
            <text:p><text:a xlink:href="">Shockwave</text:a></text:p>
          </table:table-cell>
          <table:table-cell table:style-name="ce2" office:value-type="string">
            <text:p>Protection 50</text:p>
          </table:table-cell>
          <table:table-cell table:style-name="ce2" office:value-type="string">
            <text:p>All</text:p>
          </table:table-cell>
          <table:table-cell table:style-name="ce4" office:value-type="string">
            <text:p>Sends out a wave of force, dealing damage and stunning all enemies in a frontal cone for 4 seconds.</text:p>
          </table:table-cell>
          <table:table-cell table:number-columns-repeated="1019"/>
        </table:table-row>
        <table:table-row table:style-name="ro4" table:number-rows-repeated="65475">
          <table:table-cell table:number-columns-repeated="1024"/>
        </table:table-row>
        <table:table-row table:style-name="ro4">
          <table:table-cell table:number-columns-repeated="1024"/>
        </table:table-row>
      </table:table>
      <table:table table:name="Druid"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Tree</text:p>
          </table:table-cell>
          <table:table-cell table:style-name="ce13" office:value-type="string">
            <text:p>Description</text:p>
          </table:table-cell>
          <table:table-cell table:style-name="ce15" office:value-type="string">
            <text:p>Tank</text:p>
          </table:table-cell>
          <table:table-cell table:style-name="ce15" office:value-type="string">
            <text:p>Dps</text:p>
          </table:table-cell>
          <table:table-cell table:style-name="ce15" office:value-type="string">
            <text:p>Buff</text:p>
          </table:table-cell>
          <table:table-cell table:style-name="ce15" office:value-type="string">
            <text:p>Cure</text:p>
          </table:table-cell>
          <table:table-cell table:number-columns-repeated="1015"/>
        </table:table-row>
        <table:table-row table:style-name="ro4">
          <table:table-cell table:style-name="ce2">
            <draw:frame table:end-cell-address="Druid.A2" table:end-x="0.846cm" table:end-y="0.846cm" draw:z-index="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Wrath</text:a></text:p>
          </table:table-cell>
          <table:table-cell table:style-name="ce4" office:value-type="string">
            <text:p>Starts with</text:p>
          </table:table-cell>
          <table:table-cell table:style-name="ce4" office:value-type="string">
            <text:p>Balance</text:p>
          </table:table-cell>
          <table:table-cell table:style-name="ce14" office:value-type="string">
            <text:p>Causes X to Y Nature damage to the target.</text:p>
          </table:table-cell>
          <table:table-cell table:number-columns-repeated="1019"/>
        </table:table-row>
        <table:table-row table:style-name="ro4">
          <table:table-cell table:style-name="ce2">
            <draw:frame table:end-cell-address="Druid.A3" table:end-x="0.846cm" table:end-y="0.846cm" draw:z-index="1" draw:name="http://images2.wikia.nocookie.net/wowwiki/images/thumb/3/37/Spell_nature_healingtouch.png/32px-Spell_nature_healingtouch.png" draw:style-name="gr1" draw:text-style-name="P1" svg:width="0.846cm" svg:height="0.846cm" svg:x="0cm" svg:y="0cm">
              <draw:image xlink:href="Pictures/100002010000002000000020EE3B2FA1.png" xlink:type="simple" xlink:show="embed" xlink:actuate="onLoad">
                <text:p/>
              </draw:image>
            </draw:frame>
          </table:table-cell>
          <table:table-cell table:style-name="ce2" office:value-type="string">
            <text:p><text:a xlink:href="">Healing Touch</text:a></text:p>
          </table:table-cell>
          <table:table-cell table:style-name="ce4" office:value-type="string">
            <text:p>Starts with</text:p>
          </table:table-cell>
          <table:table-cell table:style-name="ce4" office:value-type="string">
            <text:p>Restoration</text:p>
          </table:table-cell>
          <table:table-cell table:style-name="ce14" office:value-type="string">
            <text:p>Heals a friendly target for X to Y.</text:p>
          </table:table-cell>
          <table:table-cell table:number-columns-repeated="1019"/>
        </table:table-row>
        <table:table-row table:style-name="ro4">
          <table:table-cell table:style-name="ce2">
            <draw:frame table:end-cell-address="Druid.A4" table:end-x="0.846cm" table:end-y="0.846cm" draw:z-index="2" draw:name="http://images2.wikia.nocookie.net/wowwiki/images/thumb/7/79/Spell_nature_regeneration.png/32px-Spell_nature_regeneration.png" draw:style-name="gr1" draw:text-style-name="P1" svg:width="0.846cm" svg:height="0.846cm" svg:x="0cm" svg:y="0cm">
              <draw:image xlink:href="Pictures/100002010000002000000020B5F97135.png" xlink:type="simple" xlink:show="embed" xlink:actuate="onLoad">
                <text:p/>
              </draw:image>
            </draw:frame>
          </table:table-cell>
          <table:table-cell table:style-name="ce2" office:value-type="string">
            <text:p><text:a xlink:href="">Mark of the Wild</text:a></text:p>
          </table:table-cell>
          <table:table-cell table:style-name="ce4" office:value-type="float" office:value="1">
            <text:p>1</text:p>
          </table:table-cell>
          <table:table-cell table:style-name="ce4" office:value-type="string">
            <text:p>Restoration</text:p>
          </table:table-cell>
          <table:table-cell table:style-name="ce14" office:value-type="string">
            <text:p>Increases the friendly target's armor by X, all attributes by Y, and all resistances by Z for 30 min.</text:p>
          </table:table-cell>
          <table:table-cell table:number-columns-repeated="2"/>
          <table:table-cell table:style-name="ce16"/>
          <table:table-cell table:number-columns-repeated="1016"/>
        </table:table-row>
        <table:table-row table:style-name="ro4">
          <table:table-cell table:style-name="ce2">
            <draw:frame table:end-cell-address="Druid.A5" table:end-x="0.846cm" table:end-y="0.846cm" draw:z-index="3" draw:name="http://images2.wikia.nocookie.net/wowwiki/images/thumb/a/ac/Spell_nature_rejuvenation.png/32px-Spell_nature_rejuvenation.png" draw:style-name="gr1" draw:text-style-name="P1" svg:width="0.846cm" svg:height="0.846cm" svg:x="0cm" svg:y="0cm">
              <draw:image xlink:href="Pictures/1000020100000020000000201357EFEA.png" xlink:type="simple" xlink:show="embed" xlink:actuate="onLoad">
                <text:p/>
              </draw:image>
            </draw:frame>
          </table:table-cell>
          <table:table-cell table:style-name="ce2" office:value-type="string">
            <text:p><text:a xlink:href="">Rejuvenation</text:a></text:p>
          </table:table-cell>
          <table:table-cell table:style-name="ce4" office:value-type="float" office:value="4">
            <text:p>4</text:p>
          </table:table-cell>
          <table:table-cell table:style-name="ce4" office:value-type="string">
            <text:p>Restoration</text:p>
          </table:table-cell>
          <table:table-cell table:style-name="ce14" office:value-type="string">
            <text:p>Heals the target for X over 12 sec.</text:p>
          </table:table-cell>
          <table:table-cell table:style-name="ce16" table:number-columns-repeated="2"/>
          <table:table-cell table:number-columns-repeated="1017"/>
        </table:table-row>
        <table:table-row table:style-name="ro4">
          <table:table-cell table:style-name="ce2">
            <draw:frame table:end-cell-address="Druid.A6" table:end-x="0.846cm" table:end-y="0.846cm" draw:z-index="4"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Moonfire</text:a></text:p>
          </table:table-cell>
          <table:table-cell table:style-name="ce4" office:value-type="float" office:value="4">
            <text:p>4</text:p>
          </table:table-cell>
          <table:table-cell table:style-name="ce4" office:value-type="string">
            <text:p>Balance</text:p>
          </table:table-cell>
          <table:table-cell table:style-name="ce14" office:value-type="string">
            <text:p>Burns the enemy for X to Y Arcane damage and then an additional Z Arcane damage over 12 sec.</text:p>
          </table:table-cell>
          <table:table-cell table:number-columns-repeated="1019"/>
        </table:table-row>
        <table:table-row table:style-name="ro4">
          <table:table-cell table:style-name="ce2">
            <draw:frame table:end-cell-address="Druid.A7" table:end-x="0.846cm" table:end-y="0.846cm" draw:z-index="5" draw:name="http://images1.wikia.nocookie.net/wowwiki/images/thumb/c/cb/Spell_nature_thorns.png/32px-Spell_nature_thorns.png" draw:style-name="gr1" draw:text-style-name="P1" svg:width="0.846cm" svg:height="0.846cm" svg:x="0cm" svg:y="0cm">
              <draw:image xlink:href="Pictures/100002010000002000000020F7A1922E.png" xlink:type="simple" xlink:show="embed" xlink:actuate="onLoad">
                <text:p/>
              </draw:image>
            </draw:frame>
          </table:table-cell>
          <table:table-cell table:style-name="ce2" office:value-type="string">
            <text:p><text:a xlink:href="">Thorns</text:a></text:p>
          </table:table-cell>
          <table:table-cell table:style-name="ce4" office:value-type="float" office:value="6">
            <text:p>6</text:p>
          </table:table-cell>
          <table:table-cell table:style-name="ce4" office:value-type="string">
            <text:p>Balance</text:p>
          </table:table-cell>
          <table:table-cell table:style-name="ce14" office:value-type="string">
            <text:p>Causes X Nature damage to attackers.</text:p>
          </table:table-cell>
          <table:table-cell table:number-columns-repeated="2"/>
          <table:table-cell table:style-name="ce16"/>
          <table:table-cell table:number-columns-repeated="1016"/>
        </table:table-row>
        <table:table-row table:style-name="ro4">
          <table:table-cell table:style-name="ce2">
            <draw:frame table:end-cell-address="Druid.A8" table:end-x="0.846cm" table:end-y="0.846cm" draw:z-index="6" draw:name="http://images1.wikia.nocookie.net/wowwiki/images/thumb/e/ed/Spell_nature_stranglevines.png/32px-Spell_nature_stranglevines.png" draw:style-name="gr1" draw:text-style-name="P1" svg:width="0.846cm" svg:height="0.846cm" svg:x="0cm" svg:y="0cm">
              <draw:image xlink:href="Pictures/1000020100000020000000202953854C.png" xlink:type="simple" xlink:show="embed" xlink:actuate="onLoad">
                <text:p/>
              </draw:image>
            </draw:frame>
          </table:table-cell>
          <table:table-cell table:style-name="ce2" office:value-type="string">
            <text:p><text:a xlink:href="">Entangling Roots</text:a></text:p>
          </table:table-cell>
          <table:table-cell table:style-name="ce4" office:value-type="float" office:value="8">
            <text:p>8</text:p>
          </table:table-cell>
          <table:table-cell table:style-name="ce4" office:value-type="string">
            <text:p>Balance</text:p>
          </table:table-cell>
          <table:table-cell table:style-name="ce14" office:value-type="string">
            <text:p>Roots the target in place and causes X Nature damage over 27 sec. Damage caused may interrupt the effect.</text:p>
          </table:table-cell>
          <table:table-cell table:number-columns-repeated="1019"/>
        </table:table-row>
        <table:table-row table:style-name="ro4">
          <table:table-cell table:style-name="ce2">
            <draw:frame table:end-cell-address="Druid.A9" table:end-x="0.846cm" table:end-y="0.846cm" draw:z-index="7" draw:name="http://images2.wikia.nocookie.net/wowwiki/images/thumb/3/3d/Spell_nature_natureswrath.png/32px-Spell_nature_natureswrath.png" draw:style-name="gr1" draw:text-style-name="P1" svg:width="0.846cm" svg:height="0.846cm" svg:x="0cm" svg:y="0cm">
              <draw:image xlink:href="Pictures/1000020100000020000000205332546C.png" xlink:type="simple" xlink:show="embed" xlink:actuate="onLoad">
                <text:p/>
              </draw:image>
            </draw:frame>
          </table:table-cell>
          <table:table-cell table:style-name="ce2" office:value-type="string">
            <text:p><text:a xlink:href="">Nature's Grasp</text:a></text:p>
          </table:table-cell>
          <table:table-cell table:style-name="ce4" office:value-type="float" office:value="10">
            <text:p>10</text:p>
          </table:table-cell>
          <table:table-cell table:style-name="ce4" office:value-type="string">
            <text:p>Balance</text:p>
          </table:table-cell>
          <table:table-cell table:style-name="ce14" office:value-type="string">
            <text:p>While active, any time an enemy strikes the caster they have a 100% chance to become afflicted by Entangling Roots (Rank X). 1 charge. Lasts 45 sec.</text:p>
          </table:table-cell>
          <table:table-cell table:number-columns-repeated="1019"/>
        </table:table-row>
        <table:table-row table:style-name="ro4">
          <table:table-cell table:style-name="ce2">
            <draw:frame table:end-cell-address="Druid.A10" table:end-x="0.846cm" table:end-y="0.846cm" draw:z-index="8" draw:name="http://images2.wikia.nocookie.net/wowwiki/images/thumb/7/73/Spell_arcane_teleportmoonglade.png/32px-Spell_arcane_teleportmoonglade.png" draw:style-name="gr1" draw:text-style-name="P1" svg:width="0.846cm" svg:height="0.846cm" svg:x="0cm" svg:y="0cm">
              <draw:image xlink:href="Pictures/1000020100000020000000201ACADB91.png" xlink:type="simple" xlink:show="embed" xlink:actuate="onLoad">
                <text:p/>
              </draw:image>
            </draw:frame>
          </table:table-cell>
          <table:table-cell table:style-name="ce2" office:value-type="string">
            <text:p><text:a xlink:href="">Teleport: Moonglade</text:a></text:p>
          </table:table-cell>
          <table:table-cell table:style-name="ce4" office:value-type="float" office:value="10">
            <text:p>10</text:p>
          </table:table-cell>
          <table:table-cell table:style-name="ce4" office:value-type="string">
            <text:p>Balance</text:p>
          </table:table-cell>
          <table:table-cell table:style-name="ce14" office:value-type="string">
            <text:p>Teleports the caster to the Moonglade.</text:p>
          </table:table-cell>
          <table:table-cell table:style-name="ce17" table:number-columns-repeated="4"/>
          <table:table-cell table:number-columns-repeated="1015"/>
        </table:table-row>
        <table:table-row table:style-name="ro4">
          <table:table-cell table:style-name="ce2">
            <draw:frame table:end-cell-address="Druid.A11" table:end-x="0.846cm" table:end-y="0.846cm" draw:z-index="9"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Bear Form</text:a></text:p>
          </table:table-cell>
          <table:table-cell table:style-name="ce4" office:value-type="float" office:value="10">
            <text:p>10</text:p>
          </table:table-cell>
          <table:table-cell table:style-name="ce4" office:value-type="string">
            <text:p>Shapeshift</text:p>
          </table:table-cell>
          <table:table-cell table:style-name="ce14" office:value-type="string">
            <text:p>Shapeshift into bear form, increasing melee attack power by (Your Level x 3), armor contribution from items by 18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12" table:end-x="0.846cm" table:end-y="0.846cm" draw:z-index="10" draw:name="http://images4.wikia.nocookie.net/wowwiki/images/thumb/6/6e/Ability_druid_demoralizingroar.png/32px-Ability_druid_demoralizingroar.png" draw:style-name="gr1" draw:text-style-name="P1" svg:width="0.846cm" svg:height="0.846cm" svg:x="0cm" svg:y="0cm">
              <draw:image xlink:href="Pictures/1000020100000020000000208A008882.png" xlink:type="simple" xlink:show="embed" xlink:actuate="onLoad">
                <text:p/>
              </draw:image>
            </draw:frame>
          </table:table-cell>
          <table:table-cell table:style-name="ce2" office:value-type="string">
            <text:p><text:a xlink:href="">Demoralizing Roar</text:a></text:p>
          </table:table-cell>
          <table:table-cell table:style-name="ce4" office:value-type="float" office:value="10">
            <text:p>10</text:p>
          </table:table-cell>
          <table:table-cell table:style-name="ce4" office:value-type="string">
            <text:p>Feral (B)</text:p>
          </table:table-cell>
          <table:table-cell table:style-name="ce14" office:value-type="string">
            <text:p>The druid roars, decreasing nearby enemies' melee attack power by X. Lasts 30 sec.</text:p>
          </table:table-cell>
          <table:table-cell table:style-name="ce16"/>
          <table:table-cell table:number-columns-repeated="1018"/>
        </table:table-row>
        <table:table-row table:style-name="ro4">
          <table:table-cell table:style-name="ce2">
            <draw:frame table:end-cell-address="Druid.A13" table:end-x="0.846cm" table:end-y="0.846cm" draw:z-index="11"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 office:value-type="string">
            <text:p><text:a xlink:href="">Growl</text:a></text:p>
          </table:table-cell>
          <table:table-cell table:style-name="ce4" office:value-type="float" office:value="10">
            <text:p>10</text:p>
          </table:table-cell>
          <table:table-cell table:style-name="ce4" office:value-type="string">
            <text:p>Feral (B)</text:p>
          </table:table-cell>
          <table:table-cell table:style-name="ce14" office:value-type="string">
            <text:p>Taunts the target to attack you, but has no effect if the target is already attacking you.</text:p>
          </table:table-cell>
          <table:table-cell table:style-name="ce16"/>
          <table:table-cell table:number-columns-repeated="1018"/>
        </table:table-row>
        <table:table-row table:style-name="ro4">
          <table:table-cell table:style-name="ce2">
            <draw:frame table:end-cell-address="Druid.A14" table:end-x="0.846cm" table:end-y="0.846cm" draw:z-index="12" draw:name="http://images2.wikia.nocookie.net/wowwiki/images/thumb/c/cd/Ability_druid_maul.png/32px-Ability_druid_maul.png" draw:style-name="gr1" draw:text-style-name="P1" svg:width="0.846cm" svg:height="0.846cm" svg:x="0cm" svg:y="0cm">
              <draw:image xlink:href="Pictures/10000000000000200000002083BBAE46.png" xlink:type="simple" xlink:show="embed" xlink:actuate="onLoad">
                <text:p/>
              </draw:image>
            </draw:frame>
          </table:table-cell>
          <table:table-cell table:style-name="ce2" office:value-type="string">
            <text:p><text:a xlink:href="">Maul</text:a></text:p>
          </table:table-cell>
          <table:table-cell table:style-name="ce4" office:value-type="float" office:value="10">
            <text:p>10</text:p>
          </table:table-cell>
          <table:table-cell table:style-name="ce4" office:value-type="string">
            <text:p>Feral (B)</text:p>
          </table:table-cell>
          <table:table-cell table:style-name="ce14" office:value-type="string">
            <text:p>A strong attack that increases melee damage by X and causes a high amount of threat. Effects which increase Bleed damage also increase Maul damage.</text:p>
          </table:table-cell>
          <table:table-cell table:style-name="ce16"/>
          <table:table-cell table:number-columns-repeated="1018"/>
        </table:table-row>
        <table:table-row table:style-name="ro4">
          <table:table-cell table:style-name="ce2">
            <draw:frame table:end-cell-address="Druid.A15" table:end-x="0.846cm" table:end-y="0.846cm" draw:z-index="13" draw:name="http://images4.wikia.nocookie.net/wowwiki/images/thumb/e/e7/Spell_nature_resistnature.png/32px-Spell_nature_resistnature.png" draw:style-name="gr1" draw:text-style-name="P1" svg:width="0.846cm" svg:height="0.846cm" svg:x="0cm" svg:y="0cm">
              <draw:image xlink:href="Pictures/100000000000002000000020BAA2DD2A.png" xlink:type="simple" xlink:show="embed" xlink:actuate="onLoad">
                <text:p/>
              </draw:image>
            </draw:frame>
          </table:table-cell>
          <table:table-cell table:style-name="ce2" office:value-type="string">
            <text:p><text:a xlink:href="">Regrowth</text:a></text:p>
          </table:table-cell>
          <table:table-cell table:style-name="ce4" office:value-type="float" office:value="12">
            <text:p>12</text:p>
          </table:table-cell>
          <table:table-cell table:style-name="ce4" office:value-type="string">
            <text:p>Restoration</text:p>
          </table:table-cell>
          <table:table-cell table:style-name="ce14" office:value-type="string">
            <text:p>Heals a friendly target for X to Y and another Z over 21 sec.</text:p>
          </table:table-cell>
          <table:table-cell table:style-name="ce16" table:number-columns-repeated="2"/>
          <table:table-cell table:number-columns-repeated="1017"/>
        </table:table-row>
        <table:table-row table:style-name="ro4">
          <table:table-cell table:style-name="ce2">
            <draw:frame table:end-cell-address="Druid.A16" table:end-x="0.846cm" table:end-y="0.846cm" draw:z-index="14" draw:name="http://images2.wikia.nocookie.net/wowwiki/images/thumb/d/d2/Ability_druid_enrage.png/32px-Ability_druid_enrage.png" draw:style-name="gr1" draw:text-style-name="P1" svg:width="0.846cm" svg:height="0.846cm" svg:x="0cm" svg:y="0cm">
              <draw:image xlink:href="Pictures/1000020100000020000000200DF5067A.png" xlink:type="simple" xlink:show="embed" xlink:actuate="onLoad">
                <text:p/>
              </draw:image>
            </draw:frame>
          </table:table-cell>
          <table:table-cell table:style-name="ce2" office:value-type="string">
            <text:p><text:a xlink:href="">Enrage</text:a></text:p>
          </table:table-cell>
          <table:table-cell table:style-name="ce4" office:value-type="float" office:value="12">
            <text:p>12</text:p>
          </table:table-cell>
          <table:table-cell table:style-name="ce4" office:value-type="string">
            <text:p>Feral (B)</text:p>
          </table:table-cell>
          <table:table-cell table:style-name="ce14" office:value-type="string">
            <text:p>Generates 20 rage over 10 sec, but reduces base armor by 27% in Bear Form and 16% in Dire Bear Form.</text:p>
          </table:table-cell>
          <table:table-cell table:number-columns-repeated="1019"/>
        </table:table-row>
        <table:table-row table:style-name="ro4">
          <table:table-cell table:style-name="ce2">
            <draw:frame table:end-cell-address="Druid.A17" table:end-x="0.846cm" table:end-y="0.846cm" draw:z-index="15" draw:name="http://images1.wikia.nocookie.net/wowwiki/images/thumb/b/b8/Ability_druid_lunarguidance.png/32px-Ability_druid_lunarguidance.png" draw:style-name="gr1" draw:text-style-name="P1" svg:width="0.846cm" svg:height="0.846cm" svg:x="0cm" svg:y="0cm">
              <draw:image xlink:href="Pictures/100000000000002000000020DBF793E4.png" xlink:type="simple" xlink:show="embed" xlink:actuate="onLoad">
                <text:p/>
              </draw:image>
            </draw:frame>
          </table:table-cell>
          <table:table-cell table:style-name="ce2" office:value-type="string">
            <text:p><text:a xlink:href="">Revive</text:a></text:p>
          </table:table-cell>
          <table:table-cell table:style-name="ce4" office:value-type="float" office:value="12">
            <text:p>12</text:p>
          </table:table-cell>
          <table:table-cell table:style-name="ce4" office:value-type="string">
            <text:p>Restoration</text:p>
          </table:table-cell>
          <table:table-cell table:style-name="ce14" office:value-type="string">
            <text:p>Returns the spirit to the body, restoring a dead target to life with X health and Y mana. Cannot be cast when in combat.</text:p>
          </table:table-cell>
          <table:table-cell table:number-columns-repeated="1019"/>
        </table:table-row>
        <table:table-row table:style-name="ro4">
          <table:table-cell table:style-name="ce2">
            <draw:frame table:end-cell-address="Druid.A18" table:end-x="0.846cm" table:end-y="0.846cm" draw:z-index="16" draw:name="http://images1.wikia.nocookie.net/wowwiki/images/thumb/e/e1/Ability_druid_bash.png/32px-Ability_druid_bash.png" draw:style-name="gr1" draw:text-style-name="P1" svg:width="0.846cm" svg:height="0.846cm" svg:x="0cm" svg:y="0cm">
              <draw:image xlink:href="Pictures/100002010000002000000020B76542B9.png" xlink:type="simple" xlink:show="embed" xlink:actuate="onLoad">
                <text:p/>
              </draw:image>
            </draw:frame>
          </table:table-cell>
          <table:table-cell table:style-name="ce2" office:value-type="string">
            <text:p><text:a xlink:href="">Bash</text:a></text:p>
          </table:table-cell>
          <table:table-cell table:style-name="ce4" office:value-type="float" office:value="14">
            <text:p>14</text:p>
          </table:table-cell>
          <table:table-cell table:style-name="ce4" office:value-type="string">
            <text:p>Feral (B)</text:p>
          </table:table-cell>
          <table:table-cell table:style-name="ce14" office:value-type="string">
            <text:p>Stuns the target for X sec and interrupts spellcasting for 3 sec.</text:p>
          </table:table-cell>
          <table:table-cell table:style-name="ce16"/>
          <table:table-cell table:number-columns-repeated="1018"/>
        </table:table-row>
        <table:table-row table:style-name="ro4">
          <table:table-cell table:style-name="ce2">
            <draw:frame table:end-cell-address="Druid.A19" table:end-x="0.846cm" table:end-y="0.846cm" draw:z-index="17" draw:name="http://images3.wikia.nocookie.net/wowwiki/images/thumb/5/5d/Spell_nature_nullifypoison.png/32px-Spell_nature_nullifypoison.png" draw:style-name="gr1" draw:text-style-name="P1" svg:width="0.846cm" svg:height="0.846cm" svg:x="0cm" svg:y="0cm">
              <draw:image xlink:href="Pictures/10000201000000200000002043E7E8B0.png" xlink:type="simple" xlink:show="embed" xlink:actuate="onLoad">
                <text:p/>
              </draw:image>
            </draw:frame>
          </table:table-cell>
          <table:table-cell table:style-name="ce2" office:value-type="string">
            <text:p><text:a xlink:href="">Cure Poison</text:a></text:p>
          </table:table-cell>
          <table:table-cell table:style-name="ce4" office:value-type="float" office:value="14">
            <text:p>14</text:p>
          </table:table-cell>
          <table:table-cell table:style-name="ce4" office:value-type="string">
            <text:p>Restoration</text:p>
          </table:table-cell>
          <table:table-cell table:style-name="ce14" office:value-type="string">
            <text:p>Cures 1 poison effect on the target.</text:p>
          </table:table-cell>
          <table:table-cell table:number-columns-repeated="3"/>
          <table:table-cell table:style-name="ce16"/>
          <table:table-cell table:number-columns-repeated="1015"/>
        </table:table-row>
        <table:table-row table:style-name="ro4">
          <table:table-cell table:style-name="ce2">
            <draw:frame table:end-cell-address="Druid.A20" table:end-x="0.846cm" table:end-y="0.846cm" draw:z-index="18" draw:name="http://images2.wikia.nocookie.net/wowwiki/images/thumb/4/4a/Ability_druid_aquaticform.png/32px-Ability_druid_aquaticform.png" draw:style-name="gr1" draw:text-style-name="P1" svg:width="0.846cm" svg:height="0.846cm" svg:x="0cm" svg:y="0cm">
              <draw:image xlink:href="Pictures/10000000000000200000002024E4F2AE.png" xlink:type="simple" xlink:show="embed" xlink:actuate="onLoad">
                <text:p/>
              </draw:image>
            </draw:frame>
          </table:table-cell>
          <table:table-cell table:style-name="ce2" office:value-type="string">
            <text:p><text:a xlink:href="">Aquatic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aquatic form, increasing swim speed by 50% and allowing the druid to breathe underwater. Also protects the caster from Polymorph effects.</text:p>
          </table:table-cell>
          <table:table-cell table:style-name="ce17" table:number-columns-repeated="4"/>
          <table:table-cell table:number-columns-repeated="1015"/>
        </table:table-row>
        <table:table-row table:style-name="ro4">
          <table:table-cell table:style-name="ce2">
            <draw:frame table:end-cell-address="Druid.A21" table:end-x="0.846cm" table:end-y="0.846cm" draw:z-index="19" draw:name="http://images2.wikia.nocookie.net/wowwiki/images/thumb/7/71/Ability_druid_travelform.png/32px-Ability_druid_travelform.png" draw:style-name="gr1" draw:text-style-name="P1" svg:width="0.846cm" svg:height="0.846cm" svg:x="0cm" svg:y="0cm">
              <draw:image xlink:href="Pictures/100000000000002000000020B91851DE.png" xlink:type="simple" xlink:show="embed" xlink:actuate="onLoad">
                <text:p/>
              </draw:image>
            </draw:frame>
          </table:table-cell>
          <table:table-cell table:style-name="ce2" office:value-type="string">
            <text:p><text:a xlink:href="">Travel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travel form, increasing movement speed by 40%. Also protects the caster from Polymorph effects. Only usable outdoors.</text:p>
          </table:table-cell>
          <table:table-cell table:style-name="ce17" table:number-columns-repeated="4"/>
          <table:table-cell table:number-columns-repeated="1015"/>
        </table:table-row>
        <table:table-row table:style-name="ro4">
          <table:table-cell table:style-name="ce2">
            <draw:frame table:end-cell-address="Druid.A22" table:end-x="0.846cm" table:end-y="0.846cm" draw:z-index="20"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text:a></text:p>
          </table:table-cell>
          <table:table-cell table:style-name="ce4" office:value-type="float" office:value="16">
            <text:p>16</text:p>
          </table:table-cell>
          <table:table-cell table:style-name="ce4" office:value-type="string">
            <text:p>Feral (B)</text:p>
          </table:table-cell>
          <table:table-cell table:style-name="ce14" office:value-type="string">
            <text:p>Swipe nearby enemies, inflicting X damage. Damage increased by attack power.</text:p>
          </table:table-cell>
          <table:table-cell table:style-name="ce16"/>
          <table:table-cell table:number-columns-repeated="1018"/>
        </table:table-row>
        <table:table-row table:style-name="ro4">
          <table:table-cell table:style-name="ce2">
            <draw:frame table:end-cell-address="Druid.A23" table:end-x="0.846cm" table:end-y="0.846cm" draw:z-index="21"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text:a></text:p>
          </table:table-cell>
          <table:table-cell table:style-name="ce4" office:value-type="float" office:value="18">
            <text:p>18</text:p>
          </table:table-cell>
          <table:table-cell table:style-name="ce4" office:value-type="string">
            <text:p>Balance</text:p>
          </table:table-cell>
          <table:table-cell table:style-name="ce14" office:value-type="string">
            <text:p>Decrease the armor of the target by X for 5 min. While affected, the target cannot stealth or turn invisible.</text:p>
          </table:table-cell>
          <table:table-cell table:style-name="ce16" table:number-columns-repeated="2"/>
          <table:table-cell table:number-columns-repeated="1017"/>
        </table:table-row>
        <table:table-row table:style-name="ro4">
          <table:table-cell table:style-name="ce2">
            <draw:frame table:end-cell-address="Druid.A24" table:end-x="0.846cm" table:end-y="0.846cm" draw:z-index="22"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 (Feral)</text:a></text:p>
          </table:table-cell>
          <table:table-cell table:style-name="ce4" office:value-type="float" office:value="18">
            <text:p>18</text:p>
          </table:table-cell>
          <table:table-cell table:style-name="ce4" office:value-type="string">
            <text:p>Feral (B)(C)</text:p>
          </table:table-cell>
          <table:table-cell table:style-name="ce14" office:value-type="string">
            <text:p>Decrease the armor of the target by X for 5 min. While affected, the target cannot stealth or turn invisible. Deals (AP*0.05+1) damage and additional threat when used in Bear Form or Dire Bear Form.</text:p>
          </table:table-cell>
          <table:table-cell table:style-name="ce16" table:number-columns-repeated="2"/>
          <table:table-cell table:number-columns-repeated="1017"/>
        </table:table-row>
        <table:table-row table:style-name="ro4">
          <table:table-cell table:style-name="ce2">
            <draw:frame table:end-cell-address="Druid.A25" table:end-x="0.846cm" table:end-y="0.846cm" draw:z-index="23" draw:name="http://images2.wikia.nocookie.net/wowwiki/images/thumb/f/f9/Spell_nature_sleep.png/32px-Spell_nature_sleep.png" draw:style-name="gr1" draw:text-style-name="P1" svg:width="0.846cm" svg:height="0.846cm" svg:x="0cm" svg:y="0cm">
              <draw:image xlink:href="Pictures/100002010000002000000020F08FEC11.png" xlink:type="simple" xlink:show="embed" xlink:actuate="onLoad">
                <text:p/>
              </draw:image>
            </draw:frame>
          </table:table-cell>
          <table:table-cell table:style-name="ce2" office:value-type="string">
            <text:p><text:a xlink:href="">Hibernate</text:a></text:p>
          </table:table-cell>
          <table:table-cell table:style-name="ce4" office:value-type="float" office:value="18">
            <text:p>18</text:p>
          </table:table-cell>
          <table:table-cell table:style-name="ce4" office:value-type="string">
            <text:p>Balance</text:p>
          </table:table-cell>
          <table:table-cell table:style-name="ce14" office:value-type="string">
            <text:p>Forces the enemy target to sleep for up to X sec. Any damage will awaken the target. Only one target can be forced to hibernate at a time. Only works on Beasts and Dragonkin.</text:p>
          </table:table-cell>
          <table:table-cell table:number-columns-repeated="1019"/>
        </table:table-row>
        <table:table-row table:style-name="ro4">
          <table:table-cell table:style-name="ce2">
            <draw:frame table:end-cell-address="Druid.A26" table:end-x="0.846cm" table:end-y="0.846cm" draw:z-index="24" draw:name="http://images3.wikia.nocookie.net/wowwiki/images/thumb/9/9a/Spell_nature_reincarnation.png/32px-Spell_nature_reincarnation.png" draw:style-name="gr1" draw:text-style-name="P1" svg:width="0.846cm" svg:height="0.846cm" svg:x="0cm" svg:y="0cm">
              <draw:image xlink:href="Pictures/100002010000002000000020D63A3B28.png" xlink:type="simple" xlink:show="embed" xlink:actuate="onLoad">
                <text:p/>
              </draw:image>
            </draw:frame>
          </table:table-cell>
          <table:table-cell table:style-name="ce2" office:value-type="string">
            <text:p><text:a xlink:href="">Rebirth</text:a></text:p>
          </table:table-cell>
          <table:table-cell table:style-name="ce4" office:value-type="float" office:value="20">
            <text:p>20</text:p>
          </table:table-cell>
          <table:table-cell table:style-name="ce4" office:value-type="string">
            <text:p>Restoration</text:p>
          </table:table-cell>
          <table:table-cell table:style-name="ce14" office:value-type="string">
            <text:p>Returns the spirit to the body, restoring a dead target to life with X health and Y mana.</text:p>
          </table:table-cell>
          <table:table-cell table:number-columns-repeated="1019"/>
        </table:table-row>
        <table:table-row table:style-name="ro4">
          <table:table-cell table:style-name="ce2">
            <draw:frame table:end-cell-address="Druid.A27" table:end-x="0.846cm" table:end-y="0.846cm" draw:z-index="25" draw:name="http://images4.wikia.nocookie.net/wowwiki/images/thumb/4/48/Ability_druid_catform.png/32px-Ability_druid_catform.png" draw:style-name="gr1" draw:text-style-name="P1" svg:width="0.846cm" svg:height="0.846cm" svg:x="0cm" svg:y="0cm">
              <draw:image xlink:href="Pictures/10000000000000200000002098361D93.png" xlink:type="simple" xlink:show="embed" xlink:actuate="onLoad">
                <text:p/>
              </draw:image>
            </draw:frame>
          </table:table-cell>
          <table:table-cell table:style-name="ce2" office:value-type="string">
            <text:p><text:a xlink:href="">Cat Form</text:a></text:p>
          </table:table-cell>
          <table:table-cell table:style-name="ce4" office:value-type="float" office:value="20">
            <text:p>20</text:p>
          </table:table-cell>
          <table:table-cell table:style-name="ce4" office:value-type="string">
            <text:p>Shapeshift</text:p>
          </table:table-cell>
          <table:table-cell table:style-name="ce14" office:value-type="string">
            <text:p>Shapeshift into cat form, increasing melee attack power by (Your Level * 2) plus Agility. Also protects the caster from Polymorph effects and allows the use of various cat abilities.</text:p>
          </table:table-cell>
          <table:table-cell table:number-columns-repeated="2"/>
          <table:table-cell table:style-name="ce16"/>
          <table:table-cell table:number-columns-repeated="1016"/>
        </table:table-row>
        <table:table-row table:style-name="ro4">
          <table:table-cell table:style-name="ce2">
            <draw:frame table:end-cell-address="Druid.A28" table:end-x="0.846cm" table:end-y="0.846cm" draw:z-index="26" draw:name="http://images3.wikia.nocookie.net/wowwiki/images/thumb/5/52/Spell_arcane_starfire.png/32px-Spell_arcane_starfire.png" draw:style-name="gr1" draw:text-style-name="P1" svg:width="0.846cm" svg:height="0.846cm" svg:x="0cm" svg:y="0cm">
              <draw:image xlink:href="Pictures/1000000000000020000000209EBB7D11.png" xlink:type="simple" xlink:show="embed" xlink:actuate="onLoad">
                <text:p/>
              </draw:image>
            </draw:frame>
          </table:table-cell>
          <table:table-cell table:style-name="ce2" office:value-type="string">
            <text:p><text:a xlink:href="">Starfire</text:a></text:p>
          </table:table-cell>
          <table:table-cell table:style-name="ce4" office:value-type="float" office:value="20">
            <text:p>20</text:p>
          </table:table-cell>
          <table:table-cell table:style-name="ce4" office:value-type="string">
            <text:p>Balance</text:p>
          </table:table-cell>
          <table:table-cell table:style-name="ce14" office:value-type="string">
            <text:p>Causes X Arcane damage to the target.</text:p>
          </table:table-cell>
          <table:table-cell table:number-columns-repeated="1019"/>
        </table:table-row>
        <table:table-row table:style-name="ro4">
          <table:table-cell table:style-name="ce2">
            <draw:frame table:end-cell-address="Druid.A29" table:end-x="0.846cm" table:end-y="0.846cm" draw:z-index="27" draw:name="http://images2.wikia.nocookie.net/wowwiki/images/thumb/e/e4/Ability_druid_rake.png/32px-Ability_druid_rake.png" draw:style-name="gr1" draw:text-style-name="P1" svg:width="0.846cm" svg:height="0.846cm" svg:x="0cm" svg:y="0cm">
              <draw:image xlink:href="Pictures/100000000000002000000020189D6802.png" xlink:type="simple" xlink:show="embed" xlink:actuate="onLoad">
                <text:p/>
              </draw:image>
            </draw:frame>
          </table:table-cell>
          <table:table-cell table:style-name="ce2" office:value-type="string">
            <text:p><text:a xlink:href="">Claw</text:a></text:p>
          </table:table-cell>
          <table:table-cell table:style-name="ce4" office:value-type="float" office:value="20">
            <text:p>20</text:p>
          </table:table-cell>
          <table:table-cell table:style-name="ce4" office:value-type="string">
            <text:p>Feral (C)</text:p>
          </table:table-cell>
          <table:table-cell table:style-name="ce14" office:value-type="string">
            <text:p>Claw the enemy, causing X additional damage. Awards 1 combo point.</text:p>
          </table:table-cell>
          <table:table-cell/>
          <table:table-cell table:style-name="ce16"/>
          <table:table-cell table:number-columns-repeated="1017"/>
        </table:table-row>
        <table:table-row table:style-name="ro4">
          <table:table-cell table:style-name="ce2">
            <draw:frame table:end-cell-address="Druid.A30" table:end-x="0.846cm" table:end-y="0.846cm" draw:z-index="28" draw:name="http://images3.wikia.nocookie.net/wowwiki/images/thumb/2/27/Ability_ambush.png/32px-Ability_ambush.png" draw:style-name="gr1" draw:text-style-name="P1" svg:width="0.846cm" svg:height="0.846cm" svg:x="0cm" svg:y="0cm">
              <draw:image xlink:href="Pictures/1000020100000020000000201D7A67C9.png" xlink:type="simple" xlink:show="embed" xlink:actuate="onLoad">
                <text:p/>
              </draw:image>
            </draw:frame>
          </table:table-cell>
          <table:table-cell table:style-name="ce2" office:value-type="string">
            <text:p><text:a xlink:href="">Prowl</text:a></text:p>
          </table:table-cell>
          <table:table-cell table:style-name="ce4" office:value-type="float" office:value="20">
            <text:p>20</text:p>
          </table:table-cell>
          <table:table-cell table:style-name="ce4" office:value-type="string">
            <text:p>Feral (C)</text:p>
          </table:table-cell>
          <table:table-cell table:style-name="ce14" office:value-type="string">
            <text:p>Allows the Druid to prowl around, but reduces your movement speed by X%. Lasts until canceled.</text:p>
          </table:table-cell>
          <table:table-cell table:number-columns-repeated="1019"/>
        </table:table-row>
        <table:table-row table:style-name="ro4">
          <table:table-cell table:style-name="ce2">
            <draw:frame table:end-cell-address="Druid.A31" table:end-x="0.846cm" table:end-y="0.846cm" draw:z-index="29" draw:name="http://images4.wikia.nocookie.net/wowwiki/images/thumb/4/43/Ability_ghoulfrenzy.png/32px-Ability_ghoulfrenzy.png" draw:style-name="gr1" draw:text-style-name="P1" svg:width="0.846cm" svg:height="0.846cm" svg:x="0cm" svg:y="0cm">
              <draw:image xlink:href="Pictures/10000201000000200000002031406ED9.png" xlink:type="simple" xlink:show="embed" xlink:actuate="onLoad">
                <text:p/>
              </draw:image>
            </draw:frame>
          </table:table-cell>
          <table:table-cell table:style-name="ce2" office:value-type="string">
            <text:p><text:a xlink:href="">Rip</text:a></text:p>
          </table:table-cell>
          <table:table-cell table:style-name="ce4" office:value-type="float" office:value="20">
            <text:p>20</text:p>
          </table:table-cell>
          <table:table-cell table:style-name="ce4" office:value-type="string">
            <text:p>Feral (C)</text:p>
          </table:table-cell>
          <table:table-cell table:style-name="ce14" office:value-type="string">
            <text:p>Finishing move that causes damage over time. Damage increases per combo point and by your attack power:</text:p>
          </table:table-cell>
          <table:table-cell/>
          <table:table-cell table:style-name="ce16"/>
          <table:table-cell table:number-columns-repeated="1017"/>
        </table:table-row>
        <table:table-row table:style-name="ro4">
          <table:table-cell table:style-name="ce2">
            <draw:frame table:end-cell-address="Druid.A32" table:end-x="0.846cm" table:end-y="0.846cm" draw:z-index="30" draw:name="http://images4.wikia.nocookie.net/wowwiki/images/thumb/0/04/Inv_misc_monsterfang_01.png/32px-Inv_misc_monsterfang_01.png" draw:style-name="gr1" draw:text-style-name="P1" svg:width="0.846cm" svg:height="0.846cm" svg:x="0cm" svg:y="0cm">
              <draw:image xlink:href="Pictures/1000020100000020000000203F044CA8.png" xlink:type="simple" xlink:show="embed" xlink:actuate="onLoad">
                <text:p/>
              </draw:image>
            </draw:frame>
          </table:table-cell>
          <table:table-cell table:style-name="ce2" office:value-type="string">
            <text:p><text:a xlink:href="">Shred</text:a></text:p>
          </table:table-cell>
          <table:table-cell table:style-name="ce4" office:value-type="float" office:value="22">
            <text:p>22</text:p>
          </table:table-cell>
          <table:table-cell table:style-name="ce4" office:value-type="string">
            <text:p>Feral (C)</text:p>
          </table:table-cell>
          <table:table-cell table:style-name="ce14" office:value-type="string">
            <text:p>Shred the target, causing 225% damage plus X to the target. Must be behind the target. Awards 1 combo point. Effects which increase Bleed damage also increase Shred damage.</text:p>
          </table:table-cell>
          <table:table-cell table:number-columns-repeated="1019"/>
        </table:table-row>
        <table:table-row table:style-name="ro4">
          <table:table-cell table:style-name="ce2">
            <draw:frame table:end-cell-address="Druid.A33" table:end-x="0.846cm" table:end-y="0.846cm" draw:z-index="3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 office:value-type="string">
            <text:p><text:a xlink:href="">Soothe Animal</text:a></text:p>
          </table:table-cell>
          <table:table-cell table:style-name="ce4" office:value-type="float" office:value="22">
            <text:p>22</text:p>
          </table:table-cell>
          <table:table-cell table:style-name="ce4" office:value-type="string">
            <text:p>Balance</text:p>
          </table:table-cell>
          <table:table-cell table:style-name="ce14" office:value-type="string">
            <text:p>Soothes the target beast, reducing the range at which it will attack you by 10 yards. Only affects Beast and Dragonkin targets level 85 or lower. Lasts 15 sec.</text:p>
          </table:table-cell>
          <table:table-cell table:number-columns-repeated="1019"/>
        </table:table-row>
        <table:table-row table:style-name="ro4">
          <table:table-cell table:style-name="ce2">
            <draw:frame table:end-cell-address="Druid.A34" table:end-x="0.846cm" table:end-y="0.846cm" draw:z-index="32" draw:name="http://images4.wikia.nocookie.net/wowwiki/images/thumb/0/0e/Spell_holy_removecurse.png/32px-Spell_holy_removecurse.png" draw:style-name="gr1" draw:text-style-name="P1" svg:width="0.846cm" svg:height="0.846cm" svg:x="0cm" svg:y="0cm">
              <draw:image xlink:href="Pictures/100000000000002000000020B1952E5D.png" xlink:type="simple" xlink:show="embed" xlink:actuate="onLoad">
                <text:p/>
              </draw:image>
            </draw:frame>
          </table:table-cell>
          <table:table-cell table:style-name="ce2" office:value-type="string">
            <text:p><text:a xlink:href="">Remove Curse</text:a></text:p>
          </table:table-cell>
          <table:table-cell table:style-name="ce4" office:value-type="float" office:value="24">
            <text:p>24</text:p>
          </table:table-cell>
          <table:table-cell table:style-name="ce4" office:value-type="string">
            <text:p>Restoration</text:p>
          </table:table-cell>
          <table:table-cell table:style-name="ce14" office:value-type="string">
            <text:p>Dispels 1 curse from a friendly target.</text:p>
          </table:table-cell>
          <table:table-cell table:number-columns-repeated="3"/>
          <table:table-cell table:style-name="ce16"/>
          <table:table-cell table:number-columns-repeated="1015"/>
        </table:table-row>
        <table:table-row table:style-name="ro4">
          <table:table-cell table:style-name="ce2">
            <draw:frame table:end-cell-address="Druid.A35" table:end-x="0.846cm" table:end-y="0.846cm" draw:z-index="33" draw:name="http://images4.wikia.nocookie.net/wowwiki/images/thumb/8/8a/Ability_druid_disembowel.png/32px-Ability_druid_disembowel.png" draw:style-name="gr1" draw:text-style-name="P1" svg:width="0.846cm" svg:height="0.846cm" svg:x="0cm" svg:y="0cm">
              <draw:image xlink:href="Pictures/100002010000002000000020DF056092.png" xlink:type="simple" xlink:show="embed" xlink:actuate="onLoad">
                <text:p/>
              </draw:image>
            </draw:frame>
          </table:table-cell>
          <table:table-cell table:style-name="ce2" office:value-type="string">
            <text:p><text:a xlink:href="">Rake</text:a></text:p>
          </table:table-cell>
          <table:table-cell table:style-name="ce4" office:value-type="float" office:value="24">
            <text:p>24</text:p>
          </table:table-cell>
          <table:table-cell table:style-name="ce4" office:value-type="string">
            <text:p>Feral (C)</text:p>
          </table:table-cell>
          <table:table-cell table:style-name="ce14" office:value-type="string">
            <text:p>Rake the target for X damage and an additional Y damage over 9 sec. Awards 1 combo point.</text:p>
          </table:table-cell>
          <table:table-cell/>
          <table:table-cell table:style-name="ce16"/>
          <table:table-cell table:number-columns-repeated="1017"/>
        </table:table-row>
        <table:table-row table:style-name="ro4">
          <table:table-cell table:style-name="ce2">
            <draw:frame table:end-cell-address="Druid.A36" table:end-x="0.846cm" table:end-y="0.846cm" draw:z-index="34"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 office:value-type="string">
            <text:p><text:a xlink:href="">Tiger's Fury</text:a></text:p>
          </table:table-cell>
          <table:table-cell table:style-name="ce4" office:value-type="float" office:value="24">
            <text:p>24</text:p>
          </table:table-cell>
          <table:table-cell table:style-name="ce4" office:value-type="string">
            <text:p>Feral (C)</text:p>
          </table:table-cell>
          <table:table-cell table:style-name="ce14" office:value-type="string">
            <text:p>Increases damage done by X for 6 sec.</text:p>
          </table:table-cell>
          <table:table-cell table:number-columns-repeated="2"/>
          <table:table-cell table:style-name="ce16"/>
          <table:table-cell table:number-columns-repeated="1016"/>
        </table:table-row>
        <table:table-row table:style-name="ro4">
          <table:table-cell table:style-name="ce2">
            <draw:frame table:end-cell-address="Druid.A37" table:end-x="0.846cm" table:end-y="0.846cm" draw:z-index="35" draw:name="http://images3.wikia.nocookie.net/wowwiki/images/thumb/c/c2/Spell_nature_nullifypoison_02.png/32px-Spell_nature_nullifypoison_02.png" draw:style-name="gr1" draw:text-style-name="P1" svg:width="0.846cm" svg:height="0.846cm" svg:x="0cm" svg:y="0cm">
              <draw:image xlink:href="Pictures/10000201000000200000002043F403EF.png" xlink:type="simple" xlink:show="embed" xlink:actuate="onLoad">
                <text:p/>
              </draw:image>
            </draw:frame>
          </table:table-cell>
          <table:table-cell table:style-name="ce2" office:value-type="string">
            <text:p><text:a xlink:href="">Abolish Poison</text:a></text:p>
          </table:table-cell>
          <table:table-cell table:style-name="ce4" office:value-type="float" office:value="26">
            <text:p>26</text:p>
          </table:table-cell>
          <table:table-cell table:style-name="ce4" office:value-type="string">
            <text:p>Restoration</text:p>
          </table:table-cell>
          <table:table-cell table:style-name="ce14" office:value-type="string">
            <text:p>Attempts to cure 1 poison effect on the target, and 1 more poison effect every 2 seconds for 8 sec.</text:p>
          </table:table-cell>
          <table:table-cell table:number-columns-repeated="3"/>
          <table:table-cell table:style-name="ce16"/>
          <table:table-cell table:number-columns-repeated="1015"/>
        </table:table-row>
        <table:table-row table:style-name="ro4">
          <table:table-cell table:style-name="ce2">
            <draw:frame table:end-cell-address="Druid.A38" table:end-x="0.846cm" table:end-y="0.846cm" draw:z-index="36" draw:name="http://images4.wikia.nocookie.net/wowwiki/images/thumb/3/3b/Ability_druid_dash.png/32px-Ability_druid_dash.png" draw:style-name="gr1" draw:text-style-name="P1" svg:width="0.846cm" svg:height="0.846cm" svg:x="0cm" svg:y="0cm">
              <draw:image xlink:href="Pictures/100002010000002000000020C1EAC67C.png" xlink:type="simple" xlink:show="embed" xlink:actuate="onLoad">
                <text:p/>
              </draw:image>
            </draw:frame>
          </table:table-cell>
          <table:table-cell table:style-name="ce2" office:value-type="string">
            <text:p><text:a xlink:href="">Dash</text:a></text:p>
          </table:table-cell>
          <table:table-cell table:style-name="ce4" office:value-type="float" office:value="26">
            <text:p>26</text:p>
          </table:table-cell>
          <table:table-cell table:style-name="ce4" office:value-type="string">
            <text:p>Feral (C)</text:p>
          </table:table-cell>
          <table:table-cell table:style-name="ce14" office:value-type="string">
            <text:p>Increases movement speed by X% for 15 sec. Does not break prowling.</text:p>
          </table:table-cell>
          <table:table-cell table:number-columns-repeated="1019"/>
        </table:table-row>
        <table:table-row table:style-name="ro4">
          <table:table-cell table:style-name="ce2">
            <draw:frame table:end-cell-address="Druid.A39" table:end-x="0.846cm" table:end-y="0.846cm" draw:z-index="37" draw:name="http://images1.wikia.nocookie.net/wowwiki/images/thumb/6/6f/Ability_druid_challangingroar.png/32px-Ability_druid_challangingroar.png" draw:style-name="gr1" draw:text-style-name="P1" svg:width="0.846cm" svg:height="0.846cm" svg:x="0cm" svg:y="0cm">
              <draw:image xlink:href="Pictures/100002010000002000000020F4C17F5E.png" xlink:type="simple" xlink:show="embed" xlink:actuate="onLoad">
                <text:p/>
              </draw:image>
            </draw:frame>
          </table:table-cell>
          <table:table-cell table:style-name="ce2" office:value-type="string">
            <text:p><text:a xlink:href="">Challenging Roar</text:a></text:p>
          </table:table-cell>
          <table:table-cell table:style-name="ce4" office:value-type="float" office:value="28">
            <text:p>28</text:p>
          </table:table-cell>
          <table:table-cell table:style-name="ce4" office:value-type="string">
            <text:p>Feral (B)</text:p>
          </table:table-cell>
          <table:table-cell table:style-name="ce14" office:value-type="string">
            <text:p>Forces all nearby enemies to focus attacks on you for 6 sec.</text:p>
          </table:table-cell>
          <table:table-cell table:number-columns-repeated="1019"/>
        </table:table-row>
        <table:table-row table:style-name="ro4">
          <table:table-cell table:style-name="ce2">
            <draw:frame table:end-cell-address="Druid.A40" table:end-x="0.846cm" table:end-y="0.846cm" draw:z-index="3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 office:value-type="string">
            <text:p><text:a xlink:href="">Cower</text:a></text:p>
          </table:table-cell>
          <table:table-cell table:style-name="ce4" office:value-type="float" office:value="28">
            <text:p>28</text:p>
          </table:table-cell>
          <table:table-cell table:style-name="ce4" office:value-type="string">
            <text:p>Feral (C)</text:p>
          </table:table-cell>
          <table:table-cell table:style-name="ce14" office:value-type="string">
            <text:p>Cower, causing no damage but lowering your threat a large amount, making the enemy less likely to attack you.</text:p>
          </table:table-cell>
          <table:table-cell/>
          <table:table-cell table:style-name="ce16"/>
          <table:table-cell table:number-columns-repeated="1017"/>
        </table:table-row>
        <table:table-row table:style-name="ro4">
          <table:table-cell table:style-name="ce2">
            <draw:frame table:end-cell-address="Druid.A41" table:end-x="0.846cm" table:end-y="0.846cm" draw:z-index="39" draw:name="http://images2.wikia.nocookie.net/wowwiki/images/thumb/e/ee/Spell_nature_tranquility.png/32px-Spell_nature_tranquility.png" draw:style-name="gr1" draw:text-style-name="P1" svg:width="0.846cm" svg:height="0.846cm" svg:x="0cm" svg:y="0cm">
              <draw:image xlink:href="Pictures/100002010000002000000020D65EE35F.png" xlink:type="simple" xlink:show="embed" xlink:actuate="onLoad">
                <text:p/>
              </draw:image>
            </draw:frame>
          </table:table-cell>
          <table:table-cell table:style-name="ce2" office:value-type="string">
            <text:p><text:a xlink:href="">Tranquility</text:a></text:p>
          </table:table-cell>
          <table:table-cell table:style-name="ce4" office:value-type="float" office:value="30">
            <text:p>30</text:p>
          </table:table-cell>
          <table:table-cell table:style-name="ce4" office:value-type="string">
            <text:p>Restoration</text:p>
          </table:table-cell>
          <table:table-cell table:style-name="ce14" office:value-type="string">
            <text:p>Heals all nearby group members for X every 2 seconds for 8 sec. Druid must channel to maintain the spell.</text:p>
          </table:table-cell>
          <table:table-cell table:number-columns-repeated="1019"/>
        </table:table-row>
        <table:table-row table:style-name="ro4">
          <table:table-cell table:style-name="ce2">
            <draw:frame table:end-cell-address="Druid.A42" table:end-x="0.846cm" table:end-y="0.846cm" draw:z-index="40"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2" office:value-type="string">
            <text:p><text:a xlink:href="">Ferocious Bite</text:a></text:p>
          </table:table-cell>
          <table:table-cell table:style-name="ce4" office:value-type="float" office:value="32">
            <text:p>32</text:p>
          </table:table-cell>
          <table:table-cell table:style-name="ce4" office:value-type="string">
            <text:p>Feral (C)</text:p>
          </table:table-cell>
          <table:table-cell table:style-name="ce14" office:value-type="string">
            <text:p>Finishing move that causes damage per combo point and converts each extra point of energy into X additional damage. Damage is increased by your attack power.</text:p>
          </table:table-cell>
          <table:table-cell/>
          <table:table-cell table:style-name="ce16"/>
          <table:table-cell table:number-columns-repeated="1017"/>
        </table:table-row>
        <table:table-row table:style-name="ro4">
          <table:table-cell table:style-name="ce2">
            <draw:frame table:end-cell-address="Druid.A43" table:end-x="0.846cm" table:end-y="0.846cm" draw:z-index="41" draw:name="http://images4.wikia.nocookie.net/wowwiki/images/thumb/4/4d/Ability_druid_ravage.png/32px-Ability_druid_ravage.png" draw:style-name="gr1" draw:text-style-name="P1" svg:width="0.846cm" svg:height="0.846cm" svg:x="0cm" svg:y="0cm">
              <draw:image xlink:href="Pictures/100002010000002000000020FA112301.png" xlink:type="simple" xlink:show="embed" xlink:actuate="onLoad">
                <text:p/>
              </draw:image>
            </draw:frame>
          </table:table-cell>
          <table:table-cell table:style-name="ce2" office:value-type="string">
            <text:p><text:a xlink:href="">Ravage</text:a></text:p>
          </table:table-cell>
          <table:table-cell table:style-name="ce4" office:value-type="float" office:value="32">
            <text:p>32</text:p>
          </table:table-cell>
          <table:table-cell table:style-name="ce4" office:value-type="string">
            <text:p>Feral (C)</text:p>
          </table:table-cell>
          <table:table-cell table:style-name="ce14" office:value-type="string">
            <text:p>Ravage the target, causing 385% damage plus X to the target. Must be prowling and behind the target. Awards 1 combo point.</text:p>
          </table:table-cell>
          <table:table-cell table:number-columns-repeated="1019"/>
        </table:table-row>
        <table:table-row table:style-name="ro4">
          <table:table-cell table:style-name="ce2">
            <draw:frame table:end-cell-address="Druid.A44" table:end-x="0.846cm" table:end-y="0.846cm" draw:z-index="42"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 office:value-type="string">
            <text:p><text:a xlink:href="">Track Humanoids</text:a></text:p>
          </table:table-cell>
          <table:table-cell table:style-name="ce4" office:value-type="float" office:value="32">
            <text:p>32</text:p>
          </table:table-cell>
          <table:table-cell table:style-name="ce4" office:value-type="string">
            <text:p>Feral (C)</text:p>
          </table:table-cell>
          <table:table-cell table:style-name="ce14" office:value-type="string">
            <text:p>Shows the location of all nearby humanoids on the minimap. Only one type of thing can be tracked at a time.</text:p>
          </table:table-cell>
          <table:table-cell table:style-name="ce17" table:number-columns-repeated="4"/>
          <table:table-cell table:number-columns-repeated="1015"/>
        </table:table-row>
        <table:table-row table:style-name="ro4">
          <table:table-cell table:style-name="ce2">
            <draw:frame table:end-cell-address="Druid.A45" table:end-x="0.846cm" table:end-y="0.846cm" draw:z-index="43" draw:name="http://images1.wikia.nocookie.net/wowwiki/images/thumb/a/ac/Ability_bullrush.png/32px-Ability_bullrush.png" draw:style-name="gr1" draw:text-style-name="P1" svg:width="0.846cm" svg:height="0.846cm" svg:x="0cm" svg:y="0cm">
              <draw:image xlink:href="Pictures/100002010000002000000020492E4C93.png" xlink:type="simple" xlink:show="embed" xlink:actuate="onLoad">
                <text:p/>
              </draw:image>
            </draw:frame>
          </table:table-cell>
          <table:table-cell table:style-name="ce2" office:value-type="string">
            <text:p><text:a xlink:href="">Frenzied Regeneration</text:a></text:p>
          </table:table-cell>
          <table:table-cell table:style-name="ce4" office:value-type="float" office:value="36">
            <text:p>36</text:p>
          </table:table-cell>
          <table:table-cell table:style-name="ce4" office:value-type="string">
            <text:p>Feral (B)</text:p>
          </table:table-cell>
          <table:table-cell table:style-name="ce14" office:value-type="string">
            <text:p>Converts up to 10 Rage per second to health for 10 sec. Each point of Rage is converted into X health.</text:p>
          </table:table-cell>
          <table:table-cell table:number-columns-repeated="1019"/>
        </table:table-row>
        <table:table-row table:style-name="ro4">
          <table:table-cell table:style-name="ce2">
            <draw:frame table:end-cell-address="Druid.A46" table:end-x="0.846cm" table:end-y="0.846cm" draw:z-index="44" draw:name="http://images1.wikia.nocookie.net/wowwiki/images/thumb/8/89/Ability_druid_supriseattack.png/32px-Ability_druid_supriseattack.png" draw:style-name="gr1" draw:text-style-name="P1" svg:width="0.846cm" svg:height="0.846cm" svg:x="0cm" svg:y="0cm">
              <draw:image xlink:href="Pictures/1000020100000020000000207F554CB7.png" xlink:type="simple" xlink:show="embed" xlink:actuate="onLoad">
                <text:p/>
              </draw:image>
            </draw:frame>
          </table:table-cell>
          <table:table-cell table:style-name="ce2" office:value-type="string">
            <text:p><text:a xlink:href="">Pounce</text:a></text:p>
          </table:table-cell>
          <table:table-cell table:style-name="ce4" office:value-type="float" office:value="36">
            <text:p>36</text:p>
          </table:table-cell>
          <table:table-cell table:style-name="ce4" office:value-type="string">
            <text:p>Feral (C)</text:p>
          </table:table-cell>
          <table:table-cell table:style-name="ce14" office:value-type="string">
            <text:p>Pounce, stunning the target for 3 sec and causing X damage over 18 sec. Must be prowling. Awards 1 combo point.</text:p>
          </table:table-cell>
          <table:table-cell table:number-columns-repeated="1019"/>
        </table:table-row>
        <table:table-row table:style-name="ro4">
          <table:table-cell table:style-name="ce2">
            <draw:frame table:end-cell-address="Druid.A47" table:end-x="0.846cm" table:end-y="0.846cm" draw:z-index="45" draw:name="http://images2.wikia.nocookie.net/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 office:value-type="string">
            <text:p><text:a xlink:href="">Hurricane</text:a></text:p>
          </table:table-cell>
          <table:table-cell table:style-name="ce4" office:value-type="float" office:value="40">
            <text:p>40</text:p>
          </table:table-cell>
          <table:table-cell table:style-name="ce4" office:value-type="string">
            <text:p>Balance</text:p>
          </table:table-cell>
          <table:table-cell table:style-name="ce14" office:value-type="string">
            <text:p>Creates a violent storm in the target area causing X Nature damage to enemies every 1 sec, and increasing the time between melee, ranged attacks and spells by 50%. Lasts 10 sec. Druid must channel to maintain the spell.</text:p>
          </table:table-cell>
          <table:table-cell table:number-columns-repeated="1019"/>
        </table:table-row>
        <table:table-row table:style-name="ro4">
          <table:table-cell table:style-name="ce2">
            <draw:frame table:end-cell-address="Druid.A48" table:end-x="0.846cm" table:end-y="0.846cm" draw:z-index="46"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Dire Bear Form</text:a></text:p>
          </table:table-cell>
          <table:table-cell table:style-name="ce4" office:value-type="float" office:value="40">
            <text:p>40</text:p>
          </table:table-cell>
          <table:table-cell table:style-name="ce4" office:value-type="string">
            <text:p>Shapeshift</text:p>
          </table:table-cell>
          <table:table-cell table:style-name="ce14" office:value-type="string">
            <text:p>Shapeshift into dire bear form, increasing melee attack power by (Your Level x 3), armor contribution from items by 37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49" table:end-x="0.846cm" table:end-y="0.846cm" draw:z-index="47" draw:name="http://images2.wikia.nocookie.net/wowwiki/images/thumb/2/2f/Ability_racial_cannibalize.png/32px-Ability_racial_cannibalize.png" draw:style-name="gr1" draw:text-style-name="P1" svg:width="0.846cm" svg:height="0.846cm" svg:x="0cm" svg:y="0cm">
              <draw:image xlink:href="Pictures/1000020100000020000000204F473A35.png" xlink:type="simple" xlink:show="embed" xlink:actuate="onLoad">
                <text:p/>
              </draw:image>
            </draw:frame>
          </table:table-cell>
          <table:table-cell table:style-name="ce2" office:value-type="string">
            <text:p><text:a xlink:href="">Savage Defense</text:a></text:p>
          </table:table-cell>
          <table:table-cell table:style-name="ce4" office:value-type="float" office:value="40">
            <text:p>40</text:p>
          </table:table-cell>
          <table:table-cell table:style-name="ce4" office:value-type="string">
            <text:p>Feral (B)</text:p>
          </table:table-cell>
          <table:table-cell table:style-name="ce14" office:value-type="string">
            <text:p>Each time you deal a critical strike while in Bear Form or Dire Bear Form, you gain Savage Defense, reducing the damage taken from the next physical attack that strikes you by 25% of your attack power.</text:p>
          </table:table-cell>
          <table:table-cell table:number-columns-repeated="1019"/>
        </table:table-row>
        <table:table-row table:style-name="ro4">
          <table:table-cell table:style-name="ce2">
            <draw:frame table:end-cell-address="Druid.A50" table:end-x="0.846cm" table:end-y="0.846cm" draw:z-index="48" draw:name="http://images2.wikia.nocookie.net/wowwiki/images/thumb/9/9a/Inv_feather_01.png/32px-Inv_feather_01.png" draw:style-name="gr1" draw:text-style-name="P1" svg:width="0.846cm" svg:height="0.846cm" svg:x="0cm" svg:y="0cm">
              <draw:image xlink:href="Pictures/100002010000002000000020A4785FDF.png" xlink:type="simple" xlink:show="embed" xlink:actuate="onLoad">
                <text:p/>
              </draw:image>
            </draw:frame>
          </table:table-cell>
          <table:table-cell table:style-name="ce2" office:value-type="string">
            <text:p><text:a xlink:href="">Feline Grace</text:a></text:p>
          </table:table-cell>
          <table:table-cell table:style-name="ce4" office:value-type="float" office:value="40">
            <text:p>40</text:p>
          </table:table-cell>
          <table:table-cell table:style-name="ce4" office:value-type="string">
            <text:p>Feral (C)</text:p>
          </table:table-cell>
          <table:table-cell table:style-name="ce14" office:value-type="string">
            <text:p>Reduces damage from falling.</text:p>
          </table:table-cell>
          <table:table-cell table:number-columns-repeated="1019"/>
        </table:table-row>
        <table:table-row table:style-name="ro4">
          <table:table-cell table:style-name="ce2">
            <draw:frame table:end-cell-address="Druid.A51" table:end-x="0.846cm" table:end-y="0.846cm" draw:z-index="49"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Innervate</text:a></text:p>
          </table:table-cell>
          <table:table-cell table:style-name="ce4" office:value-type="float" office:value="40">
            <text:p>40</text:p>
          </table:table-cell>
          <table:table-cell table:style-name="ce4" office:value-type="string">
            <text:p>Balance</text:p>
          </table:table-cell>
          <table:table-cell table:style-name="ce14" office:value-type="string">
            <text:p>Grants 450% of the casting Druid's <text:a xlink:href="">base mana</text:a> pool to the target over 20 seconds.</text:p>
          </table:table-cell>
          <table:table-cell table:number-columns-repeated="1019"/>
        </table:table-row>
        <table:table-row table:style-name="ro4">
          <table:table-cell table:style-name="ce2">
            <draw:frame table:end-cell-address="Druid.A52" table:end-x="0.846cm" table:end-y="0.846cm" draw:z-index="50" draw:name="http://images2.wikia.nocookie.net/wowwiki/images/thumb/1/12/Spell_nature_stoneclawtotem.png/32px-Spell_nature_stoneclawtotem.png" draw:style-name="gr1" draw:text-style-name="P1" svg:width="0.846cm" svg:height="0.846cm" svg:x="0cm" svg:y="0cm">
              <draw:image xlink:href="Pictures/1000020100000020000000208B20D946.png" xlink:type="simple" xlink:show="embed" xlink:actuate="onLoad">
                <text:p/>
              </draw:image>
            </draw:frame>
          </table:table-cell>
          <table:table-cell table:style-name="ce2" office:value-type="string">
            <text:p><text:a xlink:href="">Barkskin</text:a></text:p>
          </table:table-cell>
          <table:table-cell table:style-name="ce4" office:value-type="float" office:value="44">
            <text:p>44</text:p>
          </table:table-cell>
          <table:table-cell table:style-name="ce4" office:value-type="string">
            <text:p>Balance</text:p>
          </table:table-cell>
          <table:table-cell table:style-name="ce14" office:value-type="string">
            <text:p>The druid's skin becomes as tough as bark. All damage taken is reduced by 20%. While protected, damaging attacks will not cause spellcasting delays. This spell is usable while stunned, frozen, incapacitated, feared or asleep. Usable in all forms. Lasts 12 sec.</text:p>
          </table:table-cell>
          <table:table-cell table:number-columns-repeated="1019"/>
        </table:table-row>
        <table:table-row table:style-name="ro4">
          <table:table-cell table:style-name="ce2">
            <draw:frame table:end-cell-address="Druid.A53" table:end-x="0.846cm" table:end-y="0.846cm" draw:z-index="51" draw:name="http://images2.wikia.nocookie.net/wowwiki/images/thumb/b/be/Spell_nature_giftofthewild.png/32px-Spell_nature_giftofthewild.png" draw:style-name="gr1" draw:text-style-name="P1" svg:width="0.846cm" svg:height="0.846cm" svg:x="0cm" svg:y="0cm">
              <draw:image xlink:href="Pictures/100002010000002000000020F22BF648.png" xlink:type="simple" xlink:show="embed" xlink:actuate="onLoad">
                <text:p/>
              </draw:image>
            </draw:frame>
          </table:table-cell>
          <table:table-cell table:style-name="ce2" office:value-type="string">
            <text:p><text:a xlink:href="">Gift of the Wild</text:a></text:p>
          </table:table-cell>
          <table:table-cell table:style-name="ce4" office:value-type="float" office:value="50">
            <text:p>50</text:p>
          </table:table-cell>
          <table:table-cell table:style-name="ce4" office:value-type="string">
            <text:p>Restoration</text:p>
          </table:table-cell>
          <table:table-cell table:style-name="ce14" office:value-type="string">
            <text:p>Gives the Gift of the Wild to the target's party and raid members, increasing armor by X, all attributes by Y and all resistances by Z for 1 hour.</text:p>
          </table:table-cell>
          <table:table-cell table:number-columns-repeated="1019"/>
        </table:table-row>
        <table:table-row table:style-name="ro4">
          <table:table-cell table:style-name="ce2">
            <draw:frame table:end-cell-address="Druid.A54" table:end-x="0.846cm" table:end-y="0.846cm" draw:z-index="52"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Flight Form</text:a></text:p>
          </table:table-cell>
          <table:table-cell table:style-name="ce4" office:value-type="float" office:value="60">
            <text:p>60</text:p>
          </table:table-cell>
          <table:table-cell table:style-name="ce4" office:value-type="string">
            <text:p>Shapeshift</text:p>
          </table:table-cell>
          <table:table-cell table:style-name="ce14" office:value-type="string">
            <text:p>Shapeshift into flight form, increasing movement speed by 150% and allowing you to fly. Cannot use in combat. Can only use this form in Outland or Northrend.</text:p>
          </table:table-cell>
          <table:table-cell table:number-columns-repeated="1019"/>
        </table:table-row>
        <table:table-row table:style-name="ro4">
          <table:table-cell table:style-name="ce2">
            <draw:frame table:end-cell-address="Druid.A55" table:end-x="0.846cm" table:end-y="0.846cm" draw:z-index="53" draw:name="http://images2.wikia.nocookie.net/wowwiki/images/thumb/9/92/Ability_druid_mangle.png/32px-Ability_druid_mangle.png" draw:style-name="gr1" draw:text-style-name="P1" svg:width="0.846cm" svg:height="0.846cm" svg:x="0cm" svg:y="0cm">
              <draw:image xlink:href="Pictures/1000020100000020000000206BFDFAE4.png" xlink:type="simple" xlink:show="embed" xlink:actuate="onLoad">
                <text:p/>
              </draw:image>
            </draw:frame>
          </table:table-cell>
          <table:table-cell table:style-name="ce2" office:value-type="string">
            <text:p><text:a xlink:href="">Maim</text:a></text:p>
          </table:table-cell>
          <table:table-cell table:style-name="ce4" office:value-type="float" office:value="62">
            <text:p>62</text:p>
          </table:table-cell>
          <table:table-cell table:style-name="ce4" office:value-type="string">
            <text:p>Feral (C)</text:p>
          </table:table-cell>
          <table:table-cell table:style-name="ce14" office:value-type="string">
            <text:p>Finishing move that causes damage and incapacitates the target. Additional damage caused may interrupt the effect. The victim's spellcasting is also interrupted for 3 sec.</text:p>
          </table:table-cell>
          <table:table-cell table:number-columns-repeated="1019"/>
        </table:table-row>
        <table:table-row table:style-name="ro4">
          <table:table-cell table:style-name="ce2">
            <draw:frame table:end-cell-address="Druid.A56" table:end-x="0.846cm" table:end-y="0.846cm" draw:z-index="54" draw:name="http://images3.wikia.nocookie.net/wowwiki/images/thumb/b/bb/Inv_misc_herb_felblossom.png/32px-Inv_misc_herb_felblossom.png" draw:style-name="gr1" draw:text-style-name="P1" svg:width="0.846cm" svg:height="0.846cm" svg:x="0cm" svg:y="0cm">
              <draw:image xlink:href="Pictures/100002010000002000000020010E89D6.png" xlink:type="simple" xlink:show="embed" xlink:actuate="onLoad">
                <text:p/>
              </draw:image>
            </draw:frame>
          </table:table-cell>
          <table:table-cell table:style-name="ce2" office:value-type="string">
            <text:p><text:a xlink:href="">Lifebloom</text:a></text:p>
          </table:table-cell>
          <table:table-cell table:style-name="ce4" office:value-type="float" office:value="64">
            <text:p>64</text:p>
          </table:table-cell>
          <table:table-cell table:style-name="ce4" office:value-type="string">
            <text:p>Restoration</text:p>
          </table:table-cell>
          <table:table-cell table:style-name="ce14" office:value-type="string">
            <text:p>Heals the target for x over 7 sec. When Lifebloom completes its duration or is dispelled the target instantly heals themself for y. This effect can stack up to 3 times on the same target.</text:p>
          </table:table-cell>
          <table:table-cell table:number-columns-repeated="1019"/>
        </table:table-row>
        <table:table-row table:style-name="ro4">
          <table:table-cell table:style-name="ce2">
            <draw:frame table:end-cell-address="Druid.A57" table:end-x="0.846cm" table:end-y="0.846cm" draw:z-index="55" draw:name="http://images3.wikia.nocookie.net/wowwiki/images/thumb/e/e0/Ability_druid_lacerate.png/32px-Ability_druid_lacerate.png" draw:style-name="gr1" draw:text-style-name="P1" svg:width="0.846cm" svg:height="0.846cm" svg:x="0cm" svg:y="0cm">
              <draw:image xlink:href="Pictures/1000020100000020000000202D41AC38.png" xlink:type="simple" xlink:show="embed" xlink:actuate="onLoad">
                <text:p/>
              </draw:image>
            </draw:frame>
          </table:table-cell>
          <table:table-cell table:style-name="ce2" office:value-type="string">
            <text:p><text:a xlink:href="">Lacerate</text:a></text:p>
          </table:table-cell>
          <table:table-cell table:style-name="ce4" office:value-type="float" office:value="66">
            <text:p>66</text:p>
          </table:table-cell>
          <table:table-cell table:style-name="ce4" office:value-type="string">
            <text:p>Feral (B)</text:p>
          </table:table-cell>
          <table:table-cell table:style-name="ce14" office:value-type="string">
            <text:p>Lacerates the enemy target, dealing X bleed damage and making them bleed for Y damage over 15 sec and causing a high amount of threat. Damage increased by attack power. This effect stacks up to 5 times on the same target.</text:p>
          </table:table-cell>
          <table:table-cell table:number-columns-repeated="1019"/>
        </table:table-row>
        <table:table-row table:style-name="ro4">
          <table:table-cell table:style-name="ce2">
            <draw:frame table:end-cell-address="Druid.A58" table:end-x="0.846cm" table:end-y="0.846cm" draw:z-index="56"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Swift Flight Form</text:a></text:p>
          </table:table-cell>
          <table:table-cell table:style-name="ce4" office:value-type="float" office:value="70">
            <text:p>70</text:p>
          </table:table-cell>
          <table:table-cell table:style-name="ce4" office:value-type="string">
            <text:p>Shapeshift</text:p>
          </table:table-cell>
          <table:table-cell table:style-name="ce14" office:value-type="string">
            <text:p>Shapeshift into swift flight form, increasing movement speed by 280% and allowing you to fly. Cannot use in combat. Can only use this form in Outland or Northrend.</text:p>
          </table:table-cell>
          <table:table-cell table:number-columns-repeated="1019"/>
        </table:table-row>
        <table:table-row table:style-name="ro4">
          <table:table-cell table:style-name="ce2">
            <draw:frame table:end-cell-address="Druid.A59" table:end-x="0.846cm" table:end-y="0.846cm" draw:z-index="57" draw:name="http://images4.wikia.nocookie.net/wowwiki/images/thumb/9/9a/Spell_nature_earthbind.png/32px-Spell_nature_earthbind.png" draw:style-name="gr1" draw:text-style-name="P1" svg:width="0.846cm" svg:height="0.846cm" svg:x="0cm" svg:y="0cm">
              <draw:image xlink:href="Pictures/1000020100000020000000200978A070.png" xlink:type="simple" xlink:show="embed" xlink:actuate="onLoad">
                <text:p/>
              </draw:image>
            </draw:frame>
          </table:table-cell>
          <table:table-cell table:style-name="ce2" office:value-type="string">
            <text:p><text:a xlink:href="">Cyclone</text:a></text:p>
          </table:table-cell>
          <table:table-cell table:style-name="ce4" office:value-type="float" office:value="70">
            <text:p>70</text:p>
          </table:table-cell>
          <table:table-cell table:style-name="ce4" office:value-type="string">
            <text:p>Balance</text:p>
          </table:table-cell>
          <table:table-cell table:style-name="ce14" office:value-type="string">
            <text:p>Tosses the enemy target into the air, preventing all action but making them invulnerable for up to 6 sec. Only one target can be affected by your Cyclone at a time.</text:p>
          </table:table-cell>
          <table:table-cell table:number-columns-repeated="1019"/>
        </table:table-row>
        <table:table-row table:style-name="ro4">
          <table:table-cell table:style-name="ce2">
            <draw:frame table:end-cell-address="Druid.A60" table:end-x="0.846cm" table:end-y="0.846cm" draw:z-index="58"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 (Cat)</text:a></text:p>
          </table:table-cell>
          <table:table-cell table:style-name="ce4" office:value-type="float" office:value="71">
            <text:p>71</text:p>
          </table:table-cell>
          <table:table-cell table:style-name="ce4" office:value-type="string">
            <text:p>Feral (C)</text:p>
          </table:table-cell>
          <table:table-cell table:style-name="ce14" office:value-type="string">
            <text:p>Swipe nearby enemies, inflicting 260% weapon damage. Damage increased by attack power.</text:p>
          </table:table-cell>
          <table:table-cell table:number-columns-repeated="1019"/>
        </table:table-row>
        <table:table-row table:style-name="ro4">
          <table:table-cell table:style-name="ce2">
            <draw:frame table:end-cell-address="Druid.A61" table:end-x="0.846cm" table:end-y="0.846cm" draw:z-index="59" draw:name="http://images2.wikia.nocookie.net/wowwiki/images/thumb/6/69/Ability_druid_skinteeth.png/32px-Ability_druid_skinteeth.png" draw:style-name="gr1" draw:text-style-name="P1" svg:width="0.846cm" svg:height="0.846cm" svg:x="0cm" svg:y="0cm">
              <draw:image xlink:href="Pictures/1000000000000020000000205D6F3E11.png" xlink:type="simple" xlink:show="embed" xlink:actuate="onLoad">
                <text:p/>
              </draw:image>
            </draw:frame>
          </table:table-cell>
          <table:table-cell table:style-name="ce2" office:value-type="string">
            <text:p><text:a xlink:href="">Savage Roar</text:a></text:p>
          </table:table-cell>
          <table:table-cell table:style-name="ce4" office:value-type="float" office:value="75">
            <text:p>75</text:p>
          </table:table-cell>
          <table:table-cell table:style-name="ce4" office:value-type="string">
            <text:p>Feral (C)</text:p>
          </table:table-cell>
          <table:table-cell table:style-name="ce14" office:value-type="string">
            <text:p>Finishing move that increases physical damage done by 30%. Lasts longer per combo point.</text:p>
          </table:table-cell>
          <table:table-cell table:number-columns-repeated="1019"/>
        </table:table-row>
        <table:table-row table:style-name="ro4">
          <table:table-cell table:style-name="ce2">
            <draw:frame table:end-cell-address="Druid.A62" table:end-x="0.846cm" table:end-y="0.846cm" draw:z-index="60" draw:name="http://images2.wikia.nocookie.net/wowwiki/images/thumb/a/a2/Ability_druid_nourish.png/32px-Ability_druid_nourish.png" draw:style-name="gr1" draw:text-style-name="P1" svg:width="0.846cm" svg:height="0.846cm" svg:x="0cm" svg:y="0cm">
              <draw:image xlink:href="Pictures/100000000000002000000020AA97FADA.png" xlink:type="simple" xlink:show="embed" xlink:actuate="onLoad">
                <text:p/>
              </draw:image>
            </draw:frame>
          </table:table-cell>
          <table:table-cell table:style-name="ce2" office:value-type="string">
            <text:p><text:a xlink:href="">Nourish</text:a></text:p>
          </table:table-cell>
          <table:table-cell table:style-name="ce4" office:value-type="float" office:value="80">
            <text:p>80</text:p>
          </table:table-cell>
          <table:table-cell table:style-name="ce4" office:value-type="string">
            <text:p>Restoration</text:p>
          </table:table-cell>
          <table:table-cell table:style-name="ce14" office:value-type="string">
            <text:p>Heals a friendly target for X to Y. Heals for an additional 20% if you have a Rejuvenation, Regrowth, Lifebloom, or Wild Growth effect active on the target.</text:p>
          </table:table-cell>
          <table:table-cell table:number-columns-repeated="1019"/>
        </table:table-row>
        <table:table-row table:style-name="ro4">
          <table:table-cell table:number-columns-repeated="1024"/>
        </table:table-row>
        <table:table-row table:style-name="ro4">
          <table:table-cell table:style-name="ce3" office:value-type="string">
            <text:p>Feral</text:p>
          </table:table-cell>
          <table:table-cell table:number-columns-repeated="1023"/>
        </table:table-row>
        <table:table-row table:style-name="ro4">
          <table:table-cell table:style-name="ce2">
            <draw:frame table:end-cell-address="Druid.A65" table:end-x="0.846cm" table:end-y="0.846cm" draw:z-index="61" draw:name="http://images1.wikia.nocookie.net/wowwiki/images/thumb/e/ea/Ability_druid_tigersroar.png/32px-Ability_druid_tigersroar.png" draw:style-name="gr1" draw:text-style-name="P1" svg:width="0.846cm" svg:height="0.846cm" svg:x="0cm" svg:y="0cm">
              <draw:image xlink:href="Pictures/100002010000002000000020AEAFB07F.png" xlink:type="simple" xlink:show="embed" xlink:actuate="onLoad">
                <text:p/>
              </draw:image>
            </draw:frame>
          </table:table-cell>
          <table:table-cell table:style-name="ce2" office:value-type="string">
            <text:p><text:a xlink:href="">Survival Instincts</text:a></text:p>
          </table:table-cell>
          <table:table-cell table:style-name="ce4" office:value-type="string">
            <text:p>Feral Combat 10</text:p>
          </table:table-cell>
          <table:table-cell table:style-name="ce4" office:value-type="string">
            <text:p>Self Only</text:p>
          </table:table-cell>
          <table:table-cell table:style-name="ce14" office:value-type="string">
            <text:p>When activated, this ability temporarily grants you 30% of your maximum health for 20 sec while in Bear Form, Cat Form, or Dire Bear Form. After the effect expires, the health is lost.</text:p>
          </table:table-cell>
          <table:table-cell table:number-columns-repeated="2" table:style-name="ce16" office:value-type="float" office:value="80">
            <text:p>80</text:p>
          </table:table-cell>
          <table:table-cell table:number-columns-repeated="1017"/>
        </table:table-row>
        <table:table-row table:style-name="ro4">
          <table:table-cell table:style-name="ce2">
            <draw:frame table:end-cell-address="Druid.A66" table:end-x="0.846cm" table:end-y="0.846cm" draw:z-index="62" draw:name="http://images3.wikia.nocookie.net/wowwiki/images/thumb/1/11/Ability_hunter_pet_bear.png/32px-Ability_hunter_pet_bear.png" draw:style-name="gr1" draw:text-style-name="P1" svg:width="0.846cm" svg:height="0.846cm" svg:x="0cm" svg:y="0cm">
              <draw:image xlink:href="Pictures/100002010000002000000020D186EBC8.png" xlink:type="simple" xlink:show="embed" xlink:actuate="onLoad">
                <text:p/>
              </draw:image>
            </draw:frame>
          </table:table-cell>
          <table:table-cell table:style-name="ce2" office:value-type="string">
            <text:p><text:a xlink:href="">Feral Charge - Bear</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charge an enemy, immobilizing and interrupting any spell being cast for 4 sec. This ability can be used in Bear Form and Dire Bear Form. 15 second cooldown.</text:p>
          </table:table-cell>
          <table:table-cell table:style-name="ce18" office:value-type="float" office:value="10">
            <text:p>10</text:p>
          </table:table-cell>
          <table:table-cell table:number-columns-repeated="1018"/>
        </table:table-row>
        <table:table-row table:style-name="ro4">
          <table:table-cell table:style-name="ce2">
            <draw:frame table:end-cell-address="Druid.A67" table:end-x="0.846cm" table:end-y="0.846cm" draw:z-index="63" draw:name="http://images3.wikia.nocookie.net/wowwiki/images/thumb/4/4c/Spell_druid_feralchargecat.png/32px-Spell_druid_feralchargecat.png" draw:style-name="gr1" draw:text-style-name="P1" svg:width="0.846cm" svg:height="0.846cm" svg:x="0cm" svg:y="0cm">
              <draw:image xlink:href="Pictures/1000020100000020000000207A3FD099.png" xlink:type="simple" xlink:show="embed" xlink:actuate="onLoad">
                <text:p/>
              </draw:image>
            </draw:frame>
          </table:table-cell>
          <table:table-cell table:style-name="ce2" office:value-type="string">
            <text:p><text:a xlink:href="">Feral Charge - Cat</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leap behind an enemy, dazing them for 3 sec. 30 second cooldown.</text:p>
          </table:table-cell>
          <table:table-cell/>
          <table:table-cell table:style-name="ce18" office:value-type="float" office:value="10">
            <text:p>10</text:p>
          </table:table-cell>
          <table:table-cell table:number-columns-repeated="1017"/>
        </table:table-row>
        <table:table-row table:style-name="ro4">
          <table:table-cell table:style-name="ce2">
            <draw:frame table:end-cell-address="Druid.A68" table:end-x="0.846cm" table:end-y="0.846cm" draw:z-index="64" draw:name="http://images2.wikia.nocookie.net/wowwiki/images/thumb/0/0c/Ability_druid_mangle2.png/32px-Ability_druid_mangle2.png" draw:style-name="gr1" draw:text-style-name="P1" svg:width="0.846cm" svg:height="0.846cm" svg:x="0cm" svg:y="0cm">
              <draw:image xlink:href="Pictures/1000000000000020000000201E0A4A15.png" xlink:type="simple" xlink:show="embed" xlink:actuate="onLoad">
                <text:p/>
              </draw:image>
            </draw:frame>
          </table:table-cell>
          <table:table-cell table:style-name="ce2" office:value-type="string">
            <text:p><text:a xlink:href="">Mangle</text:a></text:p>
          </table:table-cell>
          <table:table-cell table:style-name="ce4" office:value-type="string">
            <text:p>Leader of the Pack 1</text:p>
            <text:p>Feral Combat 40</text:p>
          </table:table-cell>
          <table:table-cell table:style-name="ce4" office:value-type="string">
            <text:p>5 Yards</text:p>
          </table:table-cell>
          <table:table-cell table:style-name="ce14" office:value-type="string">
            <text:p>Mangle the target, inflicting damage and causing the target to take additional damage from bleed effects for 12 sec. This ability can be used in Cat Form or Dire Bear Form.</text:p>
          </table:table-cell>
          <table:table-cell table:number-columns-repeated="1019"/>
        </table:table-row>
        <table:table-row table:style-name="ro4">
          <table:table-cell table:style-name="ce2">
            <draw:frame table:end-cell-address="Druid.A69" table:end-x="0.846cm" table:end-y="0.846cm" draw:z-index="65" draw:name="http://images2.wikia.nocookie.net/wowwiki/images/thumb/5/5a/Ability_druid_berserk.png/32px-Ability_druid_berserk.png" draw:style-name="gr1" draw:text-style-name="P1" svg:width="0.846cm" svg:height="0.846cm" svg:x="0cm" svg:y="0cm">
              <draw:image xlink:href="Pictures/100000000000002000000020B857D9ED.png" xlink:type="simple" xlink:show="embed" xlink:actuate="onLoad">
                <text:p/>
              </draw:image>
            </draw:frame>
          </table:table-cell>
          <table:table-cell table:style-name="ce2" office:value-type="string">
            <text:p><text:a xlink:href="">Berserk</text:a></text:p>
          </table:table-cell>
          <table:table-cell table:style-name="ce4" office:value-type="string">
            <text:p>Feral Combat 50</text:p>
          </table:table-cell>
          <table:table-cell table:style-name="ce4" office:value-type="string">
            <text:p>Self Only</text:p>
          </table:table-cell>
          <table:table-cell table:style-name="ce14" office:value-type="string">
            <text:p>When activated, this ability causes your Mangle (Bear) ability to hit up to 3 targets and have no cooldown, and reduces the energy cost of all your Cat Form abilities by 50%. Lasts 15 sec. You cannot use Tiger's Fury while Berserk is active.</text:p>
            <text:p>Clears the effect of Fear and makes you immune to Fear for the duration.</text:p>
          </table:table-cell>
          <table:table-cell/>
          <table:table-cell table:style-name="ce19"/>
          <table:table-cell table:number-columns-repeated="1017"/>
        </table:table-row>
        <table:table-row table:style-name="ro4">
          <table:table-cell table:number-columns-repeated="1024"/>
        </table:table-row>
        <table:table-row table:style-name="ro4">
          <table:table-cell table:style-name="ce3" office:value-type="string">
            <text:p>Balance</text:p>
          </table:table-cell>
          <table:table-cell table:number-columns-repeated="1023"/>
        </table:table-row>
        <table:table-row table:style-name="ro4">
          <table:table-cell table:style-name="ce2">
            <draw:frame table:end-cell-address="Druid.A72" table:end-x="0.846cm" table:end-y="0.846cm" draw:z-index="66" draw:name="http://images3.wikia.nocookie.net/wowwiki/images/thumb/5/58/Spell_nature_insectswarm.png/32px-Spell_nature_insectswarm.png" draw:style-name="gr1" draw:text-style-name="P1" svg:width="0.846cm" svg:height="0.846cm" svg:x="0cm" svg:y="0cm">
              <draw:image xlink:href="Pictures/100002010000002000000020285CEE8F.png" xlink:type="simple" xlink:show="embed" xlink:actuate="onLoad">
                <text:p/>
              </draw:image>
            </draw:frame>
          </table:table-cell>
          <table:table-cell table:style-name="ce2" office:value-type="string">
            <text:p><text:a xlink:href="">Insect Swarm</text:a></text:p>
          </table:table-cell>
          <table:table-cell table:style-name="ce4" office:value-type="string">
            <text:p>Balance 20</text:p>
          </table:table-cell>
          <table:table-cell table:style-name="ce4" office:value-type="string">
            <text:p>30 Yards</text:p>
          </table:table-cell>
          <table:table-cell table:style-name="ce14" office:value-type="string">
            <text:p>The enemy target is swarmed by insects, decreasing their chance to hit with melee and ranged attacks by 3% and causing X Nature damage over 12 sec.</text:p>
          </table:table-cell>
          <table:table-cell table:number-columns-repeated="1019"/>
        </table:table-row>
        <table:table-row table:style-name="ro4">
          <table:table-cell table:style-name="ce2">
            <draw:frame table:end-cell-address="Druid.A73" table:end-x="0.846cm" table:end-y="0.846cm" draw:z-index="67" draw:name="http://images4.wikia.nocookie.net/wowwiki/images/thumb/f/f5/Spell_nature_forceofnature.png/32px-Spell_nature_forceofnature.png" draw:style-name="gr1" draw:text-style-name="P1" svg:width="0.846cm" svg:height="0.846cm" svg:x="0cm" svg:y="0cm">
              <draw:image xlink:href="Pictures/100002010000002000000020F86F67C7.png" xlink:type="simple" xlink:show="embed" xlink:actuate="onLoad">
                <text:p/>
              </draw:image>
            </draw:frame>
          </table:table-cell>
          <table:table-cell table:style-name="ce2" office:value-type="string">
            <text:p><text:a xlink:href="">Moonkin Form</text:a></text:p>
          </table:table-cell>
          <table:table-cell table:style-name="ce4" office:value-type="string">
            <text:p>Balance 30</text:p>
          </table:table-cell>
          <table:table-cell table:style-name="ce4" office:value-type="string">
            <text:p>Self only</text:p>
          </table:table-cell>
          <table:table-cell table:style-name="ce14" office:value-type="string">
            <text:p>Shapeshift into Moonkin Form. While in this form the armor contribution from items is increased by 370% and all party and raid members within 45 yards have their spell critical chance increased by 5%. Single target spell critical strikes in this form have a chance to instantly regenerate 2% of your total mana. The Moonkin can only cast Balance, Remove Curse, and Abolish Poison spells while shapeshifted.</text:p>
          </table:table-cell>
          <table:table-cell table:number-columns-repeated="1019"/>
        </table:table-row>
        <table:table-row table:style-name="ro4">
          <table:table-cell table:style-name="ce2">
            <draw:frame table:end-cell-address="Druid.A74" table:end-x="0.846cm" table:end-y="0.846cm" draw:z-index="68" draw:name="http://images2.wikia.nocookie.net/wowwiki/images/thumb/6/65/Ability_druid_typhoon.png/32px-Ability_druid_typhoon.png" draw:style-name="gr1" draw:text-style-name="P1" svg:width="0.846cm" svg:height="0.846cm" svg:x="0cm" svg:y="0cm">
              <draw:image xlink:href="Pictures/100000000000002000000020754CB94C.png" xlink:type="simple" xlink:show="embed" xlink:actuate="onLoad">
                <text:p/>
              </draw:image>
            </draw:frame>
          </table:table-cell>
          <table:table-cell table:style-name="ce2" office:value-type="string">
            <text:p><text:a xlink:href="">Typhoon</text:a></text:p>
          </table:table-cell>
          <table:table-cell table:style-name="ce4" office:value-type="string">
            <text:p>Moonkin Form 1</text:p>
            <text:p>Balance 40</text:p>
          </table:table-cell>
          <table:table-cell table:style-name="ce4" office:value-type="string">
            <text:p>30 Yards</text:p>
          </table:table-cell>
          <table:table-cell table:style-name="ce14" office:value-type="string">
            <text:p>You summon a violent Typhoon that does X Nature damage when in contact with hostile targets, knocking them back 5 yards.</text:p>
          </table:table-cell>
          <table:table-cell table:number-columns-repeated="1019"/>
        </table:table-row>
        <table:table-row table:style-name="ro4">
          <table:table-cell table:style-name="ce2">
            <draw:frame table:end-cell-address="Druid.A75" table:end-x="0.846cm" table:end-y="0.846cm" draw:z-index="69" draw:name="http://images4.wikia.nocookie.net/wowwiki/images/thumb/7/7e/Ability_druid_forceofnature.png/32px-Ability_druid_forceofnature.png" draw:style-name="gr1" draw:text-style-name="P1" svg:width="0.846cm" svg:height="0.846cm" svg:x="0cm" svg:y="0cm">
              <draw:image xlink:href="Pictures/1000020100000020000000200D72CE7E.png" xlink:type="simple" xlink:show="embed" xlink:actuate="onLoad">
                <text:p/>
              </draw:image>
            </draw:frame>
          </table:table-cell>
          <table:table-cell table:style-name="ce2" office:value-type="string">
            <text:p><text:a xlink:href="">Force of Nature</text:a></text:p>
          </table:table-cell>
          <table:table-cell table:style-name="ce4" office:value-type="string">
            <text:p>Balance 40</text:p>
          </table:table-cell>
          <table:table-cell table:style-name="ce4" office:value-type="string">
            <text:p>30 Yards</text:p>
          </table:table-cell>
          <table:table-cell table:style-name="ce14" office:value-type="string">
            <text:p>Summons 3 treants to attack enemy targets for 30 sec.</text:p>
          </table:table-cell>
          <table:table-cell table:number-columns-repeated="1019"/>
        </table:table-row>
        <table:table-row table:style-name="ro4">
          <table:table-cell table:style-name="ce2">
            <draw:frame table:end-cell-address="Druid.A76" table:end-x="0.846cm" table:end-y="0.846cm" draw:z-index="70" draw:name="http://images2.wikia.nocookie.net/wowwiki/images/thumb/3/33/Ability_druid_starfall.png/32px-Ability_druid_starfall.png" draw:style-name="gr1" draw:text-style-name="P1" svg:width="0.846cm" svg:height="0.846cm" svg:x="0cm" svg:y="0cm">
              <draw:image xlink:href="Pictures/100000000000002000000020D4337DFB.png" xlink:type="simple" xlink:show="embed" xlink:actuate="onLoad">
                <text:p/>
              </draw:image>
            </draw:frame>
          </table:table-cell>
          <table:table-cell table:style-name="ce2" office:value-type="string">
            <text:p><text:a xlink:href="">Starfall</text:a></text:p>
          </table:table-cell>
          <table:table-cell table:style-name="ce4" office:value-type="string">
            <text:p>Balance 50</text:p>
          </table:table-cell>
          <table:table-cell table:style-name="ce4" office:value-type="string">
            <text:p>30 Yards</text:p>
          </table:table-cell>
          <table:table-cell table:style-name="ce14" office:value-type="string">
            <text:p>You summon a flurry of stars from the sky on all targets within 30 yards of the caster, each doing X Arcane damage, and an additional Y Arcane damage to all nearby targets within 5 yards. Maximum 20 stars. Lasts 10 sec.</text:p>
          </table:table-cell>
          <table:table-cell table:number-columns-repeated="1019"/>
        </table:table-row>
        <table:table-row table:style-name="ro4">
          <table:table-cell table:number-columns-repeated="1024"/>
        </table:table-row>
        <table:table-row table:style-name="ro4">
          <table:table-cell table:style-name="ce3" office:value-type="string">
            <text:p>Restoration</text:p>
          </table:table-cell>
          <table:table-cell table:number-columns-repeated="1023"/>
        </table:table-row>
        <table:table-row table:style-name="ro4">
          <table:table-cell table:style-name="ce2">
            <draw:frame table:end-cell-address="Druid.A79" table:end-x="0.846cm" table:end-y="0.846cm" draw:z-index="71"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 office:value-type="string">
            <text:p><text:a xlink:href="">Nature's Swiftness</text:a></text:p>
          </table:table-cell>
          <table:table-cell table:style-name="ce4" office:value-type="string">
            <text:p>Intensity 3</text:p>
            <text:p>Restoration 20</text:p>
          </table:table-cell>
          <table:table-cell table:style-name="ce4" office:value-type="string">
            <text:p>Self Only</text:p>
          </table:table-cell>
          <table:table-cell table:style-name="ce14" office:value-type="string">
            <text:p>When activated, your next Nature spell with a casting time less than 10 seconds becomes an instant cast spell.</text:p>
          </table:table-cell>
          <table:table-cell table:number-columns-repeated="1019"/>
        </table:table-row>
        <table:table-row table:style-name="ro4">
          <table:table-cell table:style-name="ce2">
            <draw:frame table:end-cell-address="Druid.A80" table:end-x="0.846cm" table:end-y="0.846cm" draw:z-index="72" draw:name="http://images4.wikia.nocookie.net/wowwiki/images/thumb/8/86/Inv_relics_idolofrejuvenation.png/32px-Inv_relics_idolofrejuvenation.png" draw:style-name="gr1" draw:text-style-name="P1" svg:width="0.846cm" svg:height="0.846cm" svg:x="0cm" svg:y="0cm">
              <draw:image xlink:href="Pictures/1000020100000020000000205BAC7532.png" xlink:type="simple" xlink:show="embed" xlink:actuate="onLoad">
                <text:p/>
              </draw:image>
            </draw:frame>
          </table:table-cell>
          <table:table-cell table:style-name="ce2" office:value-type="string">
            <text:p><text:a xlink:href="">Swiftmend</text:a></text:p>
          </table:table-cell>
          <table:table-cell table:style-name="ce4" office:value-type="string">
            <text:p>Gift of Nature 5</text:p>
            <text:p>Restoration 30</text:p>
          </table:table-cell>
          <table:table-cell table:style-name="ce4" office:value-type="string">
            <text:p>40 Yards</text:p>
          </table:table-cell>
          <table:table-cell table:style-name="ce14" office:value-type="string">
            <text:p>Consumes a Rejuvenation or Regrowth effect on a friendly target to instantly heal them an amount equal to 12 sec. of Rejuvenation or 18 sec. of Regrowth.</text:p>
          </table:table-cell>
          <table:table-cell table:number-columns-repeated="1019"/>
        </table:table-row>
        <table:table-row table:style-name="ro4">
          <table:table-cell table:style-name="ce2">
            <draw:frame table:end-cell-address="Druid.A81" table:end-x="0.846cm" table:end-y="0.846cm" draw:z-index="73" draw:name="http://images3.wikia.nocookie.net/wowwiki/images/thumb/4/48/Ability_druid_treeoflife.png/32px-Ability_druid_treeoflife.png" draw:style-name="gr1" draw:text-style-name="P1" svg:width="0.846cm" svg:height="0.846cm" svg:x="0cm" svg:y="0cm">
              <draw:image xlink:href="Pictures/10000201000000200000002035474CE3.png" xlink:type="simple" xlink:show="embed" xlink:actuate="onLoad">
                <text:p/>
              </draw:image>
            </draw:frame>
          </table:table-cell>
          <table:table-cell table:style-name="ce2" office:value-type="string">
            <text:p><text:a xlink:href="">Tree of Life Form</text:a></text:p>
          </table:table-cell>
          <table:table-cell table:style-name="ce4" office:value-type="string">
            <text:p>Emp. Rejuvenation 5</text:p>
            <text:p>Restoration 40</text:p>
          </table:table-cell>
          <table:table-cell table:style-name="ce4" office:value-type="string">
            <text:p>Self only</text:p>
          </table:table-cell>
          <table:table-cell table:style-name="ce14" office:value-type="string">
            <text:p>Shapeshift into the Tree of Life. While in this form you increase healing received by 6% for all party and raid members within 45 yards, and you can only cast Restoration, Innervate and Barkskin spells.</text:p>
          </table:table-cell>
          <table:table-cell table:number-columns-repeated="1019"/>
        </table:table-row>
        <table:table-row table:style-name="ro4">
          <table:table-cell table:style-name="ce2">
            <draw:frame table:end-cell-address="Druid.A82" table:end-x="0.846cm" table:end-y="0.846cm" draw:z-index="74" draw:name="http://images1.wikia.nocookie.net/wowwiki/images/thumb/6/6a/Ability_druid_flourish.png/32px-Ability_druid_flourish.png" draw:style-name="gr1" draw:text-style-name="P1" svg:width="0.846cm" svg:height="0.846cm" svg:x="0cm" svg:y="0cm">
              <draw:image xlink:href="Pictures/10000000000000200000002094A89AE8.png" xlink:type="simple" xlink:show="embed" xlink:actuate="onLoad">
                <text:p/>
              </draw:image>
            </draw:frame>
          </table:table-cell>
          <table:table-cell table:style-name="ce2" office:value-type="string">
            <text:p><text:a xlink:href="">Wild Growth</text:a></text:p>
          </table:table-cell>
          <table:table-cell table:style-name="ce4" office:value-type="string">
            <text:p>Tree of Life 1</text:p>
            <text:p>Restoration 50</text:p>
          </table:table-cell>
          <table:table-cell table:style-name="ce4" office:value-type="string">
            <text:p>40 Yards</text:p>
          </table:table-cell>
          <table:table-cell table:style-name="ce14" office:value-type="string">
            <text:p>Heals up to 5 friendly party or raid members within 15 yards of the target for X over 7 sec. The amount healed is applied quickly at first, and slows down as the Wild Growth reaches its full duration.</text:p>
          </table:table-cell>
          <table:table-cell table:number-columns-repeated="1019"/>
        </table:table-row>
        <table:table-row table:style-name="ro4" table:number-rows-repeated="65453">
          <table:table-cell table:number-columns-repeated="1024"/>
        </table:table-row>
        <table:table-row table:style-name="ro4">
          <table:table-cell table:number-columns-repeated="1024"/>
        </table:table-row>
      </table:table>
      <table:table table:name="Mage" table:style-name="ta1" table:print="false">
        <table:table-column table:style-name="co1" table:default-cell-style-name="Default"/>
        <table:table-column table:style-name="co2" table:default-cell-style-name="Default"/>
        <table:table-column table:style-name="co3" table:default-cell-style-name="Default"/>
        <table:table-column table:style-name="co11" table:default-cell-style-name="Default"/>
        <table:table-column table:style-name="co12"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3" office:value-type="string">
            <text:p>School</text:p>
          </table:table-cell>
          <table:table-cell table:style-name="ce15" office:value-type="string">
            <text:p>Description</text:p>
          </table:table-cell>
          <table:table-cell table:style-name="ce15" office:value-type="string">
            <text:p>Frost</text:p>
          </table:table-cell>
          <table:table-cell table:style-name="ce15" office:value-type="string">
            <text:p>Buff</text:p>
          </table:table-cell>
          <table:table-cell table:style-name="ce15" office:value-type="string">
            <text:p>Cure</text:p>
          </table:table-cell>
          <table:table-cell table:number-columns-repeated="1016"/>
        </table:table-row>
        <table:table-row table:style-name="ro4">
          <table:table-cell table:style-name="ce2">
            <draw:frame table:end-cell-address="Mage.A2" table:end-x="0.846cm" table:end-y="0.846cm" draw:z-index="0" draw:name="http://images2.wikia.nocookie.net/wowwiki/images/thumb/9/93/Spell_fire_flamebolt.png/32px-Spell_fire_flamebolt.png" draw:style-name="gr1" draw:text-style-name="P1" svg:width="0.846cm" svg:height="0.846cm" svg:x="0cm" svg:y="0cm">
              <draw:image xlink:href="Pictures/100000000000002000000020FD4D4389.png" xlink:type="simple" xlink:show="embed" xlink:actuate="onLoad">
                <text:p/>
              </draw:image>
            </draw:frame>
          </table:table-cell>
          <table:table-cell table:style-name="ce2" office:value-type="string">
            <text:p><text:a xlink:href="">Fireball</text:a></text:p>
          </table:table-cell>
          <table:table-cell table:style-name="ce4" office:value-type="string">
            <text:p>Starts with</text:p>
          </table:table-cell>
          <table:table-cell table:style-name="ce4" office:value-type="string">
            <text:p>Fire</text:p>
          </table:table-cell>
          <table:table-cell table:style-name="ce14" office:value-type="string">
            <text:p>Hurls a fiery ball that causes X Fire damage and an additional Y Fire damage over Z sec.</text:p>
          </table:table-cell>
          <table:table-cell table:number-columns-repeated="1019"/>
        </table:table-row>
        <table:table-row table:style-name="ro4">
          <table:table-cell table:style-name="ce2">
            <draw:frame table:end-cell-address="Mage.A3" table:end-x="0.846cm" table:end-y="0.846cm" draw:z-index="1"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Frost Armor</text:a></text:p>
          </table:table-cell>
          <table:table-cell table:style-name="ce4" office:value-type="string">
            <text:p>Starts with</text:p>
          </table:table-cell>
          <table:table-cell table:style-name="ce4" office:value-type="string">
            <text:p>Frost</text:p>
          </table:table-cell>
          <table:table-cell table:style-name="ce14" office:value-type="string">
            <text:p>Increases Armor by X.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4" table:end-x="0.846cm" table:end-y="0.846cm" draw:z-index="2" draw:name="http://images2.wikia.nocookie.net/wowwiki/images/thumb/d/d2/Spell_holy_magicalsentry.png/32px-Spell_holy_magicalsentry.png" draw:style-name="gr1" draw:text-style-name="P1" svg:width="0.846cm" svg:height="0.846cm" svg:x="0cm" svg:y="0cm">
              <draw:image xlink:href="Pictures/10000201000000200000002071BDD13C.png" xlink:type="simple" xlink:show="embed" xlink:actuate="onLoad">
                <text:p/>
              </draw:image>
            </draw:frame>
          </table:table-cell>
          <table:table-cell table:style-name="ce2" office:value-type="string">
            <text:p><text:a xlink:href="">Arcane Intellect</text:a></text:p>
          </table:table-cell>
          <table:table-cell table:style-name="ce4" office:value-type="float" office:value="1">
            <text:p>1</text:p>
          </table:table-cell>
          <table:table-cell table:style-name="ce4" office:value-type="string">
            <text:p>Arcane</text:p>
          </table:table-cell>
          <table:table-cell table:style-name="ce14" office:value-type="string">
            <text:p>Increases the target's Intellect by X for 30 min.</text:p>
          </table:table-cell>
          <table:table-cell/>
          <table:table-cell table:style-name="ce16"/>
          <table:table-cell table:number-columns-repeated="1017"/>
        </table:table-row>
        <table:table-row table:style-name="ro4">
          <table:table-cell table:style-name="ce2">
            <draw:frame table:end-cell-address="Mage.A5" table:end-x="0.846cm" table:end-y="0.846cm" draw:z-index="3" draw:name="http://images1.wikia.nocookie.net/wowwiki/images/thumb/b/b8/Inv_drink_06.png/32px-Inv_drink_06.png" draw:style-name="gr1" draw:text-style-name="P1" svg:width="0.846cm" svg:height="0.846cm" svg:x="0cm" svg:y="0cm">
              <draw:image xlink:href="Pictures/10000000000000200000002083606E5C.png" xlink:type="simple" xlink:show="embed" xlink:actuate="onLoad">
                <text:p/>
              </draw:image>
            </draw:frame>
          </table:table-cell>
          <table:table-cell table:style-name="ce2" office:value-type="string">
            <text:p><text:a xlink:href="">Conjure Water</text:a></text:p>
          </table:table-cell>
          <table:table-cell table:style-name="ce4" office:value-type="float" office:value="4">
            <text:p>4</text:p>
          </table:table-cell>
          <table:table-cell table:style-name="ce4" office:value-type="string">
            <text:p>Arcane</text:p>
          </table:table-cell>
          <table:table-cell table:style-name="ce14" office:value-type="string">
            <text:p>Conjures X bottles of water, providing the mage and allies with something to drink.</text:p>
            <text:p>Conjured items disappear if logged out for more than 15 minutes.</text:p>
          </table:table-cell>
          <table:table-cell table:number-columns-repeated="1019"/>
        </table:table-row>
        <table:table-row table:style-name="ro4">
          <table:table-cell table:style-name="ce2">
            <draw:frame table:end-cell-address="Mage.A6" table:end-x="0.846cm" table:end-y="0.846cm" draw:z-index="4" draw:name="http://images2.wikia.nocookie.net/wowwiki/images/thumb/1/1e/Spell_frost_frostbolt02.png/32px-Spell_frost_frostbolt02.png" draw:style-name="gr1" draw:text-style-name="P1" svg:width="0.846cm" svg:height="0.846cm" svg:x="0cm" svg:y="0cm">
              <draw:image xlink:href="Pictures/1000020100000020000000206E63E389.png" xlink:type="simple" xlink:show="embed" xlink:actuate="onLoad">
                <text:p/>
              </draw:image>
            </draw:frame>
          </table:table-cell>
          <table:table-cell table:style-name="ce2" office:value-type="string">
            <text:p><text:a xlink:href="">Frostbolt</text:a></text:p>
          </table:table-cell>
          <table:table-cell table:style-name="ce4" office:value-type="float" office:value="4">
            <text:p>4</text:p>
          </table:table-cell>
          <table:table-cell table:style-name="ce4" office:value-type="string">
            <text:p>Frost</text:p>
          </table:table-cell>
          <table:table-cell table:style-name="ce14" office:value-type="string">
            <text:p>Launches a bolt of frost at the enemy, causing X to Y Frost damage and slowing movement speed by 40% for Z sec.</text:p>
          </table:table-cell>
          <table:table-cell table:style-name="ce16"/>
          <table:table-cell table:number-columns-repeated="1018"/>
        </table:table-row>
        <table:table-row table:style-name="ro4">
          <table:table-cell table:style-name="ce2">
            <draw:frame table:end-cell-address="Mage.A7" table:end-x="0.846cm" table:end-y="0.846cm" draw:z-index="5" draw:name="http://images2.wikia.nocookie.net/wowwiki/images/thumb/9/99/Inv_misc_food_10.png/32px-Inv_misc_food_10.png" draw:style-name="gr1" draw:text-style-name="P1" svg:width="0.846cm" svg:height="0.846cm" svg:x="0cm" svg:y="0cm">
              <draw:image xlink:href="Pictures/100000000000002000000020B0FA1D2E.png" xlink:type="simple" xlink:show="embed" xlink:actuate="onLoad">
                <text:p/>
              </draw:image>
            </draw:frame>
          </table:table-cell>
          <table:table-cell table:style-name="ce2" office:value-type="string">
            <text:p><text:a xlink:href="">Conjure Food</text:a></text:p>
          </table:table-cell>
          <table:table-cell table:style-name="ce4" office:value-type="float" office:value="6">
            <text:p>6</text:p>
          </table:table-cell>
          <table:table-cell table:style-name="ce4" office:value-type="string">
            <text:p>Arcane</text:p>
          </table:table-cell>
          <table:table-cell table:style-name="ce14" office:value-type="string">
            <text:p>Conjures X loaves of bread, providing the mage and allies with something to eat.</text:p>
            <text:p>Conjured items disappear if logged out for more than 15 minutes.</text:p>
          </table:table-cell>
          <table:table-cell table:number-columns-repeated="1019"/>
        </table:table-row>
        <table:table-row table:style-name="ro4">
          <table:table-cell table:style-name="ce2">
            <draw:frame table:end-cell-address="Mage.A8" table:end-x="0.846cm" table:end-y="0.846cm" draw:z-index="6" draw:name="http://images4.wikia.nocookie.net/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Fire Blast</text:a></text:p>
          </table:table-cell>
          <table:table-cell table:style-name="ce4" office:value-type="float" office:value="6">
            <text:p>6</text:p>
          </table:table-cell>
          <table:table-cell table:style-name="ce4" office:value-type="string">
            <text:p>Fire</text:p>
          </table:table-cell>
          <table:table-cell table:style-name="ce14" office:value-type="string">
            <text:p>Blasts the enemy for X Fire damage.</text:p>
          </table:table-cell>
          <table:table-cell table:number-columns-repeated="1019"/>
        </table:table-row>
        <table:table-row table:style-name="ro4">
          <table:table-cell table:style-name="ce2">
            <draw:frame table:end-cell-address="Mage.A9" table:end-x="0.846cm" table:end-y="0.846cm" draw:z-index="7"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Arcane Missiles</text:a></text:p>
          </table:table-cell>
          <table:table-cell table:style-name="ce4" office:value-type="float" office:value="8">
            <text:p>8</text:p>
          </table:table-cell>
          <table:table-cell table:style-name="ce4" office:value-type="string">
            <text:p>Arcane</text:p>
          </table:table-cell>
          <table:table-cell table:style-name="ce14" office:value-type="string">
            <text:p>Launches Arcane Missiles at the enemy, causing X Arcane damage each second for Y sec.</text:p>
          </table:table-cell>
          <table:table-cell table:number-columns-repeated="1019"/>
        </table:table-row>
        <table:table-row table:style-name="ro4">
          <table:table-cell table:style-name="ce2">
            <draw:frame table:end-cell-address="Mage.A10" table:end-x="0.846cm" table:end-y="0.846cm" draw:z-index="8" draw:name="http://images2.wikia.nocookie.net/wowwiki/images/thumb/d/de/Spell_nature_polymorph.png/32px-Spell_nature_polymorph.png" draw:style-name="gr1" draw:text-style-name="P1" svg:width="0.846cm" svg:height="0.846cm" svg:x="0cm" svg:y="0cm">
              <draw:image xlink:href="Pictures/1000020100000020000000208348EE2F.png" xlink:type="simple" xlink:show="embed" xlink:actuate="onLoad">
                <text:p/>
              </draw:image>
            </draw:frame>
          </table:table-cell>
          <table:table-cell table:style-name="ce2" office:value-type="string">
            <text:p><text:a xlink:href="">Polymorph</text:a></text:p>
          </table:table-cell>
          <table:table-cell table:style-name="ce4" office:value-type="float" office:value="8">
            <text:p>8</text:p>
          </table:table-cell>
          <table:table-cell table:style-name="ce4" office:value-type="string">
            <text:p>Arcane</text:p>
          </table:table-cell>
          <table:table-cell table:style-name="ce14" office:value-type="string">
            <text:p>Transforms the enemy into a sheep, forcing it to wander around for up to 50 sec. While wandering, the sheep cannot attack or cast spells but will regenerate very quickly. Any damage will transform the target back into its normal form. Only one target can be polymorphed at a time. Only works on Beasts, Humanoids and Critters.</text:p>
          </table:table-cell>
          <table:table-cell table:number-columns-repeated="1019"/>
        </table:table-row>
        <table:table-row table:style-name="ro4">
          <table:table-cell table:style-name="ce2">
            <draw:frame table:end-cell-address="Mage.A11" table:end-x="0.846cm" table:end-y="0.846cm" draw:z-index="9" draw:name="http://images1.wikia.nocookie.net/wowwiki/images/thumb/b/ba/Spell_frost_frostnova.png/32px-Spell_frost_frostnova.png" draw:style-name="gr1" draw:text-style-name="P1" svg:width="0.846cm" svg:height="0.846cm" svg:x="0cm" svg:y="0cm">
              <draw:image xlink:href="Pictures/10000201000000200000002058DE02DD.png" xlink:type="simple" xlink:show="embed" xlink:actuate="onLoad">
                <text:p/>
              </draw:image>
            </draw:frame>
          </table:table-cell>
          <table:table-cell table:style-name="ce2" office:value-type="string">
            <text:p><text:a xlink:href="">Frost Nova</text:a></text:p>
          </table:table-cell>
          <table:table-cell table:style-name="ce4" office:value-type="float" office:value="10">
            <text:p>10</text:p>
          </table:table-cell>
          <table:table-cell table:style-name="ce4" office:value-type="string">
            <text:p>Frost</text:p>
          </table:table-cell>
          <table:table-cell table:style-name="ce14" office:value-type="string">
            <text:p>Blasts enemies near the caster for X Frost damage and freezes them in place for up to 8 sec. Damage caused may interrupt the effect.</text:p>
          </table:table-cell>
          <table:table-cell table:style-name="ce16"/>
          <table:table-cell table:number-columns-repeated="1018"/>
        </table:table-row>
        <table:table-row table:style-name="ro4">
          <table:table-cell table:style-name="ce2">
            <draw:frame table:end-cell-address="Mage.A12" table:end-x="0.846cm" table:end-y="0.846cm" draw:z-index="1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Dampen Magic</text:a></text:p>
          </table:table-cell>
          <table:table-cell table:style-name="ce4" office:value-type="float" office:value="12">
            <text:p>12</text:p>
          </table:table-cell>
          <table:table-cell table:style-name="ce4" office:value-type="string">
            <text:p>Arcane</text:p>
          </table:table-cell>
          <table:table-cell table:style-name="ce14" office:value-type="string">
            <text:p>Dampens magic used against the targeted party member, decreasing damage taken from spells by up to X and healing spells by up to Y. Lasts 10 min.</text:p>
          </table:table-cell>
          <table:table-cell table:number-columns-repeated="1019"/>
        </table:table-row>
        <table:table-row table:style-name="ro4">
          <table:table-cell table:style-name="ce2">
            <draw:frame table:end-cell-address="Mage.A13" table:end-x="0.846cm" table:end-y="0.846cm" draw:z-index="11" draw:name="http://images3.wikia.nocookie.net/wowwiki/images/thumb/d/d9/Spell_magic_featherfall.png/32px-Spell_magic_featherfall.png" draw:style-name="gr1" draw:text-style-name="P1" svg:width="0.846cm" svg:height="0.846cm" svg:x="0cm" svg:y="0cm">
              <draw:image xlink:href="Pictures/100002010000002000000020AB16C45D.png" xlink:type="simple" xlink:show="embed" xlink:actuate="onLoad">
                <text:p/>
              </draw:image>
            </draw:frame>
          </table:table-cell>
          <table:table-cell table:style-name="ce2" office:value-type="string">
            <text:p><text:a xlink:href="">Slow Fall</text:a></text:p>
          </table:table-cell>
          <table:table-cell table:style-name="ce4" office:value-type="float" office:value="12">
            <text:p>12</text:p>
          </table:table-cell>
          <table:table-cell table:style-name="ce4" office:value-type="string">
            <text:p>Arcane</text:p>
          </table:table-cell>
          <table:table-cell table:style-name="ce14" office:value-type="string">
            <text:p>Slows friendly party or raid target's falling speed for 30 sec. Requires a <text:a xlink:href="">Light Feather</text:a>.</text:p>
          </table:table-cell>
          <table:table-cell table:number-columns-repeated="1019"/>
        </table:table-row>
        <table:table-row table:style-name="ro4">
          <table:table-cell table:style-name="ce2">
            <draw:frame table:end-cell-address="Mage.A14" table:end-x="0.846cm" table:end-y="0.846cm" draw:z-index="12" draw:name="http://images3.wikia.nocookie.net/wowwiki/images/thumb/4/48/Spell_nature_wispsplode.png/32px-Spell_nature_wispsplode.png" draw:style-name="gr1" draw:text-style-name="P1" svg:width="0.846cm" svg:height="0.846cm" svg:x="0cm" svg:y="0cm">
              <draw:image xlink:href="Pictures/100002010000002000000020A6B78F33.png" xlink:type="simple" xlink:show="embed" xlink:actuate="onLoad">
                <text:p/>
              </draw:image>
            </draw:frame>
          </table:table-cell>
          <table:table-cell table:style-name="ce2" office:value-type="string">
            <text:p><text:a xlink:href="">Arcane Explosion</text:a></text:p>
          </table:table-cell>
          <table:table-cell table:style-name="ce4" office:value-type="float" office:value="14">
            <text:p>14</text:p>
          </table:table-cell>
          <table:table-cell table:style-name="ce4" office:value-type="string">
            <text:p>Arcane</text:p>
          </table:table-cell>
          <table:table-cell table:style-name="ce14" office:value-type="string">
            <text:p>Causes an explosion of arcane magic around the caster, causing X Arcane damage to all targets within 10 yards.</text:p>
          </table:table-cell>
          <table:table-cell table:number-columns-repeated="1019"/>
        </table:table-row>
        <table:table-row table:style-name="ro4">
          <table:table-cell table:style-name="ce2">
            <draw:frame table:end-cell-address="Mage.A15" table:end-x="0.846cm" table:end-y="0.846cm" draw:z-index="13"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 office:value-type="string">
            <text:p><text:a xlink:href="">Flamestrike</text:a></text:p>
          </table:table-cell>
          <table:table-cell table:style-name="ce4" office:value-type="float" office:value="16">
            <text:p>16</text:p>
          </table:table-cell>
          <table:table-cell table:style-name="ce4" office:value-type="string">
            <text:p>Fire</text:p>
          </table:table-cell>
          <table:table-cell table:style-name="ce14" office:value-type="string">
            <text:p>Calls down a pillar of fire, burning all enemies within the area for X to Y Fire damage and an additional Z Fire damage over 8 sec.</text:p>
          </table:table-cell>
          <table:table-cell table:number-columns-repeated="1019"/>
        </table:table-row>
        <table:table-row table:style-name="ro4">
          <table:table-cell table:style-name="ce2">
            <draw:frame table:end-cell-address="Mage.A16" table:end-x="0.846cm" table:end-y="0.846cm" draw:z-index="14"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Amplify Magic</text:a></text:p>
          </table:table-cell>
          <table:table-cell table:style-name="ce4" office:value-type="float" office:value="18">
            <text:p>18</text:p>
          </table:table-cell>
          <table:table-cell table:style-name="ce4" office:value-type="string">
            <text:p>Arcane</text:p>
          </table:table-cell>
          <table:table-cell table:style-name="ce14" office:value-type="string">
            <text:p>Amplifies magic used against the targeted party member, increasing damage taken from spells by up to X and healing spells by up to Y. Lasts 10 min.</text:p>
          </table:table-cell>
          <table:table-cell table:number-columns-repeated="1019"/>
        </table:table-row>
        <table:table-row table:style-name="ro4">
          <table:table-cell table:style-name="ce2">
            <draw:frame table:end-cell-address="Mage.A17" table:end-x="0.846cm" table:end-y="0.846cm" draw:z-index="15" draw:name="http://images1.wikia.nocookie.net/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Remove Curse</text:a></text:p>
          </table:table-cell>
          <table:table-cell table:style-name="ce4" office:value-type="float" office:value="18">
            <text:p>18</text:p>
          </table:table-cell>
          <table:table-cell table:style-name="ce4" office:value-type="string">
            <text:p>Arcane</text:p>
          </table:table-cell>
          <table:table-cell table:style-name="ce14" office:value-type="string">
            <text:p>Removes 1 Curse from a friendly target.</text:p>
          </table:table-cell>
          <table:table-cell table:number-columns-repeated="2"/>
          <table:table-cell table:style-name="ce16"/>
          <table:table-cell table:number-columns-repeated="1016"/>
        </table:table-row>
        <table:table-row table:style-name="ro4">
          <table:table-cell table:style-name="ce2">
            <draw:frame table:end-cell-address="Mage.A18" table:end-x="0.846cm" table:end-y="0.846cm" draw:z-index="16"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 office:value-type="string">
            <text:p><text:a xlink:href="">Blink</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20 yards forward, unless something is in the way. Also frees the caster from stuns and bonds.</text:p>
          </table:table-cell>
          <table:table-cell table:number-columns-repeated="1019"/>
        </table:table-row>
        <table:table-row table:style-name="ro4">
          <table:table-cell table:style-name="ce2">
            <draw:frame table:end-cell-address="Mage.A19" table:end-x="0.846cm" table:end-y="0.846cm" draw:z-index="17" draw:name="http://images4.wikia.nocookie.net/wowwiki/images/thumb/4/48/Spell_frost_icestorm.png/32px-Spell_frost_icestorm.png" draw:style-name="gr1" draw:text-style-name="P1" svg:width="0.846cm" svg:height="0.846cm" svg:x="0cm" svg:y="0cm">
              <draw:image xlink:href="Pictures/100002010000002000000020135AD8BE.png" xlink:type="simple" xlink:show="embed" xlink:actuate="onLoad">
                <text:p/>
              </draw:image>
            </draw:frame>
          </table:table-cell>
          <table:table-cell table:style-name="ce2" office:value-type="string">
            <text:p><text:a xlink:href="">Blizzard</text:a></text:p>
          </table:table-cell>
          <table:table-cell table:style-name="ce4" office:value-type="float" office:value="20">
            <text:p>20</text:p>
          </table:table-cell>
          <table:table-cell table:style-name="ce4" office:value-type="string">
            <text:p>Frost</text:p>
          </table:table-cell>
          <table:table-cell table:style-name="ce14" office:value-type="string">
            <text:p>Ice shards pelt the target area doing X Frost damage over 8 sec.</text:p>
          </table:table-cell>
          <table:table-cell table:number-columns-repeated="1019"/>
        </table:table-row>
        <table:table-row table:style-name="ro4">
          <table:table-cell table:style-name="ce2">
            <draw:frame table:end-cell-address="Mage.A20" table:end-x="0.846cm" table:end-y="0.846cm" draw:z-index="18" draw:name="http://images2.wikia.nocookie.net/wowwiki/images/thumb/5/54/Spell_nature_purge.png/32px-Spell_nature_purge.png" draw:style-name="gr1" draw:text-style-name="P1" svg:width="0.846cm" svg:height="0.846cm" svg:x="0cm" svg:y="0cm">
              <draw:image xlink:href="Pictures/100002010000002000000020E9F19233.png" xlink:type="simple" xlink:show="embed" xlink:actuate="onLoad">
                <text:p/>
              </draw:image>
            </draw:frame>
          </table:table-cell>
          <table:table-cell table:style-name="ce2" office:value-type="string">
            <text:p><text:a xlink:href="">Evocation</text:a></text:p>
          </table:table-cell>
          <table:table-cell table:style-name="ce4" office:value-type="float" office:value="20">
            <text:p>20</text:p>
          </table:table-cell>
          <table:table-cell table:style-name="ce4" office:value-type="string">
            <text:p>Arcane</text:p>
          </table:table-cell>
          <table:table-cell table:style-name="ce14" office:value-type="string">
            <text:p>While channeling this spell, you gain 60% of your total mana over 8 sec.</text:p>
          </table:table-cell>
          <table:table-cell table:number-columns-repeated="1019"/>
        </table:table-row>
        <table:table-row table:style-name="ro4">
          <table:table-cell table:style-name="ce2">
            <draw:frame table:end-cell-address="Mage.A21" table:end-x="0.846cm" table:end-y="0.846cm" draw:z-index="19" draw:name="http://images2.wikia.nocookie.net/wowwiki/images/thumb/b/b7/Spell_fire_firearmor.png/32px-Spell_fire_firearmor.png" draw:style-name="gr1" draw:text-style-name="P1" svg:width="0.846cm" svg:height="0.846cm" svg:x="0cm" svg:y="0cm">
              <draw:image xlink:href="Pictures/1000020100000020000000201E2674B0.png" xlink:type="simple" xlink:show="embed" xlink:actuate="onLoad">
                <text:p/>
              </draw:image>
            </draw:frame>
          </table:table-cell>
          <table:table-cell table:style-name="ce2" office:value-type="string">
            <text:p><text:a xlink:href="">Fire Ward</text:a></text:p>
          </table:table-cell>
          <table:table-cell table:style-name="ce4" office:value-type="float" office:value="20">
            <text:p>20</text:p>
          </table:table-cell>
          <table:table-cell table:style-name="ce4" office:value-type="string">
            <text:p>Fire</text:p>
          </table:table-cell>
          <table:table-cell table:style-name="ce14" office:value-type="string">
            <text:p>Absorbs X Fire damage. Lasts 30 sec.</text:p>
          </table:table-cell>
          <table:table-cell table:number-columns-repeated="1019"/>
        </table:table-row>
        <table:table-row table:style-name="ro4">
          <table:table-cell table:style-name="ce2">
            <draw:frame table:end-cell-address="Mage.A22" table:end-x="0.846cm" table:end-y="0.846cm" draw:z-index="20" draw:name="http://images3.wikia.nocookie.net/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Mana Shield</text:a></text:p>
          </table:table-cell>
          <table:table-cell table:style-name="ce4" office:value-type="float" office:value="20">
            <text:p>20</text:p>
          </table:table-cell>
          <table:table-cell table:style-name="ce4" office:value-type="string">
            <text:p>Arcane</text:p>
          </table:table-cell>
          <table:table-cell table:style-name="ce14" office:value-type="string">
            <text:p>Absorbs X damage, draining mana instead. Drains 2 mana per damage absorbed. Lasts 60 sec.</text:p>
          </table:table-cell>
          <table:table-cell table:number-columns-repeated="1019"/>
        </table:table-row>
        <table:table-row table:style-name="ro4">
          <table:table-cell table:style-name="ce2">
            <draw:frame table:end-cell-address="Mage.A23" table:end-x="0.846cm" table:end-y="0.846cm" draw:z-index="21" draw:name="http://images3.wikia.nocookie.net/wowwiki/images/thumb/0/0a/Spell_arcane_teleportdalaran.png/32px-Spell_arcane_teleportdalaran.png" draw:style-name="gr1" draw:text-style-name="P1" svg:width="0.846cm" svg:height="0.846cm" svg:x="0cm" svg:y="0cm">
              <draw:image xlink:href="Pictures/10000201000000200000002051D3DCF7.png" xlink:type="simple" xlink:show="embed" xlink:actuate="onLoad">
                <text:p/>
              </draw:image>
            </draw:frame>
          </table:table-cell>
          <table:table-cell table:style-name="ce2" office:value-type="string">
            <text:p><text:a xlink:href="">Teleport</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to &lt;cityX&gt;. Requires a <text:a xlink:href="">Rune of Teleportation</text:a>.</text:p>
          </table:table-cell>
          <table:table-cell table:number-columns-repeated="1019"/>
        </table:table-row>
        <table:table-row table:style-name="ro4">
          <table:table-cell table:style-name="ce2">
            <draw:frame table:end-cell-address="Mage.A24" table:end-x="0.846cm" table:end-y="0.846cm" draw:z-index="22" draw:name="http://images4.wikia.nocookie.net/wowwiki/images/thumb/3/36/Spell_frost_frostward.png/32px-Spell_frost_frostward.png" draw:style-name="gr1" draw:text-style-name="P1" svg:width="0.846cm" svg:height="0.846cm" svg:x="0cm" svg:y="0cm">
              <draw:image xlink:href="Pictures/1000020100000020000000208074CAFC.png" xlink:type="simple" xlink:show="embed" xlink:actuate="onLoad">
                <text:p/>
              </draw:image>
            </draw:frame>
          </table:table-cell>
          <table:table-cell table:style-name="ce2" office:value-type="string">
            <text:p><text:a xlink:href="">Frost Ward</text:a></text:p>
          </table:table-cell>
          <table:table-cell table:style-name="ce4" office:value-type="float" office:value="22">
            <text:p>22</text:p>
          </table:table-cell>
          <table:table-cell table:style-name="ce4" office:value-type="string">
            <text:p>Frost</text:p>
          </table:table-cell>
          <table:table-cell table:style-name="ce14" office:value-type="string">
            <text:p>Absorbs X Frost damage. Lasts 30 sec.</text:p>
          </table:table-cell>
          <table:table-cell table:number-columns-repeated="1019"/>
        </table:table-row>
        <table:table-row table:style-name="ro4">
          <table:table-cell table:style-name="ce2">
            <draw:frame table:end-cell-address="Mage.A25" table:end-x="0.846cm" table:end-y="0.846cm" draw:z-index="23" draw:name="http://images4.wikia.nocookie.net/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corch</text:a></text:p>
          </table:table-cell>
          <table:table-cell table:style-name="ce4" office:value-type="float" office:value="22">
            <text:p>22</text:p>
          </table:table-cell>
          <table:table-cell table:style-name="ce4" office:value-type="string">
            <text:p>Fire</text:p>
          </table:table-cell>
          <table:table-cell table:style-name="ce14" office:value-type="string">
            <text:p>Scorch the enemy for X Fire damage.</text:p>
          </table:table-cell>
          <table:table-cell table:number-columns-repeated="1019"/>
        </table:table-row>
        <table:table-row table:style-name="ro4">
          <table:table-cell table:style-name="ce2">
            <draw:frame table:end-cell-address="Mage.A26" table:end-x="0.846cm" table:end-y="0.846cm" draw:z-index="24" draw:name="http://images2.wikia.nocookie.net/wowwiki/images/thumb/8/88/Spell_frost_iceshock.png/32px-Spell_frost_iceshock.png" draw:style-name="gr1" draw:text-style-name="P1" svg:width="0.846cm" svg:height="0.846cm" svg:x="0cm" svg:y="0cm">
              <draw:image xlink:href="Pictures/100002010000002000000020894A141D.png" xlink:type="simple" xlink:show="embed" xlink:actuate="onLoad">
                <text:p/>
              </draw:image>
            </draw:frame>
          </table:table-cell>
          <table:table-cell table:style-name="ce2" office:value-type="string">
            <text:p><text:a xlink:href="">Counterspell</text:a></text:p>
          </table:table-cell>
          <table:table-cell table:style-name="ce4" office:value-type="float" office:value="24">
            <text:p>24</text:p>
          </table:table-cell>
          <table:table-cell table:style-name="ce4" office:value-type="string">
            <text:p>Arcane</text:p>
          </table:table-cell>
          <table:table-cell table:style-name="ce14" office:value-type="string">
            <text:p>Counters the enemy's spellcast, preventing any spell from that school of magic from being cast for 8 sec. Generates a high amount of threat.</text:p>
          </table:table-cell>
          <table:table-cell table:style-name="ce16" office:value-type="float" office:value="40">
            <text:p>40</text:p>
          </table:table-cell>
          <table:table-cell table:number-columns-repeated="1018"/>
        </table:table-row>
        <table:table-row table:style-name="ro4">
          <table:table-cell table:style-name="ce2">
            <draw:frame table:end-cell-address="Mage.A27" table:end-x="0.846cm" table:end-y="0.846cm" draw:z-index="25" draw:name="http://images1.wikia.nocookie.net/wowwiki/images/thumb/3/32/Spell_frost_glacier.png/32px-Spell_frost_glacier.png" draw:style-name="gr1" draw:text-style-name="P1" svg:width="0.846cm" svg:height="0.846cm" svg:x="0cm" svg:y="0cm">
              <draw:image xlink:href="Pictures/100002010000002000000020D5600C19.png" xlink:type="simple" xlink:show="embed" xlink:actuate="onLoad">
                <text:p/>
              </draw:image>
            </draw:frame>
          </table:table-cell>
          <table:table-cell table:style-name="ce2" office:value-type="string">
            <text:p><text:a xlink:href="">Cone of Cold</text:a></text:p>
          </table:table-cell>
          <table:table-cell table:style-name="ce4" office:value-type="float" office:value="26">
            <text:p>26</text:p>
          </table:table-cell>
          <table:table-cell table:style-name="ce4" office:value-type="string">
            <text:p>Frost</text:p>
          </table:table-cell>
          <table:table-cell table:style-name="ce14" office:value-type="string">
            <text:p>Targets in a cone in front of the caster take X Frost damage and are slowed by 50% for 8 sec.</text:p>
          </table:table-cell>
          <table:table-cell table:number-columns-repeated="1019"/>
        </table:table-row>
        <table:table-row table:style-name="ro4">
          <table:table-cell table:style-name="ce2">
            <draw:frame table:end-cell-address="Mage.A28" table:end-x="0.846cm" table:end-y="0.846cm" draw:z-index="26" draw:name="http://images1.wikia.nocookie.net/wowwiki/images/thumb/e/e0/Inv_misc_gem_stone_01.png/32px-Inv_misc_gem_stone_01.png" draw:style-name="gr1" draw:text-style-name="P1" svg:width="0.846cm" svg:height="0.846cm" svg:x="0cm" svg:y="0cm">
              <draw:image xlink:href="Pictures/1000020100000020000000201B5D88CF.png" xlink:type="simple" xlink:show="embed" xlink:actuate="onLoad">
                <text:p/>
              </draw:image>
            </draw:frame>
          </table:table-cell>
          <table:table-cell table:style-name="ce2" office:value-type="string">
            <text:p><text:a xlink:href="">Conjure Mana Gem</text:a></text:p>
          </table:table-cell>
          <table:table-cell table:style-name="ce4" office:value-type="float" office:value="28">
            <text:p>28</text:p>
          </table:table-cell>
          <table:table-cell table:style-name="ce4" office:value-type="string">
            <text:p>Arcane</text:p>
          </table:table-cell>
          <table:table-cell table:style-name="ce14" office:value-type="string">
            <text:p>Conjures a mana stone that can be used to instantly restore X mana.</text:p>
          </table:table-cell>
          <table:table-cell table:number-columns-repeated="1019"/>
        </table:table-row>
        <table:table-row table:style-name="ro4">
          <table:table-cell table:style-name="ce2">
            <draw:frame table:end-cell-address="Mage.A29" table:end-x="0.846cm" table:end-y="0.846cm" draw:z-index="27"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Ice Armor</text:a></text:p>
          </table:table-cell>
          <table:table-cell table:style-name="ce4" office:value-type="float" office:value="30">
            <text:p>30</text:p>
          </table:table-cell>
          <table:table-cell table:style-name="ce4" office:value-type="string">
            <text:p>Frost</text:p>
          </table:table-cell>
          <table:table-cell table:style-name="ce14" office:value-type="string">
            <text:p>Increases Armor by X and frost resistance by Y.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30" table:end-x="0.846cm" table:end-y="0.846cm" draw:z-index="28" draw:name="http://images1.wikia.nocookie.net/wowwiki/images/thumb/c/c0/Spell_frost_frost.png/32px-Spell_frost_frost.png" draw:style-name="gr1" draw:text-style-name="P1" svg:width="0.846cm" svg:height="0.846cm" svg:x="0cm" svg:y="0cm">
              <draw:image xlink:href="Pictures/100002010000002000000020957AA75E.png" xlink:type="simple" xlink:show="embed" xlink:actuate="onLoad">
                <text:p/>
              </draw:image>
            </draw:frame>
          </table:table-cell>
          <table:table-cell table:style-name="ce2" office:value-type="string">
            <text:p><text:a xlink:href="">Ice Block</text:a></text:p>
          </table:table-cell>
          <table:table-cell table:style-name="ce4" office:value-type="float" office:value="30">
            <text:p>30</text:p>
          </table:table-cell>
          <table:table-cell table:style-name="ce4" office:value-type="string">
            <text:p>Frost</text:p>
          </table:table-cell>
          <table:table-cell table:style-name="ce14" office:value-type="string">
            <text:p>You become encased in a block of ice, protecting you from all physical attacks and spells for 10 sec, but during that time you cannot attack, move or cast spells. Also causes Hypothermia, preventing you from recasting Ice Block for 30 sec.</text:p>
          </table:table-cell>
          <table:table-cell table:number-columns-repeated="1019"/>
        </table:table-row>
        <table:table-row table:style-name="ro4">
          <table:table-cell table:style-name="ce2">
            <draw:frame table:end-cell-address="Mage.A31" table:end-x="0.846cm" table:end-y="0.846cm" draw:z-index="29" draw:name="http://images2.wikia.nocookie.net/wowwiki/images/thumb/a/a8/Spell_magearmor.png/32px-Spell_magearmor.png" draw:style-name="gr1" draw:text-style-name="P1" svg:width="0.846cm" svg:height="0.846cm" svg:x="0cm" svg:y="0cm">
              <draw:image xlink:href="Pictures/100002010000002000000020B95200A5.png" xlink:type="simple" xlink:show="embed" xlink:actuate="onLoad">
                <text:p/>
              </draw:image>
            </draw:frame>
          </table:table-cell>
          <table:table-cell table:style-name="ce2" office:value-type="string">
            <text:p><text:a xlink:href="">Mage Armor</text:a></text:p>
          </table:table-cell>
          <table:table-cell table:style-name="ce4" office:value-type="float" office:value="34">
            <text:p>34</text:p>
          </table:table-cell>
          <table:table-cell table:style-name="ce4" office:value-type="string">
            <text:p>Arcane</text:p>
          </table:table-cell>
          <table:table-cell table:style-name="ce14" office:value-type="string">
            <text:p>Increases your resistance to all magic by X and allows 50% of your mana regeneration to continue while casting. Only one type of Armor spell can be active on the Mage at any time. Lasts 30 min.</text:p>
          </table:table-cell>
          <table:table-cell table:number-columns-repeated="1019"/>
        </table:table-row>
        <table:table-row table:style-name="ro4">
          <table:table-cell table:style-name="ce2">
            <draw:frame table:end-cell-address="Mage.A32" table:end-x="0.846cm" table:end-y="0.846cm" draw:z-index="30" draw:name="http://images3.wikia.nocookie.net/wowwiki/images/thumb/c/c6/Spell_arcane_portalshattrath.png/32px-Spell_arcane_portalshattrath.png" draw:style-name="gr1" draw:text-style-name="P1" svg:width="0.846cm" svg:height="0.846cm" svg:x="0cm" svg:y="0cm">
              <draw:image xlink:href="Pictures/10000201000000200000002080A12ADD.png" xlink:type="simple" xlink:show="embed" xlink:actuate="onLoad">
                <text:p/>
              </draw:image>
            </draw:frame>
          </table:table-cell>
          <table:table-cell table:style-name="ce2" office:value-type="string">
            <text:p><text:a xlink:href="">Portal</text:a></text:p>
          </table:table-cell>
          <table:table-cell table:style-name="ce4" office:value-type="float" office:value="35">
            <text:p>35</text:p>
          </table:table-cell>
          <table:table-cell table:style-name="ce4" office:value-type="string">
            <text:p>Arcane</text:p>
          </table:table-cell>
          <table:table-cell table:style-name="ce14" office:value-type="string">
            <text:p>Creates a portal, teleporting group members that use it to &lt;cityX&gt;. Requires a<text:a xlink:href="">Rune of Portals</text:a>.</text:p>
          </table:table-cell>
          <table:table-cell table:number-columns-repeated="1019"/>
        </table:table-row>
        <table:table-row table:style-name="ro4">
          <table:table-cell table:style-name="ce2">
            <draw:frame table:end-cell-address="Mage.A33" table:end-x="0.846cm" table:end-y="0.846cm" draw:z-index="31" draw:name="http://images3.wikia.nocookie.net/wowwiki/images/thumb/1/10/Spell_holy_arcaneintellect.png/32px-Spell_holy_arcaneintellect.png" draw:style-name="gr1" draw:text-style-name="P1" svg:width="0.846cm" svg:height="0.846cm" svg:x="0cm" svg:y="0cm">
              <draw:image xlink:href="Pictures/10000201000000200000002019458886.png" xlink:type="simple" xlink:show="embed" xlink:actuate="onLoad">
                <text:p/>
              </draw:image>
            </draw:frame>
          </table:table-cell>
          <table:table-cell table:style-name="ce2" office:value-type="string">
            <text:p><text:a xlink:href="">Arcane Brilliance</text:a></text:p>
          </table:table-cell>
          <table:table-cell table:style-name="ce4" office:value-type="float" office:value="56">
            <text:p>56</text:p>
          </table:table-cell>
          <table:table-cell table:style-name="ce4" office:value-type="string">
            <text:p>Arcane</text:p>
          </table:table-cell>
          <table:table-cell table:style-name="ce14" office:value-type="string">
            <text:p>Infuses the target's party with brilliance, increasing their Intellect by X for 60 min. Requires an <text:a xlink:href="">Arcane Powder</text:a>.</text:p>
          </table:table-cell>
          <table:table-cell table:number-columns-repeated="1019"/>
        </table:table-row>
        <table:table-row table:style-name="ro4">
          <table:table-cell table:style-name="ce2">
            <draw:frame table:end-cell-address="Mage.A34" table:end-x="0.846cm" table:end-y="0.846cm" draw:z-index="32" draw:name="http://images1.wikia.nocookie.net/wowwiki/images/thumb/d/d6/Ability_mage_moltenarmor.png/32px-Ability_mage_moltenarmor.png" draw:style-name="gr1" draw:text-style-name="P1" svg:width="0.846cm" svg:height="0.846cm" svg:x="0cm" svg:y="0cm">
              <draw:image xlink:href="Pictures/100002010000002000000020C53B3858.png" xlink:type="simple" xlink:show="embed" xlink:actuate="onLoad">
                <text:p/>
              </draw:image>
            </draw:frame>
          </table:table-cell>
          <table:table-cell table:style-name="ce2" office:value-type="string">
            <text:p><text:a xlink:href="">Molten Armor</text:a></text:p>
          </table:table-cell>
          <table:table-cell table:style-name="ce4" office:value-type="float" office:value="62">
            <text:p>62</text:p>
          </table:table-cell>
          <table:table-cell table:style-name="ce4" office:value-type="string">
            <text:p>Fire</text:p>
          </table:table-cell>
          <table:table-cell table:style-name="ce14" office:value-type="string">
            <text:p>Causes 170 Fire damage when hit, increases your chance to critically hit with spells by 35% of your spirit, and reduces the chance you are critically hit by 5%. Only one type of Armor spell can be active on the Mage at any time. Lasts 30 min.</text:p>
          </table:table-cell>
          <table:table-cell table:number-columns-repeated="1019"/>
        </table:table-row>
        <table:table-row table:style-name="ro4">
          <table:table-cell table:style-name="ce2">
            <draw:frame table:end-cell-address="Mage.A35" table:end-x="0.846cm" table:end-y="0.846cm" draw:z-index="33" draw:name="http://images2.wikia.nocookie.net/wowwiki/images/thumb/8/80/Spell_arcane_blast.png/32px-Spell_arcane_blast.png" draw:style-name="gr1" draw:text-style-name="P1" svg:width="0.846cm" svg:height="0.846cm" svg:x="0cm" svg:y="0cm">
              <draw:image xlink:href="Pictures/100002010000002000000020533BD6BD.png" xlink:type="simple" xlink:show="embed" xlink:actuate="onLoad">
                <text:p/>
              </draw:image>
            </draw:frame>
          </table:table-cell>
          <table:table-cell table:style-name="ce2" office:value-type="string">
            <text:p><text:a xlink:href="">Arcane Blast</text:a></text:p>
          </table:table-cell>
          <table:table-cell table:style-name="ce4" office:value-type="float" office:value="64">
            <text:p>64</text:p>
          </table:table-cell>
          <table:table-cell table:style-name="ce4" office:value-type="string">
            <text:p>Arcane</text:p>
          </table:table-cell>
          <table:table-cell table:style-name="ce14" office:value-type="string">
            <text:p>Blasts the target with energy, dealing X Arcane damage. Each time you cast Arcane Blast, the damage of all Arcane spells is increased by 15% and mana cost of Arcane Blast is increased by 175%. Effect stacks up to 4 times and lasts 6 sec or until any Arcane damage spell except Arcane Blast is cast.</text:p>
          </table:table-cell>
          <table:table-cell table:number-columns-repeated="1019"/>
        </table:table-row>
        <table:table-row table:style-name="ro4">
          <table:table-cell table:style-name="ce2">
            <draw:frame table:end-cell-address="Mage.A36" table:end-x="0.846cm" table:end-y="0.846cm" draw:z-index="34" draw:name="http://images2.wikia.nocookie.net/wowwiki/images/thumb/3/32/Spell_frost_frostblast.png/32px-Spell_frost_frostblast.png" draw:style-name="gr1" draw:text-style-name="P1" svg:width="0.846cm" svg:height="0.846cm" svg:x="0cm" svg:y="0cm">
              <draw:image xlink:href="Pictures/100002010000002000000020959FD4A6.png" xlink:type="simple" xlink:show="embed" xlink:actuate="onLoad">
                <text:p/>
              </draw:image>
            </draw:frame>
          </table:table-cell>
          <table:table-cell table:style-name="ce2" office:value-type="string">
            <text:p><text:a xlink:href="">Ice Lance</text:a></text:p>
          </table:table-cell>
          <table:table-cell table:style-name="ce4" office:value-type="float" office:value="66">
            <text:p>66</text:p>
          </table:table-cell>
          <table:table-cell table:style-name="ce4" office:value-type="string">
            <text:p>Frost</text:p>
          </table:table-cell>
          <table:table-cell table:style-name="ce14" office:value-type="string">
            <text:p>Deals 161 to 187 Frost damage to an enemy target. Causes triple damage against Frozen targets.</text:p>
          </table:table-cell>
          <table:table-cell table:number-columns-repeated="1019"/>
        </table:table-row>
        <table:table-row table:style-name="ro4">
          <table:table-cell table:style-name="ce2">
            <draw:frame table:end-cell-address="Mage.A37" table:end-x="0.846cm" table:end-y="0.846cm" draw:z-index="35" draw:name="http://images1.wikia.nocookie.net/wowwiki/images/thumb/d/d7/Ability_mage_invisibility.png/32px-Ability_mage_invisibility.png" draw:style-name="gr1" draw:text-style-name="P1" svg:width="0.846cm" svg:height="0.846cm" svg:x="0cm" svg:y="0cm">
              <draw:image xlink:href="Pictures/10000201000000200000002013B88916.png" xlink:type="simple" xlink:show="embed" xlink:actuate="onLoad">
                <text:p/>
              </draw:image>
            </draw:frame>
          </table:table-cell>
          <table:table-cell table:style-name="ce2" office:value-type="string">
            <text:p><text:a xlink:href="">Invisibility</text:a></text:p>
          </table:table-cell>
          <table:table-cell table:style-name="ce4" office:value-type="float" office:value="68">
            <text:p>68</text:p>
          </table:table-cell>
          <table:table-cell table:style-name="ce4" office:value-type="string">
            <text:p>Arcane</text:p>
          </table:table-cell>
          <table:table-cell table:style-name="ce14" office:value-type="string">
            <text:p>Fades the caster to invisibility over 3 sec, reducing threat each second. The effect is cancelled if you perform any actions. While invisible, you can only see other invisible targets and those who can see invisible. Lasts 20 sec.</text:p>
          </table:table-cell>
          <table:table-cell table:number-columns-repeated="1019"/>
        </table:table-row>
        <table:table-row table:style-name="ro4">
          <table:table-cell table:style-name="ce2">
            <draw:frame table:end-cell-address="Mage.A38" table:end-x="0.846cm" table:end-y="0.846cm" draw:z-index="36"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Ritual of Refreshment</text:a></text:p>
          </table:table-cell>
          <table:table-cell table:style-name="ce4" office:value-type="float" office:value="70">
            <text:p>70</text:p>
          </table:table-cell>
          <table:table-cell table:style-name="ce4" office:value-type="string">
            <text:p>Arcane</text:p>
          </table:table-cell>
          <table:table-cell table:style-name="ce14" office:value-type="string">
            <text:p>Begins a ritual that creates a refreshment table. Raid members can click the table to acquire <text:a xlink:href="">[Conjured Mana Biscuit]s</text:a>. The table lasts for 3 min or 50 charges. Requires the caster and 2 additional party members to complete the ritual. In order to participate, all players must right click the refreshment portal and not move until the ritual is complete. Requires two arcane powders.</text:p>
          </table:table-cell>
          <table:table-cell table:number-columns-repeated="1019"/>
        </table:table-row>
        <table:table-row table:style-name="ro4">
          <table:table-cell table:style-name="ce2">
            <draw:frame table:end-cell-address="Mage.A39" table:end-x="0.846cm" table:end-y="0.846cm" draw:z-index="37" draw:name="http://images3.wikia.nocookie.net/wowwiki/images/thumb/a/a8/Spell_arcane_arcane02.png/32px-Spell_arcane_arcane02.png" draw:style-name="gr1" draw:text-style-name="P1" svg:width="0.846cm" svg:height="0.846cm" svg:x="0cm" svg:y="0cm">
              <draw:image xlink:href="Pictures/100002010000002000000020125FB11A.png" xlink:type="simple" xlink:show="embed" xlink:actuate="onLoad">
                <text:p/>
              </draw:image>
            </draw:frame>
          </table:table-cell>
          <table:table-cell table:style-name="ce2" office:value-type="string">
            <text:p><text:a xlink:href="">Spellsteal</text:a></text:p>
          </table:table-cell>
          <table:table-cell table:style-name="ce4" office:value-type="float" office:value="70">
            <text:p>70</text:p>
          </table:table-cell>
          <table:table-cell table:style-name="ce4" office:value-type="string">
            <text:p>Arcane</text:p>
          </table:table-cell>
          <table:table-cell table:style-name="ce14" office:value-type="string">
            <text:p>Steals a beneficial magic effect from the target. This effect lasts a maximum of 2 min.</text:p>
          </table:table-cell>
          <table:table-cell table:number-columns-repeated="1019"/>
        </table:table-row>
        <table:table-row table:style-name="ro4">
          <table:table-cell table:style-name="ce2">
            <draw:frame table:end-cell-address="Mage.A40" table:end-x="0.846cm" table:end-y="0.846cm" draw:z-index="38" draw:name="http://images4.wikia.nocookie.net/wowwiki/images/thumb/8/81/Ability_mage_conjurefoodrank9.png/32px-Ability_mage_conjurefoodrank9.png" draw:style-name="gr1" draw:text-style-name="P1" svg:width="0.846cm" svg:height="0.846cm" svg:x="0cm" svg:y="0cm">
              <draw:image xlink:href="Pictures/100002010000002000000020FD2B601E.png" xlink:type="simple" xlink:show="embed" xlink:actuate="onLoad">
                <text:p/>
              </draw:image>
            </draw:frame>
          </table:table-cell>
          <table:table-cell table:style-name="ce2" office:value-type="string">
            <text:p><text:a xlink:href="">Conjure Refreshment</text:a></text:p>
          </table:table-cell>
          <table:table-cell table:style-name="ce4" office:value-type="float" office:value="75">
            <text:p>75</text:p>
          </table:table-cell>
          <table:table-cell table:style-name="ce4" office:value-type="string">
            <text:p>Arcane</text:p>
          </table:table-cell>
          <table:table-cell table:style-name="ce14" office:value-type="string">
            <text:p>Conjures 20 Mana Pies providing the mage and &lt;his/her&gt; allies with something to eat. Conjured items disappear if logged out for more than 15 minutes.</text:p>
          </table:table-cell>
          <table:table-cell table:number-columns-repeated="1019"/>
        </table:table-row>
        <table:table-row table:style-name="ro4">
          <table:table-cell table:style-name="ce2">
            <draw:frame table:end-cell-address="Mage.A41" table:end-x="0.846cm" table:end-y="0.846cm" draw:z-index="39" draw:name="http://images2.wikia.nocookie.net/wowwiki/images/thumb/d/d9/Ability_mage_frostfirebolt.png/32px-Ability_mage_frostfirebolt.png" draw:style-name="gr1" draw:text-style-name="P1" svg:width="0.846cm" svg:height="0.846cm" svg:x="0cm" svg:y="0cm">
              <draw:image xlink:href="Pictures/1000020100000020000000208CAF7653.png" xlink:type="simple" xlink:show="embed" xlink:actuate="onLoad">
                <text:p/>
              </draw:image>
            </draw:frame>
          </table:table-cell>
          <table:table-cell table:style-name="ce2" office:value-type="string">
            <text:p><text:a xlink:href="">Frostfire Bolt</text:a></text:p>
          </table:table-cell>
          <table:table-cell table:style-name="ce4" office:value-type="float" office:value="75">
            <text:p>75</text:p>
          </table:table-cell>
          <table:table-cell table:style-name="ce4" office:value-type="string">
            <text:p>Fire</text:p>
          </table:table-cell>
          <table:table-cell table:style-name="ce14" office:value-type="string">
            <text:p>Launches a bolt of frostfire at the enemy, causing X to Y Fire damage, slowing movement speed by 40% and causing an additional Z Fire damage over 9 sec. If the target is more vulnerable to Frost damage, this spell will cause Frost instead of Fire damage.</text:p>
          </table:table-cell>
          <table:table-cell table:number-columns-repeated="1019"/>
        </table:table-row>
        <table:table-row table:style-name="ro4">
          <table:table-cell table:style-name="ce2">
            <draw:frame table:end-cell-address="Mage.A42" table:end-x="0.846cm" table:end-y="0.846cm" draw:z-index="40"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Mirror Image</text:a></text:p>
          </table:table-cell>
          <table:table-cell table:style-name="ce4" office:value-type="float" office:value="80">
            <text:p>80</text:p>
          </table:table-cell>
          <table:table-cell table:style-name="ce4" office:value-type="string">
            <text:p>Arcane</text:p>
          </table:table-cell>
          <table:table-cell table:style-name="ce14" office:value-type="string">
            <text:p>Creates 3 copies of the caster nearby, which cast spells and attack the mage's enemies. Lasts 30 sec.</text:p>
          </table:table-cell>
          <table:table-cell table:number-columns-repeated="1019"/>
        </table:table-row>
        <table:table-row table:style-name="ro4">
          <table:table-cell table:number-columns-repeated="1024"/>
        </table:table-row>
        <table:table-row table:style-name="ro4">
          <table:table-cell table:style-name="ce3" office:value-type="string">
            <text:p>Arcane</text:p>
          </table:table-cell>
          <table:table-cell table:number-columns-repeated="1023"/>
        </table:table-row>
        <table:table-row table:style-name="ro4">
          <table:table-cell table:style-name="ce2">
            <draw:frame table:end-cell-address="Mage.A45" table:end-x="0.846cm" table:end-y="0.846cm" draw:z-index="41" draw:name="http://images2.wikia.nocookie.net/wowwiki/images/thumb/9/97/Spell_arcane_studentofmagic.png/32px-Spell_arcane_studentofmagic.png" draw:style-name="gr1" draw:text-style-name="P1" svg:width="0.846cm" svg:height="0.846cm" svg:x="0cm" svg:y="0cm">
              <draw:image xlink:href="Pictures/1000020100000020000000200BE88499.png" xlink:type="simple" xlink:show="embed" xlink:actuate="onLoad">
                <text:p/>
              </draw:image>
            </draw:frame>
          </table:table-cell>
          <table:table-cell table:style-name="ce2" office:value-type="string">
            <text:p><text:a xlink:href="">Focus Magic</text:a></text:p>
          </table:table-cell>
          <table:table-cell table:style-name="ce4" office:value-type="float" office:value="11">
            <text:p>11</text:p>
          </table:table-cell>
          <table:table-cell table:style-name="ce4" office:value-type="string">
            <text:p>30yd</text:p>
          </table:table-cell>
          <table:table-cell table:style-name="ce14" office:value-type="string">
            <text:p>Increases the target's chance to critically hit with all spells by 3%. When the target critically hits the caster's chance to critically hit with spells increases by 3% for 10 sec. Cannot be cast on self.</text:p>
          </table:table-cell>
          <table:table-cell table:number-columns-repeated="1019"/>
        </table:table-row>
        <table:table-row table:style-name="ro4">
          <table:table-cell table:style-name="ce2">
            <draw:frame table:end-cell-address="Mage.A46" table:end-x="0.846cm" table:end-y="0.846cm" draw:z-index="42" draw:name="http://images1.wikia.nocookie.net/wowwiki/images/thumb/6/6c/Spell_nature_enchantarmor.png/32px-Spell_nature_enchantarmor.png" draw:style-name="gr1" draw:text-style-name="P1" svg:width="0.846cm" svg:height="0.846cm" svg:x="0cm" svg:y="0cm">
              <draw:image xlink:href="Pictures/100002010000002000000020C7A2510C.png" xlink:type="simple" xlink:show="embed" xlink:actuate="onLoad">
                <text:p/>
              </draw:image>
            </draw:frame>
          </table:table-cell>
          <table:table-cell table:style-name="ce2" office:value-type="string">
            <text:p><text:a xlink:href="">Presence of Mind</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your next Mage spell with a casting time less than 10 sec becomes an instant cast spell.</text:p>
          </table:table-cell>
          <table:table-cell table:number-columns-repeated="1019"/>
        </table:table-row>
        <table:table-row table:style-name="ro4">
          <table:table-cell table:style-name="ce2">
            <draw:frame table:end-cell-address="Mage.A47" table:end-x="0.846cm" table:end-y="0.846cm" draw:z-index="43"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Arcane Power</text:a></text:p>
          </table:table-cell>
          <table:table-cell table:style-name="ce4" office:value-type="string">
            <text:p>31</text:p>
            <text:p><text:a xlink:href="">Arcane Instability</text:a> 3</text:p>
          </table:table-cell>
          <table:table-cell table:style-name="ce4" office:value-type="string">
            <text:p>self only</text:p>
          </table:table-cell>
          <table:table-cell table:style-name="ce14" office:value-type="string">
            <text:p>When activated, your spells deal 20% more damage while costing 20% more mana to cast. This effect lasts 15 sec.</text:p>
          </table:table-cell>
          <table:table-cell table:number-columns-repeated="1019"/>
        </table:table-row>
        <table:table-row table:style-name="ro4">
          <table:table-cell table:style-name="ce2">
            <draw:frame table:end-cell-address="Mage.A48" table:end-x="0.846cm" table:end-y="0.846cm" draw:z-index="44"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low</text:a></text:p>
          </table:table-cell>
          <table:table-cell table:style-name="ce4" office:value-type="float" office:value="41">
            <text:p>41</text:p>
          </table:table-cell>
          <table:table-cell table:style-name="ce4" office:value-type="string">
            <text:p>30 yards</text:p>
          </table:table-cell>
          <table:table-cell table:style-name="ce14" office:value-type="string">
            <text:p>Reduces target's movement speed by 60%, increases the time between ranged attacks by 60% and increases casting time by 30%. Lasts 15 sec. Slow can only affect one target at a time.</text:p>
          </table:table-cell>
          <table:table-cell table:number-columns-repeated="1019"/>
        </table:table-row>
        <table:table-row table:style-name="ro4">
          <table:table-cell table:style-name="ce2">
            <draw:frame table:end-cell-address="Mage.A49" table:end-x="0.846cm" table:end-y="0.846cm" draw:z-index="45" draw:name="http://images2.wikia.nocookie.net/wowwiki/images/thumb/1/11/Ability_mage_arcanebarrage.png/32px-Ability_mage_arcanebarrage.png" draw:style-name="gr1" draw:text-style-name="P1" svg:width="0.846cm" svg:height="0.846cm" svg:x="0cm" svg:y="0cm">
              <draw:image xlink:href="Pictures/100002010000002000000020221C2978.png" xlink:type="simple" xlink:show="embed" xlink:actuate="onLoad">
                <text:p/>
              </draw:image>
            </draw:frame>
          </table:table-cell>
          <table:table-cell table:style-name="ce2" office:value-type="string">
            <text:p><text:a xlink:href="">Arcane Barrage</text:a></text:p>
          </table:table-cell>
          <table:table-cell table:style-name="ce4" office:value-type="float" office:value="51">
            <text:p>51</text:p>
          </table:table-cell>
          <table:table-cell table:style-name="ce4" office:value-type="string">
            <text:p>30 yards</text:p>
          </table:table-cell>
          <table:table-cell table:style-name="ce14" office:value-type="string">
            <text:p>Launches several missiles at the enemy target, causing X to Y Arcane damage.</text:p>
          </table:table-cell>
          <table:table-cell table:number-columns-repeated="1019"/>
        </table:table-row>
        <table:table-row table:style-name="ro4">
          <table:table-cell table:number-columns-repeated="1024"/>
        </table:table-row>
        <table:table-row table:style-name="ro4">
          <table:table-cell table:style-name="ce3" office:value-type="string">
            <text:p>Fire</text:p>
          </table:table-cell>
          <table:table-cell table:number-columns-repeated="1023"/>
        </table:table-row>
        <table:table-row table:style-name="ro4">
          <table:table-cell table:style-name="ce2">
            <draw:frame table:end-cell-address="Mage.A52" table:end-x="0.846cm" table:end-y="0.846cm" draw:z-index="46" draw:name="http://images2.wikia.nocookie.net/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Pyroblast</text:a></text:p>
          </table:table-cell>
          <table:table-cell table:style-name="ce4" office:value-type="float" office:value="11">
            <text:p>11</text:p>
          </table:table-cell>
          <table:table-cell table:style-name="ce4" office:value-type="string">
            <text:p>35 yards</text:p>
          </table:table-cell>
          <table:table-cell table:style-name="ce14" office:value-type="string">
            <text:p>Hurls an immense fiery boulder that causes X Fire damage and an additional Y Fire damage over 12 sec.</text:p>
          </table:table-cell>
          <table:table-cell table:number-columns-repeated="1019"/>
        </table:table-row>
        <table:table-row table:style-name="ro4">
          <table:table-cell table:style-name="ce2">
            <draw:frame table:end-cell-address="Mage.A53" table:end-x="0.846cm" table:end-y="0.846cm" draw:z-index="47" draw:name="http://images1.wikia.nocookie.net/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Blast Wave</text:a></text:p>
          </table:table-cell>
          <table:table-cell table:style-name="ce4" office:value-type="string">
            <text:p>21</text:p>
            <text:p><text:a xlink:href="">Pyroblast</text:a> 1</text:p>
          </table:table-cell>
          <table:table-cell table:style-name="ce4" office:value-type="string">
            <text:p>10 yards</text:p>
          </table:table-cell>
          <table:table-cell table:style-name="ce14" office:value-type="string">
            <text:p>A wave of flame radiates outward from the caster, damaging all enemies caught within the blast for X Fire damage, knocking them back and Dazing them for 6 sec.</text:p>
          </table:table-cell>
          <table:table-cell table:number-columns-repeated="1019"/>
        </table:table-row>
        <table:table-row table:style-name="ro4">
          <table:table-cell table:style-name="ce2">
            <draw:frame table:end-cell-address="Mage.A54" table:end-x="0.846cm" table:end-y="0.846cm" draw:z-index="48" draw:name="http://images3.wikia.nocookie.net/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Combustion</text:a></text:p>
          </table:table-cell>
          <table:table-cell table:style-name="ce4" office:value-type="string">
            <text:p>31</text:p>
            <text:p><text:a xlink:href="">Critical Mass</text:a> 3</text:p>
          </table:table-cell>
          <table:table-cell table:style-name="ce4" office:value-type="string">
            <text:p>self only</text:p>
          </table:table-cell>
          <table:table-cell table:style-name="ce14" office:value-type="string">
            <text:p>When activated, this spell causes each Fire damage spell you cast to increase your critical strike chance with Fire damage spells by 10%. This effect lasts until you have caused 3 critical strikes with Fire spells.</text:p>
          </table:table-cell>
          <table:table-cell table:number-columns-repeated="1019"/>
        </table:table-row>
        <table:table-row table:style-name="ro4">
          <table:table-cell table:style-name="ce2">
            <draw:frame table:end-cell-address="Mage.A55" table:end-x="0.846cm" table:end-y="0.846cm" draw:z-index="49"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 office:value-type="string">
            <text:p><text:a xlink:href="">Dragon's Breath</text:a></text:p>
          </table:table-cell>
          <table:table-cell table:style-name="ce4" office:value-type="string">
            <text:p>41</text:p>
            <text:p><text:a xlink:href="">Combustion</text:a>1</text:p>
          </table:table-cell>
          <table:table-cell table:style-name="ce4" office:value-type="string">
            <text:p>10 yards</text:p>
          </table:table-cell>
          <table:table-cell table:style-name="ce14" office:value-type="string">
            <text:p>Targets in a cone in front of the caster take X Fire damage and are disoriented for 5 sec. Any direct damaging attack will revive targets. Turns off your attack when used.</text:p>
          </table:table-cell>
          <table:table-cell table:number-columns-repeated="1019"/>
        </table:table-row>
        <table:table-row table:style-name="ro4">
          <table:table-cell table:style-name="ce2">
            <draw:frame table:end-cell-address="Mage.A56" table:end-x="0.846cm" table:end-y="0.846cm" draw:z-index="50" draw:name="http://images2.wikia.nocookie.net/wowwiki/images/thumb/f/f0/Ability_mage_livingbomb.png/32px-Ability_mage_livingbomb.png" draw:style-name="gr1" draw:text-style-name="P1" svg:width="0.846cm" svg:height="0.846cm" svg:x="0cm" svg:y="0cm">
              <draw:image xlink:href="Pictures/10000201000000200000002088B02E22.png" xlink:type="simple" xlink:show="embed" xlink:actuate="onLoad">
                <text:p/>
              </draw:image>
            </draw:frame>
          </table:table-cell>
          <table:table-cell table:style-name="ce2" office:value-type="string">
            <text:p><text:a xlink:href="">Living Bomb</text:a></text:p>
          </table:table-cell>
          <table:table-cell table:style-name="ce4" office:value-type="float" office:value="51">
            <text:p>51</text:p>
          </table:table-cell>
          <table:table-cell table:style-name="ce4" office:value-type="string">
            <text:p>35 yards</text:p>
          </table:table-cell>
          <table:table-cell table:style-name="ce14" office:value-type="string">
            <text:p>The target becomes a Living Bomb, taking X Fire damage over 12 sec. After 12 sec or when the spell is dispelled, the target explodes dealing Y Fire damage to all enemies within 10 yards.</text:p>
          </table:table-cell>
          <table:table-cell table:number-columns-repeated="1019"/>
        </table:table-row>
        <table:table-row table:style-name="ro4">
          <table:table-cell table:number-columns-repeated="1024"/>
        </table:table-row>
        <table:table-row table:style-name="ro4">
          <table:table-cell table:style-name="ce3" office:value-type="string">
            <text:p>Frost</text:p>
            <draw:frame table:end-cell-address="Mage.A59" table:end-x="0.318cm" table:end-y="0.273cm" draw:z-index="51" draw:name="http://images.wikia.com/common/releases_201003.1/skins/common/images/sort_none.gif" draw:style-name="gr1" draw:text-style-name="P1" svg:width="0.317cm" svg:height="0.317cm" svg:x="0.001cm" svg:y="0.952cm">
              <draw:image xlink:href="Pictures/100002000000000C0000000CED86A076.png" xlink:type="simple" xlink:show="embed" xlink:actuate="onLoad">
                <text:p/>
              </draw:image>
            </draw:frame>
          </table:table-cell>
          <table:table-cell table:number-columns-repeated="1023"/>
        </table:table-row>
        <table:table-row table:style-name="ro4">
          <table:table-cell table:style-name="ce2">
            <draw:frame table:end-cell-address="Mage.A59" table:end-x="0.847cm" table:end-y="0.846cm" draw:z-index="52" draw:name="http://images1.wikia.nocookie.net/wowwiki/images/thumb/3/32/Spell_frost_coldhearted.png/32px-Spell_frost_coldhearted.png" draw:style-name="gr1" draw:text-style-name="P1" svg:width="0.846cm" svg:height="0.846cm" svg:x="0.001cm" svg:y="0cm">
              <draw:image xlink:href="Pictures/1000020100000020000000208C1B6447.png" xlink:type="simple" xlink:show="embed" xlink:actuate="onLoad">
                <text:p/>
              </draw:image>
            </draw:frame>
          </table:table-cell>
          <table:table-cell table:style-name="ce2" office:value-type="string">
            <text:p><text:a xlink:href="">Icy Veins</text:a></text:p>
          </table:table-cell>
          <table:table-cell table:style-name="ce4" office:value-type="float" office:value="11">
            <text:p>11</text:p>
          </table:table-cell>
          <table:table-cell table:style-name="ce4" office:value-type="string">
            <text:p>self only</text:p>
          </table:table-cell>
          <table:table-cell table:style-name="ce14" office:value-type="string">
            <text:p>Hastens your spellcasting, increasing spell casting speed by 20% and gives you 100% chance to avoid interruption caused by damage while casting. Lasts 20 sec.</text:p>
          </table:table-cell>
          <table:table-cell table:number-columns-repeated="2"/>
          <table:table-cell table:style-name="ce20"/>
          <table:table-cell table:number-columns-repeated="1016"/>
        </table:table-row>
        <table:table-row table:style-name="ro4">
          <table:table-cell table:style-name="ce2">
            <draw:frame table:end-cell-address="Mage.A60" table:end-x="0.847cm" table:end-y="0.846cm" draw:z-index="53" draw:name="http://images2.wikia.nocookie.net/wowwiki/images/thumb/2/25/Spell_frost_wizardmark.png/32px-Spell_frost_wizardmark.png" draw:style-name="gr1" draw:text-style-name="P1" svg:width="0.846cm" svg:height="0.846cm" svg:x="0.001cm" svg:y="0cm">
              <draw:image xlink:href="Pictures/1000020100000020000000207B8030A6.png" xlink:type="simple" xlink:show="embed" xlink:actuate="onLoad">
                <text:p/>
              </draw:image>
            </draw:frame>
          </table:table-cell>
          <table:table-cell table:style-name="ce2" office:value-type="string">
            <text:p><text:a xlink:href="">Cold Snap</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this spell finishes the cooldown on all of your Frost spells.</text:p>
          </table:table-cell>
          <table:table-cell table:number-columns-repeated="1019"/>
        </table:table-row>
        <table:table-row table:style-name="ro4">
          <table:table-cell table:style-name="ce2">
            <draw:frame table:end-cell-address="Mage.A61" table:end-x="0.847cm" table:end-y="0.846cm" draw:z-index="54" draw:name="http://images1.wikia.nocookie.net/wowwiki/images/thumb/f/f1/Spell_ice_lament.png/32px-Spell_ice_lament.png" draw:style-name="gr1" draw:text-style-name="P1" svg:width="0.846cm" svg:height="0.846cm" svg:x="0.001cm" svg:y="0cm">
              <draw:image xlink:href="Pictures/100002010000002000000020D577E34F.png" xlink:type="simple" xlink:show="embed" xlink:actuate="onLoad">
                <text:p/>
              </draw:image>
            </draw:frame>
          </table:table-cell>
          <table:table-cell table:style-name="ce2" office:value-type="string">
            <text:p><text:a xlink:href="">Ice Barrier</text:a></text:p>
          </table:table-cell>
          <table:table-cell table:style-name="ce4" office:value-type="string">
            <text:p>31</text:p>
            <text:p><text:a xlink:href="">Cold Snap</text:a> 1</text:p>
          </table:table-cell>
          <table:table-cell table:style-name="ce4" office:value-type="string">
            <text:p>self only</text:p>
          </table:table-cell>
          <table:table-cell table:style-name="ce14" office:value-type="string">
            <text:p>Instantly shields you, absorbing X damage. Lasts 60 sec. While the shield holds, spells will not be interrupted.</text:p>
          </table:table-cell>
          <table:table-cell table:number-columns-repeated="1019"/>
        </table:table-row>
        <table:table-row table:style-name="ro4">
          <table:table-cell table:style-name="ce2">
            <draw:frame table:end-cell-address="Mage.A62" table:end-x="0.847cm" table:end-y="0.846cm" draw:z-index="55" draw:name="http://images3.wikia.nocookie.net/wowwiki/images/thumb/8/83/Spell_frost_summonwaterelemental_2.png/32px-Spell_frost_summonwaterelemental_2.png" draw:style-name="gr1" draw:text-style-name="P1" svg:width="0.846cm" svg:height="0.846cm" svg:x="0.001cm" svg:y="0cm">
              <draw:image xlink:href="Pictures/100002010000002000000020DDCB3FA5.png" xlink:type="simple" xlink:show="embed" xlink:actuate="onLoad">
                <text:p/>
              </draw:image>
            </draw:frame>
          </table:table-cell>
          <table:table-cell table:style-name="ce2" office:value-type="string">
            <text:p><text:a xlink:href="">Summon Water Elemental</text:a></text:p>
          </table:table-cell>
          <table:table-cell table:style-name="ce4" office:value-type="float" office:value="41">
            <text:p>41</text:p>
          </table:table-cell>
          <table:table-cell table:style-name="ce4" office:value-type="string">
            <text:p>N/A</text:p>
          </table:table-cell>
          <table:table-cell table:style-name="ce14" office:value-type="string">
            <text:p>Summon a Water Elemental to fight for the caster for 45 sec.</text:p>
          </table:table-cell>
          <table:table-cell table:number-columns-repeated="1019"/>
        </table:table-row>
        <table:table-row table:style-name="ro4">
          <table:table-cell table:style-name="ce2">
            <draw:frame table:end-cell-address="Mage.A63" table:end-x="0.847cm" table:end-y="0.846cm" draw:z-index="56" draw:name="http://images3.wikia.nocookie.net/wowwiki/images/thumb/8/87/Ability_mage_deepfreeze.png/32px-Ability_mage_deepfreeze.png" draw:style-name="gr1" draw:text-style-name="P1" svg:width="0.846cm" svg:height="0.846cm" svg:x="0.001cm" svg:y="0cm">
              <draw:image xlink:href="Pictures/1000020100000020000000201DA7BA79.png" xlink:type="simple" xlink:show="embed" xlink:actuate="onLoad">
                <text:p/>
              </draw:image>
            </draw:frame>
          </table:table-cell>
          <table:table-cell table:style-name="ce2" office:value-type="string">
            <text:p><text:a xlink:href="">Deep Freeze</text:a></text:p>
          </table:table-cell>
          <table:table-cell table:style-name="ce4" office:value-type="float" office:value="51">
            <text:p>51</text:p>
          </table:table-cell>
          <table:table-cell table:style-name="ce4" office:value-type="string">
            <text:p>30 yards</text:p>
          </table:table-cell>
          <table:table-cell table:style-name="ce14" office:value-type="string">
            <text:p>Stuns the target for 5 sec. Only usable on Frozen targets. Deals X to Y damage to targets permanently immune to stuns.</text:p>
          </table:table-cell>
          <table:table-cell table:number-columns-repeated="1019"/>
        </table:table-row>
        <table:table-row table:style-name="ro4" table:number-rows-repeated="65472">
          <table:table-cell table:number-columns-repeated="1024"/>
        </table:table-row>
        <table:table-row table:style-name="ro4">
          <table:table-cell table:number-columns-repeated="1024"/>
        </table:table-row>
      </table:table>
      <table:table table:name="Priest" table:style-name="ta1" table:print="false">
        <table:table-column table:style-name="co1" table:default-cell-style-name="Default"/>
        <table:table-column table:style-name="co2" table:default-cell-style-name="Default"/>
        <table:table-column table:style-name="co13" table:default-cell-style-name="Default"/>
        <table:table-column table:style-name="co14" table:default-cell-style-name="Default"/>
        <table:table-column table:style-name="co7" table:default-cell-style-name="ce8"/>
        <table:table-column table:style-name="co1" table:default-cell-style-name="ce8"/>
        <table:table-column table:style-name="co7" table:default-cell-style-name="ce8"/>
        <table:table-column table:style-name="co6"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Heal</text:p>
          </table:table-cell>
          <table:table-cell table:style-name="ce5" office:value-type="string">
            <text:p>Heal</text:p>
          </table:table-cell>
          <table:table-cell table:style-name="ce5" office:value-type="string">
            <text:p>Dps</text:p>
          </table:table-cell>
          <table:table-cell table:style-name="ce5" office:value-type="string">
            <text:p>Buff</text:p>
          </table:table-cell>
          <table:table-cell table:style-name="ce5" office:value-type="string">
            <text:p>Cure</text:p>
          </table:table-cell>
          <table:table-cell table:number-columns-repeated="1016"/>
        </table:table-row>
        <table:table-row table:style-name="ro4">
          <table:table-cell table:style-name="ce2">
            <draw:frame table:end-cell-address="Priest.A2" table:end-x="0.846cm" table:end-y="0.846cm" draw:z-index="0" draw:name="http://images2.wikia.nocookie.net/wowwiki/images/thumb/e/e3/Spell_holy_lesserheal.png/32px-Spell_holy_lesserheal.png" draw:style-name="gr1" draw:text-style-name="P1" svg:width="0.846cm" svg:height="0.846cm" svg:x="0cm" svg:y="0cm">
              <draw:image xlink:href="Pictures/100002010000002000000020661BD949.png" xlink:type="simple" xlink:show="embed" xlink:actuate="onLoad">
                <text:p/>
              </draw:image>
            </draw:frame>
          </table:table-cell>
          <table:table-cell table:style-name="ce2" office:value-type="string">
            <text:p><text:a xlink:href="">Lesser Heal</text:a></text:p>
          </table:table-cell>
          <table:table-cell table:style-name="ce4" office:value-type="string">
            <text:p>Starts with</text:p>
          </table:table-cell>
          <table:table-cell table:style-name="ce14" office:value-type="string">
            <text:p>Heal your target for X to Y.</text:p>
          </table:table-cell>
          <table:table-cell table:number-columns-repeated="2" table:style-name="ce7" office:value-type="float" office:value="90">
            <text:p>90</text:p>
          </table:table-cell>
          <table:table-cell table:number-columns-repeated="1018"/>
        </table:table-row>
        <table:table-row table:style-name="ro4">
          <table:table-cell table:style-name="ce2">
            <draw:frame table:end-cell-address="Priest.A3" table:end-x="0.846cm" table:end-y="0.846cm" draw:z-index="1" draw:name="http://images2.wikia.nocookie.net/wowwiki/images/thumb/8/8c/Spell_holy_holysmite.png/32px-Spell_holy_holysmite.png" draw:style-name="gr1" draw:text-style-name="P1" svg:width="0.846cm" svg:height="0.846cm" svg:x="0cm" svg:y="0cm">
              <draw:image xlink:href="Pictures/10000201000000200000002017D56C16.png" xlink:type="simple" xlink:show="embed" xlink:actuate="onLoad">
                <text:p/>
              </draw:image>
            </draw:frame>
          </table:table-cell>
          <table:table-cell table:style-name="ce2" office:value-type="string">
            <text:p><text:a xlink:href="">Smite</text:a></text:p>
          </table:table-cell>
          <table:table-cell table:style-name="ce4" office:value-type="string">
            <text:p>Starts with</text:p>
          </table:table-cell>
          <table:table-cell table:style-name="ce14" office:value-type="string">
            <text:p>Smite an enemy for X to Y Holy damage.</text:p>
          </table:table-cell>
          <table:table-cell/>
          <table:table-cell table:style-name="ce7" office:value-type="float" office:value="25">
            <text:p>25</text:p>
          </table:table-cell>
          <table:table-cell table:number-columns-repeated="1018"/>
        </table:table-row>
        <table:table-row table:style-name="ro4">
          <table:table-cell table:style-name="ce2">
            <draw:frame table:end-cell-address="Priest.A4" table:end-x="0.846cm" table:end-y="0.846cm" draw:z-index="2" draw:name="http://images2.wikia.nocookie.net/wowwiki/images/thumb/f/f6/Spell_holy_wordfortitude.png/32px-Spell_holy_wordfortitude.png" draw:style-name="gr1" draw:text-style-name="P1" svg:width="0.846cm" svg:height="0.846cm" svg:x="0cm" svg:y="0cm">
              <draw:image xlink:href="Pictures/100002010000002000000020F6F2CDFC.png" xlink:type="simple" xlink:show="embed" xlink:actuate="onLoad">
                <text:p/>
              </draw:image>
            </draw:frame>
          </table:table-cell>
          <table:table-cell table:style-name="ce2" office:value-type="string">
            <text:p><text:a xlink:href="">Power Word: Fortitude</text:a></text:p>
          </table:table-cell>
          <table:table-cell table:style-name="ce4" office:value-type="float" office:value="1">
            <text:p>1</text:p>
          </table:table-cell>
          <table:table-cell table:style-name="ce14" office:value-type="string">
            <text:p>Power infuses the target, increasing their Stamina by 3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5" table:end-x="0.846cm" table:end-y="0.846cm" draw:z-index="3" draw:name="http://images2.wikia.nocookie.net/wowwiki/images/thumb/3/30/Spell_shadow_shadowwordpain.png/32px-Spell_shadow_shadowwordpain.png" draw:style-name="gr1" draw:text-style-name="P1" svg:width="0.846cm" svg:height="0.846cm" svg:x="0cm" svg:y="0cm">
              <draw:image xlink:href="Pictures/100002010000002000000020FCE19922.png" xlink:type="simple" xlink:show="embed" xlink:actuate="onLoad">
                <text:p/>
              </draw:image>
            </draw:frame>
          </table:table-cell>
          <table:table-cell table:style-name="ce2" office:value-type="string">
            <text:p><text:a xlink:href="">Shadow Word: Pain</text:a></text:p>
          </table:table-cell>
          <table:table-cell table:style-name="ce4" office:value-type="float" office:value="4">
            <text:p>4</text:p>
          </table:table-cell>
          <table:table-cell table:style-name="ce14" office:value-type="string">
            <text:p>A word of darkness that causes X Shadow damage over 18 sec.</text:p>
          </table:table-cell>
          <table:table-cell/>
          <table:table-cell table:style-name="ce7" office:value-type="float" office:value="11">
            <text:p>11</text:p>
          </table:table-cell>
          <table:table-cell table:number-columns-repeated="1018"/>
        </table:table-row>
        <table:table-row table:style-name="ro4">
          <table:table-cell table:style-name="ce2">
            <draw:frame table:end-cell-address="Priest.A6" table:end-x="0.846cm" table:end-y="0.846cm" draw:z-index="4" draw:name="http://images3.wikia.nocookie.net/wowwiki/images/thumb/3/35/Spell_holy_powerwordshield.png/32px-Spell_holy_powerwordshield.png" draw:style-name="gr1" draw:text-style-name="P1" svg:width="0.846cm" svg:height="0.846cm" svg:x="0cm" svg:y="0cm">
              <draw:image xlink:href="Pictures/10000201000000200000002020912B97.png" xlink:type="simple" xlink:show="embed" xlink:actuate="onLoad">
                <text:p/>
              </draw:image>
            </draw:frame>
          </table:table-cell>
          <table:table-cell table:style-name="ce2" office:value-type="string">
            <text:p><text:a xlink:href="">Power Word: Shield</text:a></text:p>
          </table:table-cell>
          <table:table-cell table:style-name="ce4" office:value-type="float" office:value="6">
            <text:p>6</text:p>
          </table:table-cell>
          <table:table-cell table:style-name="ce14" office:value-type="string">
            <text:p>Draws on the soul of the party member to shield them, absorbing X damage. Lasts 30 sec. While the shield holds, spellcasting will not be interrupted by damage. Once shielded, the target cannot be shielded again for 15 sec.</text:p>
          </table:table-cell>
          <table:table-cell table:style-name="ce7" office:value-type="float" office:value="60">
            <text:p>60</text:p>
          </table:table-cell>
          <table:table-cell table:number-columns-repeated="1019"/>
        </table:table-row>
        <table:table-row table:style-name="ro4">
          <table:table-cell table:style-name="ce2">
            <draw:frame table:end-cell-address="Priest.A7" table:end-x="0.846cm" table:end-y="0.846cm" draw:z-index="5"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Fade</text:a></text:p>
          </table:table-cell>
          <table:table-cell table:style-name="ce4" office:value-type="float" office:value="8">
            <text:p>8</text:p>
          </table:table-cell>
          <table:table-cell table:style-name="ce14" office:value-type="string">
            <text:p>Fade out, temporarily reducing all your threat.</text:p>
          </table:table-cell>
          <table:table-cell table:number-columns-repeated="2" table:style-name="ce7" office:value-type="float" office:value="90">
            <text:p>90</text:p>
          </table:table-cell>
          <table:table-cell table:number-columns-repeated="1018"/>
        </table:table-row>
        <table:table-row table:style-name="ro4">
          <table:table-cell table:style-name="ce2">
            <draw:frame table:end-cell-address="Priest.A8" table:end-x="0.846cm" table:end-y="0.846cm" draw:z-index="6" draw:name="http://images3.wikia.nocookie.net/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Renew</text:a></text:p>
          </table:table-cell>
          <table:table-cell table:style-name="ce4" office:value-type="float" office:value="8">
            <text:p>8</text:p>
          </table:table-cell>
          <table:table-cell table:style-name="ce14" office:value-type="string">
            <text:p>Heals the target for X over 15 sec.</text:p>
          </table:table-cell>
          <table:table-cell table:style-name="ce7"/>
          <table:table-cell table:number-columns-repeated="1019"/>
        </table:table-row>
        <table:table-row table:style-name="ro4">
          <table:table-cell table:style-name="ce2">
            <draw:frame table:end-cell-address="Priest.A9" table:end-x="0.846cm" table:end-y="0.846cm" draw:z-index="7" draw:name="http://images2.wikia.nocookie.net/wowwiki/images/thumb/5/52/Spell_shadow_unholyfrenzy.png/32px-Spell_shadow_unholyfrenzy.png" draw:style-name="gr1" draw:text-style-name="P1" svg:width="0.846cm" svg:height="0.846cm" svg:x="0cm" svg:y="0cm">
              <draw:image xlink:href="Pictures/1000020100000020000000207AFAD05D.png" xlink:type="simple" xlink:show="embed" xlink:actuate="onLoad">
                <text:p/>
              </draw:image>
            </draw:frame>
          </table:table-cell>
          <table:table-cell table:style-name="ce2" office:value-type="string">
            <text:p><text:a xlink:href="">Mind Blast</text:a></text:p>
          </table:table-cell>
          <table:table-cell table:style-name="ce4" office:value-type="float" office:value="10">
            <text:p>10</text:p>
          </table:table-cell>
          <table:table-cell table:style-name="ce14" office:value-type="string">
            <text:p>Blasts the target for X to Y Shadow damage.</text:p>
          </table:table-cell>
          <table:table-cell/>
          <table:table-cell table:style-name="ce7" office:value-type="float" office:value="10">
            <text:p>10</text:p>
          </table:table-cell>
          <table:table-cell table:number-columns-repeated="1018"/>
        </table:table-row>
        <table:table-row table:style-name="ro4">
          <table:table-cell table:style-name="ce2">
            <draw:frame table:end-cell-address="Priest.A10" table:end-x="0.846cm" table:end-y="0.846cm" draw:z-index="8" draw:name="http://images1.wikia.nocookie.net/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surrection</text:a></text:p>
          </table:table-cell>
          <table:table-cell table:style-name="ce4" office:value-type="float" office:value="10">
            <text:p>10</text:p>
          </table:table-cell>
          <table:table-cell table:style-name="ce14" office:value-type="string">
            <text:p>Brings a dead player back to life with X health and Y mana. Cannot be cast when in combat.</text:p>
          </table:table-cell>
          <table:table-cell table:number-columns-repeated="1020"/>
        </table:table-row>
        <table:table-row table:style-name="ro4">
          <table:table-cell table:style-name="ce2">
            <draw:frame table:end-cell-address="Priest.A11" table:end-x="0.846cm" table:end-y="0.846cm" draw:z-index="9" draw:name="http://images1.wikia.nocookie.net/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Inner Fire</text:a></text:p>
          </table:table-cell>
          <table:table-cell table:style-name="ce4" office:value-type="float" office:value="12">
            <text:p>12</text:p>
          </table:table-cell>
          <table:table-cell table:style-name="ce14" office:value-type="string">
            <text:p>A burst of Holy energy fills the caster, increasing armor by X. Each melee or ranged damage hit against the priest will remove one charge. Lasts 30 min or until 20 charges are used.</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12" table:end-x="0.846cm" table:end-y="0.846cm" draw:z-index="10" draw:name="http://images4.wikia.nocookie.net/wowwiki/images/thumb/8/89/Spell_holy_nullifydisease.png/32px-Spell_holy_nullifydisease.png" draw:style-name="gr1" draw:text-style-name="P1" svg:width="0.846cm" svg:height="0.846cm" svg:x="0cm" svg:y="0cm">
              <draw:image xlink:href="Pictures/100002010000002000000020A26D35CA.png" xlink:type="simple" xlink:show="embed" xlink:actuate="onLoad">
                <text:p/>
              </draw:image>
            </draw:frame>
          </table:table-cell>
          <table:table-cell table:style-name="ce2" office:value-type="string">
            <text:p><text:a xlink:href="">Cure Disease</text:a></text:p>
          </table:table-cell>
          <table:table-cell table:style-name="ce4" office:value-type="float" office:value="14">
            <text:p>14</text:p>
          </table:table-cell>
          <table:table-cell table:style-name="ce14" office:value-type="string">
            <text:p>Removes 1 disease from the friendly target.</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13" table:end-x="0.846cm" table:end-y="0.846cm" draw:z-index="11" draw:name="http://images3.wikia.nocookie.net/wowwiki/images/thumb/5/55/Spell_shadow_psychicscream.png/32px-Spell_shadow_psychicscream.png" draw:style-name="gr1" draw:text-style-name="P1" svg:width="0.846cm" svg:height="0.846cm" svg:x="0cm" svg:y="0cm">
              <draw:image xlink:href="Pictures/100002010000002000000020FFC0AA5C.png" xlink:type="simple" xlink:show="embed" xlink:actuate="onLoad">
                <text:p/>
              </draw:image>
            </draw:frame>
          </table:table-cell>
          <table:table-cell table:style-name="ce2" office:value-type="string">
            <text:p><text:a xlink:href="">Psychic Scream</text:a></text:p>
          </table:table-cell>
          <table:table-cell table:style-name="ce4" office:value-type="float" office:value="14">
            <text:p>14</text:p>
          </table:table-cell>
          <table:table-cell table:style-name="ce14" office:value-type="string">
            <text:p>The caster lets out a psychic scream, causing X enemies within 8 yards to flee for 8 sec. Damage caused may interrupt the effect.</text:p>
          </table:table-cell>
          <table:table-cell table:number-columns-repeated="1020"/>
        </table:table-row>
        <table:table-row table:style-name="ro4">
          <table:table-cell table:style-name="ce2">
            <draw:frame table:end-cell-address="Priest.A14" table:end-x="0.846cm" table:end-y="0.846cm" draw:z-index="12" draw:name="http://images2.wikia.nocookie.net/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Heal</text:a></text:p>
          </table:table-cell>
          <table:table-cell table:style-name="ce4" office:value-type="float" office:value="16">
            <text:p>16</text:p>
          </table:table-cell>
          <table:table-cell table:style-name="ce14" office:value-type="string">
            <text:p>Heal your target for X to Y.</text:p>
          </table:table-cell>
          <table:table-cell table:number-columns-repeated="2" table:style-name="ce7" office:value-type="float" office:value="60">
            <text:p>60</text:p>
          </table:table-cell>
          <table:table-cell table:number-columns-repeated="1018"/>
        </table:table-row>
        <table:table-row table:style-name="ro4">
          <table:table-cell table:style-name="ce2">
            <draw:frame table:end-cell-address="Priest.A15" table:end-x="0.846cm" table:end-y="0.846cm" draw:z-index="13" draw:name="http://images3.wikia.nocookie.net/wowwiki/images/thumb/5/5e/Spell_holy_dispelmagic.png/32px-Spell_holy_dispelmagic.png" draw:style-name="gr1" draw:text-style-name="P1" svg:width="0.846cm" svg:height="0.846cm" svg:x="0cm" svg:y="0cm">
              <draw:image xlink:href="Pictures/10000201000000200000002040DBC865.png" xlink:type="simple" xlink:show="embed" xlink:actuate="onLoad">
                <text:p/>
              </draw:image>
            </draw:frame>
          </table:table-cell>
          <table:table-cell table:style-name="ce2" office:value-type="string">
            <text:p><text:a xlink:href="">Dispel Magic</text:a></text:p>
          </table:table-cell>
          <table:table-cell table:style-name="ce4" office:value-type="float" office:value="18">
            <text:p>18</text:p>
          </table:table-cell>
          <table:table-cell table:style-name="ce14" office:value-type="string">
            <text:p>Dispels magic on the target, removing X harmful spell(s) from a friend or X beneficial spell(s) from an enemy.</text:p>
          </table:table-cell>
          <table:table-cell table:number-columns-repeated="3"/>
          <table:table-cell table:style-name="ce7" office:value-type="float" office:value="40">
            <text:p>40</text:p>
          </table:table-cell>
          <table:table-cell table:number-columns-repeated="1016"/>
        </table:table-row>
        <table:table-row table:style-name="ro4">
          <table:table-cell table:style-name="ce2">
            <draw:frame table:end-cell-address="Priest.A16" table:end-x="0.846cm" table:end-y="0.846cm" draw:z-index="14" draw:name="http://images2.wikia.nocookie.net/wowwiki/images/thumb/a/a0/Spell_shadow_devouringplague.png/32px-Spell_shadow_devouringplague.png" draw:style-name="gr1" draw:text-style-name="P1" svg:width="0.846cm" svg:height="0.846cm" svg:x="0cm" svg:y="0cm">
              <draw:image xlink:href="Pictures/100002010000002000000020B81817BE.png" xlink:type="simple" xlink:show="embed" xlink:actuate="onLoad">
                <text:p/>
              </draw:image>
            </draw:frame>
          </table:table-cell>
          <table:table-cell table:style-name="ce2" office:value-type="string">
            <text:p><text:a xlink:href="">Devouring Plague</text:a></text:p>
          </table:table-cell>
          <table:table-cell table:style-name="ce4" office:value-type="float" office:value="20">
            <text:p>20</text:p>
          </table:table-cell>
          <table:table-cell table:style-name="ce14" office:value-type="string">
            <text:p>Afflicts the target with a disease that causes X Shadow damage over 24 sec. 15% of damage caused by the Devouring Plague heals the caster. This spell can only affect one target at a time.</text:p>
          </table:table-cell>
          <table:table-cell/>
          <table:table-cell table:style-name="ce7" office:value-type="float" office:value="12">
            <text:p>12</text:p>
          </table:table-cell>
          <table:table-cell table:number-columns-repeated="1018"/>
        </table:table-row>
        <table:table-row table:style-name="ro4">
          <table:table-cell table:style-name="ce2">
            <draw:frame table:end-cell-address="Priest.A17" table:end-x="0.846cm" table:end-y="0.846cm" draw:z-index="15" draw:name="http://images1.wikia.nocookie.net/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Fear Ward</text:a></text:p>
          </table:table-cell>
          <table:table-cell table:style-name="ce4" office:value-type="float" office:value="20">
            <text:p>20</text:p>
          </table:table-cell>
          <table:table-cell table:style-name="ce14" office:value-type="string">
            <text:p>Wards the friendly target against Fear. The next Fear effect used against the target will fail, using up the ward. Lasts 3 min.</text:p>
          </table:table-cell>
          <table:table-cell table:number-columns-repeated="1020"/>
        </table:table-row>
        <table:table-row table:style-name="ro4">
          <table:table-cell table:style-name="ce2">
            <draw:frame table:end-cell-address="Priest.A18" table:end-x="0.846cm" table:end-y="0.846cm" draw:z-index="16"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Heal</text:a></text:p>
          </table:table-cell>
          <table:table-cell table:style-name="ce4" office:value-type="float" office:value="20">
            <text:p>20</text:p>
          </table:table-cell>
          <table:table-cell table:style-name="ce14" office:value-type="string">
            <text:p>Heals a friendly target for X to Y.</text:p>
          </table:table-cell>
          <table:table-cell table:number-columns-repeated="2" table:style-name="ce7" office:value-type="float" office:value="25">
            <text:p>25</text:p>
          </table:table-cell>
          <table:table-cell table:number-columns-repeated="1018"/>
        </table:table-row>
        <table:table-row table:style-name="ro4">
          <table:table-cell table:style-name="ce2">
            <draw:frame table:end-cell-address="Priest.A19" table:end-x="0.846cm" table:end-y="0.846cm" draw:z-index="17" draw:name="http://images1.wikia.nocookie.net/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Fire</text:a></text:p>
          </table:table-cell>
          <table:table-cell table:style-name="ce4" office:value-type="float" office:value="20">
            <text:p>20</text:p>
          </table:table-cell>
          <table:table-cell table:style-name="ce14" office:value-type="string">
            <text:p>Consumes the enemy in Holy flames that cause X to Y Holy damage and an additional Z Holy damage over 10 sec.</text:p>
          </table:table-cell>
          <table:table-cell/>
          <table:table-cell table:style-name="ce7"/>
          <table:table-cell table:number-columns-repeated="1018"/>
        </table:table-row>
        <table:table-row table:style-name="ro4">
          <table:table-cell table:style-name="ce2">
            <draw:frame table:end-cell-address="Priest.A20" table:end-x="0.846cm" table:end-y="0.846cm" draw:z-index="18" draw:name="http://images2.wikia.nocookie.net/wowwiki/images/thumb/5/52/Spell_holy_holynova.png/32px-Spell_holy_holynova.png" draw:style-name="gr1" draw:text-style-name="P1" svg:width="0.846cm" svg:height="0.846cm" svg:x="0cm" svg:y="0cm">
              <draw:image xlink:href="Pictures/10000201000000200000002046A9FD27.png" xlink:type="simple" xlink:show="embed" xlink:actuate="onLoad">
                <text:p/>
              </draw:image>
            </draw:frame>
          </table:table-cell>
          <table:table-cell table:style-name="ce2" office:value-type="string">
            <text:p><text:a xlink:href="">Holy Nova</text:a></text:p>
          </table:table-cell>
          <table:table-cell table:style-name="ce4" office:value-type="float" office:value="20">
            <text:p>20</text:p>
          </table:table-cell>
          <table:table-cell table:style-name="ce14" office:value-type="string">
            <text:p>Causes an explosion of holy light around the caster, causing X to Y Holy damage to all enemy targets within 10 yards and healing all party members within 10 yards for Z to V. These effects cause no threat.</text:p>
          </table:table-cell>
          <table:table-cell table:number-columns-repeated="2" table:style-name="ce7" office:value-type="float" office:value="25">
            <text:p>25</text:p>
          </table:table-cell>
          <table:table-cell table:number-columns-repeated="1018"/>
        </table:table-row>
        <table:table-row table:style-name="ro4">
          <table:table-cell table:style-name="ce2">
            <draw:frame table:end-cell-address="Priest.A21" table:end-x="0.846cm" table:end-y="0.846cm" draw:z-index="19" draw:name="http://images3.wikia.nocookie.net/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Mind Soothe</text:a></text:p>
          </table:table-cell>
          <table:table-cell table:style-name="ce4" office:value-type="float" office:value="20">
            <text:p>20</text:p>
          </table:table-cell>
          <table:table-cell table:style-name="ce14" office:value-type="string">
            <text:p>Soothes the target, reducing the range at which it will attack you by 10 yards. Only affects Humanoid targets. Lasts 15 sec.</text:p>
          </table:table-cell>
          <table:table-cell table:number-columns-repeated="1020"/>
        </table:table-row>
        <table:table-row table:style-name="ro4">
          <table:table-cell table:style-name="ce2">
            <draw:frame table:end-cell-address="Priest.A22" table:end-x="0.846cm" table:end-y="0.846cm" draw:z-index="20"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hackle Undead</text:a></text:p>
          </table:table-cell>
          <table:table-cell table:style-name="ce4" office:value-type="float" office:value="20">
            <text:p>20</text:p>
          </table:table-cell>
          <table:table-cell table:style-name="ce14" office:value-type="string">
            <text:p>Shackles the target undead enemy for up to X sec. The shackled unit is unable to move, attack or cast spells. Any damage caused will release the target. Only one target can be shackled at a time.</text:p>
          </table:table-cell>
          <table:table-cell table:number-columns-repeated="1020"/>
        </table:table-row>
        <table:table-row table:style-name="ro4">
          <table:table-cell table:style-name="ce2">
            <draw:frame table:end-cell-address="Priest.A23" table:end-x="0.846cm" table:end-y="0.846cm" draw:z-index="21" draw:name="http://images3.wikia.nocookie.net/wowwiki/images/thumb/e/e4/Spell_holy_mindvision.png/32px-Spell_holy_mindvision.png" draw:style-name="gr1" draw:text-style-name="P1" svg:width="0.846cm" svg:height="0.846cm" svg:x="0cm" svg:y="0cm">
              <draw:image xlink:href="Pictures/100002010000002000000020644FADDE.png" xlink:type="simple" xlink:show="embed" xlink:actuate="onLoad">
                <text:p/>
              </draw:image>
            </draw:frame>
          </table:table-cell>
          <table:table-cell table:style-name="ce2" office:value-type="string">
            <text:p><text:a xlink:href="">Mind Vision</text:a></text:p>
          </table:table-cell>
          <table:table-cell table:style-name="ce4" office:value-type="float" office:value="22">
            <text:p>22</text:p>
          </table:table-cell>
          <table:table-cell table:style-name="ce14" office:value-type="string">
            <text:p>Allows the caster to see through the target's eyes for 1 min.</text:p>
          </table:table-cell>
          <table:table-cell table:number-columns-repeated="1020"/>
        </table:table-row>
        <table:table-row table:style-name="ro4">
          <table:table-cell table:style-name="ce2">
            <draw:frame table:end-cell-address="Priest.A24" table:end-x="0.846cm" table:end-y="0.846cm" draw:z-index="22" draw:name="http://images3.wikia.nocookie.net/wowwiki/images/thumb/c/c7/Spell_shadow_manaburn.png/32px-Spell_shadow_manaburn.png" draw:style-name="gr1" draw:text-style-name="P1" svg:width="0.846cm" svg:height="0.846cm" svg:x="0cm" svg:y="0cm">
              <draw:image xlink:href="Pictures/10000201000000200000002046D3AFDF.png" xlink:type="simple" xlink:show="embed" xlink:actuate="onLoad">
                <text:p/>
              </draw:image>
            </draw:frame>
          </table:table-cell>
          <table:table-cell table:style-name="ce2" office:value-type="string">
            <text:p><text:a xlink:href="">Mana Burn</text:a></text:p>
          </table:table-cell>
          <table:table-cell table:style-name="ce4" office:value-type="float" office:value="24">
            <text:p>24</text:p>
          </table:table-cell>
          <table:table-cell table:style-name="ce14" office:value-type="string">
            <text:p>Destroy 10% of the target's mana (up to a maximum of 20% of your own maximum mana). For each mana destroyed in this way, the target takes 0.5 Shadow damage.</text:p>
          </table:table-cell>
          <table:table-cell table:number-columns-repeated="1020"/>
        </table:table-row>
        <table:table-row table:style-name="ro4">
          <table:table-cell table:style-name="ce2">
            <draw:frame table:end-cell-address="Priest.A25" table:end-x="0.846cm" table:end-y="0.846cm" draw:z-index="23" draw:name="http://images1.wikia.nocookie.net/wowwiki/images/thumb/d/d0/Spell_shadow_shadowworddominate.png/32px-Spell_shadow_shadowworddominate.png" draw:style-name="gr1" draw:text-style-name="P1" svg:width="0.846cm" svg:height="0.846cm" svg:x="0cm" svg:y="0cm">
              <draw:image xlink:href="Pictures/10000201000000200000002044D03CAE.png" xlink:type="simple" xlink:show="embed" xlink:actuate="onLoad">
                <text:p/>
              </draw:image>
            </draw:frame>
          </table:table-cell>
          <table:table-cell table:style-name="ce2" office:value-type="string">
            <text:p><text:a xlink:href="">Mind Control</text:a></text:p>
          </table:table-cell>
          <table:table-cell table:style-name="ce4" office:value-type="float" office:value="30">
            <text:p>30</text:p>
          </table:table-cell>
          <table:table-cell table:style-name="ce14" office:value-type="string">
            <text:p>Controls a humanoid mind up to level X, but increases the time between attacks by 25%. Lasts up to 1 min.</text:p>
          </table:table-cell>
          <table:table-cell table:number-columns-repeated="1020"/>
        </table:table-row>
        <table:table-row table:style-name="ro4">
          <table:table-cell table:style-name="ce2">
            <draw:frame table:end-cell-address="Priest.A26" table:end-x="0.846cm" table:end-y="0.846cm" draw:z-index="24" draw:name="http://images2.wikia.nocookie.net/wowwiki/images/thumb/6/6f/Spell_holy_prayerofhealing02.png/32px-Spell_holy_prayerofhealing02.png" draw:style-name="gr1" draw:text-style-name="P1" svg:width="0.846cm" svg:height="0.846cm" svg:x="0cm" svg:y="0cm">
              <draw:image xlink:href="Pictures/1000020100000020000000201F7AE237.png" xlink:type="simple" xlink:show="embed" xlink:actuate="onLoad">
                <text:p/>
              </draw:image>
            </draw:frame>
          </table:table-cell>
          <table:table-cell table:style-name="ce2" office:value-type="string">
            <text:p><text:a xlink:href="">Prayer of Healing</text:a></text:p>
          </table:table-cell>
          <table:table-cell table:style-name="ce4" office:value-type="float" office:value="30">
            <text:p>30</text:p>
          </table:table-cell>
          <table:table-cell table:style-name="ce14" office:value-type="string">
            <text:p>A powerful prayer heals party members within 30 yards for X to Y.</text:p>
          </table:table-cell>
          <table:table-cell table:number-columns-repeated="1020"/>
        </table:table-row>
        <table:table-row table:style-name="ro4">
          <table:table-cell table:style-name="ce2">
            <draw:frame table:end-cell-address="Priest.A27" table:end-x="0.846cm" table:end-y="0.846cm" draw:z-index="25" draw:name="http://images2.wikia.nocookie.net/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Protection</text:a></text:p>
          </table:table-cell>
          <table:table-cell table:style-name="ce4" office:value-type="float" office:value="30">
            <text:p>30</text:p>
          </table:table-cell>
          <table:table-cell table:style-name="ce14" office:value-type="string">
            <text:p>Increases the target's resistance to Shadow spells by X for 10 min.</text:p>
          </table:table-cell>
          <table:table-cell table:number-columns-repeated="1020"/>
        </table:table-row>
        <table:table-row table:style-name="ro4">
          <table:table-cell table:style-name="ce2">
            <draw:frame table:end-cell-address="Priest.A28" table:end-x="0.846cm" table:end-y="0.846cm" draw:z-index="26" draw:name="http://images3.wikia.nocookie.net/wowwiki/images/thumb/b/b1/Spell_holy_divinespirit.png/32px-Spell_holy_divinespirit.png" draw:style-name="gr1" draw:text-style-name="P1" svg:width="0.846cm" svg:height="0.846cm" svg:x="0cm" svg:y="0cm">
              <draw:image xlink:href="Pictures/100002010000002000000020733882EE.png" xlink:type="simple" xlink:show="embed" xlink:actuate="onLoad">
                <text:p/>
              </draw:image>
            </draw:frame>
          </table:table-cell>
          <table:table-cell table:style-name="ce2" office:value-type="string">
            <text:p><text:a xlink:href="">Divine Spirit</text:a></text:p>
          </table:table-cell>
          <table:table-cell table:style-name="ce4" office:value-type="float" office:value="30">
            <text:p>30</text:p>
          </table:table-cell>
          <table:table-cell table:style-name="ce14" office:value-type="string">
            <text:p>Holy power infuses the target, increasing their Spirit by X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29" table:end-x="0.846cm" table:end-y="0.846cm" draw:z-index="27" draw:name="http://images1.wikia.nocookie.net/wowwiki/images/thumb/5/5e/Spell_nature_nullifydisease.png/32px-Spell_nature_nullifydisease.png" draw:style-name="gr1" draw:text-style-name="P1" svg:width="0.846cm" svg:height="0.846cm" svg:x="0cm" svg:y="0cm">
              <draw:image xlink:href="Pictures/1000020100000020000000204F95B7B6.png" xlink:type="simple" xlink:show="embed" xlink:actuate="onLoad">
                <text:p/>
              </draw:image>
            </draw:frame>
          </table:table-cell>
          <table:table-cell table:style-name="ce2" office:value-type="string">
            <text:p><text:a xlink:href="">Abolish Disease</text:a></text:p>
          </table:table-cell>
          <table:table-cell table:style-name="ce4" office:value-type="float" office:value="32">
            <text:p>32</text:p>
          </table:table-cell>
          <table:table-cell table:style-name="ce14" office:value-type="string">
            <text:p>Attempts to cure 1 disease effect on the target, and 1 more disease effect every 3 seconds for 12 sec.</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30" table:end-x="0.846cm" table:end-y="0.846cm" draw:z-index="28" draw:name="http://images2.wikia.nocookie.net/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evitate</text:a></text:p>
          </table:table-cell>
          <table:table-cell table:style-name="ce4" office:value-type="float" office:value="34">
            <text:p>34</text:p>
          </table:table-cell>
          <table:table-cell table:style-name="ce14" office:value-type="string">
            <text:p>Allows the target to levitate, floating a few feet above the ground. While levitating, the target will fall at a reduced speed and travel over water. Any damage will cancel the effect. Lasts 2 min.</text:p>
          </table:table-cell>
          <table:table-cell table:number-columns-repeated="1020"/>
        </table:table-row>
        <table:table-row table:style-name="ro4">
          <table:table-cell table:style-name="ce2">
            <draw:frame table:end-cell-address="Priest.A31" table:end-x="0.846cm" table:end-y="0.846cm" draw:z-index="29" draw:name="http://images1.wikia.nocookie.net/wowwiki/images/thumb/2/22/Spell_holy_greaterheal.png/32px-Spell_holy_greaterheal.png" draw:style-name="gr1" draw:text-style-name="P1" svg:width="0.846cm" svg:height="0.846cm" svg:x="0cm" svg:y="0cm">
              <draw:image xlink:href="Pictures/1000020100000020000000208D2751C8.png" xlink:type="simple" xlink:show="embed" xlink:actuate="onLoad">
                <text:p/>
              </draw:image>
            </draw:frame>
          </table:table-cell>
          <table:table-cell table:style-name="ce2" office:value-type="string">
            <text:p><text:a xlink:href="">Greater Heal</text:a></text:p>
          </table:table-cell>
          <table:table-cell table:style-name="ce4" office:value-type="float" office:value="40">
            <text:p>40</text:p>
          </table:table-cell>
          <table:table-cell table:style-name="ce14" office:value-type="string">
            <text:p>A slow casting spell that heals a single target for X to Y.</text:p>
          </table:table-cell>
          <table:table-cell table:number-columns-repeated="2" table:style-name="ce7" office:value-type="float" office:value="60">
            <text:p>60</text:p>
          </table:table-cell>
          <table:table-cell table:number-columns-repeated="1018"/>
        </table:table-row>
        <table:table-row table:style-name="ro4">
          <table:table-cell table:style-name="ce2">
            <draw:frame table:end-cell-address="Priest.A32" table:end-x="0.846cm" table:end-y="0.846cm" draw:z-index="30" draw:name="http://images4.wikia.nocookie.net/wowwiki/images/thumb/2/2e/Spell_holy_prayeroffortitude.png/32px-Spell_holy_prayeroffortitude.png" draw:style-name="gr1" draw:text-style-name="P1" svg:width="0.846cm" svg:height="0.846cm" svg:x="0cm" svg:y="0cm">
              <draw:image xlink:href="Pictures/100002010000002000000020DE64809C.png" xlink:type="simple" xlink:show="embed" xlink:actuate="onLoad">
                <text:p/>
              </draw:image>
            </draw:frame>
          </table:table-cell>
          <table:table-cell table:style-name="ce2" office:value-type="string">
            <text:p><text:a xlink:href="">Prayer of Fortitude</text:a></text:p>
          </table:table-cell>
          <table:table-cell table:style-name="ce4" office:value-type="float" office:value="48">
            <text:p>48</text:p>
          </table:table-cell>
          <table:table-cell table:style-name="ce14" office:value-type="string">
            <text:p>Power infuses all party and raid members, increasing their Stamina by X for 1.00 hour.</text:p>
          </table:table-cell>
          <table:table-cell table:number-columns-repeated="1020"/>
        </table:table-row>
        <table:table-row table:style-name="ro4">
          <table:table-cell table:style-name="ce2">
            <draw:frame table:end-cell-address="Priest.A33" table:end-x="0.846cm" table:end-y="0.846cm" draw:z-index="31" draw:name="http://images2.wikia.nocookie.net/wowwiki/images/thumb/f/f6/Spell_holy_prayerofshadowprotection.png/32px-Spell_holy_prayerofshadowprotection.png" draw:style-name="gr1" draw:text-style-name="P1" svg:width="0.846cm" svg:height="0.846cm" svg:x="0cm" svg:y="0cm">
              <draw:image xlink:href="Pictures/10000201000000200000002074B5C13B.png" xlink:type="simple" xlink:show="embed" xlink:actuate="onLoad">
                <text:p/>
              </draw:image>
            </draw:frame>
          </table:table-cell>
          <table:table-cell table:style-name="ce2" office:value-type="string">
            <text:p><text:a xlink:href="">Prayer of Shadow Protection</text:a></text:p>
          </table:table-cell>
          <table:table-cell table:style-name="ce4" office:value-type="float" office:value="56">
            <text:p>56</text:p>
          </table:table-cell>
          <table:table-cell table:style-name="ce14" office:value-type="string">
            <text:p>Power infuses the target's party and raid members, increasing their Shadow resistance by X for 20 min.</text:p>
          </table:table-cell>
          <table:table-cell table:number-columns-repeated="1020"/>
        </table:table-row>
        <table:table-row table:style-name="ro4">
          <table:table-cell table:style-name="ce2">
            <draw:frame table:end-cell-address="Priest.A34" table:end-x="0.846cm" table:end-y="0.846cm" draw:z-index="32" draw:name="http://images4.wikia.nocookie.net/wowwiki/images/thumb/d/d2/Spell_holy_prayerofspirit.png/32px-Spell_holy_prayerofspirit.png" draw:style-name="gr1" draw:text-style-name="P1" svg:width="0.846cm" svg:height="0.846cm" svg:x="0cm" svg:y="0cm">
              <draw:image xlink:href="Pictures/100002010000002000000020A1515417.png" xlink:type="simple" xlink:show="embed" xlink:actuate="onLoad">
                <text:p/>
              </draw:image>
            </draw:frame>
          </table:table-cell>
          <table:table-cell table:style-name="ce2" office:value-type="string">
            <text:p><text:a xlink:href="">Prayer of Spirit</text:a></text:p>
          </table:table-cell>
          <table:table-cell table:style-name="ce4" office:value-type="float" office:value="60">
            <text:p>60</text:p>
          </table:table-cell>
          <table:table-cell table:style-name="ce14" office:value-type="string">
            <text:p>Power infuses the target's party and raid members, increasing their Spirit by X for 1.00 hour.</text:p>
          </table:table-cell>
          <table:table-cell table:number-columns-repeated="1020"/>
        </table:table-row>
        <table:table-row table:style-name="ro4">
          <table:table-cell table:style-name="ce2">
            <draw:frame table:end-cell-address="Priest.A35" table:end-x="0.846cm" table:end-y="0.846cm" draw:z-index="33" draw:name="http://images3.wikia.nocookie.net/wowwiki/images/thumb/9/9c/Spell_shadow_demonicfortitude.png/32px-Spell_shadow_demonicfortitude.png" draw:style-name="gr1" draw:text-style-name="P1" svg:width="0.846cm" svg:height="0.846cm" svg:x="0cm" svg:y="0cm">
              <draw:image xlink:href="Pictures/10000201000000200000002025295A6A.png" xlink:type="simple" xlink:show="embed" xlink:actuate="onLoad">
                <text:p/>
              </draw:image>
            </draw:frame>
          </table:table-cell>
          <table:table-cell table:style-name="ce2" office:value-type="string">
            <text:p><text:a xlink:href="">Shadow Word: Death</text:a></text:p>
          </table:table-cell>
          <table:table-cell table:style-name="ce4" office:value-type="float" office:value="62">
            <text:p>62</text:p>
          </table:table-cell>
          <table:table-cell table:style-name="ce14" office:value-type="string">
            <text:p>A word of dark binding that inflicts X to Y Shadow damage to the target. If the target is not killed by Shadow Word: Death, the caster takes damage equal to the damage inflicted upon the target.</text:p>
          </table:table-cell>
          <table:table-cell table:number-columns-repeated="1020"/>
        </table:table-row>
        <table:table-row table:style-name="ro4">
          <table:table-cell table:style-name="ce2">
            <draw:frame table:end-cell-address="Priest.A36" table:end-x="0.846cm" table:end-y="0.846cm" draw:z-index="34" draw:name="http://images1.wikia.nocookie.net/wowwiki/images/thumb/7/74/Spell_holy_blindingheal.png/32px-Spell_holy_blindingheal.png" draw:style-name="gr1" draw:text-style-name="P1" svg:width="0.846cm" svg:height="0.846cm" svg:x="0cm" svg:y="0cm">
              <draw:image xlink:href="Pictures/10000201000000200000002078F951F4.png" xlink:type="simple" xlink:show="embed" xlink:actuate="onLoad">
                <text:p/>
              </draw:image>
            </draw:frame>
          </table:table-cell>
          <table:table-cell table:style-name="ce2" office:value-type="string">
            <text:p><text:a xlink:href="">Binding Heal</text:a></text:p>
          </table:table-cell>
          <table:table-cell table:style-name="ce4" office:value-type="float" office:value="64">
            <text:p>64</text:p>
          </table:table-cell>
          <table:table-cell table:style-name="ce14" office:value-type="string">
            <text:p>Heals a friendly target and the caster for X to Y. Low threat.</text:p>
          </table:table-cell>
          <table:table-cell table:number-columns-repeated="1020"/>
        </table:table-row>
        <table:table-row table:style-name="ro4">
          <table:table-cell table:style-name="ce2">
            <draw:frame table:end-cell-address="Priest.A37" table:end-x="0.846cm" table:end-y="0.846cm" draw:z-index="35" draw:name="http://images1.wikia.nocookie.net/wowwiki/images/thumb/3/31/Spell_shadow_shadowfiend.png/32px-Spell_shadow_shadowfiend.png" draw:style-name="gr1" draw:text-style-name="P1" svg:width="0.846cm" svg:height="0.846cm" svg:x="0cm" svg:y="0cm">
              <draw:image xlink:href="Pictures/1000020100000020000000204F269706.png" xlink:type="simple" xlink:show="embed" xlink:actuate="onLoad">
                <text:p/>
              </draw:image>
            </draw:frame>
          </table:table-cell>
          <table:table-cell table:style-name="ce2" office:value-type="string">
            <text:p><text:a xlink:href="">Shadowfiend</text:a></text:p>
          </table:table-cell>
          <table:table-cell table:style-name="ce4" office:value-type="float" office:value="66">
            <text:p>66</text:p>
          </table:table-cell>
          <table:table-cell table:style-name="ce14" office:value-type="string">
            <text:p>Creates a shadowy fiend to attack the target. Caster receives mana when the Shadowfiend deals damage. Lasts 15 sec.</text:p>
          </table:table-cell>
          <table:table-cell table:number-columns-repeated="1020"/>
        </table:table-row>
        <table:table-row table:style-name="ro4">
          <table:table-cell table:style-name="ce2">
            <draw:frame table:end-cell-address="Priest.A38" table:end-x="0.846cm" table:end-y="0.846cm" draw:z-index="36" draw:name="http://images3.wikia.nocookie.net/wowwiki/images/thumb/2/23/Spell_holy_prayerofmendingtga.png/32px-Spell_holy_prayerofmendingtga.png" draw:style-name="gr1" draw:text-style-name="P1" svg:width="0.846cm" svg:height="0.846cm" svg:x="0cm" svg:y="0cm">
              <draw:image xlink:href="Pictures/100002010000002000000020A29D17FF.png" xlink:type="simple" xlink:show="embed" xlink:actuate="onLoad">
                <text:p/>
              </draw:image>
            </draw:frame>
          </table:table-cell>
          <table:table-cell table:style-name="ce2" office:value-type="string">
            <text:p><text:a xlink:href="">Prayer of Mending</text:a></text:p>
          </table:table-cell>
          <table:table-cell table:style-name="ce4" office:value-type="float" office:value="68">
            <text:p>68</text:p>
          </table:table-cell>
          <table:table-cell table:style-name="ce14" office:value-type="string">
            <text:p>Places a spell on the target that heals them for X the next time they take damage. When the heal occurs, Prayer of Mending jumps to a raid member within 20 yards. Jumps up to 5 times and lasts 30 sec. after each jump. This spell can only be placed on one target at a time.</text:p>
          </table:table-cell>
          <table:table-cell table:number-columns-repeated="1020"/>
        </table:table-row>
        <table:table-row table:style-name="ro4">
          <table:table-cell table:style-name="ce2">
            <draw:frame table:end-cell-address="Priest.A39" table:end-x="0.846cm" table:end-y="0.846cm" draw:z-index="37"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Mass Dispel</text:a></text:p>
          </table:table-cell>
          <table:table-cell table:style-name="ce4" office:value-type="float" office:value="70">
            <text:p>70</text:p>
          </table:table-cell>
          <table:table-cell table:style-name="ce14" office:value-type="string">
            <text:p>Dispels magic in a 15 yard radius, removing 1 harmful spell from each friendly target and 1 beneficial spell from each enemy target. Affects a maximum of 10 friendly targets and 10 enemy targets. This dispel is potent enough to remove Magic effects that are normally undispellable.</text:p>
          </table:table-cell>
          <table:table-cell table:number-columns-repeated="1020"/>
        </table:table-row>
        <table:table-row table:style-name="ro4">
          <table:table-cell table:style-name="ce2">
            <draw:frame table:end-cell-address="Priest.A40" table:end-x="0.846cm" table:end-y="0.846cm" draw:z-index="38" draw:name="http://images1.wikia.nocookie.net/wowwiki/images/thumb/d/d9/Spell_shadow_mindshear.png/32px-Spell_shadow_mindshear.png" draw:style-name="gr1" draw:text-style-name="P1" svg:width="0.846cm" svg:height="0.846cm" svg:x="0cm" svg:y="0cm">
              <draw:image xlink:href="Pictures/10000201000000200000002042438BD3.png" xlink:type="simple" xlink:show="embed" xlink:actuate="onLoad">
                <text:p/>
              </draw:image>
            </draw:frame>
          </table:table-cell>
          <table:table-cell table:style-name="ce2" office:value-type="string">
            <text:p><text:a xlink:href="">Mind Sear</text:a></text:p>
          </table:table-cell>
          <table:table-cell table:style-name="ce4" office:value-type="float" office:value="75">
            <text:p>75</text:p>
          </table:table-cell>
          <table:table-cell table:style-name="ce14" office:value-type="string">
            <text:p>Causes an explosion of shadow magic around the enemy target, causing X to Y Shadow damage every 1 sec. for 5 sec. to all enemies within 10 yards around the target.</text:p>
          </table:table-cell>
          <table:table-cell table:number-columns-repeated="1020"/>
        </table:table-row>
        <table:table-row table:style-name="ro4">
          <table:table-cell table:style-name="ce2">
            <draw:frame table:end-cell-address="Priest.A41" table:end-x="0.846cm" table:end-y="0.846cm" draw:z-index="39" draw:name="http://images4.wikia.nocookie.net/wowwiki/images/thumb/6/65/Spell_holy_divinehymn.png/32px-Spell_holy_divinehymn.png" draw:style-name="gr1" draw:text-style-name="P1" svg:width="0.846cm" svg:height="0.846cm" svg:x="0cm" svg:y="0cm">
              <draw:image xlink:href="Pictures/1000020100000020000000205C804B70.png" xlink:type="simple" xlink:show="embed" xlink:actuate="onLoad">
                <text:p/>
              </draw:image>
            </draw:frame>
          </table:table-cell>
          <table:table-cell table:style-name="ce2" office:value-type="string">
            <text:p><text:a xlink:href="">Divine Hymn</text:a></text:p>
          </table:table-cell>
          <table:table-cell table:style-name="ce4" office:value-type="float" office:value="80">
            <text:p>80</text:p>
          </table:table-cell>
          <table:table-cell table:style-name="ce14" office:value-type="string">
            <text:p>You recite a Holy hymn, summoning the power of the Divine to assist you in your time of need. Heals 3 nearby lowest-health friendly party or raid targets for X every 2 seconds for 8 seconds, and increases healing done to them by 15% for 8 seconds. Maximum of 12 heals. The Priest must channel to maintain the spell.</text:p>
          </table:table-cell>
          <table:table-cell table:number-columns-repeated="1020"/>
        </table:table-row>
        <table:table-row table:style-name="ro4">
          <table:table-cell table:style-name="ce2">
            <draw:frame table:end-cell-address="Priest.A42" table:end-x="0.846cm" table:end-y="0.846cm" draw:z-index="40" draw:name="http://images4.wikia.nocookie.net/wowwiki/images/thumb/7/7b/Spell_holy_symbolofhope.png/32px-Spell_holy_symbolofhope.png" draw:style-name="gr1" draw:text-style-name="P1" svg:width="0.846cm" svg:height="0.846cm" svg:x="0cm" svg:y="0cm">
              <draw:image xlink:href="Pictures/100002010000002000000020DD231481.png" xlink:type="simple" xlink:show="embed" xlink:actuate="onLoad">
                <text:p/>
              </draw:image>
            </draw:frame>
          </table:table-cell>
          <table:table-cell table:style-name="ce2" office:value-type="string">
            <text:p><text:a xlink:href="">Hymn of Hope</text:a></text:p>
          </table:table-cell>
          <table:table-cell table:style-name="ce4" office:value-type="float" office:value="80">
            <text:p>80</text:p>
          </table:table-cell>
          <table:table-cell table:style-name="ce14" office:value-type="string">
            <text:p>You recite a Holy hymn, restoring hope to those in despair. Restores 3% mana to 3 nearby low mana friendly party or raid targets every 2 seconds for 8 seconds, and temporarily increases their total maximum mana by 20% for 8 seconds. After the effect expires, the mana is lost. Maximum of 12 mana restorations. The Priest must channel to maintain the spell.</text:p>
          </table:table-cell>
          <table:table-cell table:number-columns-repeated="1020"/>
        </table:table-row>
        <table:table-row table:style-name="ro4">
          <table:table-cell table:number-columns-repeated="1024"/>
        </table:table-row>
        <table:table-row table:style-name="ro4">
          <table:table-cell table:style-name="ce3" office:value-type="string">
            <text:p>Discipline</text:p>
          </table:table-cell>
          <table:table-cell table:number-columns-repeated="1023"/>
        </table:table-row>
        <table:table-row table:style-name="ro4">
          <table:table-cell table:style-name="ce4">
            <draw:frame table:end-cell-address="Priest.A45" table:end-x="0.846cm" table:end-y="0.846cm" draw:z-index="41" draw:name="http://images2.wikia.nocookie.net/wowwiki/images/thumb/a/a4/Spell_frost_windwalkon.png/32px-Spell_frost_windwalkon.png" draw:style-name="gr1" draw:text-style-name="P1" svg:width="0.846cm" svg:height="0.846cm" svg:x="0cm" svg:y="0cm">
              <draw:image xlink:href="Pictures/100002010000002000000020954C6713.png" xlink:type="simple" xlink:show="embed" xlink:actuate="onLoad">
                <text:p/>
              </draw:image>
            </draw:frame>
          </table:table-cell>
          <table:table-cell table:style-name="ce4" office:value-type="string">
            <text:p><text:a xlink:href="">Inner Focus</text:a></text:p>
          </table:table-cell>
          <table:table-cell table:style-name="ce4" office:value-type="string">
            <text:p>Discipline 10</text:p>
          </table:table-cell>
          <table:table-cell table:style-name="ce4" office:value-type="string">
            <text:p>When activated, reduces the mana cost of your next spell by 100% and increases its critical effect chance by 25% if it is capable of a critical effect.</text:p>
          </table:table-cell>
          <table:table-cell table:number-columns-repeated="1020"/>
        </table:table-row>
        <table:table-row table:style-name="ro4">
          <table:table-cell table:style-name="ce4">
            <draw:frame table:end-cell-address="Priest.A46" table:end-x="0.846cm" table:end-y="0.846cm" draw:z-index="42" draw:name="http://images3.wikia.nocookie.net/wowwiki/images/thumb/2/28/Spell_holy_powerinfusion.png/32px-Spell_holy_powerinfusion.png" draw:style-name="gr1" draw:text-style-name="P1" svg:width="0.846cm" svg:height="0.846cm" svg:x="0cm" svg:y="0cm">
              <draw:image xlink:href="Pictures/10000201000000200000002057B5FA09.png" xlink:type="simple" xlink:show="embed" xlink:actuate="onLoad">
                <text:p/>
              </draw:image>
            </draw:frame>
          </table:table-cell>
          <table:table-cell table:style-name="ce4" office:value-type="string">
            <text:p><text:a xlink:href="">Power Infusion</text:a></text:p>
          </table:table-cell>
          <table:table-cell table:style-name="ce4" office:value-type="string">
            <text:p>Mental Strength 1</text:p>
            <text:p>Disclipline 30</text:p>
          </table:table-cell>
          <table:table-cell table:style-name="ce4" office:value-type="string">
            <text:p>Infuses the target with power, increasing spell casting speed by 20% and reducing the mana cost of all spells by 20%. Lasts 15 sec.</text:p>
          </table:table-cell>
          <table:table-cell table:number-columns-repeated="1020"/>
        </table:table-row>
        <table:table-row table:style-name="ro4">
          <table:table-cell table:style-name="ce4">
            <draw:frame table:end-cell-address="Priest.A47" table:end-x="0.846cm" table:end-y="0.846cm" draw:z-index="43" draw:name="http://images3.wikia.nocookie.net/wowwiki/images/thumb/e/e7/Spell_holy_painsupression.png/32px-Spell_holy_painsupression.png" draw:style-name="gr1" draw:text-style-name="P1" svg:width="0.846cm" svg:height="0.846cm" svg:x="0cm" svg:y="0cm">
              <draw:image xlink:href="Pictures/1000020100000020000000200A379393.png" xlink:type="simple" xlink:show="embed" xlink:actuate="onLoad">
                <text:p/>
              </draw:image>
            </draw:frame>
          </table:table-cell>
          <table:table-cell table:style-name="ce4" office:value-type="string">
            <text:p><text:a xlink:href="">Pain Suppression</text:a></text:p>
          </table:table-cell>
          <table:table-cell table:style-name="ce4" office:value-type="string">
            <text:p>Discipline 40</text:p>
          </table:table-cell>
          <table:table-cell table:style-name="ce4" office:value-type="string">
            <text:p>Instantly reduces a friendly target's threat by 5%, reduces all damage taken by 40% and increases resistance to Dispel mechanics by 65% for 8 sec.</text:p>
          </table:table-cell>
          <table:table-cell table:number-columns-repeated="1020"/>
        </table:table-row>
        <table:table-row table:style-name="ro4">
          <table:table-cell table:style-name="ce4">
            <draw:frame table:end-cell-address="Priest.A48" table:end-x="0.846cm" table:end-y="0.846cm" draw:z-index="44" draw:name="http://images4.wikia.nocookie.net/wowwiki/images/thumb/c/cb/Spell_holy_penance.png/32px-Spell_holy_penance.png" draw:style-name="gr1" draw:text-style-name="P1" svg:width="0.846cm" svg:height="0.846cm" svg:x="0cm" svg:y="0cm">
              <draw:image xlink:href="Pictures/100002010000002000000020D34769F0.png" xlink:type="simple" xlink:show="embed" xlink:actuate="onLoad">
                <text:p/>
              </draw:image>
            </draw:frame>
          </table:table-cell>
          <table:table-cell table:style-name="ce4" office:value-type="string">
            <text:p><text:a xlink:href="">Penance</text:a></text:p>
          </table:table-cell>
          <table:table-cell table:style-name="ce4" office:value-type="string">
            <text:p>Discipline 50</text:p>
          </table:table-cell>
          <table:table-cell table:style-name="ce4" office:value-type="string">
            <text:p>Launches a volley of holy light at the target, causing X Holy damage to an enemy, or Y to Z healing to an ally every 1 sec for 2 sec.</text:p>
          </table:table-cell>
          <table:table-cell table:number-columns-repeated="1020"/>
        </table:table-row>
        <table:table-row table:style-name="ro4">
          <table:table-cell table:number-columns-repeated="1024"/>
        </table:table-row>
        <table:table-row table:style-name="ro4">
          <table:table-cell table:style-name="ce3" office:value-type="string">
            <text:p>Holy</text:p>
          </table:table-cell>
          <table:table-cell table:number-columns-repeated="1023"/>
        </table:table-row>
        <table:table-row table:style-name="ro4">
          <table:table-cell table:style-name="ce4">
            <draw:frame table:end-cell-address="Priest.A51" table:end-x="0.846cm" table:end-y="0.846cm" draw:z-index="45" draw:name="http://images2.wikia.nocookie.net/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4" office:value-type="string">
            <text:p><text:a xlink:href="">Desperate Prayer</text:a></text:p>
          </table:table-cell>
          <table:table-cell table:style-name="ce4" office:value-type="string">
            <text:p>Holy 10</text:p>
          </table:table-cell>
          <table:table-cell table:style-name="ce4" office:value-type="string">
            <text:p>Instantly heals the caster for X to Y.</text:p>
          </table:table-cell>
          <table:table-cell table:number-columns-repeated="1020"/>
        </table:table-row>
        <table:table-row table:style-name="ro4">
          <table:table-cell table:style-name="ce4">
            <draw:frame table:end-cell-address="Priest.A52" table:end-x="0.846cm" table:end-y="0.846cm" draw:z-index="46" draw:name="http://images3.wikia.nocookie.net/wowwiki/images/thumb/0/0b/Spell_holy_summonlightwell.png/32px-Spell_holy_summonlightwell.png" draw:style-name="gr1" draw:text-style-name="P1" svg:width="0.846cm" svg:height="0.846cm" svg:x="0cm" svg:y="0cm">
              <draw:image xlink:href="Pictures/100002010000002000000020D1426C31.png" xlink:type="simple" xlink:show="embed" xlink:actuate="onLoad">
                <text:p/>
              </draw:image>
            </draw:frame>
          </table:table-cell>
          <table:table-cell table:style-name="ce4" office:value-type="string">
            <text:p><text:a xlink:href="">Lightwell</text:a></text:p>
          </table:table-cell>
          <table:table-cell table:style-name="ce4" office:value-type="string">
            <text:p>Spirit of Redemption 1</text:p>
            <text:p>Holy 30</text:p>
          </table:table-cell>
          <table:table-cell table:style-name="ce4" office:value-type="string">
            <text:p>Creates a Holy Lightwell. Members of your raid or party can click the Lightwell to restore X health over 6 sec. Attacks done to you equal to 30% of your total health will cancel the effect. Lightwell lasts for 3 min or 10 charges.</text:p>
          </table:table-cell>
          <table:table-cell table:number-columns-repeated="1020"/>
        </table:table-row>
        <table:table-row table:style-name="ro4">
          <table:table-cell table:style-name="ce4">
            <draw:frame table:end-cell-address="Priest.A53" table:end-x="0.846cm" table:end-y="0.846cm" draw:z-index="47" draw:name="http://images3.wikia.nocookie.net/wowwiki/images/thumb/8/86/Spell_holy_circleofrenewal.png/32px-Spell_holy_circleofrenewal.png" draw:style-name="gr1" draw:text-style-name="P1" svg:width="0.846cm" svg:height="0.846cm" svg:x="0cm" svg:y="0cm">
              <draw:image xlink:href="Pictures/1000020100000020000000205FB48CC6.png" xlink:type="simple" xlink:show="embed" xlink:actuate="onLoad">
                <text:p/>
              </draw:image>
            </draw:frame>
          </table:table-cell>
          <table:table-cell table:style-name="ce4" office:value-type="string">
            <text:p><text:a xlink:href="">Circle of Healing</text:a></text:p>
          </table:table-cell>
          <table:table-cell table:style-name="ce4" office:value-type="string">
            <text:p>Holy 40</text:p>
          </table:table-cell>
          <table:table-cell table:style-name="ce4" office:value-type="string">
            <text:p>Heals up to 5 friendly party or raid members within 15 yards of the target for X to Y.</text:p>
          </table:table-cell>
          <table:table-cell table:number-columns-repeated="1020"/>
        </table:table-row>
        <table:table-row table:style-name="ro4">
          <table:table-cell table:style-name="ce4">
            <draw:frame table:end-cell-address="Priest.A54" table:end-x="0.846cm" table:end-y="0.846cm" draw:z-index="48" draw:name="http://images2.wikia.nocookie.net/wowwiki/images/thumb/d/d6/Spell_holy_guardianspirit.png/32px-Spell_holy_guardianspirit.png" draw:style-name="gr1" draw:text-style-name="P1" svg:width="0.846cm" svg:height="0.846cm" svg:x="0cm" svg:y="0cm">
              <draw:image xlink:href="Pictures/100002010000002000000020991CE8D3.png" xlink:type="simple" xlink:show="embed" xlink:actuate="onLoad">
                <text:p/>
              </draw:image>
            </draw:frame>
          </table:table-cell>
          <table:table-cell table:style-name="ce4" office:value-type="string">
            <text:p><text:a xlink:href="">Guardian Spirit</text:a></text:p>
          </table:table-cell>
          <table:table-cell table:style-name="ce4" office:value-type="string">
            <text:p>Holy 50</text:p>
          </table:table-cell>
          <table:table-cell table:style-name="ce4" office:value-type="string">
            <text:p>Calls upon a guardian spirit to watch over the friendly target. The spirit increases the healing received by the target by 40%, and also prevents the target from dying by sacrificing itself. This sacrifice terminates the effect but heals the target of 50% of their maximum health. Lasts 10 sec.</text:p>
          </table:table-cell>
          <table:table-cell table:number-columns-repeated="1020"/>
        </table:table-row>
        <table:table-row table:style-name="ro4">
          <table:table-cell table:number-columns-repeated="1024"/>
        </table:table-row>
        <table:table-row table:style-name="ro4">
          <table:table-cell table:style-name="ce3" office:value-type="string">
            <text:p>Shadow</text:p>
          </table:table-cell>
          <table:table-cell table:number-columns-repeated="1023"/>
        </table:table-row>
        <table:table-row table:style-name="ro4">
          <table:table-cell table:style-name="ce4">
            <draw:frame table:end-cell-address="Priest.A57" table:end-x="0.846cm" table:end-y="0.846cm" draw:z-index="49" draw:name="http://images2.wikia.nocookie.net/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4" office:value-type="string">
            <text:p><text:a xlink:href="">Mind Flay</text:a></text:p>
          </table:table-cell>
          <table:table-cell table:style-name="ce4" office:value-type="string">
            <text:p>Shadow 10</text:p>
          </table:table-cell>
          <table:table-cell table:style-name="ce4" office:value-type="string">
            <text:p>Assault the target's mind with Shadow energy, causing 45 Shadow damage over 3 sec and slowing their movement speed by 50%.</text:p>
          </table:table-cell>
          <table:table-cell/>
          <table:table-cell table:style-name="ce7" office:value-type="float" office:value="20">
            <text:p>20</text:p>
          </table:table-cell>
          <table:table-cell table:number-columns-repeated="1018"/>
        </table:table-row>
        <table:table-row table:style-name="ro4">
          <table:table-cell table:style-name="ce4">
            <draw:frame table:end-cell-address="Priest.A58" table:end-x="0.846cm" table:end-y="0.846cm" draw:z-index="50" draw:name="http://images3.wikia.nocookie.net/wowwiki/images/thumb/9/9a/Spell_shadow_impphaseshift.png/32px-Spell_shadow_impphaseshift.png" draw:style-name="gr1" draw:text-style-name="P1" svg:width="0.846cm" svg:height="0.846cm" svg:x="0cm" svg:y="0cm">
              <draw:image xlink:href="Pictures/10000201000000200000002046E8980E.png" xlink:type="simple" xlink:show="embed" xlink:actuate="onLoad">
                <text:p/>
              </draw:image>
            </draw:frame>
          </table:table-cell>
          <table:table-cell table:style-name="ce4" office:value-type="string">
            <text:p><text:a xlink:href="">Silence</text:a></text:p>
          </table:table-cell>
          <table:table-cell table:style-name="ce4" office:value-type="string">
            <text:p>Imp. Psychic Scream 2</text:p>
            <text:p>Shadow 20</text:p>
          </table:table-cell>
          <table:table-cell table:style-name="ce4" office:value-type="string">
            <text:p>Silences the target, preventing them from casting spells for 5 sec.</text:p>
          </table:table-cell>
          <table:table-cell table:number-columns-repeated="1020"/>
        </table:table-row>
        <table:table-row table:style-name="ro4">
          <table:table-cell table:style-name="ce4">
            <draw:frame table:end-cell-address="Priest.A59" table:end-x="0.846cm" table:end-y="0.846cm" draw:z-index="51" draw:name="http://images2.wikia.nocookie.net/wowwiki/images/thumb/e/e6/Spell_shadow_unsummonbuilding.png/32px-Spell_shadow_unsummonbuilding.png" draw:style-name="gr1" draw:text-style-name="P1" svg:width="0.846cm" svg:height="0.846cm" svg:x="0cm" svg:y="0cm">
              <draw:image xlink:href="Pictures/10000201000000200000002095612F75.png" xlink:type="simple" xlink:show="embed" xlink:actuate="onLoad">
                <text:p/>
              </draw:image>
            </draw:frame>
          </table:table-cell>
          <table:table-cell table:style-name="ce4" office:value-type="string">
            <text:p><text:a xlink:href="">Vampiric Embrace</text:a></text:p>
          </table:table-cell>
          <table:table-cell table:style-name="ce4" office:value-type="string">
            <text:p>Shadow 20</text:p>
          </table:table-cell>
          <table:table-cell table:style-name="ce4" office:value-type="string">
            <text:p>Fills you with the embrace of Shadow energy, causing you to be healed for 15% and other party members to be healed for 3% of any single-target Shadow spell damage you deal for 30 min.</text:p>
          </table:table-cell>
          <table:table-cell table:number-columns-repeated="1020"/>
        </table:table-row>
        <table:table-row table:style-name="ro4">
          <table:table-cell table:style-name="ce4">
            <draw:frame table:end-cell-address="Priest.A60" table:end-x="0.846cm" table:end-y="0.846cm" draw:z-index="52" draw:name="http://images3.wikia.nocookie.net/wowwiki/images/thumb/5/50/Spell_shadow_shadowform.png/32px-Spell_shadow_shadowform.png" draw:style-name="gr1" draw:text-style-name="P1" svg:width="0.846cm" svg:height="0.846cm" svg:x="0cm" svg:y="0cm">
              <draw:image xlink:href="Pictures/100002010000002000000020C66AE155.png" xlink:type="simple" xlink:show="embed" xlink:actuate="onLoad">
                <text:p/>
              </draw:image>
            </draw:frame>
          </table:table-cell>
          <table:table-cell table:style-name="ce4" office:value-type="string">
            <text:p><text:a xlink:href="">Shadowform</text:a></text:p>
          </table:table-cell>
          <table:table-cell table:style-name="ce4" office:value-type="string">
            <text:p>Vampiric Embrace 1</text:p>
            <text:p>Shadow 30</text:p>
          </table:table-cell>
          <table:table-cell table:style-name="ce4" office:value-type="string">
            <text:p>Assume a Shadowform, increasing your Shadow damage by 15%, reducing all damage done to you by 15% and threat generated by 30%. However, you may not cast Holy spells while in this form except Cure Disease and Abolish Disease. Grants the periodic damage from your Shadow Word: Pain, Devouring Plague, and Vampiric Touch the ability to critically hit for 100% increased damage.</text:p>
          </table:table-cell>
          <table:table-cell table:number-columns-repeated="2"/>
          <table:table-cell table:style-name="ce7" office:value-type="float" office:value="20">
            <text:p>20</text:p>
          </table:table-cell>
          <table:table-cell table:number-columns-repeated="1017"/>
        </table:table-row>
        <table:table-row table:style-name="ro4">
          <table:table-cell table:style-name="ce4">
            <draw:frame table:end-cell-address="Priest.A61" table:end-x="0.846cm" table:end-y="0.846cm" draw:z-index="53" draw:name="http://images3.wikia.nocookie.net/wowwiki/images/thumb/7/7a/Spell_holy_stoicism.png/32px-Spell_holy_stoicism.png" draw:style-name="gr1" draw:text-style-name="P1" svg:width="0.846cm" svg:height="0.846cm" svg:x="0cm" svg:y="0cm">
              <draw:image xlink:href="Pictures/100002010000002000000020EA0B9EDE.png" xlink:type="simple" xlink:show="embed" xlink:actuate="onLoad">
                <text:p/>
              </draw:image>
            </draw:frame>
          </table:table-cell>
          <table:table-cell table:style-name="ce4" office:value-type="string">
            <text:p><text:a xlink:href="">Vampiric Touch</text:a></text:p>
          </table:table-cell>
          <table:table-cell table:style-name="ce4" office:value-type="string">
            <text:p>Shadowform 1</text:p>
            <text:p>Shadow 40</text:p>
          </table:table-cell>
          <table:table-cell table:style-name="ce4" office:value-type="string">
            <text:p>Causes X Shadow damage over 15 sec to your target and causes up to 10 party or raid members to gain 0.25% of their maximum mana per second when you deal damage from Mind Blast. In addition, if the Vampiric Touch is dispelled it will cause X damage to the afflicted target.</text:p>
          </table:table-cell>
          <table:table-cell table:number-columns-repeated="1020"/>
        </table:table-row>
        <table:table-row table:style-name="ro4">
          <table:table-cell table:style-name="ce4">
            <draw:frame table:end-cell-address="Priest.A62" table:end-x="0.846cm" table:end-y="0.846cm" draw:z-index="54" draw:name="http://images3.wikia.nocookie.net/wowwiki/images/thumb/8/8b/Spell_shadow_psychichorrors.png/32px-Spell_shadow_psychichorrors.png" draw:style-name="gr1" draw:text-style-name="P1" svg:width="0.846cm" svg:height="0.846cm" svg:x="0cm" svg:y="0cm">
              <draw:image xlink:href="Pictures/1000020100000020000000207EDB9C31.png" xlink:type="simple" xlink:show="embed" xlink:actuate="onLoad">
                <text:p/>
              </draw:image>
            </draw:frame>
          </table:table-cell>
          <table:table-cell table:style-name="ce4" office:value-type="string">
            <text:p><text:a xlink:href="">Psychic Horror</text:a></text:p>
          </table:table-cell>
          <table:table-cell table:style-name="ce4" office:value-type="string">
            <text:p>Shadow 40</text:p>
          </table:table-cell>
          <table:table-cell table:style-name="ce4" office:value-type="string">
            <text:p>You terrify the target, causing them to tremble in horror for 3 seconds and drop all their main hand and ranged weapons for 10 seconds.</text:p>
          </table:table-cell>
          <table:table-cell table:number-columns-repeated="1020"/>
        </table:table-row>
        <table:table-row table:style-name="ro4">
          <table:table-cell table:style-name="ce4">
            <draw:frame table:end-cell-address="Priest.A63" table:end-x="0.846cm" table:end-y="0.846cm" draw:z-index="55" draw:name="http://images3.wikia.nocookie.net/wowwiki/images/thumb/8/8f/Spell_shadow_dispersion.png/32px-Spell_shadow_dispersion.png" draw:style-name="gr1" draw:text-style-name="P1" svg:width="0.846cm" svg:height="0.846cm" svg:x="0cm" svg:y="0cm">
              <draw:image xlink:href="Pictures/1000020100000020000000200842080A.png" xlink:type="simple" xlink:show="embed" xlink:actuate="onLoad">
                <text:p/>
              </draw:image>
            </draw:frame>
          </table:table-cell>
          <table:table-cell table:style-name="ce4" office:value-type="string">
            <text:p><text:a xlink:href="">Dispersion</text:a></text:p>
          </table:table-cell>
          <table:table-cell table:style-name="ce4" office:value-type="string">
            <text:p>Vampiric Touch 1</text:p>
            <text:p>Shadow 50</text:p>
          </table:table-cell>
          <table:table-cell table:style-name="ce4" office:value-type="string">
            <text:p>You disperse into pure Shadow energy, reducing all damage taken by 90%. You are unable to attack or cast spells, but you regenerate 6% mana every 1 sec for 6 sec. Dispersion can be cast while stunned, feared or silenced and clears all snare and movement impairing effects when cast, and makes you immune to them while dispersed.</text:p>
          </table:table-cell>
          <table:table-cell table:number-columns-repeated="1020"/>
        </table:table-row>
        <table:table-row table:style-name="ro4" table:number-rows-repeated="65472">
          <table:table-cell table:number-columns-repeated="1024"/>
        </table:table-row>
        <table:table-row table:style-name="ro4">
          <table:table-cell table:number-columns-repeated="1024"/>
        </table:table-row>
      </table:table>
      <table:table table:name="Hunter"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1" table:default-cell-style-name="Default"/>
        <table:table-column table:style-name="co7" table:default-cell-style-name="Default"/>
        <table:table-column table:style-name="co15"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Tree</text:p>
          </table:table-cell>
          <table:table-cell table:style-name="ce15"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21">
            <draw:frame table:end-cell-address="Hunter.A2" table:end-x="0.846cm" table:end-y="0.846cm" draw:z-index="0" draw:name="http://images1.wikia.nocookie.net/wowwiki/images/thumb/0/0b/Ability_meleedamage.png/32px-Ability_meleedamage.png" draw:style-name="gr1" draw:text-style-name="P1" svg:width="0.846cm" svg:height="0.846cm" svg:x="0cm" svg:y="0cm">
              <draw:image xlink:href="Pictures/1000020100000020000000207316F0DE.png" xlink:type="simple" xlink:show="embed" xlink:actuate="onLoad">
                <text:p/>
              </draw:image>
            </draw:frame>
          </table:table-cell>
          <table:table-cell table:style-name="ce21" office:value-type="string">
            <text:p><text:a xlink:href="">Raptor Strike</text:a></text:p>
          </table:table-cell>
          <table:table-cell table:style-name="ce21" office:value-type="string">
            <text:p>Survival</text:p>
          </table:table-cell>
          <table:table-cell table:style-name="ce21" office:value-type="string">
            <text:p>Starts with</text:p>
          </table:table-cell>
          <table:table-cell table:style-name="ce21" office:value-type="string">
            <text:p>A strong attack that increases melee damage by +X.</text:p>
          </table:table-cell>
          <table:table-cell table:number-columns-repeated="1019"/>
        </table:table-row>
        <table:table-row table:style-name="ro4">
          <table:table-cell table:style-name="ce21">
            <draw:frame table:end-cell-address="Hunter.A3" table:end-x="0.846cm" table:end-y="0.846cm" draw:z-index="1"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1" office:value-type="string">
            <text:p><text:a xlink:href="">Track Beasts</text:a></text:p>
          </table:table-cell>
          <table:table-cell table:style-name="ce21" office:value-type="string">
            <text:p>Survival</text:p>
          </table:table-cell>
          <table:table-cell table:style-name="ce21" office:value-type="float" office:value="2">
            <text:p>2</text:p>
          </table:table-cell>
          <table:table-cell table:style-name="ce21" office:value-type="string">
            <text:p>Shows the location of all nearby beasts on the mini-map. Only one form of tracking can be active at a time.</text:p>
          </table:table-cell>
          <table:table-cell table:style-name="ce17" table:number-columns-repeated="2"/>
          <table:table-cell table:number-columns-repeated="1017"/>
        </table:table-row>
        <table:table-row table:style-name="ro4">
          <table:table-cell table:style-name="ce21">
            <draw:frame table:end-cell-address="Hunter.A4" table:end-x="0.846cm" table:end-y="0.846cm" draw:z-index="2" draw:name="http://images2.wikia.nocookie.net/wowwiki/images/thumb/1/1f/Ability_hunter_aspectofthemonkey.png/32px-Ability_hunter_aspectofthemonkey.png" draw:style-name="gr1" draw:text-style-name="P1" svg:width="0.846cm" svg:height="0.846cm" svg:x="0cm" svg:y="0cm">
              <draw:image xlink:href="Pictures/1000020100000020000000202E8B28D5.png" xlink:type="simple" xlink:show="embed" xlink:actuate="onLoad">
                <text:p/>
              </draw:image>
            </draw:frame>
          </table:table-cell>
          <table:table-cell table:style-name="ce21" office:value-type="string">
            <text:p><text:a xlink:href="">Aspect of the Monkey</text:a></text:p>
          </table:table-cell>
          <table:table-cell table:style-name="ce21" office:value-type="string">
            <text:p>Beast Mastery</text:p>
          </table:table-cell>
          <table:table-cell table:style-name="ce21" office:value-type="float" office:value="4">
            <text:p>4</text:p>
          </table:table-cell>
          <table:table-cell table:style-name="ce21" office:value-type="string">
            <text:p>The <text:a xlink:href="">Hunter</text:a> takes on the aspects of a monkey, increasing chance to dodge by X%. Only one aspect can be active at a time.</text:p>
          </table:table-cell>
          <table:table-cell table:number-columns-repeated="1019"/>
        </table:table-row>
        <table:table-row table:style-name="ro4">
          <table:table-cell table:style-name="ce21">
            <draw:frame table:end-cell-address="Hunter.A5" table:end-x="0.846cm" table:end-y="0.846cm" draw:z-index="3" draw:name="http://images3.wikia.nocookie.net/wowwiki/images/thumb/8/8e/Ability_hunter_quickshot.png/32px-Ability_hunter_quickshot.png" draw:style-name="gr1" draw:text-style-name="P1" svg:width="0.846cm" svg:height="0.846cm" svg:x="0cm" svg:y="0cm">
              <draw:image xlink:href="Pictures/100002010000002000000020C956C729.png" xlink:type="simple" xlink:show="embed" xlink:actuate="onLoad">
                <text:p/>
              </draw:image>
            </draw:frame>
          </table:table-cell>
          <table:table-cell table:style-name="ce21" office:value-type="string">
            <text:p><text:a xlink:href="">Serpent Sting</text:a></text:p>
          </table:table-cell>
          <table:table-cell table:style-name="ce21" office:value-type="string">
            <text:p>Marksmanship</text:p>
          </table:table-cell>
          <table:table-cell table:style-name="ce21" office:value-type="float" office:value="4">
            <text:p>4</text:p>
          </table:table-cell>
          <table:table-cell table:style-name="ce21" office:value-type="string">
            <text:p>Stings the target, causing +X Nature damage over Y seconds. Only one Sting can be active on any one target per hunter.</text:p>
          </table:table-cell>
          <table:table-cell table:style-name="ce16"/>
          <table:table-cell table:number-columns-repeated="1018"/>
        </table:table-row>
        <table:table-row table:style-name="ro4">
          <table:table-cell table:style-name="ce21">
            <draw:frame table:end-cell-address="Hunter.A6" table:end-x="0.846cm" table:end-y="0.846cm" draw:z-index="4" draw:name="http://images2.wikia.nocookie.net/wowwiki/images/thumb/1/12/Ability_hunter_snipershot.png/32px-Ability_hunter_snipershot.png" draw:style-name="gr1" draw:text-style-name="P1" svg:width="0.846cm" svg:height="0.846cm" svg:x="0cm" svg:y="0cm">
              <draw:image xlink:href="Pictures/100002010000002000000020F120D181.png" xlink:type="simple" xlink:show="embed" xlink:actuate="onLoad">
                <text:p/>
              </draw:image>
            </draw:frame>
          </table:table-cell>
          <table:table-cell table:style-name="ce21" office:value-type="string">
            <text:p><text:a xlink:href="">Hunter's Mark</text:a></text:p>
          </table:table-cell>
          <table:table-cell table:style-name="ce21" office:value-type="string">
            <text:p>Marksmanship</text:p>
          </table:table-cell>
          <table:table-cell table:style-name="ce21" office:value-type="float" office:value="6">
            <text:p>6</text:p>
          </table:table-cell>
          <table:table-cell table:style-name="ce21" office:value-type="string">
            <text:p>Places the <text:a xlink:href="">Hunter's</text:a> Mark on the target, increasing the ranged attack power of all attackers against that target by +X. In addition, the target of this ability can always be seen by the Hunter whether it stealths or turns invisible. The target also appears on the mini-map. Lasts for 2 minutes.</text:p>
          </table:table-cell>
          <table:table-cell table:style-name="ce16"/>
          <table:table-cell table:number-columns-repeated="1018"/>
        </table:table-row>
        <table:table-row table:style-name="ro4">
          <table:table-cell table:style-name="ce21">
            <draw:frame table:end-cell-address="Hunter.A7" table:end-x="0.846cm" table:end-y="0.846cm" draw:z-index="5" draw:name="http://images1.wikia.nocookie.net/wowwiki/images/thumb/a/ac/Ability_impalingbolt.png/32px-Ability_impalingbolt.png" draw:style-name="gr1" draw:text-style-name="P1" svg:width="0.846cm" svg:height="0.846cm" svg:x="0cm" svg:y="0cm">
              <draw:image xlink:href="Pictures/1000020100000020000000208F017F84.png" xlink:type="simple" xlink:show="embed" xlink:actuate="onLoad">
                <text:p/>
              </draw:image>
            </draw:frame>
          </table:table-cell>
          <table:table-cell table:style-name="ce21" office:value-type="string">
            <text:p><text:a xlink:href="">Arcane Shot</text:a></text:p>
          </table:table-cell>
          <table:table-cell table:style-name="ce21" office:value-type="string">
            <text:p>Marksmanship</text:p>
          </table:table-cell>
          <table:table-cell table:style-name="ce21" office:value-type="float" office:value="6">
            <text:p>6</text:p>
          </table:table-cell>
          <table:table-cell table:style-name="ce21" office:value-type="string">
            <text:p>An instant shot that causes X Arcane damage.</text:p>
          </table:table-cell>
          <table:table-cell table:style-name="ce16"/>
          <table:table-cell table:number-columns-repeated="1018"/>
        </table:table-row>
        <table:table-row table:style-name="ro4">
          <table:table-cell table:style-name="ce21">
            <draw:frame table:end-cell-address="Hunter.A8" table:end-x="0.846cm" table:end-y="0.846cm" draw:z-index="6" draw:name="http://images3.wikia.nocookie.net/wowwiki/images/thumb/3/3a/Spell_frost_stun.png/32px-Spell_frost_stun.png" draw:style-name="gr1" draw:text-style-name="P1" svg:width="0.846cm" svg:height="0.846cm" svg:x="0cm" svg:y="0cm">
              <draw:image xlink:href="Pictures/100002010000002000000020D26AE052.png" xlink:type="simple" xlink:show="embed" xlink:actuate="onLoad">
                <text:p/>
              </draw:image>
            </draw:frame>
          </table:table-cell>
          <table:table-cell table:style-name="ce21" office:value-type="string">
            <text:p><text:a xlink:href="">Concussive Shot</text:a></text:p>
          </table:table-cell>
          <table:table-cell table:style-name="ce21" office:value-type="string">
            <text:p>Marksmanship</text:p>
          </table:table-cell>
          <table:table-cell table:style-name="ce21" office:value-type="float" office:value="8">
            <text:p>8</text:p>
          </table:table-cell>
          <table:table-cell table:style-name="ce21" office:value-type="string">
            <text:p>Dazes the target, slowing movement speed to 50% of normal for 4 seconds}}</text:p>
          </table:table-cell>
          <table:table-cell table:style-name="ce16"/>
          <table:table-cell table:number-columns-repeated="1018"/>
        </table:table-row>
        <table:table-row table:style-name="ro4">
          <table:table-cell table:style-name="ce21">
            <draw:frame table:end-cell-address="Hunter.A9" table:end-x="0.846cm" table:end-y="0.846cm" draw:z-index="7"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1" office:value-type="string">
            <text:p><text:a xlink:href="">Aspect of the Hawk</text:a></text:p>
          </table:table-cell>
          <table:table-cell table:style-name="ce21" office:value-type="string">
            <text:p>Beast Mastery</text:p>
          </table:table-cell>
          <table:table-cell table:style-name="ce21" office:value-type="float" office:value="10">
            <text:p>10</text:p>
          </table:table-cell>
          <table:table-cell table:style-name="ce21" office:value-type="string">
            <text:p>The <text:a xlink:href="">Hunter</text:a> takes on the aspects of a hawk, increasing ranged attack power by X.</text:p>
          </table:table-cell>
          <table:table-cell/>
          <table:table-cell table:style-name="ce16"/>
          <table:table-cell table:number-columns-repeated="1017"/>
        </table:table-row>
        <table:table-row table:style-name="ro4">
          <table:table-cell table:style-name="ce21">
            <draw:frame table:end-cell-address="Hunter.A10" table:end-x="0.846cm" table:end-y="0.846cm" draw:z-index="8" draw:name="http://images1.wikia.nocookie.net/wowwiki/images/thumb/3/38/Ability_hunter_beastcall.png/32px-Ability_hunter_beastcall.png" draw:style-name="gr1" draw:text-style-name="P1" svg:width="0.846cm" svg:height="0.846cm" svg:x="0cm" svg:y="0cm">
              <draw:image xlink:href="Pictures/1000020100000020000000209872520E.png" xlink:type="simple" xlink:show="embed" xlink:actuate="onLoad">
                <text:p/>
              </draw:image>
            </draw:frame>
          </table:table-cell>
          <table:table-cell table:style-name="ce21" office:value-type="string">
            <text:p><text:a xlink:href="">Call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Summons your pet to your side.</text:p>
          </table:table-cell>
          <table:table-cell table:style-name="ce16"/>
          <table:table-cell table:number-columns-repeated="1018"/>
        </table:table-row>
        <table:table-row table:style-name="ro4">
          <table:table-cell table:style-name="ce21">
            <draw:frame table:end-cell-address="Hunter.A11" table:end-x="0.846cm" table:end-y="0.846cm" draw:z-index="9" draw:name="http://images2.wikia.nocookie.net/wowwiki/images/thumb/1/11/Spell_nature_spiritwolf.png/32px-Spell_nature_spiritwolf.png" draw:style-name="gr1" draw:text-style-name="P1" svg:width="0.846cm" svg:height="0.846cm" svg:x="0cm" svg:y="0cm">
              <draw:image xlink:href="Pictures/10000201000000200000002025C21093.png" xlink:type="simple" xlink:show="embed" xlink:actuate="onLoad">
                <text:p/>
              </draw:image>
            </draw:frame>
          </table:table-cell>
          <table:table-cell table:style-name="ce21" office:value-type="string">
            <text:p><text:a xlink:href="">Dismiss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Dismiss your pet. Dismissing a pet causes a -50 drop in <text:a xlink:href="">happiness</text:a> level.</text:p>
          </table:table-cell>
          <table:table-cell table:number-columns-repeated="1019"/>
        </table:table-row>
        <table:table-row table:style-name="ro4">
          <table:table-cell table:style-name="ce21">
            <draw:frame table:end-cell-address="Hunter.A12" table:end-x="0.846cm" table:end-y="0.846cm" draw:z-index="10" draw:name="http://images1.wikia.nocookie.net/wowwiki/images/thumb/6/61/Ability_hunter_mendpet.png/32px-Ability_hunter_mendpet.png" draw:style-name="gr1" draw:text-style-name="P1" svg:width="0.846cm" svg:height="0.846cm" svg:x="0cm" svg:y="0cm">
              <draw:image xlink:href="Pictures/10000201000000200000002008E989B5.png" xlink:type="simple" xlink:show="embed" xlink:actuate="onLoad">
                <text:p/>
              </draw:image>
            </draw:frame>
          </table:table-cell>
          <table:table-cell table:style-name="ce21" office:value-type="string">
            <text:p><text:a xlink:href="">Mend Pet</text:a></text:p>
          </table:table-cell>
          <table:table-cell table:style-name="ce21" office:value-type="string">
            <text:p>Beast Mastery</text:p>
          </table:table-cell>
          <table:table-cell table:style-name="ce21" office:value-type="float" office:value="12">
            <text:p>12</text:p>
          </table:table-cell>
          <table:table-cell table:style-name="ce21" office:value-type="string">
            <text:p>Heals your pet for X health over 15 seconds.</text:p>
          </table:table-cell>
          <table:table-cell table:style-name="ce16"/>
          <table:table-cell table:number-columns-repeated="1018"/>
        </table:table-row>
        <table:table-row table:style-name="ro4">
          <table:table-cell table:style-name="ce21">
            <draw:frame table:end-cell-address="Hunter.A13" table:end-x="0.846cm" table:end-y="0.846cm" draw:z-index="1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1" office:value-type="string">
            <text:p><text:a xlink:href="">Revive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Revive your pet, returning it to life with 15% of its base health.</text:p>
          </table:table-cell>
          <table:table-cell table:style-name="ce16"/>
          <table:table-cell table:number-columns-repeated="1018"/>
        </table:table-row>
        <table:table-row table:style-name="ro4">
          <table:table-cell table:style-name="ce21">
            <draw:frame table:end-cell-address="Hunter.A14" table:end-x="0.846cm" table:end-y="0.846cm" draw:z-index="12" draw:name="http://images2.wikia.nocookie.net/wowwiki/images/thumb/b/b7/Ability_hunter_beasttaming.png/32px-Ability_hunter_beasttaming.png" draw:style-name="gr1" draw:text-style-name="P1" svg:width="0.846cm" svg:height="0.846cm" svg:x="0cm" svg:y="0cm">
              <draw:image xlink:href="Pictures/100002010000002000000020806D2BF2.png" xlink:type="simple" xlink:show="embed" xlink:actuate="onLoad">
                <text:p/>
              </draw:image>
            </draw:frame>
          </table:table-cell>
          <table:table-cell table:style-name="ce21" office:value-type="string">
            <text:p><text:a xlink:href="">Tame Beas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Tames a beast to be your companion.</text:p>
          </table:table-cell>
          <table:table-cell table:style-name="ce17" table:number-columns-repeated="2"/>
          <table:table-cell table:number-columns-repeated="1017"/>
        </table:table-row>
        <table:table-row table:style-name="ro4">
          <table:table-cell table:style-name="ce21">
            <draw:frame table:end-cell-address="Hunter.A15" table:end-x="0.846cm" table:end-y="0.846cm" draw:z-index="13" draw:name="http://images3.wikia.nocookie.net/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1" office:value-type="string">
            <text:p><text:a xlink:href="">Track Humanoids</text:a></text:p>
          </table:table-cell>
          <table:table-cell table:style-name="ce21" office:value-type="string">
            <text:p>Survival</text:p>
          </table:table-cell>
          <table:table-cell table:style-name="ce21" office:value-type="float" office:value="10">
            <text:p>10</text:p>
          </table:table-cell>
          <table:table-cell table:style-name="ce21" office:value-type="string">
            <text:p>Shows the location of all nearby humanoids on the mini-map.</text:p>
          </table:table-cell>
          <table:table-cell table:style-name="ce17" table:number-columns-repeated="2"/>
          <table:table-cell table:number-columns-repeated="1017"/>
        </table:table-row>
        <table:table-row table:style-name="ro4">
          <table:table-cell table:style-name="ce21">
            <draw:frame table:end-cell-address="Hunter.A16" table:end-x="0.846cm" table:end-y="0.846cm" draw:z-index="14" draw:name="http://images3.wikia.nocookie.net/wowwiki/images/thumb/e/e2/Ability_rogue_trip.png/32px-Ability_rogue_trip.png" draw:style-name="gr1" draw:text-style-name="P1" svg:width="0.846cm" svg:height="0.846cm" svg:x="0cm" svg:y="0cm">
              <draw:image xlink:href="Pictures/10000201000000200000002027D22E87.png" xlink:type="simple" xlink:show="embed" xlink:actuate="onLoad">
                <text:p/>
              </draw:image>
            </draw:frame>
          </table:table-cell>
          <table:table-cell table:style-name="ce21" office:value-type="string">
            <text:p><text:a xlink:href="">Wing Clip</text:a></text:p>
          </table:table-cell>
          <table:table-cell table:style-name="ce21" office:value-type="string">
            <text:p>Survival</text:p>
          </table:table-cell>
          <table:table-cell table:style-name="ce21" office:value-type="float" office:value="12">
            <text:p>12</text:p>
          </table:table-cell>
          <table:table-cell table:style-name="ce21" office:value-type="string">
            <text:p>Reduces the target's movement speed to 50% of normal for 10 seconds.</text:p>
          </table:table-cell>
          <table:table-cell table:number-columns-repeated="1019"/>
        </table:table-row>
        <table:table-row table:style-name="ro4">
          <table:table-cell table:style-name="ce21">
            <draw:frame table:end-cell-address="Hunter.A17" table:end-x="0.846cm" table:end-y="0.846cm" draw:z-index="15"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1" office:value-type="string">
            <text:p><text:a xlink:href="">Distracting Shot</text:a></text:p>
          </table:table-cell>
          <table:table-cell table:style-name="ce21" office:value-type="string">
            <text:p>Marksmanship</text:p>
          </table:table-cell>
          <table:table-cell table:style-name="ce21" office:value-type="float" office:value="12">
            <text:p>12</text:p>
          </table:table-cell>
          <table:table-cell table:style-name="ce21" office:value-type="string">
            <text:p>Distract the target, causing threat.</text:p>
          </table:table-cell>
          <table:table-cell table:number-columns-repeated="1019"/>
        </table:table-row>
        <table:table-row table:style-name="ro4">
          <table:table-cell table:style-name="ce21">
            <draw:frame table:end-cell-address="Hunter.A18" table:end-x="0.846cm" table:end-y="0.846cm" draw:z-index="16" draw:name="http://images3.wikia.nocookie.net/wowwiki/images/thumb/b/b9/Ability_hunter_eagleeye.png/32px-Ability_hunter_eagleeye.png" draw:style-name="gr1" draw:text-style-name="P1" svg:width="0.846cm" svg:height="0.846cm" svg:x="0cm" svg:y="0cm">
              <draw:image xlink:href="Pictures/10000201000000200000002064C851DE.png" xlink:type="simple" xlink:show="embed" xlink:actuate="onLoad">
                <text:p/>
              </draw:image>
            </draw:frame>
          </table:table-cell>
          <table:table-cell table:style-name="ce21" office:value-type="string">
            <text:p><text:a xlink:href="">Eagle Eye</text:a></text:p>
          </table:table-cell>
          <table:table-cell table:style-name="ce21" office:value-type="string">
            <text:p>Beast Mastery</text:p>
          </table:table-cell>
          <table:table-cell table:style-name="ce21" office:value-type="float" office:value="12">
            <text:p>12</text:p>
          </table:table-cell>
          <table:table-cell table:style-name="ce21" office:value-type="string">
            <text:p>Zooms in the <text:a xlink:href="">Hunter's</text:a> vision. Only usable outdoors.</text:p>
          </table:table-cell>
          <table:table-cell table:style-name="ce17" table:number-columns-repeated="2"/>
          <table:table-cell table:number-columns-repeated="1017"/>
        </table:table-row>
        <table:table-row table:style-name="ro4">
          <table:table-cell table:style-name="ce21">
            <draw:frame table:end-cell-address="Hunter.A19" table:end-x="0.846cm" table:end-y="0.846cm" draw:z-index="17" draw:name="http://images2.wikia.nocookie.net/wowwiki/images/thumb/8/87/Ability_eyeoftheowl.png/32px-Ability_eyeoftheowl.png" draw:style-name="gr1" draw:text-style-name="P1" svg:width="0.846cm" svg:height="0.846cm" svg:x="0cm" svg:y="0cm">
              <draw:image xlink:href="Pictures/100002010000002000000020D6B6AFB4.png" xlink:type="simple" xlink:show="embed" xlink:actuate="onLoad">
                <text:p/>
              </draw:image>
            </draw:frame>
          </table:table-cell>
          <table:table-cell table:style-name="ce21" office:value-type="string">
            <text:p><text:a xlink:href="">Eyes of the Beast</text:a></text:p>
          </table:table-cell>
          <table:table-cell table:style-name="ce21" office:value-type="string">
            <text:p>Beast Mastery</text:p>
          </table:table-cell>
          <table:table-cell table:style-name="ce21" office:value-type="float" office:value="14">
            <text:p>14</text:p>
          </table:table-cell>
          <table:table-cell table:style-name="ce21" office:value-type="string">
            <text:p>Take direct control of your pet and see through its eyes for X seconds.</text:p>
          </table:table-cell>
          <table:table-cell table:style-name="ce17" table:number-columns-repeated="2"/>
          <table:table-cell table:number-columns-repeated="1017"/>
        </table:table-row>
        <table:table-row table:style-name="ro4">
          <table:table-cell table:style-name="ce21">
            <draw:frame table:end-cell-address="Hunter.A20" table:end-x="0.846cm" table:end-y="0.846cm" draw:z-index="1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1" office:value-type="string">
            <text:p><text:a xlink:href="">Scare Beast</text:a></text:p>
          </table:table-cell>
          <table:table-cell table:style-name="ce21" office:value-type="string">
            <text:p>Beast Mastery</text:p>
          </table:table-cell>
          <table:table-cell table:style-name="ce21" office:value-type="float" office:value="14">
            <text:p>14</text:p>
          </table:table-cell>
          <table:table-cell table:style-name="ce21" office:value-type="string">
            <text:p>Scares a beast, causing it to run in fear for up to X seconds.</text:p>
          </table:table-cell>
          <table:table-cell table:number-columns-repeated="1019"/>
        </table:table-row>
        <table:table-row table:style-name="ro4">
          <table:table-cell table:style-name="ce21">
            <draw:frame table:end-cell-address="Hunter.A21" table:end-x="0.846cm" table:end-y="0.846cm" draw:z-index="19" draw:name="http://images2.wikia.nocookie.net/wowwiki/images/thumb/1/1e/Ability_hunter_swiftstrike.png/32px-Ability_hunter_swiftstrike.png" draw:style-name="gr1" draw:text-style-name="P1" svg:width="0.846cm" svg:height="0.846cm" svg:x="0cm" svg:y="0cm">
              <draw:image xlink:href="Pictures/100002010000002000000020216A790B.png" xlink:type="simple" xlink:show="embed" xlink:actuate="onLoad">
                <text:p/>
              </draw:image>
            </draw:frame>
          </table:table-cell>
          <table:table-cell table:style-name="ce21" office:value-type="string">
            <text:p><text:a xlink:href="">Mongoose Bite</text:a></text:p>
          </table:table-cell>
          <table:table-cell table:style-name="ce21" office:value-type="string">
            <text:p>Survival</text:p>
          </table:table-cell>
          <table:table-cell table:style-name="ce21" office:value-type="float" office:value="16">
            <text:p>16</text:p>
          </table:table-cell>
          <table:table-cell table:style-name="ce21" office:value-type="string">
            <text:p>Attack the enemy for (20% of MAP + X) damage.</text:p>
          </table:table-cell>
          <table:table-cell table:number-columns-repeated="1019"/>
        </table:table-row>
        <table:table-row table:style-name="ro4">
          <table:table-cell table:style-name="ce21">
            <draw:frame table:end-cell-address="Hunter.A22" table:end-x="0.846cm" table:end-y="0.846cm" draw:z-index="20" draw:name="http://images2.wikia.nocookie.net/wowwiki/images/thumb/a/a1/Spell_fire_flameshock.png/32px-Spell_fire_flameshock.png" draw:style-name="gr1" draw:text-style-name="P1" svg:width="0.846cm" svg:height="0.846cm" svg:x="0cm" svg:y="0cm">
              <draw:image xlink:href="Pictures/100002010000002000000020B9045788.png" xlink:type="simple" xlink:show="embed" xlink:actuate="onLoad">
                <text:p/>
              </draw:image>
            </draw:frame>
          </table:table-cell>
          <table:table-cell table:style-name="ce21" office:value-type="string">
            <text:p><text:a xlink:href="">Immolation Trap</text:a></text:p>
          </table:table-cell>
          <table:table-cell table:style-name="ce21" office:value-type="string">
            <text:p>Survival</text:p>
          </table:table-cell>
          <table:table-cell table:style-name="ce21" office:value-type="float" office:value="16">
            <text:p>16</text:p>
          </table:table-cell>
          <table:table-cell table:style-name="ce21" office:value-type="string">
            <text:p>Place a Fire trap that will burn the first enemy to approach for X Fire damage over Y seconds.</text:p>
          </table:table-cell>
          <table:table-cell table:number-columns-repeated="1019"/>
        </table:table-row>
        <table:table-row table:style-name="ro4">
          <table:table-cell table:style-name="ce21">
            <draw:frame table:end-cell-address="Hunter.A23" table:end-x="0.846cm" table:end-y="0.846cm" draw:z-index="21"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1" office:value-type="string">
            <text:p><text:a xlink:href="">Aspect of the Cheetah</text:a></text:p>
          </table:table-cell>
          <table:table-cell table:style-name="ce21" office:value-type="string">
            <text:p>Beast Mastery</text:p>
          </table:table-cell>
          <table:table-cell table:style-name="ce21" office:value-type="float" office:value="16">
            <text:p>16</text:p>
          </table:table-cell>
          <table:table-cell table:style-name="ce21" office:value-type="string">
            <text:p>The Hunter takes on the aspects of a cheetah increasing movement speed by 30%, and causing the Hunter to be dazed for 3 seconds if hit.</text:p>
          </table:table-cell>
          <table:table-cell table:number-columns-repeated="1019"/>
        </table:table-row>
        <table:table-row table:style-name="ro4">
          <table:table-cell table:style-name="ce21">
            <draw:frame table:end-cell-address="Hunter.A24" table:end-x="0.846cm" table:end-y="0.846cm" draw:z-index="22" draw:name="http://images1.wikia.nocookie.net/wowwiki/images/thumb/a/a3/Spell_shadow_darksummoning.png/32px-Spell_shadow_darksummoning.png" draw:style-name="gr1" draw:text-style-name="P1" svg:width="0.846cm" svg:height="0.846cm" svg:x="0cm" svg:y="0cm">
              <draw:image xlink:href="Pictures/100002010000002000000020C72CC9DD.png" xlink:type="simple" xlink:show="embed" xlink:actuate="onLoad">
                <text:p/>
              </draw:image>
            </draw:frame>
          </table:table-cell>
          <table:table-cell table:style-name="ce21" office:value-type="string">
            <text:p><text:a xlink:href="">Track Undead</text:a></text:p>
          </table:table-cell>
          <table:table-cell table:style-name="ce21" office:value-type="string">
            <text:p>Survival</text:p>
          </table:table-cell>
          <table:table-cell table:style-name="ce21" office:value-type="float" office:value="18">
            <text:p>18</text:p>
          </table:table-cell>
          <table:table-cell table:style-name="ce21" office:value-type="string">
            <text:p>Shows the location of all nearby <text:a xlink:href="">Undead</text:a> on the mini-map.</text:p>
          </table:table-cell>
          <table:table-cell table:style-name="ce17" table:number-columns-repeated="2"/>
          <table:table-cell table:number-columns-repeated="1017"/>
        </table:table-row>
        <table:table-row table:style-name="ro4">
          <table:table-cell table:style-name="ce21">
            <draw:frame table:end-cell-address="Hunter.A25" table:end-x="0.846cm" table:end-y="0.846cm" draw:z-index="23" draw:name="http://images4.wikia.nocookie.net/wowwiki/images/thumb/7/7b/Ability_upgrademoonglaive.png/32px-Ability_upgrademoonglaive.png" draw:style-name="gr1" draw:text-style-name="P1" svg:width="0.846cm" svg:height="0.846cm" svg:x="0cm" svg:y="0cm">
              <draw:image xlink:href="Pictures/1000020100000020000000204A477885.png" xlink:type="simple" xlink:show="embed" xlink:actuate="onLoad">
                <text:p/>
              </draw:image>
            </draw:frame>
          </table:table-cell>
          <table:table-cell table:style-name="ce21" office:value-type="string">
            <text:p><text:a xlink:href="">Multi-Shot</text:a></text:p>
          </table:table-cell>
          <table:table-cell table:style-name="ce21" office:value-type="string">
            <text:p>Marksmanship</text:p>
          </table:table-cell>
          <table:table-cell table:style-name="ce21" office:value-type="float" office:value="18">
            <text:p>18</text:p>
          </table:table-cell>
          <table:table-cell table:style-name="ce21" office:value-type="string">
            <text:p>Fires several missiles, hitting 3 targets for an additional X damage.</text:p>
          </table:table-cell>
          <table:table-cell table:number-columns-repeated="1019"/>
        </table:table-row>
        <table:table-row table:style-name="ro4">
          <table:table-cell table:style-name="ce21">
            <draw:frame table:end-cell-address="Hunter.A26" table:end-x="0.846cm" table:end-y="0.846cm" draw:z-index="24" draw:name="http://images3.wikia.nocookie.net/wowwiki/images/thumb/e/e0/Ability_rogue_feint.png/32px-Ability_rogue_feint.png" draw:style-name="gr1" draw:text-style-name="P1" svg:width="0.846cm" svg:height="0.846cm" svg:x="0cm" svg:y="0cm">
              <draw:image xlink:href="Pictures/100002010000002000000020AB5DBB03.png" xlink:type="simple" xlink:show="embed" xlink:actuate="onLoad">
                <text:p/>
              </draw:image>
            </draw:frame>
          </table:table-cell>
          <table:table-cell table:style-name="ce21" office:value-type="string">
            <text:p><text:a xlink:href="">Disengage</text:a></text:p>
          </table:table-cell>
          <table:table-cell table:style-name="ce21" office:value-type="string">
            <text:p>Survival</text:p>
          </table:table-cell>
          <table:table-cell table:style-name="ce21" office:value-type="float" office:value="20">
            <text:p>20</text:p>
          </table:table-cell>
          <table:table-cell table:style-name="ce21" office:value-type="string">
            <text:p>Attempts to disengage from the target, leaping backwards up to 13 yards.</text:p>
          </table:table-cell>
          <table:table-cell table:number-columns-repeated="1019"/>
        </table:table-row>
        <table:table-row table:style-name="ro4">
          <table:table-cell table:style-name="ce21">
            <draw:frame table:end-cell-address="Hunter.A27" table:end-x="0.846cm" table:end-y="0.846cm" draw:z-index="25" draw:name="http://images2.wikia.nocookie.net/wowwiki/images/thumb/6/62/Ability_whirlwind.png/32px-Ability_whirlwind.png" draw:style-name="gr1" draw:text-style-name="P1" svg:width="0.846cm" svg:height="0.846cm" svg:x="0cm" svg:y="0cm">
              <draw:image xlink:href="Pictures/1000020100000020000000202FE647F0.png" xlink:type="simple" xlink:show="embed" xlink:actuate="onLoad">
                <text:p/>
              </draw:image>
            </draw:frame>
          </table:table-cell>
          <table:table-cell table:style-name="ce21" office:value-type="string">
            <text:p><text:a xlink:href="">Deterrence</text:a></text:p>
          </table:table-cell>
          <table:table-cell table:style-name="ce21" office:value-type="string">
            <text:p>Survival</text:p>
          </table:table-cell>
          <table:table-cell table:style-name="ce21" office:value-type="float" office:value="20">
            <text:p>20</text:p>
          </table:table-cell>
          <table:table-cell table:style-name="ce21" office:value-type="string">
            <text:p>Player increases <text:a xlink:href="">parry</text:a> and spell deflect chance by 100% for 5 seconds.</text:p>
          </table:table-cell>
          <table:table-cell table:number-columns-repeated="1019"/>
        </table:table-row>
        <table:table-row table:style-name="ro4">
          <table:table-cell table:style-name="ce21">
            <draw:frame table:end-cell-address="Hunter.A28" table:end-x="0.846cm" table:end-y="0.846cm" draw:z-index="26" draw:name="http://images2.wikia.nocookie.net/wowwiki/images/thumb/b/b2/Spell_frost_chainsofice.png/32px-Spell_frost_chainsofice.png" draw:style-name="gr1" draw:text-style-name="P1" svg:width="0.846cm" svg:height="0.846cm" svg:x="0cm" svg:y="0cm">
              <draw:image xlink:href="Pictures/1000020100000020000000209688EE36.png" xlink:type="simple" xlink:show="embed" xlink:actuate="onLoad">
                <text:p/>
              </draw:image>
            </draw:frame>
          </table:table-cell>
          <table:table-cell table:style-name="ce21" office:value-type="string">
            <text:p><text:a xlink:href="">Freezing Trap</text:a></text:p>
          </table:table-cell>
          <table:table-cell table:style-name="ce21" office:value-type="string">
            <text:p>Survival</text:p>
          </table:table-cell>
          <table:table-cell table:style-name="ce21" office:value-type="float" office:value="20">
            <text:p>20</text:p>
          </table:table-cell>
          <table:table-cell table:style-name="ce21" office:value-type="string">
            <text:p>Place a trap that freezes the first enemy that approaches, preventing all action for up to X seconds.</text:p>
          </table:table-cell>
          <table:table-cell table:number-columns-repeated="1019"/>
        </table:table-row>
        <table:table-row table:style-name="ro4">
          <table:table-cell table:style-name="ce21">
            <draw:frame table:end-cell-address="Hunter.A29" table:end-x="0.846cm" table:end-y="0.846cm" draw:z-index="27" draw:name="http://images2.wikia.nocookie.net/wowwiki/images/thumb/e/ea/Ability_hunter_aspectoftheviper.png/32px-Ability_hunter_aspectoftheviper.png" draw:style-name="gr1" draw:text-style-name="P1" svg:width="0.846cm" svg:height="0.846cm" svg:x="0cm" svg:y="0cm">
              <draw:image xlink:href="Pictures/100002010000002000000020BDE25ADE.png" xlink:type="simple" xlink:show="embed" xlink:actuate="onLoad">
                <text:p/>
              </draw:image>
            </draw:frame>
          </table:table-cell>
          <table:table-cell table:style-name="ce21" office:value-type="string">
            <text:p><text:a xlink:href="">Aspect of the Viper</text:a></text:p>
          </table:table-cell>
          <table:table-cell table:style-name="ce21" office:value-type="string">
            <text:p>Beast Mastery</text:p>
          </table:table-cell>
          <table:table-cell table:style-name="ce21" office:value-type="float" office:value="20">
            <text:p>20</text:p>
          </table:table-cell>
          <table:table-cell table:style-name="ce21" office:value-type="string">
            <text:p>The hunter takes on the aspects of a viper, reducing damage dealt by 50%, regenerating 4% of maximum mana every 3 seconds and gaining mana from attacks based on weapon speed.</text:p>
          </table:table-cell>
          <table:table-cell/>
          <table:table-cell table:style-name="ce16"/>
          <table:table-cell table:number-columns-repeated="1017"/>
        </table:table-row>
        <table:table-row table:style-name="ro4">
          <table:table-cell table:style-name="ce21">
            <draw:frame table:end-cell-address="Hunter.A30" table:end-x="0.846cm" table:end-y="0.846cm" draw:z-index="28" draw:name="http://images1.wikia.nocookie.net/wowwiki/images/thumb/1/15/Ability_hunter_criticalshot.png/32px-Ability_hunter_criticalshot.png" draw:style-name="gr1" draw:text-style-name="P1" svg:width="0.846cm" svg:height="0.846cm" svg:x="0cm" svg:y="0cm">
              <draw:image xlink:href="Pictures/100002010000002000000020F827C53A.png" xlink:type="simple" xlink:show="embed" xlink:actuate="onLoad">
                <text:p/>
              </draw:image>
            </draw:frame>
          </table:table-cell>
          <table:table-cell table:style-name="ce21" office:value-type="string">
            <text:p><text:a xlink:href="">Scorpid Sting</text:a></text:p>
          </table:table-cell>
          <table:table-cell table:style-name="ce21" office:value-type="string">
            <text:p>Marksmanship</text:p>
          </table:table-cell>
          <table:table-cell table:style-name="ce21" office:value-type="float" office:value="22">
            <text:p>22</text:p>
          </table:table-cell>
          <table:table-cell table:style-name="ce21" office:value-type="string">
            <text:p>Stings the target, reducing its chance to hit by 3% for 20 seconds.</text:p>
          </table:table-cell>
          <table:table-cell table:number-columns-repeated="1019"/>
        </table:table-row>
        <table:table-row table:style-name="ro4">
          <table:table-cell table:style-name="ce21">
            <draw:frame table:end-cell-address="Hunter.A31" table:end-x="0.846cm" table:end-y="0.846cm" draw:z-index="29"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1" office:value-type="string">
            <text:p><text:a xlink:href="">Beast Lore</text:a></text:p>
          </table:table-cell>
          <table:table-cell table:style-name="ce21" office:value-type="string">
            <text:p>Beast Mastery</text:p>
          </table:table-cell>
          <table:table-cell table:style-name="ce21" office:value-type="float" office:value="24">
            <text:p>24</text:p>
          </table:table-cell>
          <table:table-cell table:style-name="ce21" office:value-type="string">
            <text:p>Gather information about the target beast.</text:p>
          </table:table-cell>
          <table:table-cell table:style-name="ce17" table:number-columns-repeated="2"/>
          <table:table-cell table:number-columns-repeated="1017"/>
        </table:table-row>
        <table:table-row table:style-name="ro4">
          <table:table-cell table:style-name="ce21">
            <draw:frame table:end-cell-address="Hunter.A32" table:end-x="0.846cm" table:end-y="0.846cm" draw:z-index="30" draw:name="http://images3.wikia.nocookie.net/wowwiki/images/thumb/f/f8/Ability_stealth.png/32px-Ability_stealth.png" draw:style-name="gr1" draw:text-style-name="P1" svg:width="0.846cm" svg:height="0.846cm" svg:x="0cm" svg:y="0cm">
              <draw:image xlink:href="Pictures/1000020100000020000000209FD0AE0A.png" xlink:type="simple" xlink:show="embed" xlink:actuate="onLoad">
                <text:p/>
              </draw:image>
            </draw:frame>
          </table:table-cell>
          <table:table-cell table:style-name="ce21" office:value-type="string">
            <text:p><text:a xlink:href="">Track Hidden</text:a></text:p>
          </table:table-cell>
          <table:table-cell table:style-name="ce21" office:value-type="string">
            <text:p>Survival</text:p>
          </table:table-cell>
          <table:table-cell table:style-name="ce21" office:value-type="float" office:value="24">
            <text:p>24</text:p>
          </table:table-cell>
          <table:table-cell table:style-name="ce21" office:value-type="string">
            <text:p>Increases stealth detection and shows hidden <text:a xlink:href="">mobs</text:a> within detection range on the mini-map.</text:p>
          </table:table-cell>
          <table:table-cell table:style-name="ce17" table:number-columns-repeated="2"/>
          <table:table-cell table:number-columns-repeated="1017"/>
        </table:table-row>
        <table:table-row table:style-name="ro4">
          <table:table-cell table:style-name="ce21">
            <draw:frame table:end-cell-address="Hunter.A33" table:end-x="0.846cm" table:end-y="0.846cm" draw:z-index="31" draw:name="http://images3.wikia.nocookie.net/wowwiki/images/thumb/a/ac/Spell_frost_summonwaterelemental.png/32px-Spell_frost_summonwaterelemental.png" draw:style-name="gr1" draw:text-style-name="P1" svg:width="0.846cm" svg:height="0.846cm" svg:x="0cm" svg:y="0cm">
              <draw:image xlink:href="Pictures/100002010000002000000020792F7579.png" xlink:type="simple" xlink:show="embed" xlink:actuate="onLoad">
                <text:p/>
              </draw:image>
            </draw:frame>
          </table:table-cell>
          <table:table-cell table:style-name="ce21" office:value-type="string">
            <text:p><text:a xlink:href="">Track Elementals</text:a></text:p>
          </table:table-cell>
          <table:table-cell table:style-name="ce21" office:value-type="string">
            <text:p>Survival</text:p>
          </table:table-cell>
          <table:table-cell table:style-name="ce21" office:value-type="float" office:value="26">
            <text:p>26</text:p>
          </table:table-cell>
          <table:table-cell table:style-name="ce21" office:value-type="string">
            <text:p>Shows the location of all nearby Elementals on the mini-map.</text:p>
          </table:table-cell>
          <table:table-cell table:style-name="ce17" table:number-columns-repeated="2"/>
          <table:table-cell table:number-columns-repeated="1017"/>
        </table:table-row>
        <table:table-row table:style-name="ro4">
          <table:table-cell table:style-name="ce21">
            <draw:frame table:end-cell-address="Hunter.A34" table:end-x="0.846cm" table:end-y="0.846cm" draw:z-index="32" draw:name="http://images1.wikia.nocookie.net/wowwiki/images/thumb/1/12/Ability_hunter_runningshot.png/32px-Ability_hunter_runningshot.png" draw:style-name="gr1" draw:text-style-name="P1" svg:width="0.846cm" svg:height="0.846cm" svg:x="0cm" svg:y="0cm">
              <draw:image xlink:href="Pictures/100002010000002000000020D66C6FDF.png" xlink:type="simple" xlink:show="embed" xlink:actuate="onLoad">
                <text:p/>
              </draw:image>
            </draw:frame>
          </table:table-cell>
          <table:table-cell table:style-name="ce21" office:value-type="string">
            <text:p><text:a xlink:href="">Rapid Fire</text:a></text:p>
          </table:table-cell>
          <table:table-cell table:style-name="ce21" office:value-type="string">
            <text:p>Marksmanship</text:p>
          </table:table-cell>
          <table:table-cell table:style-name="ce21" office:value-type="float" office:value="26">
            <text:p>26</text:p>
          </table:table-cell>
          <table:table-cell table:style-name="ce21" office:value-type="string">
            <text:p>Increases ranged attack speed by 40% for 15 seconds.</text:p>
          </table:table-cell>
          <table:table-cell/>
          <table:table-cell table:style-name="ce16"/>
          <table:table-cell table:number-columns-repeated="1017"/>
        </table:table-row>
        <table:table-row table:style-name="ro4">
          <table:table-cell table:style-name="ce21">
            <draw:frame table:end-cell-address="Hunter.A35" table:end-x="0.846cm" table:end-y="0.846cm" draw:z-index="33" draw:name="http://images4.wikia.nocookie.net/wowwiki/images/thumb/5/51/Spell_frost_freezingbreath.png/32px-Spell_frost_freezingbreath.png" draw:style-name="gr1" draw:text-style-name="P1" svg:width="0.846cm" svg:height="0.846cm" svg:x="0cm" svg:y="0cm">
              <draw:image xlink:href="Pictures/100002010000002000000020DCC87798.png" xlink:type="simple" xlink:show="embed" xlink:actuate="onLoad">
                <text:p/>
              </draw:image>
            </draw:frame>
          </table:table-cell>
          <table:table-cell table:style-name="ce21" office:value-type="string">
            <text:p><text:a xlink:href="">Frost Trap</text:a></text:p>
          </table:table-cell>
          <table:table-cell table:style-name="ce21" office:value-type="string">
            <text:p>Survival</text:p>
          </table:table-cell>
          <table:table-cell table:style-name="ce21" office:value-type="float" office:value="28">
            <text:p>28</text:p>
          </table:table-cell>
          <table:table-cell table:style-name="ce21" office:value-type="string">
            <text:p>Place a Frost trap that creates an ice slick around itself for 30 seconds, reducing movement speed by 50%, when the first enemy approaches it.</text:p>
          </table:table-cell>
          <table:table-cell table:number-columns-repeated="1019"/>
        </table:table-row>
        <table:table-row table:style-name="ro4">
          <table:table-cell table:style-name="ce21">
            <draw:frame table:end-cell-address="Hunter.A36" table:end-x="0.846cm" table:end-y="0.846cm" draw:z-index="34" draw:name="http://images2.wikia.nocookie.net/wowwiki/images/thumb/e/e0/Ability_mount_pinktiger.png/32px-Ability_mount_pinktiger.png" draw:style-name="gr1" draw:text-style-name="P1" svg:width="0.846cm" svg:height="0.846cm" svg:x="0cm" svg:y="0cm">
              <draw:image xlink:href="Pictures/100002010000002000000020F3EB947B.png" xlink:type="simple" xlink:show="embed" xlink:actuate="onLoad">
                <text:p/>
              </draw:image>
            </draw:frame>
          </table:table-cell>
          <table:table-cell table:style-name="ce21" office:value-type="string">
            <text:p><text:a xlink:href="">Aspect of the Beast</text:a></text:p>
          </table:table-cell>
          <table:table-cell table:style-name="ce21" office:value-type="string">
            <text:p>Beast Mastery</text:p>
          </table:table-cell>
          <table:table-cell table:style-name="ce21" office:value-type="float" office:value="30">
            <text:p>30</text:p>
          </table:table-cell>
          <table:table-cell table:style-name="ce21" office:value-type="string">
            <text:p>The <text:a xlink:href="">Hunter</text:a> takes on the aspects of a beast, becoming untrackable.</text:p>
          </table:table-cell>
          <table:table-cell table:number-columns-repeated="1019"/>
        </table:table-row>
        <table:table-row table:style-name="ro4">
          <table:table-cell table:style-name="ce21">
            <draw:frame table:end-cell-address="Hunter.A37" table:end-x="0.846cm" table:end-y="0.846cm" draw:z-index="35" draw:name="http://images1.wikia.nocookie.net/wowwiki/images/thumb/3/31/Ability_rogue_feigndeath.png/32px-Ability_rogue_feigndeath.png" draw:style-name="gr1" draw:text-style-name="P1" svg:width="0.846cm" svg:height="0.846cm" svg:x="0cm" svg:y="0cm">
              <draw:image xlink:href="Pictures/10000201000000200000002026BEA76C.png" xlink:type="simple" xlink:show="embed" xlink:actuate="onLoad">
                <text:p/>
              </draw:image>
            </draw:frame>
          </table:table-cell>
          <table:table-cell table:style-name="ce21" office:value-type="string">
            <text:p><text:a xlink:href="">Feign Death</text:a></text:p>
          </table:table-cell>
          <table:table-cell table:style-name="ce21" office:value-type="string">
            <text:p>Survival</text:p>
          </table:table-cell>
          <table:table-cell table:style-name="ce21" office:value-type="float" office:value="30">
            <text:p>30</text:p>
          </table:table-cell>
          <table:table-cell table:style-name="ce21" office:value-type="string">
            <text:p>Feign death which may trick enemies into ignoring you. Lasts up to 6 minutes.</text:p>
          </table:table-cell>
          <table:table-cell table:number-columns-repeated="1019"/>
        </table:table-row>
        <table:table-row table:style-name="ro4">
          <table:table-cell table:style-name="ce21">
            <draw:frame table:end-cell-address="Hunter.A38" table:end-x="0.846cm" table:end-y="0.846cm" draw:z-index="36" draw:name="http://images2.wikia.nocookie.net/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1" office:value-type="string">
            <text:p><text:a xlink:href="">Track Demons</text:a></text:p>
          </table:table-cell>
          <table:table-cell table:style-name="ce21" office:value-type="string">
            <text:p>Survival</text:p>
          </table:table-cell>
          <table:table-cell table:style-name="ce21" office:value-type="float" office:value="32">
            <text:p>32</text:p>
          </table:table-cell>
          <table:table-cell table:style-name="ce21" office:value-type="string">
            <text:p>Shows the location of all nearby demons on the mini-map.</text:p>
          </table:table-cell>
          <table:table-cell table:style-name="ce17" table:number-columns-repeated="2"/>
          <table:table-cell table:number-columns-repeated="1017"/>
        </table:table-row>
        <table:table-row table:style-name="ro4">
          <table:table-cell table:style-name="ce21">
            <draw:frame table:end-cell-address="Hunter.A39" table:end-x="0.846cm" table:end-y="0.846cm" draw:z-index="37" draw:name="http://images2.wikia.nocookie.net/wowwiki/images/thumb/2/2e/Spell_fire_flare.png/32px-Spell_fire_flare.png" draw:style-name="gr1" draw:text-style-name="P1" svg:width="0.846cm" svg:height="0.846cm" svg:x="0cm" svg:y="0cm">
              <draw:image xlink:href="Pictures/10000201000000200000002084DFBA36.png" xlink:type="simple" xlink:show="embed" xlink:actuate="onLoad">
                <text:p/>
              </draw:image>
            </draw:frame>
          </table:table-cell>
          <table:table-cell table:style-name="ce21" office:value-type="string">
            <text:p><text:a xlink:href="">Flare</text:a></text:p>
          </table:table-cell>
          <table:table-cell table:style-name="ce21" office:value-type="string">
            <text:p>Marksmanship</text:p>
          </table:table-cell>
          <table:table-cell table:style-name="ce21" office:value-type="float" office:value="32">
            <text:p>32</text:p>
          </table:table-cell>
          <table:table-cell table:style-name="ce21" office:value-type="string">
            <text:p>Exposes all hidden and invisible enemies within 30 yards of the targeted area for 30 seconds.</text:p>
          </table:table-cell>
          <table:table-cell table:number-columns-repeated="1019"/>
        </table:table-row>
        <table:table-row table:style-name="ro4">
          <table:table-cell table:style-name="ce21">
            <draw:frame table:end-cell-address="Hunter.A40" table:end-x="0.846cm" table:end-y="0.846cm" draw:z-index="38"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1" office:value-type="string">
            <text:p><text:a xlink:href="">Explosive Trap</text:a></text:p>
          </table:table-cell>
          <table:table-cell table:style-name="ce21" office:value-type="string">
            <text:p>Survival</text:p>
          </table:table-cell>
          <table:table-cell table:style-name="ce21" office:value-type="float" office:value="34">
            <text:p>34</text:p>
          </table:table-cell>
          <table:table-cell table:style-name="ce21" office:value-type="string">
            <text:p>Place a Fire trap that explodes when an enemy approaches.</text:p>
          </table:table-cell>
          <table:table-cell table:number-columns-repeated="1019"/>
        </table:table-row>
        <table:table-row table:style-name="ro4">
          <table:table-cell table:style-name="ce21">
            <draw:frame table:end-cell-address="Hunter.A41" table:end-x="0.846cm" table:end-y="0.846cm" draw:z-index="39" draw:name="http://images1.wikia.nocookie.net/wowwiki/images/thumb/8/8f/Ability_hunter_aimedshot.png/32px-Ability_hunter_aimedshot.png" draw:style-name="gr1" draw:text-style-name="P1" svg:width="0.846cm" svg:height="0.846cm" svg:x="0cm" svg:y="0cm">
              <draw:image xlink:href="Pictures/10000201000000200000002094654BFB.png" xlink:type="simple" xlink:show="embed" xlink:actuate="onLoad">
                <text:p/>
              </draw:image>
            </draw:frame>
          </table:table-cell>
          <table:table-cell table:style-name="ce21" office:value-type="string">
            <text:p><text:a xlink:href="">Viper Sting</text:a></text:p>
          </table:table-cell>
          <table:table-cell table:style-name="ce21" office:value-type="string">
            <text:p>Marksmanship</text:p>
          </table:table-cell>
          <table:table-cell table:style-name="ce21" office:value-type="float" office:value="36">
            <text:p>36</text:p>
          </table:table-cell>
          <table:table-cell table:style-name="ce21" office:value-type="string">
            <text:p>Stings the target, draining 4% of maximum mana over 8 seconds (up to 8% of the hunter's maximum mana), the hunter gains mana equal to 300% of the mana drained.</text:p>
          </table:table-cell>
          <table:table-cell table:style-name="ce16"/>
          <table:table-cell table:number-columns-repeated="1018"/>
        </table:table-row>
        <table:table-row table:style-name="ro4">
          <table:table-cell table:style-name="ce21">
            <draw:frame table:end-cell-address="Hunter.A42" table:end-x="0.846cm" table:end-y="0.846cm" draw:z-index="40" draw:name="http://images2.wikia.nocookie.net/wowwiki/images/thumb/5/50/Ability_mount_whitetiger.png/32px-Ability_mount_whitetiger.png" draw:style-name="gr1" draw:text-style-name="P1" svg:width="0.846cm" svg:height="0.846cm" svg:x="0cm" svg:y="0cm">
              <draw:image xlink:href="Pictures/1000020100000020000000209343154E.png" xlink:type="simple" xlink:show="embed" xlink:actuate="onLoad">
                <text:p/>
              </draw:image>
            </draw:frame>
          </table:table-cell>
          <table:table-cell table:style-name="ce21" office:value-type="string">
            <text:p><text:a xlink:href="">Aspect of the Pack</text:a></text:p>
          </table:table-cell>
          <table:table-cell table:style-name="ce21" office:value-type="string">
            <text:p>Beast Mastery</text:p>
          </table:table-cell>
          <table:table-cell table:style-name="ce21" office:value-type="float" office:value="40">
            <text:p>40</text:p>
          </table:table-cell>
          <table:table-cell table:style-name="ce21" office:value-type="string">
            <text:p>The Hunter and his group take on the aspects of a pack of cheetahs, increasing movement speed by +X%. Pack members will be dazed for 3 seconds if hit.</text:p>
          </table:table-cell>
          <table:table-cell/>
          <table:table-cell table:style-name="ce16"/>
          <table:table-cell table:number-columns-repeated="1017"/>
        </table:table-row>
        <table:table-row table:style-name="ro4">
          <table:table-cell table:style-name="ce21">
            <draw:frame table:end-cell-address="Hunter.A43" table:end-x="0.846cm" table:end-y="0.846cm" draw:z-index="41" draw:name="http://images2.wikia.nocookie.net/wowwiki/images/thumb/6/6e/Ability_racial_avatar.png/32px-Ability_racial_avatar.png" draw:style-name="gr1" draw:text-style-name="P1" svg:width="0.846cm" svg:height="0.846cm" svg:x="0cm" svg:y="0cm">
              <draw:image xlink:href="Pictures/10000201000000200000002001AAAAA8.png" xlink:type="simple" xlink:show="embed" xlink:actuate="onLoad">
                <text:p/>
              </draw:image>
            </draw:frame>
          </table:table-cell>
          <table:table-cell table:style-name="ce21" office:value-type="string">
            <text:p><text:a xlink:href="">Track Giants</text:a></text:p>
          </table:table-cell>
          <table:table-cell table:style-name="ce21" office:value-type="string">
            <text:p>Survival</text:p>
          </table:table-cell>
          <table:table-cell table:style-name="ce21" office:value-type="float" office:value="40">
            <text:p>40</text:p>
          </table:table-cell>
          <table:table-cell table:style-name="ce21" office:value-type="string">
            <text:p>Shows the location of all nearby giants on the mini-map.</text:p>
          </table:table-cell>
          <table:table-cell table:style-name="ce17" table:number-columns-repeated="2"/>
          <table:table-cell table:number-columns-repeated="1017"/>
        </table:table-row>
        <table:table-row table:style-name="ro4">
          <table:table-cell table:style-name="ce21">
            <draw:frame table:end-cell-address="Hunter.A44" table:end-x="0.846cm" table:end-y="0.846cm" draw:z-index="42" draw:name="http://images1.wikia.nocookie.net/wowwiki/images/thumb/1/11/Ability_marksmanship.png/32px-Ability_marksmanship.png" draw:style-name="gr1" draw:text-style-name="P1" svg:width="0.846cm" svg:height="0.846cm" svg:x="0cm" svg:y="0cm">
              <draw:image xlink:href="Pictures/100002010000002000000020D38904A2.png" xlink:type="simple" xlink:show="embed" xlink:actuate="onLoad">
                <text:p/>
              </draw:image>
            </draw:frame>
          </table:table-cell>
          <table:table-cell table:style-name="ce21" office:value-type="string">
            <text:p><text:a xlink:href="">Volley</text:a></text:p>
          </table:table-cell>
          <table:table-cell table:style-name="ce21" office:value-type="string">
            <text:p>Marksmanship</text:p>
          </table:table-cell>
          <table:table-cell table:style-name="ce21" office:value-type="float" office:value="40">
            <text:p>40</text:p>
          </table:table-cell>
          <table:table-cell table:style-name="ce21" office:value-type="string">
            <text:p>Continuously fires a volley of ammo at the target area, causing +X Arcane damage to enemy targets within 8 yards every second for 6 seconds.</text:p>
          </table:table-cell>
          <table:table-cell table:number-columns-repeated="1019"/>
        </table:table-row>
        <table:table-row table:style-name="ro4">
          <table:table-cell table:style-name="ce21">
            <draw:frame table:end-cell-address="Hunter.A45" table:end-x="0.846cm" table:end-y="0.846cm" draw:z-index="43"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21" office:value-type="string">
            <text:p><text:a xlink:href="">Readiness</text:a></text:p>
          </table:table-cell>
          <table:table-cell table:style-name="ce21" office:value-type="string">
            <text:p>Marksmanship</text:p>
          </table:table-cell>
          <table:table-cell table:style-name="ce21" office:value-type="float" office:value="40">
            <text:p>40</text:p>
          </table:table-cell>
          <table:table-cell table:style-name="ce21" office:value-type="string">
            <text:p>When activated, this ability immediately finishes the cooldown on your other Hunter abilities except Bestial Wrath.</text:p>
          </table:table-cell>
          <table:table-cell table:number-columns-repeated="1019"/>
        </table:table-row>
        <table:table-row table:style-name="ro4">
          <table:table-cell table:style-name="ce21">
            <draw:frame table:end-cell-address="Hunter.A46" table:end-x="0.846cm" table:end-y="0.846cm" draw:z-index="44" draw:name="http://images2.wikia.nocookie.net/wowwiki/images/thumb/9/9b/Spell_nature_protectionformnature.png/32px-Spell_nature_protectionformnature.png" draw:style-name="gr1" draw:text-style-name="P1" svg:width="0.846cm" svg:height="0.846cm" svg:x="0cm" svg:y="0cm">
              <draw:image xlink:href="Pictures/100002010000002000000020771E6A1E.png" xlink:type="simple" xlink:show="embed" xlink:actuate="onLoad">
                <text:p/>
              </draw:image>
            </draw:frame>
          </table:table-cell>
          <table:table-cell table:style-name="ce21" office:value-type="string">
            <text:p><text:a xlink:href="">Aspect of the Wild</text:a></text:p>
          </table:table-cell>
          <table:table-cell table:style-name="ce21" office:value-type="string">
            <text:p>Beast Mastery</text:p>
          </table:table-cell>
          <table:table-cell table:style-name="ce21" office:value-type="float" office:value="46">
            <text:p>46</text:p>
          </table:table-cell>
          <table:table-cell table:style-name="ce21" office:value-type="string">
            <text:p>The <text:a xlink:href="">Hunter</text:a> and his group take on the aspect of the wild, increasing Nature resistance by +X.</text:p>
          </table:table-cell>
          <table:table-cell table:number-columns-repeated="1019"/>
        </table:table-row>
        <table:table-row table:style-name="ro4">
          <table:table-cell table:style-name="ce21">
            <draw:frame table:end-cell-address="Hunter.A47" table:end-x="0.846cm" table:end-y="0.846cm" draw:z-index="45" draw:name="http://images4.wikia.nocookie.net/wowwiki/images/thumb/c/cf/Ability_hunter_steadyshot.png/32px-Ability_hunter_steadyshot.png" draw:style-name="gr1" draw:text-style-name="P1" svg:width="0.846cm" svg:height="0.846cm" svg:x="0cm" svg:y="0cm">
              <draw:image xlink:href="Pictures/100002010000002000000020E9B2BA5B.png" xlink:type="simple" xlink:show="embed" xlink:actuate="onLoad">
                <text:p/>
              </draw:image>
            </draw:frame>
          </table:table-cell>
          <table:table-cell table:style-name="ce21" office:value-type="string">
            <text:p><text:a xlink:href="">Steady Shot</text:a></text:p>
          </table:table-cell>
          <table:table-cell table:style-name="ce21" office:value-type="string">
            <text:p>Marksmanship</text:p>
          </table:table-cell>
          <table:table-cell table:style-name="ce21" office:value-type="float" office:value="50">
            <text:p>50</text:p>
          </table:table-cell>
          <table:table-cell table:style-name="ce21" office:value-type="string">
            <text:p>A steady shot that causes damage equal to 100% of weapon damage + 10% of RAP + X. Causes an additional Y damage against Dazed targets.</text:p>
          </table:table-cell>
          <table:table-cell table:number-columns-repeated="1019"/>
        </table:table-row>
        <table:table-row table:style-name="ro4">
          <table:table-cell table:style-name="ce21">
            <draw:frame table:end-cell-address="Hunter.A48" table:end-x="0.846cm" table:end-y="0.846cm" draw:z-index="46"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1" office:value-type="string">
            <text:p><text:a xlink:href="">Track Dragonkin</text:a></text:p>
          </table:table-cell>
          <table:table-cell table:style-name="ce21" office:value-type="string">
            <text:p>Survival</text:p>
          </table:table-cell>
          <table:table-cell table:style-name="ce21" office:value-type="float" office:value="50">
            <text:p>50</text:p>
          </table:table-cell>
          <table:table-cell table:style-name="ce21" office:value-type="string">
            <text:p>Shows the location of all nearby dragonkin on the mini-map.</text:p>
          </table:table-cell>
          <table:table-cell table:style-name="ce17" table:number-columns-repeated="2"/>
          <table:table-cell table:number-columns-repeated="1017"/>
        </table:table-row>
        <table:table-row table:style-name="ro4">
          <table:table-cell table:style-name="ce21">
            <draw:frame table:end-cell-address="Hunter.A49" table:end-x="0.846cm" table:end-y="0.846cm" draw:z-index="47" draw:name="http://images1.wikia.nocookie.net/wowwiki/images/thumb/d/d2/Spell_nature_drowsy.png/32px-Spell_nature_drowsy.png" draw:style-name="gr1" draw:text-style-name="P1" svg:width="0.846cm" svg:height="0.846cm" svg:x="0cm" svg:y="0cm">
              <draw:image xlink:href="Pictures/100002010000002000000020F2A4C7EC.png" xlink:type="simple" xlink:show="embed" xlink:actuate="onLoad">
                <text:p/>
              </draw:image>
            </draw:frame>
          </table:table-cell>
          <table:table-cell table:style-name="ce21" office:value-type="string">
            <text:p><text:a xlink:href="">Tranquilizing Shot</text:a></text:p>
          </table:table-cell>
          <table:table-cell table:style-name="ce21" office:value-type="string">
            <text:p>Marksmanship</text:p>
          </table:table-cell>
          <table:table-cell table:style-name="ce21" office:value-type="float" office:value="60">
            <text:p>60</text:p>
          </table:table-cell>
          <table:table-cell table:style-name="ce21" office:value-type="string">
            <text:p>Attempts to remove 1 Enrage effect and 1 Magic effect from an enemy.</text:p>
          </table:table-cell>
          <table:table-cell table:number-columns-repeated="1019"/>
        </table:table-row>
        <table:table-row table:style-name="ro4">
          <table:table-cell table:style-name="ce21">
            <draw:frame table:end-cell-address="Hunter.A50" table:end-x="0.846cm" table:end-y="0.846cm" draw:z-index="48" draw:name="http://images1.wikia.nocookie.net/wowwiki/images/thumb/3/37/Ability_hunter_killcommand.png/32px-Ability_hunter_killcommand.png" draw:style-name="gr1" draw:text-style-name="P1" svg:width="0.846cm" svg:height="0.846cm" svg:x="0cm" svg:y="0cm">
              <draw:image xlink:href="Pictures/1000000000000020000000207B91B810.png" xlink:type="simple" xlink:show="embed" xlink:actuate="onLoad">
                <text:p/>
              </draw:image>
            </draw:frame>
          </table:table-cell>
          <table:table-cell table:style-name="ce21" office:value-type="string">
            <text:p><text:a xlink:href="">Kill Command</text:a></text:p>
          </table:table-cell>
          <table:table-cell table:style-name="ce21" office:value-type="string">
            <text:p>Beast Mastery</text:p>
          </table:table-cell>
          <table:table-cell table:style-name="ce21" office:value-type="float" office:value="66">
            <text:p>66</text:p>
          </table:table-cell>
          <table:table-cell table:style-name="ce21" office:value-type="string">
            <text:p>Give the command to kill, increasing your pet's damage done from special attacks by 60%. Each special attack done by the pet reduces the damage bonus by 20%.</text:p>
          </table:table-cell>
          <table:table-cell table:number-columns-repeated="1019"/>
        </table:table-row>
        <table:table-row table:style-name="ro4">
          <table:table-cell table:style-name="ce21">
            <draw:frame table:end-cell-address="Hunter.A51" table:end-x="0.846cm" table:end-y="0.846cm" draw:z-index="49" draw:name="http://images3.wikia.nocookie.net/wowwiki/images/thumb/0/0f/Ability_hunter_snaketrap.png/32px-Ability_hunter_snaketrap.png" draw:style-name="gr1" draw:text-style-name="P1" svg:width="0.846cm" svg:height="0.846cm" svg:x="0cm" svg:y="0cm">
              <draw:image xlink:href="Pictures/1000020100000020000000204397991D.png" xlink:type="simple" xlink:show="embed" xlink:actuate="onLoad">
                <text:p/>
              </draw:image>
            </draw:frame>
          </table:table-cell>
          <table:table-cell table:style-name="ce21" office:value-type="string">
            <text:p><text:a xlink:href="">Snake Trap</text:a></text:p>
          </table:table-cell>
          <table:table-cell table:style-name="ce21" office:value-type="string">
            <text:p>Survival</text:p>
          </table:table-cell>
          <table:table-cell table:style-name="ce21" office:value-type="float" office:value="68">
            <text:p>68</text:p>
          </table:table-cell>
          <table:table-cell table:style-name="ce21" office:value-type="string">
            <text:p>Place a trap that will release several venomous snakes to attack the first enemy to approach. The snakes will die after 15 sec.</text:p>
          </table:table-cell>
          <table:table-cell table:number-columns-repeated="1019"/>
        </table:table-row>
        <table:table-row table:style-name="ro4">
          <table:table-cell table:style-name="ce21">
            <draw:frame table:end-cell-address="Hunter.A52" table:end-x="0.846cm" table:end-y="0.846cm" draw:z-index="50" draw:name="http://images3.wikia.nocookie.net/wowwiki/images/thumb/3/38/Ability_hunter_misdirection.png/32px-Ability_hunter_misdirection.png" draw:style-name="gr1" draw:text-style-name="P1" svg:width="0.846cm" svg:height="0.846cm" svg:x="0cm" svg:y="0cm">
              <draw:image xlink:href="Pictures/100000000000002000000020B28691DF.png" xlink:type="simple" xlink:show="embed" xlink:actuate="onLoad">
                <text:p/>
              </draw:image>
            </draw:frame>
          </table:table-cell>
          <table:table-cell table:style-name="ce21" office:value-type="string">
            <text:p><text:a xlink:href="">Misdirection</text:a></text:p>
          </table:table-cell>
          <table:table-cell table:style-name="ce21" office:value-type="string">
            <text:p>Survival</text:p>
          </table:table-cell>
          <table:table-cell table:style-name="ce21" office:value-type="float" office:value="70">
            <text:p>70</text:p>
          </table:table-cell>
          <table:table-cell table:style-name="ce21" office:value-type="string">
            <text:p>Threat caused by your next 3 attacks is redirected to the target raid member.</text:p>
          </table:table-cell>
          <table:table-cell table:number-columns-repeated="1019"/>
        </table:table-row>
        <table:table-row table:style-name="ro4">
          <table:table-cell table:style-name="ce21">
            <draw:frame table:end-cell-address="Hunter.A53" table:end-x="0.846cm" table:end-y="0.846cm" draw:z-index="51" draw:name="http://images3.wikia.nocookie.net/wowwiki/images/thumb/c/c7/Ability_hunter_assassinate2.png/32px-Ability_hunter_assassinate2.png" draw:style-name="gr1" draw:text-style-name="P1" svg:width="0.846cm" svg:height="0.846cm" svg:x="0cm" svg:y="0cm">
              <draw:image xlink:href="Pictures/10000201000000200000002023D2A111.png" xlink:type="simple" xlink:show="embed" xlink:actuate="onLoad">
                <text:p/>
              </draw:image>
            </draw:frame>
          </table:table-cell>
          <table:table-cell table:style-name="ce21" office:value-type="string">
            <text:p><text:a xlink:href="">Kill Shot</text:a></text:p>
          </table:table-cell>
          <table:table-cell table:style-name="ce21" office:value-type="string">
            <text:p>Marksmanship</text:p>
          </table:table-cell>
          <table:table-cell table:style-name="ce21" office:value-type="float" office:value="71">
            <text:p>71</text:p>
          </table:table-cell>
          <table:table-cell table:style-name="ce21" office:value-type="string">
            <text:p>You attempt to finish the wounded target off, firing a long range attack dealing 200% weapon damage plus [RAP * 0.40 + X]. Kill Shot can only be used on enemies that have 20% or less health.</text:p>
            <text:p>(Instant, 35 sec cooldown)</text:p>
          </table:table-cell>
          <table:table-cell table:number-columns-repeated="1019"/>
        </table:table-row>
        <table:table-row table:style-name="ro4">
          <table:table-cell table:style-name="ce21">
            <draw:frame table:end-cell-address="Hunter.A54" table:end-x="0.846cm" table:end-y="0.846cm" draw:z-index="52" draw:name="http://images1.wikia.nocookie.net/wowwiki/images/thumb/e/ef/Ability_hunter_pet_dragonhawk.png/32px-Ability_hunter_pet_dragonhawk.png" draw:style-name="gr1" draw:text-style-name="P1" svg:width="0.846cm" svg:height="0.846cm" svg:x="0cm" svg:y="0cm">
              <draw:image xlink:href="Pictures/100002010000002000000020A8A155EF.png" xlink:type="simple" xlink:show="embed" xlink:actuate="onLoad">
                <text:p/>
              </draw:image>
            </draw:frame>
          </table:table-cell>
          <table:table-cell table:style-name="ce21" office:value-type="string">
            <text:p><text:a xlink:href="">Aspect of the Dragonhawk</text:a></text:p>
          </table:table-cell>
          <table:table-cell table:style-name="ce21" office:value-type="string">
            <text:p>Beast Mastery</text:p>
          </table:table-cell>
          <table:table-cell table:style-name="ce21" office:value-type="float" office:value="74">
            <text:p>74</text:p>
          </table:table-cell>
          <table:table-cell table:style-name="ce21" office:value-type="string">
            <text:p>The hunter takes on the aspects of a dragonhawk, combining the effects of the Aspect of the Hawk and Aspect of the Monkey.</text:p>
          </table:table-cell>
          <table:table-cell table:number-columns-repeated="1019"/>
        </table:table-row>
        <table:table-row table:style-name="ro4">
          <table:table-cell table:style-name="ce21">
            <draw:frame table:end-cell-address="Hunter.A55" table:end-x="0.846cm" table:end-y="0.846cm" draw:z-index="53" draw:name="http://images1.wikia.nocookie.net/wowwiki/images/thumb/c/c7/Ability_hunter_masterscall.png/32px-Ability_hunter_masterscall.png" draw:style-name="gr1" draw:text-style-name="P1" svg:width="0.846cm" svg:height="0.846cm" svg:x="0cm" svg:y="0cm">
              <draw:image xlink:href="Pictures/10000201000000200000002033C6524B.png" xlink:type="simple" xlink:show="embed" xlink:actuate="onLoad">
                <text:p/>
              </draw:image>
            </draw:frame>
          </table:table-cell>
          <table:table-cell table:style-name="ce21" office:value-type="string">
            <text:p><text:a xlink:href="">Master's Call</text:a></text:p>
          </table:table-cell>
          <table:table-cell table:style-name="ce21" office:value-type="string">
            <text:p>Beast Mastery</text:p>
          </table:table-cell>
          <table:table-cell table:style-name="ce21" office:value-type="float" office:value="75">
            <text:p>75</text:p>
          </table:table-cell>
          <table:table-cell table:style-name="ce21" office:value-type="string">
            <text:p>Your pet attempts to remove all stun and movement impairing effects on the target, and cause them to be immune to all effects for 4 sec. Cannot be used while stunned.</text:p>
            <text:p>(Instant, 1 min Cooldown)</text:p>
          </table:table-cell>
          <table:table-cell table:number-columns-repeated="1019"/>
        </table:table-row>
        <table:table-row table:style-name="ro4">
          <table:table-cell table:style-name="ce21">
            <draw:frame table:end-cell-address="Hunter.A56" table:end-x="0.846cm" table:end-y="0.846cm" draw:z-index="54" draw:name="http://images2.wikia.nocookie.net/wowwiki/images/thumb/2/26/Spell_frost_chillingbolt.png/32px-Spell_frost_chillingbolt.png" draw:style-name="gr1" draw:text-style-name="P1" svg:width="0.846cm" svg:height="0.846cm" svg:x="0cm" svg:y="0cm">
              <draw:image xlink:href="Pictures/10000201000000200000002028B4EAB6.png" xlink:type="simple" xlink:show="embed" xlink:actuate="onLoad">
                <text:p/>
              </draw:image>
            </draw:frame>
          </table:table-cell>
          <table:table-cell table:style-name="ce21" office:value-type="string">
            <text:p><text:a xlink:href="">Freezing Arrow</text:a></text:p>
          </table:table-cell>
          <table:table-cell table:style-name="ce21" office:value-type="string">
            <text:p>Survival</text:p>
          </table:table-cell>
          <table:table-cell table:style-name="ce21" office:value-type="float" office:value="80">
            <text:p>80</text:p>
          </table:table-cell>
          <table:table-cell table:style-name="ce21" office:value-type="string">
            <text:p>Fire a freezing arrow that places a Freezing Trap at the target location, freezing the first enemy that approaches, preventing all action for up to 20 sec. Trap has a chance to break on damage. Trap will exist for 1 min. Only one trap can be active at a time.</text:p>
            <text:p>(Instant cast, 30 sec cooldown)</text:p>
          </table:table-cell>
          <table:table-cell table:number-columns-repeated="1019"/>
        </table:table-row>
        <table:table-row table:style-name="ro4">
          <table:table-cell table:number-columns-repeated="1024"/>
        </table:table-row>
        <table:table-row table:style-name="ro4">
          <table:table-cell table:style-name="ce3" office:value-type="string">
            <text:p>Beast Mastery</text:p>
          </table:table-cell>
          <table:table-cell table:number-columns-repeated="1023"/>
        </table:table-row>
        <table:table-row table:style-name="ro4">
          <table:table-cell table:style-name="ce4">
            <draw:frame table:end-cell-address="Hunter.A59" table:end-x="0.846cm" table:end-y="0.846cm" draw:z-index="55" draw:name="http://images3.wikia.nocookie.net/wowwiki/images/thumb/1/1a/Ability_hunter_aspectmastery.png/32px-Ability_hunter_aspectmastery.png" draw:style-name="gr1" draw:text-style-name="P1" svg:width="0.846cm" svg:height="0.846cm" svg:x="0cm" svg:y="0cm">
              <draw:image xlink:href="Pictures/100002010000002000000020936E96B9.png" xlink:type="simple" xlink:show="embed" xlink:actuate="onLoad">
                <text:p/>
              </draw:image>
            </draw:frame>
          </table:table-cell>
          <table:table-cell table:style-name="ce4" office:value-type="string">
            <text:p><text:a xlink:href="">Aspect Mastery</text:a></text:p>
          </table:table-cell>
          <table:table-cell table:style-name="ce4" office:value-type="string">
            <text:p>Beast Mastery</text:p>
          </table:table-cell>
          <table:table-cell table:style-name="ce4" office:value-type="float" office:value="3">
            <text:p>3</text:p>
          </table:table-cell>
          <table:table-cell table:style-name="ce4" office:value-type="string">
            <text:p>Aspect of the Viper - Reduces the damage penalty by 10%.</text:p>
            <text:p>Aspect of the Monkey - Reduces the damage done to you while active by 5%.</text:p>
            <text:p>Aspect of the Hawk - Increases the attack power bonus by 30%.</text:p>
          </table:table-cell>
          <table:table-cell table:style-name="ce4"/>
          <table:table-cell table:number-columns-repeated="1018"/>
        </table:table-row>
        <table:table-row table:style-name="ro4">
          <table:table-cell table:style-name="ce4">
            <draw:frame table:end-cell-address="Hunter.A60" table:end-x="0.846cm" table:end-y="0.846cm" draw:z-index="56" draw:name="http://images3.wikia.nocookie.net/wowwiki/images/thumb/6/60/Ability_devour.png/32px-Ability_devour.png" draw:style-name="gr1" draw:text-style-name="P1" svg:width="0.846cm" svg:height="0.846cm" svg:x="0cm" svg:y="0cm">
              <draw:image xlink:href="Pictures/100002010000002000000020A8E1D27A.png" xlink:type="simple" xlink:show="embed" xlink:actuate="onLoad">
                <text:p/>
              </draw:image>
            </draw:frame>
          </table:table-cell>
          <table:table-cell table:style-name="ce4" office:value-type="string">
            <text:p><text:a xlink:href="">Intimidation</text:a></text:p>
          </table:table-cell>
          <table:table-cell table:style-name="ce4" office:value-type="string">
            <text:p>Beast Mastery</text:p>
          </table:table-cell>
          <table:table-cell table:style-name="ce4" office:value-type="float" office:value="5">
            <text:p>5</text:p>
          </table:table-cell>
          <table:table-cell table:style-name="ce4" office:value-type="string">
            <text:p>Command your pet to intimidate the target on the next successful melee attack, causing a high amount of threat and stunning the target for 3 sec.</text:p>
          </table:table-cell>
          <table:table-cell table:style-name="ce4"/>
          <table:table-cell table:number-columns-repeated="1018"/>
        </table:table-row>
        <table:table-row table:style-name="ro4">
          <table:table-cell table:style-name="ce4">
            <draw:frame table:end-cell-address="Hunter.A61" table:end-x="0.846cm" table:end-y="0.846cm" draw:z-index="57"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4" office:value-type="string">
            <text:p><text:a xlink:href="">Bestial Wrath</text:a></text:p>
          </table:table-cell>
          <table:table-cell table:style-name="ce4" office:value-type="string">
            <text:p>Beast Mastery</text:p>
          </table:table-cell>
          <table:table-cell table:style-name="ce4" office:value-type="float" office:value="7">
            <text:p>7</text:p>
          </table:table-cell>
          <table:table-cell table:style-name="ce4" office:value-type="string">
            <text:p>Send your pet into a rage causing 50% additional damage for 18 sec. While enraged, the beast does not feel pity or remorse or fear and it cannot be stopped unless killed.</text:p>
          </table:table-cell>
          <table:table-cell table:style-name="ce4"/>
          <table:table-cell table:number-columns-repeated="1018"/>
        </table:table-row>
        <table:table-row table:style-name="ro4">
          <table:table-cell table:style-name="ce4">
            <draw:frame table:end-cell-address="Hunter.A62" table:end-x="0.846cm" table:end-y="0.846cm" draw:z-index="58" draw:name="http://images1.wikia.nocookie.net/wowwiki/images/thumb/a/ae/Ability_hunter_beastwithin.png/32px-Ability_hunter_beastwithin.png" draw:style-name="gr1" draw:text-style-name="P1" svg:width="0.846cm" svg:height="0.846cm" svg:x="0cm" svg:y="0cm">
              <draw:image xlink:href="Pictures/10000000000000200000002022F90550.png" xlink:type="simple" xlink:show="embed" xlink:actuate="onLoad">
                <text:p/>
              </draw:image>
            </draw:frame>
          </table:table-cell>
          <table:table-cell table:style-name="ce4" office:value-type="string">
            <text:p><text:a xlink:href="">The Beast Within</text:a></text:p>
          </table:table-cell>
          <table:table-cell table:style-name="ce4" office:value-type="string">
            <text:p>Beast Mastery</text:p>
          </table:table-cell>
          <table:table-cell table:style-name="ce4" office:value-type="float" office:value="9">
            <text:p>9</text:p>
          </table:table-cell>
          <table:table-cell table:style-name="ce4" office:value-type="string">
            <text:p>When your pet is under the effects of Bestial Wrath, you also go into a rage causing 10% additional damage and reducing mana costs of all spells by 20% for 18 sec. While enraged, you do not feel pity or remorse or fear and you cannot be stopped unless killed.</text:p>
          </table:table-cell>
          <table:table-cell table:style-name="ce4"/>
          <table:table-cell table:number-columns-repeated="1018"/>
        </table:table-row>
        <table:table-row table:style-name="ro4">
          <table:table-cell table:style-name="ce4">
            <draw:frame table:end-cell-address="Hunter.A63" table:end-x="0.846cm" table:end-y="0.846cm" draw:z-index="59" draw:name="http://images2.wikia.nocookie.net/wowwiki/images/thumb/3/35/Ability_hunter_beastmastery.png/32px-Ability_hunter_beastmastery.png" draw:style-name="gr1" draw:text-style-name="P1" svg:width="0.846cm" svg:height="0.846cm" svg:x="0cm" svg:y="0cm">
              <draw:image xlink:href="Pictures/1000020100000020000000208099D748.png" xlink:type="simple" xlink:show="embed" xlink:actuate="onLoad">
                <text:p/>
              </draw:image>
            </draw:frame>
          </table:table-cell>
          <table:table-cell table:style-name="ce4" office:value-type="string">
            <text:p><text:a xlink:href="">Beast Mastery</text:a></text:p>
          </table:table-cell>
          <table:table-cell table:style-name="ce4" office:value-type="string">
            <text:p>Beast Mastery</text:p>
          </table:table-cell>
          <table:table-cell table:style-name="ce4" office:value-type="float" office:value="11">
            <text:p>11</text:p>
          </table:table-cell>
          <table:table-cell table:style-name="ce4" office:value-type="string">
            <text:p>You master the art of Beast training, teaching you the ability to tame Exotic pets and increasing your total amount of Pet Skill Points by 4.</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Marksmanship</text:p>
          </table:table-cell>
          <table:table-cell table:number-columns-repeated="1023"/>
        </table:table-row>
        <table:table-row table:style-name="ro4">
          <table:table-cell table:style-name="ce4">
            <draw:frame table:end-cell-address="Hunter.A66" table:end-x="0.846cm" table:end-y="0.846cm" draw:z-index="60" draw:name="http://images2.wikia.nocookie.net/wowwiki/images/thumb/2/23/Inv_spear_07.png/32px-Inv_spear_07.png" draw:style-name="gr1" draw:text-style-name="P1" svg:width="0.846cm" svg:height="0.846cm" svg:x="0cm" svg:y="0cm">
              <draw:image xlink:href="Pictures/100002010000002000000020DC60841A.png" xlink:type="simple" xlink:show="embed" xlink:actuate="onLoad">
                <text:p/>
              </draw:image>
            </draw:frame>
          </table:table-cell>
          <table:table-cell table:style-name="ce4" office:value-type="string">
            <text:p><text:a xlink:href="">Aimed Shot</text:a></text:p>
          </table:table-cell>
          <table:table-cell table:style-name="ce4" office:value-type="string">
            <text:p>Marksmanship</text:p>
          </table:table-cell>
          <table:table-cell table:style-name="ce4" office:value-type="float" office:value="3">
            <text:p>3</text:p>
          </table:table-cell>
          <table:table-cell table:style-name="ce4" office:value-type="string">
            <text:p>An aimed shot that increases ranged damage by 5 and reduces healing done to that target by 50%. Lasts 10 seconds.</text:p>
          </table:table-cell>
          <table:table-cell table:style-name="ce4"/>
          <table:table-cell table:number-columns-repeated="1018"/>
        </table:table-row>
        <table:table-row table:style-name="ro4">
          <table:table-cell table:style-name="ce4">
            <draw:frame table:end-cell-address="Hunter.A67" table:end-x="0.846cm" table:end-y="0.846cm" draw:z-index="61"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4" office:value-type="string">
            <text:p><text:a xlink:href="">Readiness</text:a></text:p>
          </table:table-cell>
          <table:table-cell table:style-name="ce4" office:value-type="string">
            <text:p>Marksmanship</text:p>
          </table:table-cell>
          <table:table-cell table:style-name="ce4" office:value-type="float" office:value="5">
            <text:p>5</text:p>
          </table:table-cell>
          <table:table-cell table:style-name="ce4" office:value-type="string">
            <text:p>When activated, this ability immediately finishes the cooldown on your other Hunter abilities except Bestial Wrath.</text:p>
          </table:table-cell>
          <table:table-cell table:style-name="ce4"/>
          <table:table-cell table:style-name="ce19"/>
          <table:table-cell table:number-columns-repeated="1017"/>
        </table:table-row>
        <table:table-row table:style-name="ro4">
          <table:table-cell table:style-name="ce4">
            <draw:frame table:end-cell-address="Hunter.A68" table:end-x="0.846cm" table:end-y="0.846cm" draw:z-index="62" draw:name="http://images2.wikia.nocookie.net/wowwiki/images/thumb/9/92/Ability_trueshot.png/32px-Ability_trueshot.png" draw:style-name="gr1" draw:text-style-name="P1" svg:width="0.846cm" svg:height="0.846cm" svg:x="0cm" svg:y="0cm">
              <draw:image xlink:href="Pictures/100002010000002000000020CE1A1A91.png" xlink:type="simple" xlink:show="embed" xlink:actuate="onLoad">
                <text:p/>
              </draw:image>
            </draw:frame>
          </table:table-cell>
          <table:table-cell table:style-name="ce4" office:value-type="string">
            <text:p><text:a xlink:href="">Trueshot Aura</text:a></text:p>
          </table:table-cell>
          <table:table-cell table:style-name="ce4" office:value-type="string">
            <text:p>Marksmanship</text:p>
          </table:table-cell>
          <table:table-cell table:style-name="ce4" office:value-type="float" office:value="7">
            <text:p>7</text:p>
          </table:table-cell>
          <table:table-cell table:style-name="ce4" office:value-type="string">
            <text:p>Increases attack power of all party members within 45 yards of the hunter by 10%. Lasts until cancelled.</text:p>
          </table:table-cell>
          <table:table-cell table:style-name="ce4"/>
          <table:table-cell table:number-columns-repeated="1018"/>
        </table:table-row>
        <table:table-row table:style-name="ro4">
          <table:table-cell table:style-name="ce4">
            <draw:frame table:end-cell-address="Hunter.A69" table:end-x="0.846cm" table:end-y="0.846cm" draw:z-index="63" draw:name="http://images2.wikia.nocookie.net/wowwiki/images/thumb/e/e5/Inv_spear_08.png/32px-Inv_spear_08.png" draw:style-name="gr1" draw:text-style-name="P1" svg:width="0.846cm" svg:height="0.846cm" svg:x="0cm" svg:y="0cm">
              <draw:image xlink:href="Pictures/100002010000002000000020F0AC27B9.png" xlink:type="simple" xlink:show="embed" xlink:actuate="onLoad">
                <text:p/>
              </draw:image>
            </draw:frame>
          </table:table-cell>
          <table:table-cell table:style-name="ce4" office:value-type="string">
            <text:p><text:a xlink:href="">Silencing Shot</text:a></text:p>
          </table:table-cell>
          <table:table-cell table:style-name="ce4" office:value-type="string">
            <text:p>Marksmanship</text:p>
          </table:table-cell>
          <table:table-cell table:style-name="ce4" office:value-type="float" office:value="9">
            <text:p>9</text:p>
          </table:table-cell>
          <table:table-cell table:style-name="ce4" office:value-type="string">
            <text:p>Instant shot that deals 50% of ranged weapon damage and Silences the target for 3 seconds.</text:p>
          </table:table-cell>
          <table:table-cell table:style-name="ce4"/>
          <table:table-cell table:number-columns-repeated="1018"/>
        </table:table-row>
        <table:table-row table:style-name="ro4">
          <table:table-cell table:style-name="ce4">
            <draw:frame table:end-cell-address="Hunter.A70" table:end-x="0.846cm" table:end-y="0.846cm" draw:z-index="64" draw:name="http://images2.wikia.nocookie.net/wowwiki/images/thumb/7/7d/Ability_hunter_chimerashot2.png/32px-Ability_hunter_chimerashot2.png" draw:style-name="gr1" draw:text-style-name="P1" svg:width="0.846cm" svg:height="0.846cm" svg:x="0cm" svg:y="0cm">
              <draw:image xlink:href="Pictures/100002010000002000000020DA99AACE.png" xlink:type="simple" xlink:show="embed" xlink:actuate="onLoad">
                <text:p/>
              </draw:image>
            </draw:frame>
          </table:table-cell>
          <table:table-cell table:style-name="ce4" office:value-type="string">
            <text:p><text:a xlink:href="">Chimera Shot</text:a></text:p>
          </table:table-cell>
          <table:table-cell table:style-name="ce4" office:value-type="string">
            <text:p>Marksmanship</text:p>
          </table:table-cell>
          <table:table-cell table:style-name="ce4" office:value-type="float" office:value="11">
            <text:p>11</text:p>
          </table:table-cell>
          <table:table-cell table:style-name="ce4" office:value-type="string">
            <text:p>You deal 125% weapon damage, refreshing the current Sting on your target and triggering an effect:</text:p>
            <text:p>Serpent Sting - Instantly deals 40% of the damage done by your Serpent Sting.</text:p>
            <text:p>Viper Sting - Instantly restores mana to you equal to 60% of the total amount drained by your Viper Sting.</text:p>
            <text:p>Scorpid Sting - Attempts to Disarm the target for 10 sec. This effect cannot occur more than once per 1 minute.</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Survival</text:p>
          </table:table-cell>
          <table:table-cell table:number-columns-repeated="1023"/>
        </table:table-row>
        <table:table-row table:style-name="ro4">
          <table:table-cell table:style-name="ce4">
            <draw:frame table:end-cell-address="Hunter.A73" table:end-x="0.846cm" table:end-y="0.846cm" draw:z-index="65" draw:name="http://images2.wikia.nocookie.net/wowwiki/images/thumb/4/43/Ability_golemstormbolt.png/32px-Ability_golemstormbolt.png" draw:style-name="gr1" draw:text-style-name="P1" svg:width="0.846cm" svg:height="0.846cm" svg:x="0cm" svg:y="0cm">
              <draw:image xlink:href="Pictures/100002010000002000000020FB37AA3D.png" xlink:type="simple" xlink:show="embed" xlink:actuate="onLoad">
                <text:p/>
              </draw:image>
            </draw:frame>
          </table:table-cell>
          <table:table-cell table:style-name="ce4" office:value-type="string">
            <text:p><text:a xlink:href="">Scatter Shot</text:a></text:p>
          </table:table-cell>
          <table:table-cell table:style-name="ce4" office:value-type="string">
            <text:p>Survival</text:p>
          </table:table-cell>
          <table:table-cell table:style-name="ce4" office:value-type="float" office:value="3">
            <text:p>3</text:p>
          </table:table-cell>
          <table:table-cell table:style-name="ce4" office:value-type="string">
            <text:p>50% of weapon damage plus a 4 second disorient.</text:p>
          </table:table-cell>
          <table:table-cell table:style-name="ce4"/>
          <table:table-cell table:number-columns-repeated="1018"/>
        </table:table-row>
        <table:table-row table:style-name="ro4">
          <table:table-cell table:style-name="ce4">
            <draw:frame table:end-cell-address="Hunter.A74" table:end-x="0.846cm" table:end-y="0.846cm" draw:z-index="66" draw:name="http://images4.wikia.nocookie.net/wowwiki/images/thumb/a/a6/Ability_warrior_challange.png/32px-Ability_warrior_challange.png" draw:style-name="gr1" draw:text-style-name="P1" svg:width="0.846cm" svg:height="0.846cm" svg:x="0cm" svg:y="0cm">
              <draw:image xlink:href="Pictures/100002010000002000000020B8AB3216.png" xlink:type="simple" xlink:show="embed" xlink:actuate="onLoad">
                <text:p/>
              </draw:image>
            </draw:frame>
          </table:table-cell>
          <table:table-cell table:style-name="ce4" office:value-type="string">
            <text:p><text:a xlink:href="">Counterattack</text:a></text:p>
          </table:table-cell>
          <table:table-cell table:style-name="ce4" office:value-type="string">
            <text:p>Survival</text:p>
          </table:table-cell>
          <table:table-cell table:style-name="ce4" office:value-type="float" office:value="5">
            <text:p>5</text:p>
          </table:table-cell>
          <table:table-cell table:style-name="ce4" office:value-type="string">
            <text:p>Deals X damage and <text:a xlink:href="">immobilizes</text:a> target for 5 seconds. Cannot be dodged, parried, or blocked. Only usable after a successful <text:a xlink:href="">parry</text:a>.</text:p>
          </table:table-cell>
          <table:table-cell table:style-name="ce4"/>
          <table:table-cell table:number-columns-repeated="1018"/>
        </table:table-row>
        <table:table-row table:style-name="ro4">
          <table:table-cell table:style-name="ce4">
            <draw:frame table:end-cell-address="Hunter.A75" table:end-x="0.846cm" table:end-y="0.846cm" draw:z-index="67" draw:name="http://images3.wikia.nocookie.net/wowwiki/images/thumb/6/67/Inv_spear_02.png/32px-Inv_spear_02.png" draw:style-name="gr1" draw:text-style-name="P1" svg:width="0.846cm" svg:height="0.846cm" svg:x="0cm" svg:y="0cm">
              <draw:image xlink:href="Pictures/100002010000002000000020B8FCBC26.png" xlink:type="simple" xlink:show="embed" xlink:actuate="onLoad">
                <text:p/>
              </draw:image>
            </draw:frame>
          </table:table-cell>
          <table:table-cell table:style-name="ce4" office:value-type="string">
            <text:p><text:a xlink:href="">Wyvern Sting</text:a></text:p>
          </table:table-cell>
          <table:table-cell table:style-name="ce4" office:value-type="string">
            <text:p>Survival</text:p>
          </table:table-cell>
          <table:table-cell table:style-name="ce4" office:value-type="float" office:value="7">
            <text:p>7</text:p>
          </table:table-cell>
          <table:table-cell table:style-name="ce4" office:value-type="string">
            <text:p>A stinging shot that puts the target to sleep for 30 sec. Any damage will cancel the effect. When the target wakes up, the Sting causes X Nature damage over 6 sec.</text:p>
          </table:table-cell>
          <table:table-cell table:style-name="ce4"/>
          <table:table-cell table:number-columns-repeated="1018"/>
        </table:table-row>
        <table:table-row table:style-name="ro4">
          <table:table-cell table:style-name="ce4">
            <draw:frame table:end-cell-address="Hunter.A76" table:end-x="0.846cm" table:end-y="0.846cm" draw:z-index="68" draw:name="http://images2.wikia.nocookie.net/wowwiki/images/thumb/7/7e/Spell_shadow_painspike.png/32px-Spell_shadow_painspike.png" draw:style-name="gr1" draw:text-style-name="P1" svg:width="0.846cm" svg:height="0.846cm" svg:x="0cm" svg:y="0cm">
              <draw:image xlink:href="Pictures/100002010000002000000020FDCB2114.png" xlink:type="simple" xlink:show="embed" xlink:actuate="onLoad">
                <text:p/>
              </draw:image>
            </draw:frame>
          </table:table-cell>
          <table:table-cell table:style-name="ce4" office:value-type="string">
            <text:p><text:a xlink:href="">Black Arrow</text:a></text:p>
          </table:table-cell>
          <table:table-cell table:style-name="ce4" office:value-type="string">
            <text:p>Survival</text:p>
          </table:table-cell>
          <table:table-cell table:style-name="ce4" office:value-type="float" office:value="9">
            <text:p>9</text:p>
          </table:table-cell>
          <table:table-cell table:style-name="ce4" office:value-type="string">
            <text:p>Fires a Black Arrow at the target, increasing all damage done by you to the target by 6% and dealing [RAP * 0.1 + X] Shadow damage over 15 sec.</text:p>
          </table:table-cell>
          <table:table-cell table:style-name="ce4"/>
          <table:table-cell table:number-columns-repeated="1018"/>
        </table:table-row>
        <table:table-row table:style-name="ro4">
          <table:table-cell table:style-name="ce4">
            <draw:frame table:end-cell-address="Hunter.A77" table:end-x="0.846cm" table:end-y="0.846cm" draw:z-index="69" draw:name="http://images4.wikia.nocookie.net/wowwiki/images/thumb/b/b3/Ability_hunter_explosiveshot.png/32px-Ability_hunter_explosiveshot.png" draw:style-name="gr1" draw:text-style-name="P1" svg:width="0.846cm" svg:height="0.846cm" svg:x="0cm" svg:y="0cm">
              <draw:image xlink:href="Pictures/100002010000002000000020E1C3D64E.png" xlink:type="simple" xlink:show="embed" xlink:actuate="onLoad">
                <text:p/>
              </draw:image>
            </draw:frame>
          </table:table-cell>
          <table:table-cell table:style-name="ce4" office:value-type="string">
            <text:p><text:a xlink:href="">Explosive Shot</text:a></text:p>
          </table:table-cell>
          <table:table-cell table:style-name="ce4" office:value-type="string">
            <text:p>Survival</text:p>
          </table:table-cell>
          <table:table-cell table:style-name="ce4" office:value-type="float" office:value="11">
            <text:p>11</text:p>
          </table:table-cell>
          <table:table-cell table:style-name="ce4" office:value-type="string">
            <text:p>Hits the target setting it on fire and dealing damage every sec for 2 sec.</text:p>
          </table:table-cell>
          <table:table-cell table:style-name="ce4"/>
          <table:table-cell table:number-columns-repeated="1018"/>
        </table:table-row>
        <table:table-row table:style-name="ro4" table:number-rows-repeated="65458">
          <table:table-cell table:number-columns-repeated="1024"/>
        </table:table-row>
        <table:table-row table:style-name="ro4">
          <table:table-cell table:number-columns-repeated="1024"/>
        </table:table-row>
      </table:table>
      <table:table table:name="Paladin" table:style-name="ta1" table:print="false">
        <table:table-column table:style-name="co1" table:default-cell-style-name="Default"/>
        <table:table-column table:style-name="co16" table:default-cell-style-name="Default"/>
        <table:table-column table:style-name="co3" table:default-cell-style-name="Default"/>
        <table:table-column table:style-name="co17"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Tank</text:p>
          </table:table-cell>
          <table:table-cell table:style-name="ce15" office:value-type="string">
            <text:p>Buff</text:p>
          </table:table-cell>
          <table:table-cell table:number-columns-repeated="1018"/>
        </table:table-row>
        <table:table-row table:style-name="ro4">
          <table:table-cell>
            <draw:frame table:end-cell-address="Paladin.A2" table:end-x="0.846cm" table:end-y="0.846cm" draw:z-index="0" draw:name="http://images2.wikia.nocookie.net/__cb20060928001558/wowwiki/images/thumb/6/6c/Ability_thunderbolt.png/32px-Ability_thunderbolt.png" draw:style-name="gr1" draw:text-style-name="P1" svg:width="0.846cm" svg:height="0.846cm" svg:x="0cm" svg:y="0cm">
              <draw:image xlink:href="Pictures/100002010000002000000020D220977B.png" xlink:type="simple" xlink:show="embed" xlink:actuate="onLoad">
                <text:p/>
              </draw:image>
            </draw:frame>
          </table:table-cell>
          <table:table-cell table:style-name="ce2" office:value-type="string">
            <text:p><text:a xlink:href="">Seal of Righteousness</text:a></text:p>
          </table:table-cell>
          <table:table-cell table:style-name="ce2" office:value-type="string">
            <text:p>Starts with</text:p>
          </table:table-cell>
          <table:table-cell table:style-name="ce4" office:value-type="string">
            <text:p>Fills the Paladin with holy spirit for 30 min, granting each melee attack additional Holy damage. Slower weapons cause more Holy damage per swing. Only one Seal can be active on the Paladin at any one time.</text:p>
            <text:p>Unleashing this Seal's energy will cause Holy damage to an enemy.</text:p>
          </table:table-cell>
          <table:table-cell table:number-columns-repeated="1020"/>
        </table:table-row>
        <table:table-row table:style-name="ro4">
          <table:table-cell>
            <draw:frame table:end-cell-address="Paladin.A3" table:end-x="0.846cm" table:end-y="0.846cm" draw:z-index="1" draw:name="http://images2.wikia.nocookie.net/__cb20060930060716/wowwiki/images/thumb/b/b4/Spell_holy_holybolt.png/32px-Spell_holy_holybolt.png" draw:style-name="gr1" draw:text-style-name="P1" svg:width="0.846cm" svg:height="0.846cm" svg:x="0cm" svg:y="0cm">
              <draw:image xlink:href="Pictures/100002010000002000000020BFA52079.png" xlink:type="simple" xlink:show="embed" xlink:actuate="onLoad">
                <text:p/>
              </draw:image>
            </draw:frame>
          </table:table-cell>
          <table:table-cell table:style-name="ce2" office:value-type="string">
            <text:p><text:a xlink:href="">Holy Light</text:a></text:p>
          </table:table-cell>
          <table:table-cell table:style-name="ce2" office:value-type="string">
            <text:p>Starts with</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4" table:end-x="0.846cm" table:end-y="0.846cm" draw:z-index="2" draw:name="http://images2.wikia.nocookie.net/__cb20060930054311/wowwiki/images/thumb/a/af/Spell_holy_devotionaura.png/32px-Spell_holy_devotionaura.png" draw:style-name="gr1" draw:text-style-name="P1" svg:width="0.846cm" svg:height="0.846cm" svg:x="0cm" svg:y="0cm">
              <draw:image xlink:href="Pictures/10000201000000200000002071B98F20.png" xlink:type="simple" xlink:show="embed" xlink:actuate="onLoad">
                <text:p/>
              </draw:image>
            </draw:frame>
          </table:table-cell>
          <table:table-cell table:style-name="ce2" office:value-type="string">
            <text:p><text:a xlink:href="">Devotion Aura</text:a></text:p>
          </table:table-cell>
          <table:table-cell table:style-name="ce2" office:value-type="float" office:value="1">
            <text:p>1</text:p>
          </table:table-cell>
          <table:table-cell table:style-name="ce4" office:value-type="string">
            <text:p>Gives X additional armor to party members within 30 yards.</text:p>
          </table:table-cell>
          <table:table-cell/>
          <table:table-cell table:style-name="ce16"/>
          <table:table-cell table:number-columns-repeated="1018"/>
        </table:table-row>
        <table:table-row table:style-name="ro4">
          <table:table-cell>
            <draw:frame table:end-cell-address="Paladin.A5" table:end-x="0.846cm" table:end-y="0.846cm" draw:z-index="3" draw:name="http://images2.wikia.nocookie.net/__cb20060930055134/wowwiki/images/thumb/c/c3/Spell_holy_fistofjustice.png/32px-Spell_holy_fistofjustice.png" draw:style-name="gr1" draw:text-style-name="P1" svg:width="0.846cm" svg:height="0.846cm" svg:x="0cm" svg:y="0cm">
              <draw:image xlink:href="Pictures/100002010000002000000020D9A16AAB.png" xlink:type="simple" xlink:show="embed" xlink:actuate="onLoad">
                <text:p/>
              </draw:image>
            </draw:frame>
          </table:table-cell>
          <table:table-cell table:style-name="ce2" office:value-type="string">
            <text:p><text:a xlink:href="">Blessing of Might</text:a></text:p>
          </table:table-cell>
          <table:table-cell table:style-name="ce2" office:value-type="float" office:value="4">
            <text:p>4</text:p>
          </table:table-cell>
          <table:table-cell table:style-name="ce4" office:value-type="string">
            <text:p>Places a Blessing on the friendly target, increasing attack power by X for 10 min. Players may only have one Blessing on them per Paladin at any one time.</text:p>
          </table:table-cell>
          <table:table-cell table:number-columns-repeated="1020"/>
        </table:table-row>
        <table:table-row table:style-name="ro4">
          <table:table-cell>
            <draw:frame table:end-cell-address="Paladin.A6" table:end-x="0.846cm" table:end-y="0.846cm" draw:z-index="4" draw:name="http://images3.wikia.nocookie.net/__cb20060930064002/wowwiki/images/thumb/0/0f/Spell_holy_righteousfury.png/32px-Spell_holy_righteousfury.png" draw:style-name="gr1" draw:text-style-name="P1" svg:width="0.846cm" svg:height="0.846cm" svg:x="0cm" svg:y="0cm">
              <draw:image xlink:href="Pictures/100002010000002000000020C6090E91.png" xlink:type="simple" xlink:show="embed" xlink:actuate="onLoad">
                <text:p/>
              </draw:image>
            </draw:frame>
          </table:table-cell>
          <table:table-cell table:style-name="ce2" office:value-type="string">
            <text:p><text:a xlink:href="">Judgement of Light</text:a></text:p>
          </table:table-cell>
          <table:table-cell table:style-name="ce2" office:value-type="float" office:value="4">
            <text:p>4</text:p>
          </table:table-cell>
          <table:table-cell table:style-name="ce4" office:value-type="string">
            <text:p>Unleashes the energy of a Seal spell upon an enemy, granting melee attacks made against the judged enemy a chance of healing the attacker for X.</text:p>
          </table:table-cell>
          <table:table-cell table:number-columns-repeated="1020"/>
        </table:table-row>
        <table:table-row table:style-name="ro4">
          <table:table-cell>
            <draw:frame table:end-cell-address="Paladin.A7" table:end-x="0.846cm" table:end-y="0.846cm" draw:z-index="5" draw:name="http://images2.wikia.nocookie.net/__cb20060930063528/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2" office:value-type="string">
            <text:p><text:a xlink:href="">Divine Protection</text:a></text:p>
          </table:table-cell>
          <table:table-cell table:style-name="ce2" office:value-type="float" office:value="6">
            <text:p>6</text:p>
          </table:table-cell>
          <table:table-cell table:style-name="ce4" office:value-type="string">
            <text:p>Reduces all damage taken by 50% for 12 seconds. Once protected, the target cannot be made invulnerable by Divine Shield, Divine Protection or Hand of Protection again for 2 minutes. Cannot be used within 30 sec of using Avenging Wrath.</text:p>
          </table:table-cell>
          <table:table-cell table:style-name="ce16"/>
          <table:table-cell table:number-columns-repeated="1019"/>
        </table:table-row>
        <table:table-row table:style-name="ro4">
          <table:table-cell>
            <draw:frame table:end-cell-address="Paladin.A8" table:end-x="0.846cm" table:end-y="0.846cm" draw:z-index="6" draw:name="http://images4.wikia.nocookie.net/__cb20060930064246/wowwiki/images/thumb/6/63/Spell_holy_sealofmight.png/32px-Spell_holy_sealofmight.png" draw:style-name="gr1" draw:text-style-name="P1" svg:width="0.846cm" svg:height="0.846cm" svg:x="0cm" svg:y="0cm">
              <draw:image xlink:href="Pictures/100002010000002000000020D7D87431.png" xlink:type="simple" xlink:show="embed" xlink:actuate="onLoad">
                <text:p/>
              </draw:image>
            </draw:frame>
          </table:table-cell>
          <table:table-cell table:style-name="ce2" office:value-type="string">
            <text:p><text:a xlink:href="">Hammer of Justice</text:a></text:p>
          </table:table-cell>
          <table:table-cell table:style-name="ce2" office:value-type="float" office:value="8">
            <text:p>8</text:p>
          </table:table-cell>
          <table:table-cell table:style-name="ce4" office:value-type="string">
            <text:p>Stuns a hostile target for up to 6 seconds. It also interrupts their spellcasting for 3 sec, even though that target is stun immune.</text:p>
            <text:p>The spellinterruption affects only NPCs.</text:p>
          </table:table-cell>
          <table:table-cell table:style-name="ce16"/>
          <table:table-cell table:number-columns-repeated="1019"/>
        </table:table-row>
        <table:table-row table:style-name="ro4">
          <table:table-cell>
            <draw:frame table:end-cell-address="Paladin.A9" table:end-x="0.846cm" table:end-y="0.846cm" draw:z-index="7" draw:name="http://images2.wikia.nocookie.net/__cb20060923092210/wowwiki/images/thumb/c/cf/Spell_holy_purify.png/32px-Spell_holy_purify.png" draw:style-name="gr1" draw:text-style-name="P1" svg:width="0.846cm" svg:height="0.846cm" svg:x="0cm" svg:y="0cm">
              <draw:image xlink:href="Pictures/10000201000000200000002044E67EE9.png" xlink:type="simple" xlink:show="embed" xlink:actuate="onLoad">
                <text:p/>
              </draw:image>
            </draw:frame>
          </table:table-cell>
          <table:table-cell table:style-name="ce2" office:value-type="string">
            <text:p><text:a xlink:href="">Purify</text:a></text:p>
          </table:table-cell>
          <table:table-cell table:style-name="ce2" office:value-type="float" office:value="8">
            <text:p>8</text:p>
          </table:table-cell>
          <table:table-cell table:style-name="ce4" office:value-type="string">
            <text:p>Purifies the friendly target, removing 1 disease effect and 1 poison effect.</text:p>
          </table:table-cell>
          <table:table-cell table:number-columns-repeated="1020"/>
        </table:table-row>
        <table:table-row table:style-name="ro4">
          <table:table-cell>
            <draw:frame table:end-cell-address="Paladin.A10" table:end-x="0.846cm" table:end-y="0.846cm" draw:z-index="8" draw:name="http://images2.wikia.nocookie.net/__cb20060930061401/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ay On Hands</text:a></text:p>
          </table:table-cell>
          <table:table-cell table:style-name="ce2" office:value-type="float" office:value="10">
            <text:p>10</text:p>
          </table:table-cell>
          <table:table-cell table:style-name="ce4" office:value-type="string">
            <text:p>Heals a friendly target for an amount equal to the Paladin's maximum health. Higher ranks also restore mana.</text:p>
          </table:table-cell>
          <table:table-cell table:number-columns-repeated="1020"/>
        </table:table-row>
        <table:table-row table:style-name="ro4">
          <table:table-cell>
            <draw:frame table:end-cell-address="Paladin.A11" table:end-x="0.846cm" table:end-y="0.846cm" draw:z-index="9" draw:name="http://images2.wikia.nocookie.net/__cb20060930064355/wowwiki/images/thumb/1/1b/Spell_holy_sealofprotection.png/32px-Spell_holy_sealofprotection.png" draw:style-name="gr1" draw:text-style-name="P1" svg:width="0.846cm" svg:height="0.846cm" svg:x="0cm" svg:y="0cm">
              <draw:image xlink:href="Pictures/100002010000002000000020E7FF38AD.png" xlink:type="simple" xlink:show="embed" xlink:actuate="onLoad">
                <text:p/>
              </draw:image>
            </draw:frame>
          </table:table-cell>
          <table:table-cell table:style-name="ce2" office:value-type="string">
            <text:p><text:a xlink:href="">Hand of Protection</text:a></text:p>
          </table:table-cell>
          <table:table-cell table:style-name="ce2" office:value-type="float" office:value="10">
            <text:p>10</text:p>
          </table:table-cell>
          <table:table-cell table:style-name="ce4" office:value-type="string">
            <text:p>A targeted party or raid member is protected from all physical attacks for 6 sec, but during that time they cannot attack or use physical abilities. Players may only have one Hand on them per Paladin at any one time. Once protected, the target cannot be protected by Divine Shield, Divine Protection or Hand of Protection again for 2 min. Cannot be targeted on players who have used Avenging Wrath within the last 30 sec.</text:p>
          </table:table-cell>
          <table:table-cell table:number-columns-repeated="1020"/>
        </table:table-row>
        <table:table-row table:style-name="ro4">
          <table:table-cell>
            <draw:frame table:end-cell-address="Paladin.A12" table:end-x="0.846cm" table:end-y="0.846cm" draw:z-index="10" draw:name="http://images1.wikia.nocookie.net/__cb20060930063716/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demption</text:a></text:p>
          </table:table-cell>
          <table:table-cell table:style-name="ce2" office:value-type="float" office:value="12">
            <text:p>12</text:p>
          </table:table-cell>
          <table:table-cell table:style-name="ce4" office:value-type="string">
            <text:p>Brings a dead player back to life with X health and Y mana. Cannot be cast when in combat.</text:p>
          </table:table-cell>
          <table:table-cell table:number-columns-repeated="1020"/>
        </table:table-row>
        <table:table-row table:style-name="ro4">
          <table:table-cell>
            <draw:frame table:end-cell-address="Paladin.A13" table:end-x="0.846cm" table:end-y="0.846cm" draw:z-index="11" draw:name="http://images1.wikia.nocookie.net/__cb20080729111925/wowwiki/images/thumb/8/80/Ability_paladin_judgementblue.png/32px-Ability_paladin_judgementblue.png" draw:style-name="gr1" draw:text-style-name="P1" svg:width="0.846cm" svg:height="0.846cm" svg:x="0cm" svg:y="0cm">
              <draw:image xlink:href="Pictures/1000020100000020000000206E217AB8.png" xlink:type="simple" xlink:show="embed" xlink:actuate="onLoad">
                <text:p/>
              </draw:image>
            </draw:frame>
          </table:table-cell>
          <table:table-cell table:style-name="ce2" office:value-type="string">
            <text:p><text:a xlink:href="">Judgement of Wisdom</text:a></text:p>
          </table:table-cell>
          <table:table-cell table:style-name="ce2" office:value-type="float" office:value="12">
            <text:p>12</text:p>
          </table:table-cell>
          <table:table-cell table:style-name="ce4" office:value-type="string">
            <text:p>Unleashes the energy of a Seal spell upon an enemy, granting melee attacks made against the judged enemy a chance of restoring X mana.</text:p>
          </table:table-cell>
          <table:table-cell table:number-columns-repeated="1020"/>
        </table:table-row>
        <table:table-row table:style-name="ro4">
          <table:table-cell>
            <draw:frame table:end-cell-address="Paladin.A14" table:end-x="0.846cm" table:end-y="0.846cm" draw:z-index="12" draw:name="http://images4.wikia.nocookie.net/__cb20060930064605/wowwiki/images/thumb/9/9a/Spell_holy_sealofwisdom.png/32px-Spell_holy_sealofwisdom.png" draw:style-name="gr1" draw:text-style-name="P1" svg:width="0.846cm" svg:height="0.846cm" svg:x="0cm" svg:y="0cm">
              <draw:image xlink:href="Pictures/100002010000002000000020B8AA5D9E.png" xlink:type="simple" xlink:show="embed" xlink:actuate="onLoad">
                <text:p/>
              </draw:image>
            </draw:frame>
          </table:table-cell>
          <table:table-cell table:style-name="ce2" office:value-type="string">
            <text:p><text:a xlink:href="">Blessing of Wisdom</text:a></text:p>
          </table:table-cell>
          <table:table-cell table:style-name="ce2" office:value-type="float" office:value="14">
            <text:p>14</text:p>
          </table:table-cell>
          <table:table-cell table:style-name="ce4" office:value-type="string">
            <text:p>Places a Blessing on the friendly target, restoring X mana every 5 seconds for 10 min. Players may only have one Blessing on them per Paladin at any one time.</text:p>
          </table:table-cell>
          <table:table-cell table:number-columns-repeated="1020"/>
        </table:table-row>
        <table:table-row table:style-name="ro4">
          <table:table-cell>
            <draw:frame table:end-cell-address="Paladin.A15" table:end-x="0.846cm" table:end-y="0.846cm" draw:z-index="13" draw:name="http://images4.wikia.nocookie.net/__cb20060923010954/wowwiki/images/thumb/f/fa/Inv_shoulder_37.png/32px-Inv_shoulder_37.png" draw:style-name="gr1" draw:text-style-name="P1" svg:width="0.846cm" svg:height="0.846cm" svg:x="0cm" svg:y="0cm">
              <draw:image xlink:href="Pictures/100002010000002000000020A66390D4.png" xlink:type="simple" xlink:show="embed" xlink:actuate="onLoad">
                <text:p/>
              </draw:image>
            </draw:frame>
          </table:table-cell>
          <table:table-cell table:style-name="ce2" office:value-type="string">
            <text:p><text:a xlink:href="">Righteous Defense</text:a></text:p>
          </table:table-cell>
          <table:table-cell table:style-name="ce2" office:value-type="float" office:value="14">
            <text:p>14</text:p>
          </table:table-cell>
          <table:table-cell table:style-name="ce4" office:value-type="string">
            <text:p>Come to the defense of a friendly target, commanding up to 3 enemies attacking the target to attack the Paladin instead.</text:p>
          </table:table-cell>
          <table:table-cell table:number-columns-repeated="1020"/>
        </table:table-row>
        <table:table-row table:style-name="ro4">
          <table:table-cell>
            <draw:frame table:end-cell-address="Paladin.A16" table:end-x="0.846cm" table:end-y="0.846cm" draw:z-index="14" draw:name="http://images3.wikia.nocookie.net/__cb20060930065125/wowwiki/images/thumb/f/fd/Spell_holy_unyieldingfaith.png/32px-Spell_holy_unyieldingfaith.png" draw:style-name="gr1" draw:text-style-name="P1" svg:width="0.846cm" svg:height="0.846cm" svg:x="0cm" svg:y="0cm">
              <draw:image xlink:href="Pictures/1000020100000020000000209FE58C31.png" xlink:type="simple" xlink:show="embed" xlink:actuate="onLoad">
                <text:p/>
              </draw:image>
            </draw:frame>
          </table:table-cell>
          <table:table-cell table:style-name="ce2" office:value-type="string">
            <text:p><text:a xlink:href="">Hand of Reckoning</text:a></text:p>
          </table:table-cell>
          <table:table-cell table:style-name="ce2" office:value-type="float" office:value="16">
            <text:p>16</text:p>
          </table:table-cell>
          <table:table-cell table:style-name="ce4" office:value-type="string">
            <text:p>Taunts the target to attack you and causes X Holy damage.</text:p>
          </table:table-cell>
          <table:table-cell table:style-name="ce16"/>
          <table:table-cell table:number-columns-repeated="1019"/>
        </table:table-row>
        <table:table-row table:style-name="ro4">
          <table:table-cell>
            <draw:frame table:end-cell-address="Paladin.A17" table:end-x="0.846cm" table:end-y="0.846cm" draw:z-index="15" draw:name="http://images4.wikia.nocookie.net/__cb20060930053237/wowwiki/images/thumb/0/0a/Spell_holy_auraoflight.png/32px-Spell_holy_auraoflight.png" draw:style-name="gr1" draw:text-style-name="P1" svg:width="0.846cm" svg:height="0.846cm" svg:x="0cm" svg:y="0cm">
              <draw:image xlink:href="Pictures/1000020100000020000000204AF16614.png" xlink:type="simple" xlink:show="embed" xlink:actuate="onLoad">
                <text:p/>
              </draw:image>
            </draw:frame>
          </table:table-cell>
          <table:table-cell table:style-name="ce2" office:value-type="string">
            <text:p><text:a xlink:href="">Retribution Aura</text:a></text:p>
          </table:table-cell>
          <table:table-cell table:style-name="ce2" office:value-type="float" office:value="16">
            <text:p>16</text:p>
          </table:table-cell>
          <table:table-cell table:style-name="ce4" office:value-type="string">
            <text:p>Causes X Holy damage to any creature that strikes a party member within 30 yards. Players may only have one Aura on them per Paladin at any one time.</text:p>
          </table:table-cell>
          <table:table-cell table:number-columns-repeated="1020"/>
        </table:table-row>
        <table:table-row table:style-name="ro4">
          <table:table-cell>
            <draw:frame table:end-cell-address="Paladin.A18" table:end-x="0.846cm" table:end-y="0.846cm" draw:z-index="16" draw:name="http://images1.wikia.nocookie.net/__cb20060930064115/wowwiki/images/thumb/8/88/Spell_holy_sealoffury.png/32px-Spell_holy_sealoffury.png" draw:style-name="gr1" draw:text-style-name="P1" svg:width="0.846cm" svg:height="0.846cm" svg:x="0cm" svg:y="0cm">
              <draw:image xlink:href="Pictures/100002010000002000000020FA935831.png" xlink:type="simple" xlink:show="embed" xlink:actuate="onLoad">
                <text:p/>
              </draw:image>
            </draw:frame>
          </table:table-cell>
          <table:table-cell table:style-name="ce2" office:value-type="string">
            <text:p><text:a xlink:href="">Righteous Fury</text:a></text:p>
          </table:table-cell>
          <table:table-cell table:style-name="ce2" office:value-type="float" office:value="16">
            <text:p>16</text:p>
          </table:table-cell>
          <table:table-cell table:style-name="ce4" office:value-type="string">
            <text:p>Increases the threat generated by your Holy attacks by 80%. Lasts until canceled .</text:p>
          </table:table-cell>
          <table:table-cell table:style-name="ce16"/>
          <table:table-cell table:number-columns-repeated="1019"/>
        </table:table-row>
        <table:table-row table:style-name="ro4">
          <table:table-cell>
            <draw:frame table:end-cell-address="Paladin.A19" table:end-x="0.846cm" table:end-y="0.846cm" draw:z-index="17" draw:name="http://images1.wikia.nocookie.net/__cb20070106000346/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Exorcism</text:a></text:p>
          </table:table-cell>
          <table:table-cell table:style-name="ce2" office:value-type="float" office:value="20">
            <text:p>20</text:p>
          </table:table-cell>
          <table:table-cell table:style-name="ce4" office:value-type="string">
            <text:p>Causes X Holy damage to an enemy target. If the target is Undead or Demon, it will always critically hit.</text:p>
          </table:table-cell>
          <table:table-cell table:number-columns-repeated="1020"/>
        </table:table-row>
        <table:table-row table:style-name="ro4">
          <table:table-cell>
            <draw:frame table:end-cell-address="Paladin.A20" table:end-x="0.846cm" table:end-y="0.846cm" draw:z-index="18" draw:name="http://images1.wikia.nocookie.net/__cb20070106000701/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of Light</text:a></text:p>
          </table:table-cell>
          <table:table-cell table:style-name="ce2" office:value-type="float" office:value="20">
            <text:p>20</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21" table:end-x="0.846cm" table:end-y="0.846cm" draw:z-index="19" draw:name="http://images2.wikia.nocookie.net/__cb20060923092732/wowwiki/images/thumb/f/fd/Spell_holy_senseundead.png/32px-Spell_holy_senseundead.png" draw:style-name="gr1" draw:text-style-name="P1" svg:width="0.846cm" svg:height="0.846cm" svg:x="0cm" svg:y="0cm">
              <draw:image xlink:href="Pictures/100002010000002000000020B5BD4F81.png" xlink:type="simple" xlink:show="embed" xlink:actuate="onLoad">
                <text:p/>
              </draw:image>
            </draw:frame>
          </table:table-cell>
          <table:table-cell table:style-name="ce2" office:value-type="string">
            <text:p><text:a xlink:href="">Sense Undead</text:a></text:p>
          </table:table-cell>
          <table:table-cell table:style-name="ce2" office:value-type="float" office:value="20">
            <text:p>20</text:p>
          </table:table-cell>
          <table:table-cell table:style-name="ce4" office:value-type="string">
            <text:p>Shows the location of all nearby undead on the minimap until cancelled. Only one type of tracking can be used at a time.</text:p>
          </table:table-cell>
          <table:table-cell table:number-columns-repeated="1020"/>
        </table:table-row>
        <table:table-row table:style-name="ro4">
          <table:table-cell>
            <draw:frame table:end-cell-address="Paladin.A22" table:end-x="0.846cm" table:end-y="0.846cm" draw:z-index="20" draw:name="http://images1.wikia.nocookie.net/__cb20060930061226/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Consecration</text:a></text:p>
          </table:table-cell>
          <table:table-cell table:style-name="ce2" office:value-type="float" office:value="20">
            <text:p>20</text:p>
          </table:table-cell>
          <table:table-cell table:style-name="ce4" office:value-type="string">
            <text:p>Consecrates the land beneath Paladin, doing X Holy damage over 8 sec to enemies who enter the area.</text:p>
          </table:table-cell>
          <table:table-cell table:style-name="ce16"/>
          <table:table-cell table:number-columns-repeated="1019"/>
        </table:table-row>
        <table:table-row table:style-name="ro4">
          <table:table-cell>
            <draw:frame table:end-cell-address="Paladin.A23" table:end-x="0.846cm" table:end-y="0.846cm" draw:z-index="21" draw:name="http://images2.wikia.nocookie.net/__cb20070106054909/wowwiki/images/thumb/7/7e/Spell_magic_magearmor.png/32px-Spell_magic_magearmor.png" draw:style-name="gr1" draw:text-style-name="P1" svg:width="0.846cm" svg:height="0.846cm" svg:x="0cm" svg:y="0cm">
              <draw:image xlink:href="Pictures/100002010000002000000020373878F3.png" xlink:type="simple" xlink:show="embed" xlink:actuate="onLoad">
                <text:p/>
              </draw:image>
            </draw:frame>
          </table:table-cell>
          <table:table-cell table:style-name="ce2" office:value-type="string">
            <text:p><text:a xlink:href="">Blessing of Kings</text:a></text:p>
          </table:table-cell>
          <table:table-cell table:style-name="ce2" office:value-type="float" office:value="20">
            <text:p>20</text:p>
          </table:table-cell>
          <table:table-cell table:style-name="ce4" office:value-type="string">
            <text:p>Places a Blessing on the friendly target, increasing total stats by 10% for 10 min. Players may only have one Blessing on them per Paladin at any one time.</text:p>
          </table:table-cell>
          <table:table-cell/>
          <table:table-cell table:style-name="ce16"/>
          <table:table-cell table:number-columns-repeated="1018"/>
        </table:table-row>
        <table:table-row table:style-name="ro4">
          <table:table-cell>
            <draw:frame table:end-cell-address="Paladin.A24" table:end-x="0.846cm" table:end-y="0.846cm" draw:z-index="22"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Warhorse</text:a></text:p>
          </table:table-cell>
          <table:table-cell table:style-name="ce2" office:value-type="float" office:value="20">
            <text:p>20</text:p>
          </table:table-cell>
          <table:table-cell table:style-name="ce4" office:value-type="string">
            <text:p>Summons a warhorse, which serves as a mount. Speed is increased by 60%.</text:p>
          </table:table-cell>
          <table:table-cell table:number-columns-repeated="1020"/>
        </table:table-row>
        <table:table-row table:style-name="ro4">
          <table:table-cell>
            <draw:frame table:end-cell-address="Paladin.A25" table:end-x="0.846cm" table:end-y="0.846cm" draw:z-index="23" draw:name="http://images3.wikia.nocookie.net/__cb20060930061618/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Concentration Aura</text:a></text:p>
          </table:table-cell>
          <table:table-cell table:style-name="ce2" office:value-type="float" office:value="22">
            <text:p>22</text:p>
          </table:table-cell>
          <table:table-cell table:style-name="ce4" office:value-type="string">
            <text:p>Gives a 35% chance of ignoring spell interruption when damaged to all party members within 30 yards. Players may only have one Aura on them per Paladin at any one time.</text:p>
          </table:table-cell>
          <table:table-cell table:number-columns-repeated="1020"/>
        </table:table-row>
        <table:table-row table:style-name="ro4">
          <table:table-cell>
            <draw:frame table:end-cell-address="Paladin.A26" table:end-x="0.846cm" table:end-y="0.846cm" draw:z-index="24" draw:name="http://images1.wikia.nocookie.net/__cb20060930064744/wowwiki/images/thumb/d/d4/Spell_holy_sealofwrath.png/32px-Spell_holy_sealofwrath.png" draw:style-name="gr1" draw:text-style-name="P1" svg:width="0.846cm" svg:height="0.846cm" svg:x="0cm" svg:y="0cm">
              <draw:image xlink:href="Pictures/10000201000000200000002032A55C04.png" xlink:type="simple" xlink:show="embed" xlink:actuate="onLoad">
                <text:p/>
              </draw:image>
            </draw:frame>
          </table:table-cell>
          <table:table-cell table:style-name="ce2" office:value-type="string">
            <text:p><text:a xlink:href="">Seal of Justice</text:a></text:p>
          </table:table-cell>
          <table:table-cell table:style-name="ce2" office:value-type="float" office:value="22">
            <text:p>22</text:p>
          </table:table-cell>
          <table:table-cell table:style-name="ce4" office:value-type="string">
            <text:p>Fills the Paladin with the spirit of justice for 30 min, giving each melee attack a chance to stun for 2 sec. Only one Seal can be active on the Paladin at any one time.</text:p>
            <text:p>Unleashing this Seal's energy will judge an enemy for 10 sec, preventing them from fleeing. Your melee strikes will refresh the spell's duration. Only one Judgement per Paladin can be active at any one time.</text:p>
          </table:table-cell>
          <table:table-cell table:number-columns-repeated="1020"/>
        </table:table-row>
        <table:table-row table:style-name="ro4">
          <table:table-cell>
            <draw:frame table:end-cell-address="Paladin.A27" table:end-x="0.846cm" table:end-y="0.846cm" draw:z-index="25" draw:name="http://images4.wikia.nocookie.net/__cb20060923092925/wowwiki/images/thumb/1/1c/Spell_holy_turnundead.png/32px-Spell_holy_turnundead.png" draw:style-name="gr1" draw:text-style-name="P1" svg:width="0.846cm" svg:height="0.846cm" svg:x="0cm" svg:y="0cm">
              <draw:image xlink:href="Pictures/1000020100000020000000205195966A.png" xlink:type="simple" xlink:show="embed" xlink:actuate="onLoad">
                <text:p/>
              </draw:image>
            </draw:frame>
          </table:table-cell>
          <table:table-cell table:style-name="ce2" office:value-type="string">
            <text:p><text:a xlink:href="">Turn Undead</text:a></text:p>
          </table:table-cell>
          <table:table-cell table:style-name="ce2" office:value-type="float" office:value="24">
            <text:p>24</text:p>
          </table:table-cell>
          <table:table-cell table:style-name="ce4" office:value-type="string">
            <text:p>The targeted undead or demon enemy will be compelled to flee for up to X sec. Damage caused may interrupt the effect. Only one target can be turned at a time.</text:p>
          </table:table-cell>
          <table:table-cell table:number-columns-repeated="1020"/>
        </table:table-row>
        <table:table-row table:style-name="ro4">
          <table:table-cell>
            <draw:frame table:end-cell-address="Paladin.A28" table:end-x="0.846cm" table:end-y="0.846cm" draw:z-index="26" draw:name="http://images3.wikia.nocookie.net/__cb20060930194956/wowwiki/images/thumb/6/62/Spell_shadow_sealofkings.png/32px-Spell_shadow_sealofkings.png" draw:style-name="gr1" draw:text-style-name="P1" svg:width="0.846cm" svg:height="0.846cm" svg:x="0cm" svg:y="0cm">
              <draw:image xlink:href="Pictures/100002010000002000000020A3DFD036.png" xlink:type="simple" xlink:show="embed" xlink:actuate="onLoad">
                <text:p/>
              </draw:image>
            </draw:frame>
          </table:table-cell>
          <table:table-cell table:style-name="ce2" office:value-type="string">
            <text:p><text:a xlink:href="">Shadow Resistance Aura</text:a></text:p>
          </table:table-cell>
          <table:table-cell table:style-name="ce2" office:value-type="float" office:value="28">
            <text:p>28</text:p>
          </table:table-cell>
          <table:table-cell table:style-name="ce4" office:value-type="string">
            <text:p>Gives X additional Shadow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29" table:end-x="0.846cm" table:end-y="0.846cm" draw:z-index="27" draw:name="http://images4.wikia.nocookie.net/__cb20080729111302/wowwiki/images/thumb/3/34/Ability_paladin_judgementred.png/32px-Ability_paladin_judgementred.png" draw:style-name="gr1" draw:text-style-name="P1" svg:width="0.846cm" svg:height="0.846cm" svg:x="0cm" svg:y="0cm">
              <draw:image xlink:href="Pictures/100002010000002000000020BF7F09E1.png" xlink:type="simple" xlink:show="embed" xlink:actuate="onLoad">
                <text:p/>
              </draw:image>
            </draw:frame>
          </table:table-cell>
          <table:table-cell table:style-name="ce2" office:value-type="string">
            <text:p><text:a xlink:href="">Judgement of Justice</text:a></text:p>
          </table:table-cell>
          <table:table-cell table:style-name="ce2" office:value-type="float" office:value="28">
            <text:p>28</text:p>
          </table:table-cell>
          <table:table-cell table:style-name="ce4" office:value-type="string">
            <text:p>Unleashes the energy of a Seal spell upon an enemy, preventing them from fleeing and limiting their movement speed.</text:p>
          </table:table-cell>
          <table:table-cell table:number-columns-repeated="1020"/>
        </table:table-row>
        <table:table-row table:style-name="ro4">
          <table:table-cell>
            <draw:frame table:end-cell-address="Paladin.A30" table:end-x="0.846cm" table:end-y="0.846cm" draw:z-index="28" draw:name="http://images2.wikia.nocookie.net/__cb20060923185836/wowwiki/images/thumb/9/94/Spell_nature_timestop.png/32px-Spell_nature_timestop.png" draw:style-name="gr1" draw:text-style-name="P1" svg:width="0.846cm" svg:height="0.846cm" svg:x="0cm" svg:y="0cm">
              <draw:image xlink:href="Pictures/1000020100000020000000201A4BCBA7.png" xlink:type="simple" xlink:show="embed" xlink:actuate="onLoad">
                <text:p/>
              </draw:image>
            </draw:frame>
          </table:table-cell>
          <table:table-cell table:style-name="ce2" office:value-type="string">
            <text:p><text:a xlink:href="">Divine Intervention</text:a></text:p>
          </table:table-cell>
          <table:table-cell table:style-name="ce2" office:value-type="float" office:value="30">
            <text:p>30</text:p>
          </table:table-cell>
          <table:table-cell table:style-name="ce4" office:value-type="string">
            <text:p>The paladin sacrifices himself to remove the targeted party member from harms way. Enemies will stop attacking the protected party member, who will be immune to all harmful attacks but cannot take any action for 3 min.</text:p>
          </table:table-cell>
          <table:table-cell table:number-columns-repeated="1020"/>
        </table:table-row>
        <table:table-row table:style-name="ro4">
          <table:table-cell>
            <draw:frame table:end-cell-address="Paladin.A31" table:end-x="0.846cm" table:end-y="0.846cm" draw:z-index="29" draw:name="http://images3.wikia.nocookie.net/__cb20060930060315/wowwiki/images/thumb/8/82/Spell_holy_healingaura.png/32px-Spell_holy_healingaura.png" draw:style-name="gr1" draw:text-style-name="P1" svg:width="0.846cm" svg:height="0.846cm" svg:x="0cm" svg:y="0cm">
              <draw:image xlink:href="Pictures/100002010000002000000020DAB1C21D.png" xlink:type="simple" xlink:show="embed" xlink:actuate="onLoad">
                <text:p/>
              </draw:image>
            </draw:frame>
          </table:table-cell>
          <table:table-cell table:style-name="ce2" office:value-type="string">
            <text:p><text:a xlink:href="">Seal of Light</text:a></text:p>
          </table:table-cell>
          <table:table-cell table:style-name="ce2" office:value-type="float" office:value="30">
            <text:p>30</text:p>
          </table:table-cell>
          <table:table-cell table:style-name="ce4" office:value-type="string">
            <text:p>Fills the Paladin with divine light for 30 min, giving each melee attack a chance to heal the Paladin for X. Only one Seal can be active on the Paladin at any one time.</text:p>
            <text:p>Unleashing this Seal's energy will judge an enemy for 10 sec, granting melee attacks made against the judged enemy a chance of healing the attacker for X. Your melee strikes will refresh the spell's duration. Only one Judgement per Paladin can be active at any one time.</text:p>
          </table:table-cell>
          <table:table-cell table:number-columns-repeated="1020"/>
        </table:table-row>
        <table:table-row table:style-name="ro4">
          <table:table-cell>
            <draw:frame table:end-cell-address="Paladin.A32" table:end-x="0.846cm" table:end-y="0.846cm" draw:z-index="30" draw:name="http://images2.wikia.nocookie.net/__cb20060930052602/wowwiki/images/thumb/2/25/Spell_frost_wizardmark.png/32px-Spell_frost_wizardmark.png" draw:style-name="gr1" draw:text-style-name="P1" svg:width="0.846cm" svg:height="0.846cm" svg:x="0cm" svg:y="0cm">
              <draw:image xlink:href="Pictures/1000020100000020000000207B8030A6.png" xlink:type="simple" xlink:show="embed" xlink:actuate="onLoad">
                <text:p/>
              </draw:image>
            </draw:frame>
          </table:table-cell>
          <table:table-cell table:style-name="ce2" office:value-type="string">
            <text:p><text:a xlink:href="">Frost Resistance Aura</text:a></text:p>
          </table:table-cell>
          <table:table-cell table:style-name="ce2" office:value-type="float" office:value="32">
            <text:p>32</text:p>
          </table:table-cell>
          <table:table-cell table:style-name="ce4" office:value-type="string">
            <text:p>Gives X additional Frost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3" table:end-x="0.846cm" table:end-y="0.846cm" draw:z-index="31" draw:name="http://images1.wikia.nocookie.net/__cb20060930054750/wowwiki/images/thumb/f/f3/Spell_holy_divineintervention.png/32px-Spell_holy_divineintervention.png" draw:style-name="gr1" draw:text-style-name="P1" svg:width="0.846cm" svg:height="0.846cm" svg:x="0cm" svg:y="0cm">
              <draw:image xlink:href="Pictures/100002010000002000000020798C76E2.png" xlink:type="simple" xlink:show="embed" xlink:actuate="onLoad">
                <text:p/>
              </draw:image>
            </draw:frame>
          </table:table-cell>
          <table:table-cell table:style-name="ce2" office:value-type="string">
            <text:p><text:a xlink:href="">Divine Shield</text:a></text:p>
          </table:table-cell>
          <table:table-cell table:style-name="ce2" office:value-type="float" office:value="34">
            <text:p>34</text:p>
          </table:table-cell>
          <table:table-cell table:style-name="ce4" office:value-type="string">
            <text:p>Protects the paladin from all damage and spells for 12 sec, but reduces all damage you deal by 50%. Once protected, the target cannot be protected by Divine Shield, Divine Protection or Hand of Protection again for 2 min. Cannot be used within 30 sec. of using Avenging Wrath.</text:p>
          </table:table-cell>
          <table:table-cell table:number-columns-repeated="1020"/>
        </table:table-row>
        <table:table-row table:style-name="ro4">
          <table:table-cell>
            <draw:frame table:end-cell-address="Paladin.A34" table:end-x="0.846cm" table:end-y="0.846cm" draw:z-index="32" draw:name="http://images3.wikia.nocookie.net/__cb20060923210746/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Fire Resistance Aura</text:a></text:p>
          </table:table-cell>
          <table:table-cell table:style-name="ce2" office:value-type="float" office:value="36">
            <text:p>36</text:p>
          </table:table-cell>
          <table:table-cell table:style-name="ce4" office:value-type="string">
            <text:p>Gives X additional Fire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5" table:end-x="0.846cm" table:end-y="0.846cm" draw:z-index="33" draw:name="http://images3.wikia.nocookie.net/__cb20060923092416/wowwiki/images/thumb/1/1c/Spell_holy_righteousnessaura.png/32px-Spell_holy_righteousnessaura.png" draw:style-name="gr1" draw:text-style-name="P1" svg:width="0.846cm" svg:height="0.846cm" svg:x="0cm" svg:y="0cm">
              <draw:image xlink:href="Pictures/100002010000002000000020C63099A3.png" xlink:type="simple" xlink:show="embed" xlink:actuate="onLoad">
                <text:p/>
              </draw:image>
            </draw:frame>
          </table:table-cell>
          <table:table-cell table:style-name="ce2" office:value-type="string">
            <text:p><text:a xlink:href="">Seal of Wisdom</text:a></text:p>
          </table:table-cell>
          <table:table-cell table:style-name="ce2" office:value-type="float" office:value="38">
            <text:p>38</text:p>
          </table:table-cell>
          <table:table-cell table:style-name="ce4" office:value-type="string">
            <text:p>Fills the Paladin with divine wisdom for 30 min, giving each melee attack a chance to restore X of the Paladin's mana. Only one Seal can be active on the Paladin at any one time.</text:p>
            <text:p>Unleashing this Seal's energy will judge an enemy for 10 sec, granting attacks and spells used against the judged enemy a chance to restore X mana to the attacker. Your melee strikes will refresh the spell's duration. Only one Judgement per Paladin can be active at any one time.</text:p>
          </table:table-cell>
          <table:table-cell table:number-columns-repeated="1020"/>
        </table:table-row>
        <table:table-row table:style-name="ro4">
          <table:table-cell>
            <draw:frame table:end-cell-address="Paladin.A36" table:end-x="0.846cm" table:end-y="0.846cm" draw:z-index="34" draw:name="http://images3.wikia.nocookie.net/__cb20060829221804/wowwiki/images/thumb/c/c4/Ability_mount_charger.png/32px-Ability_mount_charger.png" draw:style-name="gr1" draw:text-style-name="P1" svg:width="0.846cm" svg:height="0.846cm" svg:x="0cm" svg:y="0cm">
              <draw:image xlink:href="Pictures/1000020100000020000000206E560745.png" xlink:type="simple" xlink:show="embed" xlink:actuate="onLoad">
                <text:p/>
              </draw:image>
            </draw:frame>
          </table:table-cell>
          <table:table-cell table:style-name="ce2" office:value-type="string">
            <text:p><text:a xlink:href="">Summon Charger</text:a></text:p>
          </table:table-cell>
          <table:table-cell table:style-name="ce2" office:value-type="float" office:value="40">
            <text:p>40</text:p>
          </table:table-cell>
          <table:table-cell table:style-name="ce4" office:value-type="string">
            <text:p>Summons a charger, which serves as a mount. This is a very fast mount.</text:p>
          </table:table-cell>
          <table:table-cell table:number-columns-repeated="1020"/>
        </table:table-row>
        <table:table-row table:style-name="ro4">
          <table:table-cell>
            <draw:frame table:end-cell-address="Paladin.A37" table:end-x="0.846cm" table:end-y="0.846cm" draw:z-index="35" draw:name="http://images3.wikia.nocookie.net/__cb20060925125824/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Cleanse</text:a></text:p>
          </table:table-cell>
          <table:table-cell table:style-name="ce2" office:value-type="float" office:value="42">
            <text:p>42</text:p>
          </table:table-cell>
          <table:table-cell table:style-name="ce4" office:value-type="string">
            <text:p>Cleanses a friendly target, removing 1 poison effect, 1 disease effect, and 1 magic effect.</text:p>
          </table:table-cell>
          <table:table-cell table:number-columns-repeated="1020"/>
        </table:table-row>
        <table:table-row table:style-name="ro4">
          <table:table-cell>
            <draw:frame table:end-cell-address="Paladin.A38" table:end-x="0.846cm" table:end-y="0.846cm" draw:z-index="36" draw:name="http://images1.wikia.nocookie.net/__cb20061030164131/wowwiki/images/thumb/d/de/Ability_thunderclap.png/32px-Ability_thunderclap.png" draw:style-name="gr1" draw:text-style-name="P1" svg:width="0.846cm" svg:height="0.846cm" svg:x="0cm" svg:y="0cm">
              <draw:image xlink:href="Pictures/100002010000002000000020BD5CA33A.png" xlink:type="simple" xlink:show="embed" xlink:actuate="onLoad">
                <text:p/>
              </draw:image>
            </draw:frame>
          </table:table-cell>
          <table:table-cell table:style-name="ce2" office:value-type="string">
            <text:p><text:a xlink:href="">Hammer of Wrath</text:a></text:p>
          </table:table-cell>
          <table:table-cell table:style-name="ce2" office:value-type="float" office:value="44">
            <text:p>44</text:p>
          </table:table-cell>
          <table:table-cell table:style-name="ce4" office:value-type="string">
            <text:p>Hurls a hammer that strikes an enemy for X Holy damage. Only usable on enemies that have 20% or less health.</text:p>
          </table:table-cell>
          <table:table-cell table:number-columns-repeated="1020"/>
        </table:table-row>
        <table:table-row table:style-name="ro4">
          <table:table-cell>
            <draw:frame table:end-cell-address="Paladin.A39" table:end-x="0.846cm" table:end-y="0.846cm" draw:z-index="37" draw:name="http://images3.wikia.nocookie.net/__cb20060923092536/wowwiki/images/thumb/1/13/Spell_holy_sealofsacrifice.png/32px-Spell_holy_sealofsacrifice.png" draw:style-name="gr1" draw:text-style-name="P1" svg:width="0.846cm" svg:height="0.846cm" svg:x="0cm" svg:y="0cm">
              <draw:image xlink:href="Pictures/100002010000002000000020ACFE2471.png" xlink:type="simple" xlink:show="embed" xlink:actuate="onLoad">
                <text:p/>
              </draw:image>
            </draw:frame>
          </table:table-cell>
          <table:table-cell table:style-name="ce2" office:value-type="string">
            <text:p><text:a xlink:href="">Hand of Sacrifice</text:a></text:p>
          </table:table-cell>
          <table:table-cell table:style-name="ce2" office:value-type="float" office:value="46">
            <text:p>46</text:p>
          </table:table-cell>
          <table:table-cell table:style-name="ce4" office:value-type="string">
            <text:p>Places a Hand on the party member, transferring 30% of damage taken per hit to the caster. Lasts 30 sec.</text:p>
          </table:table-cell>
          <table:table-cell table:number-columns-repeated="1020"/>
        </table:table-row>
        <table:table-row table:style-name="ro4">
          <table:table-cell>
            <draw:frame table:end-cell-address="Paladin.A40" table:end-x="0.846cm" table:end-y="0.846cm" draw:z-index="38" draw:name="http://images1.wikia.nocookie.net/__cb20060923090524/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Holy Wrath</text:a></text:p>
          </table:table-cell>
          <table:table-cell table:style-name="ce2" office:value-type="float" office:value="50">
            <text:p>50</text:p>
          </table:table-cell>
          <table:table-cell table:style-name="ce4" office:value-type="string">
            <text:p>Sends bolts of holy power in all directions, causing X Holy damage to all Undead and Demon targets within 20 yds, and Stunning them for 3 sec.</text:p>
          </table:table-cell>
          <table:table-cell table:number-columns-repeated="1020"/>
        </table:table-row>
        <table:table-row table:style-name="ro4">
          <table:table-cell>
            <draw:frame table:end-cell-address="Paladin.A41" table:end-x="0.846cm" table:end-y="0.846cm" draw:z-index="39" draw:name="http://images4.wikia.nocookie.net/__cb20060923090947/wowwiki/images/thumb/b/b9/Spell_holy_greaterblessingofkings.png/32px-Spell_holy_greaterblessingofkings.png" draw:style-name="gr1" draw:text-style-name="P1" svg:width="0.846cm" svg:height="0.846cm" svg:x="0cm" svg:y="0cm">
              <draw:image xlink:href="Pictures/10000201000000200000002050393632.png" xlink:type="simple" xlink:show="embed" xlink:actuate="onLoad">
                <text:p/>
              </draw:image>
            </draw:frame>
          </table:table-cell>
          <table:table-cell table:style-name="ce2" office:value-type="string">
            <text:p><text:a xlink:href="">Greater Blessing of Might</text:a></text:p>
          </table:table-cell>
          <table:table-cell table:style-name="ce2" office:value-type="float" office:value="52">
            <text:p>52</text:p>
          </table:table-cell>
          <table:table-cell table:style-name="ce4" office:value-type="string">
            <text:p>Gives all members of the raid or group that share the same class with the target the Greater Blessing of Might, increasing attack power by X for 30 min. Players may only have one Blessing on them per Paladin at any one time.</text:p>
          </table:table-cell>
          <table:table-cell table:number-columns-repeated="1020"/>
        </table:table-row>
        <table:table-row table:style-name="ro4">
          <table:table-cell>
            <draw:frame table:end-cell-address="Paladin.A42" table:end-x="0.846cm" table:end-y="0.846cm" draw:z-index="40" draw:name="http://images3.wikia.nocookie.net/__cb20060923091013/wowwiki/images/thumb/0/0e/Spell_holy_greaterblessingofwisdom.png/32px-Spell_holy_greaterblessingofwisdom.png" draw:style-name="gr1" draw:text-style-name="P1" svg:width="0.846cm" svg:height="0.846cm" svg:x="0cm" svg:y="0cm">
              <draw:image xlink:href="Pictures/100002010000002000000020D3FFEA89.png" xlink:type="simple" xlink:show="embed" xlink:actuate="onLoad">
                <text:p/>
              </draw:image>
            </draw:frame>
          </table:table-cell>
          <table:table-cell table:style-name="ce2" office:value-type="string">
            <text:p><text:a xlink:href="">Greater Blessing of Wisdom</text:a></text:p>
          </table:table-cell>
          <table:table-cell table:style-name="ce2" office:value-type="float" office:value="54">
            <text:p>54</text:p>
          </table:table-cell>
          <table:table-cell table:style-name="ce4" office:value-type="string">
            <text:p>Gives all members of the raid or group that share the same class with the target the Greater Blessing of Wisdom, restoring X mana every 5 seconds for 30 min. Players may only have one Blessing on them per Paladin at any one time.</text:p>
          </table:table-cell>
          <table:table-cell table:number-columns-repeated="1020"/>
        </table:table-row>
        <table:table-row table:style-name="ro4">
          <table:table-cell>
            <draw:frame table:end-cell-address="Paladin.A43" table:end-x="0.846cm" table:end-y="0.846cm" draw:z-index="41" draw:name="http://images4.wikia.nocookie.net/__cb20060923174822/wowwiki/images/thumb/d/da/Spell_magic_greaterblessingofkings.png/32px-Spell_magic_greaterblessingofkings.png" draw:style-name="gr1" draw:text-style-name="P1" svg:width="0.846cm" svg:height="0.846cm" svg:x="0cm" svg:y="0cm">
              <draw:image xlink:href="Pictures/10000201000000200000002095CEC913.png" xlink:type="simple" xlink:show="embed" xlink:actuate="onLoad">
                <text:p/>
              </draw:image>
            </draw:frame>
          </table:table-cell>
          <table:table-cell table:style-name="ce2" office:value-type="string">
            <text:p><text:a xlink:href="">Greater Blessing of Kings</text:a></text:p>
          </table:table-cell>
          <table:table-cell table:style-name="ce2" office:value-type="float" office:value="60">
            <text:p>60</text:p>
          </table:table-cell>
          <table:table-cell table:style-name="ce4" office:value-type="string">
            <text:p>Gives all members of the raid or group that share the same class with the target the Greater Blessing of Kings, increasing total stats by 10% for 30 min. Players may only have one Blessing on them per Paladin at any one time.</text:p>
          </table:table-cell>
          <table:table-cell table:number-columns-repeated="1020"/>
        </table:table-row>
        <table:table-row table:style-name="ro4">
          <table:table-cell>
            <draw:frame table:end-cell-address="Paladin.A44" table:end-x="0.846cm" table:end-y="0.846cm" draw:z-index="42" draw:name="http://images1.wikia.nocookie.net/__cb20070114130451/wowwiki/images/thumb/7/72/Spell_holy_crusaderaura.png/32px-Spell_holy_crusaderaura.png" draw:style-name="gr1" draw:text-style-name="P1" svg:width="0.846cm" svg:height="0.846cm" svg:x="0cm" svg:y="0cm">
              <draw:image xlink:href="Pictures/100002010000002000000020875DFFF6.png" xlink:type="simple" xlink:show="embed" xlink:actuate="onLoad">
                <text:p/>
              </draw:image>
            </draw:frame>
          </table:table-cell>
          <table:table-cell table:style-name="ce2" office:value-type="string">
            <text:p><text:a xlink:href="">Crusader Aura</text:a></text:p>
          </table:table-cell>
          <table:table-cell table:style-name="ce2" office:value-type="float" office:value="62">
            <text:p>62</text:p>
          </table:table-cell>
          <table:table-cell table:style-name="ce4" office:value-type="string">
            <text:p>Increases the mounted speed by 20% for all party and raid members within 40 yards. Players may only have one Aura on them per Paladin at any one time. This does not stack with other movement speed increasing effects.</text:p>
          </table:table-cell>
          <table:table-cell table:number-columns-repeated="1020"/>
        </table:table-row>
        <table:table-row table:style-name="ro4">
          <table:table-cell>
            <draw:frame table:end-cell-address="Paladin.A45" table:end-x="0.846cm" table:end-y="0.846cm" draw:z-index="43" draw:name="http://images4.wikia.nocookie.net/__cb20080726210547/wowwiki/images/thumb/6/69/Spell_holy_sealofvengeance.png/32px-Spell_holy_sealofvengeance.png" draw:style-name="gr1" draw:text-style-name="P1" svg:width="0.846cm" svg:height="0.846cm" svg:x="0cm" svg:y="0cm">
              <draw:image xlink:href="Pictures/100002010000002000000020A7FEB03E.png" xlink:type="simple" xlink:show="embed" xlink:actuate="onLoad">
                <text:p/>
              </draw:image>
            </draw:frame>
          </table:table-cell>
          <table:table-cell table:style-name="ce1" office:value-type="string">
            <text:p><text:a xlink:href=""> </text:a><text:a xlink:href="">Seal of Vengeance</text:a></text:p>
            <text:p><text:a xlink:href=""> </text:a><text:a xlink:href="">Seal of Corruption</text:a></text:p>
          </table:table-cell>
          <table:table-cell table:style-name="ce2" office:value-type="string">
            <text:p><text:a xlink:href=""> </text:a>64</text:p>
            <text:p><text:a xlink:href=""> </text:a>66</text:p>
          </table:table-cell>
          <table:table-cell table:style-name="ce4" office:value-type="string">
            <text:p>Fills the Paladin with holy power, causing attacks to apply Holy Vengeance, which deals 161 additional Holy damage over 15 sec. Holy Vengeance can stack up to 5 times. Only one Seal can be active on the Paladin at any one time. Lasts 30 min.</text:p>
          </table:table-cell>
          <table:table-cell table:number-columns-repeated="1020"/>
        </table:table-row>
        <table:table-row table:style-name="ro4">
          <table:table-cell>
            <draw:frame table:end-cell-address="Paladin.A46" table:end-x="0.846cm" table:end-y="0.846cm" draw:z-index="44" draw:name="http://images1.wikia.nocookie.net/__cb20070113163801/wowwiki/images/thumb/1/17/Spell_holy_avenginewrath.png/32px-Spell_holy_avenginewrath.png" draw:style-name="gr1" draw:text-style-name="P1" svg:width="0.846cm" svg:height="0.846cm" svg:x="0cm" svg:y="0cm">
              <draw:image xlink:href="Pictures/1000020100000020000000202033ED15.png" xlink:type="simple" xlink:show="embed" xlink:actuate="onLoad">
                <text:p/>
              </draw:image>
            </draw:frame>
          </table:table-cell>
          <table:table-cell table:style-name="ce2" office:value-type="string">
            <text:p><text:a xlink:href="">Avenging Wrath</text:a></text:p>
          </table:table-cell>
          <table:table-cell table:style-name="ce2" office:value-type="float" office:value="70">
            <text:p>70</text:p>
          </table:table-cell>
          <table:table-cell table:style-name="ce4" office:value-type="string">
            <text:p>Increases all damage and healing caused by 20% for 20 sec. Cannot be used within 30 sec of being the target of Divine Shield, Divine Protection, or Hand of Protection.</text:p>
          </table:table-cell>
          <table:table-cell table:number-columns-repeated="1020"/>
        </table:table-row>
        <table:table-row table:style-name="ro4">
          <table:table-cell>
            <draw:frame table:end-cell-address="Paladin.A47" table:end-x="0.846cm" table:end-y="0.846cm" draw:z-index="45" draw:name="http://images3.wikia.nocookie.net/__cb20080729143636/wowwiki/images/thumb/9/9d/Spell_holy_aspiration.png/32px-Spell_holy_aspiration.png" draw:style-name="gr1" draw:text-style-name="P1" svg:width="0.846cm" svg:height="0.846cm" svg:x="0cm" svg:y="0cm">
              <draw:image xlink:href="Pictures/10000201000000200000002028BD3703.png" xlink:type="simple" xlink:show="embed" xlink:actuate="onLoad">
                <text:p/>
              </draw:image>
            </draw:frame>
          </table:table-cell>
          <table:table-cell table:style-name="ce2" office:value-type="string">
            <text:p><text:a xlink:href="">Divine Plea</text:a></text:p>
          </table:table-cell>
          <table:table-cell table:style-name="ce2" office:value-type="float" office:value="71">
            <text:p>71</text:p>
          </table:table-cell>
          <table:table-cell table:style-name="ce4" office:value-type="string">
            <text:p>You gain 25% of your total mana over 15 sec, but the amount healed by your Flash of Light, Holy Light, and Holy Shock spells is reduced by 50%.</text:p>
          </table:table-cell>
          <table:table-cell table:number-columns-repeated="1020"/>
        </table:table-row>
        <table:table-row table:style-name="ro4">
          <table:table-cell>
            <draw:frame table:end-cell-address="Paladin.A48" table:end-x="0.846cm" table:end-y="0.846cm" draw:z-index="46" draw:name="http://images2.wikia.nocookie.net/__cb20080801145424/wowwiki/images/thumb/6/67/Ability_paladin_shieldofvengeance.png/32px-Ability_paladin_shieldofvengeance.png" draw:style-name="gr1" draw:text-style-name="P1" svg:width="0.846cm" svg:height="0.846cm" svg:x="0cm" svg:y="0cm">
              <draw:image xlink:href="Pictures/100002010000002000000020E189BC75.png" xlink:type="simple" xlink:show="embed" xlink:actuate="onLoad">
                <text:p/>
              </draw:image>
            </draw:frame>
          </table:table-cell>
          <table:table-cell table:style-name="ce2" office:value-type="string">
            <text:p><text:a xlink:href="">Shield of Righteousness</text:a></text:p>
          </table:table-cell>
          <table:table-cell table:style-name="ce2" office:value-type="float" office:value="75">
            <text:p>75</text:p>
          </table:table-cell>
          <table:table-cell table:style-name="ce4" office:value-type="string">
            <text:p>Slam the target with your shield, causing Holy damage equal to 100% of your block value plus 520. High Threat.</text:p>
          </table:table-cell>
          <table:table-cell table:number-columns-repeated="1020"/>
        </table:table-row>
        <table:table-row table:style-name="ro4">
          <table:table-cell>
            <draw:frame table:end-cell-address="Paladin.A49" table:end-x="0.846cm" table:end-y="0.846cm" draw:z-index="47" draw:name="http://images2.wikia.nocookie.net/__cb20080726210437/wowwiki/images/thumb/f/fe/Ability_paladin_blessedmending.png/32px-Ability_paladin_blessedmending.png" draw:style-name="gr1" draw:text-style-name="P1" svg:width="0.846cm" svg:height="0.846cm" svg:x="0cm" svg:y="0cm">
              <draw:image xlink:href="Pictures/10000201000000200000002012F378B9.png" xlink:type="simple" xlink:show="embed" xlink:actuate="onLoad">
                <text:p/>
              </draw:image>
            </draw:frame>
          </table:table-cell>
          <table:table-cell table:style-name="ce2" office:value-type="string">
            <text:p><text:a xlink:href="">Sacred Shield</text:a></text:p>
          </table:table-cell>
          <table:table-cell table:style-name="ce2" office:value-type="float" office:value="80">
            <text:p>80</text:p>
          </table:table-cell>
          <table:table-cell table:style-name="ce4" office:value-type="string">
            <text:p>Each time the target takes damage they gain a Sacred Shield, absorbing 500 damage and increasing the paladin's chance to critically hit with Flash of Light by 50% for up to 6 sec. They cannot gain this effect more than once every 6 sec. Lasts 30 sec. This spell cannot be on more than one target at any one time.</text:p>
          </table:table-cell>
          <table:table-cell table:number-columns-repeated="1020"/>
        </table:table-row>
        <table:table-row table:style-name="ro4">
          <table:table-cell table:number-columns-repeated="1024"/>
        </table:table-row>
        <table:table-row table:style-name="ro4">
          <table:table-cell office:value-type="string">
            <text:p>Holy</text:p>
          </table:table-cell>
          <table:table-cell table:number-columns-repeated="1023"/>
        </table:table-row>
        <table:table-row table:style-name="ro4">
          <table:table-cell table:style-name="ce2" office:value-type="string">
            <text:p><text:a xlink:href=""> </text:a></text:p>
            <draw:frame table:end-cell-address="Paladin.A52" table:end-x="0.846cm" table:end-y="0.846cm" draw:z-index="48" draw:name="http://images3.wikia.nocookie.net/__cb20070113163905/wowwiki/images/thumb/f/f4/Spell_holy_auramastery.png/32px-Spell_holy_auramastery.png" draw:style-name="gr1" draw:text-style-name="P1" svg:width="0.846cm" svg:height="0.846cm" svg:x="0cm" svg:y="0cm">
              <draw:image xlink:href="Pictures/1000020100000020000000201AD56858.png" xlink:type="simple" xlink:show="embed" xlink:actuate="onLoad">
                <text:p/>
              </draw:image>
            </draw:frame>
          </table:table-cell>
          <table:table-cell table:style-name="ce2" office:value-type="string">
            <text:p><text:a xlink:href="">Aura Mastery</text:a></text:p>
          </table:table-cell>
          <table:table-cell table:style-name="ce2" office:value-type="string">
            <text:p>Holy 11</text:p>
          </table:table-cell>
          <table:table-cell table:style-name="ce4" office:value-type="string">
            <text:p>Causes your Concentration Aura to make all affected targets immune to Silence and Interrupt effects and improve the effect of all other auras by 100%. Lasts 6 sec.</text:p>
          </table:table-cell>
          <table:table-cell table:number-columns-repeated="1020"/>
        </table:table-row>
        <table:table-row table:style-name="ro4">
          <table:table-cell table:style-name="ce2" office:value-type="string">
            <text:p><text:a xlink:href=""> </text:a></text:p>
            <draw:frame table:end-cell-address="Paladin.A53" table:end-x="0.846cm" table:end-y="0.846cm" draw:z-index="49" draw:name="http://images2.wikia.nocookie.net/__cb20060930060152/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Divine Favor</text:a></text:p>
          </table:table-cell>
          <table:table-cell table:style-name="ce2" office:value-type="string">
            <text:p>Holy 20</text:p>
            <text:p><text:a xlink:href="">Illumination</text:a> 5</text:p>
          </table:table-cell>
          <table:table-cell table:style-name="ce4" office:value-type="string">
            <text:p>When activated, gives your next Flash of Light, Holy Light, or Holy Shock spell a 100% critical effect chance.</text:p>
          </table:table-cell>
          <table:table-cell table:number-columns-repeated="1020"/>
        </table:table-row>
        <table:table-row table:style-name="ro4">
          <table:table-cell table:style-name="ce2" office:value-type="string">
            <text:p><text:a xlink:href=""> </text:a></text:p>
            <draw:frame table:end-cell-address="Paladin.A54" table:end-x="0.846cm" table:end-y="0.846cm" draw:z-index="50" draw:name="http://images1.wikia.nocookie.net/__cb20060930065009/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Shock</text:a></text:p>
          </table:table-cell>
          <table:table-cell table:style-name="ce2" office:value-type="string">
            <text:p>Holy 30</text:p>
            <text:p><text:a xlink:href="">Divine Favor</text:a> 1</text:p>
          </table:table-cell>
          <table:table-cell table:style-name="ce4" office:value-type="string">
            <text:p>Blasts the target with Holy energy, causing X Holy damage to an enemy, or Y healing to an ally.</text:p>
          </table:table-cell>
          <table:table-cell table:number-columns-repeated="1020"/>
        </table:table-row>
        <table:table-row table:style-name="ro4">
          <table:table-cell table:style-name="ce2" office:value-type="string">
            <text:p><text:a xlink:href=""> </text:a></text:p>
            <draw:frame table:end-cell-address="Paladin.A55" table:end-x="0.846cm" table:end-y="0.846cm" draw:z-index="51" draw:name="http://images2.wikia.nocookie.net/__cb20070113163313/wowwiki/images/thumb/3/34/Spell_holy_divineillumination.png/32px-Spell_holy_divineillumination.png" draw:style-name="gr1" draw:text-style-name="P1" svg:width="0.846cm" svg:height="0.846cm" svg:x="0cm" svg:y="0cm">
              <draw:image xlink:href="Pictures/10000201000000200000002086F377BF.png" xlink:type="simple" xlink:show="embed" xlink:actuate="onLoad">
                <text:p/>
              </draw:image>
            </draw:frame>
          </table:table-cell>
          <table:table-cell table:style-name="ce2" office:value-type="string">
            <text:p><text:a xlink:href="">Divine Illumination</text:a></text:p>
          </table:table-cell>
          <table:table-cell table:style-name="ce2" office:value-type="string">
            <text:p>Holy 40</text:p>
          </table:table-cell>
          <table:table-cell table:style-name="ce4" office:value-type="string">
            <text:p>Reduces the mana cost of all spells by 50% for 15 sec.</text:p>
          </table:table-cell>
          <table:table-cell table:number-columns-repeated="1020"/>
        </table:table-row>
        <table:table-row table:style-name="ro4">
          <table:table-cell table:style-name="ce2" office:value-type="string">
            <text:p><text:a xlink:href=""> </text:a></text:p>
            <draw:frame table:end-cell-address="Paladin.A56" table:end-x="0.846cm" table:end-y="0.846cm" draw:z-index="52" draw:name="http://images2.wikia.nocookie.net/__cb20080805062723/wowwiki/images/thumb/c/c0/Ability_paladin_beaconoflight.png/32px-Ability_paladin_beaconoflight.png" draw:style-name="gr1" draw:text-style-name="P1" svg:width="0.846cm" svg:height="0.846cm" svg:x="0cm" svg:y="0cm">
              <draw:image xlink:href="Pictures/1000020100000020000000200DE00629.png" xlink:type="simple" xlink:show="embed" xlink:actuate="onLoad">
                <text:p/>
              </draw:image>
            </draw:frame>
          </table:table-cell>
          <table:table-cell table:style-name="ce2" office:value-type="string">
            <text:p><text:a xlink:href="">Beacon of Light</text:a></text:p>
          </table:table-cell>
          <table:table-cell table:style-name="ce2" office:value-type="string">
            <text:p>Holy 50</text:p>
          </table:table-cell>
          <table:table-cell table:style-name="ce4" office:value-type="string">
            <text:p>The target becomes a Beacon of Light to all members of your party or raid within a 60 yard radius. Any heals you cast on party or raid members will also heal the Beacon for 100% of the amount healed. Only one target can be the Beacon of Light at a time. Lasts 1 min.</text:p>
          </table:table-cell>
          <table:table-cell table:number-columns-repeated="1020"/>
        </table:table-row>
        <table:table-row table:style-name="ro4">
          <table:table-cell table:number-columns-repeated="1024"/>
        </table:table-row>
        <table:table-row table:style-name="ro4">
          <table:table-cell office:value-type="string">
            <text:p>Protection</text:p>
          </table:table-cell>
          <table:table-cell table:number-columns-repeated="1023"/>
        </table:table-row>
        <table:table-row table:style-name="ro4">
          <table:table-cell>
            <draw:frame table:end-cell-address="Paladin.A59" table:end-x="0.846cm" table:end-y="0.846cm" draw:z-index="53" draw:name="http://images3.wikia.nocookie.net/__cb20090315122928/wowwiki/images/thumb/2/2b/Spell_holy_powerwordbarrier.png/32px-Spell_holy_powerwordbarrier.png" draw:style-name="gr1" draw:text-style-name="P1" svg:width="0.846cm" svg:height="0.846cm" svg:x="0cm" svg:y="0cm">
              <draw:image xlink:href="Pictures/1000020100000020000000208AAF0565.png" xlink:type="simple" xlink:show="embed" xlink:actuate="onLoad">
                <text:p/>
              </draw:image>
            </draw:frame>
          </table:table-cell>
          <table:table-cell table:style-name="ce2" office:value-type="string">
            <text:p><text:a xlink:href="">Divine Sacrifice</text:a></text:p>
          </table:table-cell>
          <table:table-cell table:style-name="ce2" office:value-type="string">
            <text:p>Protection 10</text:p>
          </table:table-cell>
          <table:table-cell table:style-name="ce4" office:value-type="string">
            <text:p>30% of all damage taken by party members within 30 yards is redirected to the Paladin (up to a maximum of 40% of the Paladin's health times the number of party members). Damage which reduces the Paladin below 20% health will break the effect. Lasts 10 sec.</text:p>
          </table:table-cell>
          <table:table-cell table:number-columns-repeated="1020"/>
        </table:table-row>
        <table:table-row table:style-name="ro4">
          <table:table-cell>
            <draw:frame table:end-cell-address="Paladin.A60" table:end-x="0.846cm" table:end-y="0.846cm" draw:z-index="54" draw:name="http://images1.wikia.nocookie.net/__cb20060923182031/wowwiki/images/thumb/f/f9/Spell_nature_lightningshield.png/32px-Spell_nature_lightningshield.png" draw:style-name="gr1" draw:text-style-name="P1" svg:width="0.846cm" svg:height="0.846cm" svg:x="0cm" svg:y="0cm">
              <draw:image xlink:href="Pictures/10000201000000200000002006B05300.png" xlink:type="simple" xlink:show="embed" xlink:actuate="onLoad">
                <text:p/>
              </draw:image>
            </draw:frame>
          </table:table-cell>
          <table:table-cell table:style-name="ce2" office:value-type="string">
            <text:p><text:a xlink:href="">Blessing of Sanctuary</text:a></text:p>
          </table:table-cell>
          <table:table-cell table:style-name="ce2" office:value-type="string">
            <text:p>Protection 20</text:p>
          </table:table-cell>
          <table:table-cell table:style-name="ce4" office:value-type="string">
            <text:p>Places a Blessing on the friendly target, reducing damage taken from all sources by 3% for 1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1" table:end-x="0.846cm" table:end-y="0.846cm" draw:z-index="55" draw:name="http://images1.wikia.nocookie.net/__cb20060923091007/wowwiki/images/thumb/9/9e/Spell_holy_greaterblessingofsanctuary.png/32px-Spell_holy_greaterblessingofsanctuary.png" draw:style-name="gr1" draw:text-style-name="P1" svg:width="0.846cm" svg:height="0.846cm" svg:x="0cm" svg:y="0cm">
              <draw:image xlink:href="Pictures/10000201000000200000002002DAD012.png" xlink:type="simple" xlink:show="embed" xlink:actuate="onLoad">
                <text:p/>
              </draw:image>
            </draw:frame>
          </table:table-cell>
          <table:table-cell table:style-name="ce2" office:value-type="string">
            <text:p><text:a xlink:href="">Greater Blessing of Sanctuary</text:a></text:p>
          </table:table-cell>
          <table:table-cell table:style-name="ce2" office:value-type="string">
            <text:p>Protection 20</text:p>
          </table:table-cell>
          <table:table-cell table:style-name="ce4" office:value-type="string">
            <text:p>Gives all members of the raid or group that share the same class with the target the Greater Blessing of Sanctuary, reducing damage taken from all sources by 3% for 3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2" table:end-x="0.846cm" table:end-y="0.846cm" draw:z-index="56" draw:name="http://images3.wikia.nocookie.net/__cb20060930053717/wowwiki/images/thumb/0/05/Spell_holy_blessingofprotection.png/32px-Spell_holy_blessingofprotection.png" draw:style-name="gr1" draw:text-style-name="P1" svg:width="0.846cm" svg:height="0.846cm" svg:x="0cm" svg:y="0cm">
              <draw:image xlink:href="Pictures/100002010000002000000020105E6850.png" xlink:type="simple" xlink:show="embed" xlink:actuate="onLoad">
                <text:p/>
              </draw:image>
            </draw:frame>
          </table:table-cell>
          <table:table-cell table:style-name="ce2" office:value-type="string">
            <text:p><text:a xlink:href="">Holy Shield</text:a></text:p>
          </table:table-cell>
          <table:table-cell table:style-name="ce2" office:value-type="string">
            <text:p>Protection 30</text:p>
            <text:p><text:a xlink:href="">Blessing of Sanctuary</text:a></text:p>
          </table:table-cell>
          <table:table-cell table:style-name="ce4" office:value-type="string">
            <text:p>Increases chance to block by 30% for 10 sec, and deals X Holy damage for each attack blocked while active. Each block expends a charge. 8 charges.</text:p>
          </table:table-cell>
          <table:table-cell table:style-name="ce16"/>
          <table:table-cell table:number-columns-repeated="1019"/>
        </table:table-row>
        <table:table-row table:style-name="ro4">
          <table:table-cell>
            <draw:frame table:end-cell-address="Paladin.A63" table:end-x="0.846cm" table:end-y="0.846cm" draw:z-index="57" draw:name="http://images2.wikia.nocookie.net/__cb20070113163828/wowwiki/images/thumb/1/1c/Spell_holy_avengersshield.png/32px-Spell_holy_avengersshield.png" draw:style-name="gr1" draw:text-style-name="P1" svg:width="0.846cm" svg:height="0.846cm" svg:x="0cm" svg:y="0cm">
              <draw:image xlink:href="Pictures/1000020100000020000000206E27A63D.png" xlink:type="simple" xlink:show="embed" xlink:actuate="onLoad">
                <text:p/>
              </draw:image>
            </draw:frame>
          </table:table-cell>
          <table:table-cell table:style-name="ce2" office:value-type="string">
            <text:p><text:a xlink:href="">Avenger's Shield</text:a></text:p>
          </table:table-cell>
          <table:table-cell table:style-name="ce2" office:value-type="string">
            <text:p>Protection 40</text:p>
            <text:p><text:a xlink:href="">Holy Shield</text:a></text:p>
          </table:table-cell>
          <table:table-cell table:style-name="ce4" office:value-type="string">
            <text:p>Hurls a holy shield at the enemy, dealing X Holy damage, Dazing them and then jumping to additional nearby enemies. Affects 3 total targets. Lasts 10 sec.</text:p>
          </table:table-cell>
          <table:table-cell table:style-name="ce16"/>
          <table:table-cell table:number-columns-repeated="1019"/>
        </table:table-row>
        <table:table-row table:style-name="ro4">
          <table:table-cell>
            <draw:frame table:end-cell-address="Paladin.A64" table:end-x="0.846cm" table:end-y="0.846cm" draw:z-index="58" draw:name="http://images2.wikia.nocookie.net/__cb20080805011947/wowwiki/images/thumb/7/75/Ability_paladin_hammeroftherighteous.png/32px-Ability_paladin_hammeroftherighteous.png" draw:style-name="gr1" draw:text-style-name="P1" svg:width="0.846cm" svg:height="0.846cm" svg:x="0cm" svg:y="0cm">
              <draw:image xlink:href="Pictures/1000020100000020000000207E043703.png" xlink:type="simple" xlink:show="embed" xlink:actuate="onLoad">
                <text:p/>
              </draw:image>
            </draw:frame>
          </table:table-cell>
          <table:table-cell table:style-name="ce2" office:value-type="string">
            <text:p><text:a xlink:href="">Hammer of the Righteous</text:a></text:p>
          </table:table-cell>
          <table:table-cell table:style-name="ce2" office:value-type="string">
            <text:p>Protection 50</text:p>
          </table:table-cell>
          <table:table-cell table:style-name="ce4" office:value-type="string">
            <text:p>Hammer the current target and up to 2 additional nearby targets, causing 4 times your main hand damage per second as Holy damage.</text:p>
          </table:table-cell>
          <table:table-cell table:number-columns-repeated="1020"/>
        </table:table-row>
        <table:table-row table:style-name="ro4">
          <table:table-cell table:number-columns-repeated="1024"/>
        </table:table-row>
        <table:table-row table:style-name="ro4">
          <table:table-cell office:value-type="string">
            <text:p>Retribution</text:p>
          </table:table-cell>
          <table:table-cell table:number-columns-repeated="1023"/>
        </table:table-row>
        <table:table-row table:style-name="ro4">
          <table:table-cell>
            <draw:frame table:end-cell-address="Paladin.A67" table:end-x="0.846cm" table:end-y="0.846cm" draw:z-index="59" draw:name="http://images4.wikia.nocookie.net/__cb20060928010455/wowwiki/images/thumb/2/24/Ability_warrior_innerrage.png/32px-Ability_warrior_innerrage.png" draw:style-name="gr1" draw:text-style-name="P1" svg:width="0.846cm" svg:height="0.846cm" svg:x="0cm" svg:y="0cm">
              <draw:image xlink:href="Pictures/100002010000002000000020819CD1FB.png" xlink:type="simple" xlink:show="embed" xlink:actuate="onLoad">
                <text:p/>
              </draw:image>
            </draw:frame>
          </table:table-cell>
          <table:table-cell table:style-name="ce2" office:value-type="string">
            <text:p><text:a xlink:href="">Seal of Command</text:a></text:p>
          </table:table-cell>
          <table:table-cell table:style-name="ce2" office:value-type="string">
            <text:p>Retribution 10</text:p>
          </table:table-cell>
          <table:table-cell table:style-name="ce4" office:value-type="string">
            <text:p>All melee attacks deal X additional Holy damage. When used with attacks or abilities that strike a single target, this additional Holy damage will strike up to 2 additional targets. Lasts 30 min.</text:p>
            <text:p>Unleashing this Seal's energy will judge an enemy, instantly causing Y Holy damage.</text:p>
          </table:table-cell>
          <table:table-cell table:number-columns-repeated="1020"/>
        </table:table-row>
        <table:table-row table:style-name="ro4">
          <table:table-cell>
            <draw:frame table:end-cell-address="Paladin.A68" table:end-x="0.846cm" table:end-y="0.846cm" draw:z-index="60" draw:name="http://images3.wikia.nocookie.net/__cb20060930062720/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 office:value-type="string">
            <text:p><text:a xlink:href="">Repentance</text:a></text:p>
          </table:table-cell>
          <table:table-cell table:style-name="ce2" office:value-type="string">
            <text:p>Retribution 30</text:p>
          </table:table-cell>
          <table:table-cell table:style-name="ce4" office:value-type="string">
            <text:p>Puts the enemy target in a state of meditation, incapacitating them for up to 1 min (6 seconds for PvP), and removing the effect of Righteous Vengeance. Any damage caused will awaken the target. Usable against Demons, Dragonkin, Giants, Humanoids and Undead.</text:p>
          </table:table-cell>
          <table:table-cell table:number-columns-repeated="1020"/>
        </table:table-row>
        <table:table-row table:style-name="ro4">
          <table:table-cell>
            <draw:frame table:end-cell-address="Paladin.A69" table:end-x="0.846cm" table:end-y="0.846cm" draw:z-index="61" draw:name="http://images2.wikia.nocookie.net/__cb20070114130511/wowwiki/images/thumb/8/8e/Spell_holy_crusaderstrike.png/32px-Spell_holy_crusaderstrike.png" draw:style-name="gr1" draw:text-style-name="P1" svg:width="0.846cm" svg:height="0.846cm" svg:x="0cm" svg:y="0cm">
              <draw:image xlink:href="Pictures/1000020100000020000000209C67A0B8.png" xlink:type="simple" xlink:show="embed" xlink:actuate="onLoad">
                <text:p/>
              </draw:image>
            </draw:frame>
          </table:table-cell>
          <table:table-cell table:style-name="ce2" office:value-type="string">
            <text:p><text:a xlink:href="">Crusader Strike</text:a></text:p>
          </table:table-cell>
          <table:table-cell table:style-name="ce2" office:value-type="string">
            <text:p>Retribution 40</text:p>
          </table:table-cell>
          <table:table-cell table:style-name="ce4" office:value-type="string">
            <text:p>An instant strike that causes 75% weapon damage.</text:p>
          </table:table-cell>
          <table:table-cell table:number-columns-repeated="1020"/>
        </table:table-row>
        <table:table-row table:style-name="ro4">
          <table:table-cell>
            <draw:frame table:end-cell-address="Paladin.A70" table:end-x="0.846cm" table:end-y="0.846cm" draw:z-index="62" draw:name="http://images3.wikia.nocookie.net/__cb20080729144016/wowwiki/images/thumb/5/5d/Ability_paladin_divinestorm.png/32px-Ability_paladin_divinestorm.png" draw:style-name="gr1" draw:text-style-name="P1" svg:width="0.846cm" svg:height="0.846cm" svg:x="0cm" svg:y="0cm">
              <draw:image xlink:href="Pictures/100002010000002000000020351A90FD.png" xlink:type="simple" xlink:show="embed" xlink:actuate="onLoad">
                <text:p/>
              </draw:image>
            </draw:frame>
          </table:table-cell>
          <table:table-cell table:style-name="ce2" office:value-type="string">
            <text:p><text:a xlink:href="">Divine Storm</text:a></text:p>
          </table:table-cell>
          <table:table-cell table:style-name="ce2" office:value-type="string">
            <text:p>Retribution 50</text:p>
          </table:table-cell>
          <table:table-cell table:style-name="ce4" office:value-type="string">
            <text:p>An instant weapon attack that causes 110% of weapon damage to up to 4 enemies within 8 yards. The Divine Storm heals up to 3 party or raid members totaling 25% of the damage caused.</text:p>
          </table:table-cell>
          <table:table-cell table:number-columns-repeated="1020"/>
        </table:table-row>
        <table:table-row table:style-name="ro4" table:number-rows-repeated="65465">
          <table:table-cell table:number-columns-repeated="1024"/>
        </table:table-row>
        <table:table-row table:style-name="ro4">
          <table:table-cell table:number-columns-repeated="1024"/>
        </table:table-row>
      </table:table>
      <table:table table:name="Shaman"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Warlock" table:style-name="ta1" table:print="false">
        <table:table-column table:style-name="co1" table:default-cell-style-name="Default"/>
        <table:table-column table:style-name="co2" table:default-cell-style-name="Default"/>
        <table:table-column table:style-name="co3" table:default-cell-style-name="Default"/>
        <table:table-column table:style-name="co18"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7"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8"/>
        </table:table-row>
        <table:table-row table:style-name="ro4">
          <table:table-cell>
            <draw:frame table:end-cell-address="Warlock.A2" table:end-x="0.846cm" table:end-y="0.846cm" draw:z-index="0" draw:name="http://images3.wikia.nocookie.net/__cb20060923203023/wowwiki/images/thumb/0/0c/Spell_shadow_shadowbolt.png/32px-Spell_shadow_shadowbolt.png" draw:style-name="gr1" draw:text-style-name="P1" svg:width="0.846cm" svg:height="0.846cm" svg:x="0cm" svg:y="0cm">
              <draw:image xlink:href="Pictures/100002010000002000000020335797FE.png" xlink:type="simple" xlink:show="embed" xlink:actuate="onLoad">
                <text:p/>
              </draw:image>
            </draw:frame>
          </table:table-cell>
          <table:table-cell table:style-name="ce2" office:value-type="string">
            <text:p><text:a xlink:href="">Shadow Bolt</text:a></text:p>
          </table:table-cell>
          <table:table-cell table:style-name="ce2" office:value-type="string">
            <text:p>Starts with</text:p>
          </table:table-cell>
          <table:table-cell table:style-name="ce4" office:value-type="string">
            <text:p>Sends a shadowy bolt at the enemy, causing X Shadow damage.</text:p>
          </table:table-cell>
          <table:table-cell table:style-name="ce16"/>
          <table:table-cell table:number-columns-repeated="1019"/>
        </table:table-row>
        <table:table-row table:style-name="ro4">
          <table:table-cell>
            <draw:frame table:end-cell-address="Warlock.A3" table:end-x="0.846cm" table:end-y="0.846cm" draw:z-index="1"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Skin</text:a></text:p>
          </table:table-cell>
          <table:table-cell table:style-name="ce2" office:value-type="string">
            <text:p>Starts with</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number-columns-repeated="1020"/>
        </table:table-row>
        <table:table-row table:style-name="ro4">
          <table:table-cell>
            <draw:frame table:end-cell-address="Warlock.A4" table:end-x="0.846cm" table:end-y="0.846cm" draw:z-index="2" draw:name="http://images3.wikia.nocookie.net/__cb20060923203529/wowwiki/images/thumb/a/a7/Spell_shadow_summonimp.png/32px-Spell_shadow_summonimp.png" draw:style-name="gr1" draw:text-style-name="P1" svg:width="0.846cm" svg:height="0.846cm" svg:x="0cm" svg:y="0cm">
              <draw:image xlink:href="Pictures/100002010000002000000020B2BF063F.png" xlink:type="simple" xlink:show="embed" xlink:actuate="onLoad">
                <text:p/>
              </draw:image>
            </draw:frame>
          </table:table-cell>
          <table:table-cell table:style-name="ce2" office:value-type="string">
            <text:p><text:a xlink:href="">Summon Imp</text:a></text:p>
          </table:table-cell>
          <table:table-cell table:style-name="ce2" office:value-type="float" office:value="1">
            <text:p>1</text:p>
          </table:table-cell>
          <table:table-cell table:style-name="ce4" office:value-type="string">
            <text:p>Summons an <text:a xlink:href="">Imp</text:a> under the command of the Warlock. Does not use a<text:a xlink:href="">Soul Shard</text:a>.</text:p>
          </table:table-cell>
          <table:table-cell table:number-columns-repeated="1020"/>
        </table:table-row>
        <table:table-row table:style-name="ro4">
          <table:table-cell>
            <draw:frame table:end-cell-address="Warlock.A5" table:end-x="0.846cm" table:end-y="0.846cm" draw:z-index="3" draw:name="http://images2.wikia.nocookie.net/__cb20060928020134/wowwiki/images/thumb/0/03/Spell_fire_immolation.png/32px-Spell_fire_immolation.png" draw:style-name="gr1" draw:text-style-name="P1" svg:width="0.846cm" svg:height="0.846cm" svg:x="0cm" svg:y="0cm">
              <draw:image xlink:href="Pictures/100002010000002000000020B6AC0597.png" xlink:type="simple" xlink:show="embed" xlink:actuate="onLoad">
                <text:p/>
              </draw:image>
            </draw:frame>
          </table:table-cell>
          <table:table-cell table:style-name="ce2" office:value-type="string">
            <text:p><text:a xlink:href="">Immolate</text:a></text:p>
          </table:table-cell>
          <table:table-cell table:style-name="ce2" office:value-type="float" office:value="1">
            <text:p>1</text:p>
          </table:table-cell>
          <table:table-cell table:style-name="ce4" office:value-type="string">
            <text:p>Burns the enemy for X <text:a xlink:href="">Fire</text:a> damage and then an additional Y Fire damage over 15 seconds.</text:p>
          </table:table-cell>
          <table:table-cell table:style-name="ce16"/>
          <table:table-cell table:number-columns-repeated="1019"/>
        </table:table-row>
        <table:table-row table:style-name="ro4">
          <table:table-cell>
            <draw:frame table:end-cell-address="Warlock.A6" table:end-x="0.846cm" table:end-y="0.846cm" draw:z-index="4" draw:name="http://images2.wikia.nocookie.net/__cb20060930184226/wowwiki/images/thumb/1/13/Spell_shadow_abominationexplosion.png/32px-Spell_shadow_abominationexplosion.png" draw:style-name="gr1" draw:text-style-name="P1" svg:width="0.846cm" svg:height="0.846cm" svg:x="0cm" svg:y="0cm">
              <draw:image xlink:href="Pictures/1000020100000020000000209AC87B86.png" xlink:type="simple" xlink:show="embed" xlink:actuate="onLoad">
                <text:p/>
              </draw:image>
            </draw:frame>
          </table:table-cell>
          <table:table-cell table:style-name="ce2" office:value-type="string">
            <text:p><text:a xlink:href="">Corruption</text:a></text:p>
          </table:table-cell>
          <table:table-cell table:style-name="ce2" office:value-type="float" office:value="4">
            <text:p>4</text:p>
          </table:table-cell>
          <table:table-cell table:style-name="ce4" office:value-type="string">
            <text:p>Corrupts the target, causing X Shadow damage over Y seconds.</text:p>
          </table:table-cell>
          <table:table-cell table:style-name="ce16"/>
          <table:table-cell table:number-columns-repeated="1019"/>
        </table:table-row>
        <table:table-row table:style-name="ro4">
          <table:table-cell>
            <draw:frame table:end-cell-address="Warlock.A7" table:end-x="0.846cm" table:end-y="0.846cm" draw:z-index="5" draw:name="http://images1.wikia.nocookie.net/__cb20060923201241/wowwiki/images/thumb/c/c0/Spell_shadow_curseofmannoroth.png/32px-Spell_shadow_curseofmannoroth.png" draw:style-name="gr1" draw:text-style-name="P1" svg:width="0.846cm" svg:height="0.846cm" svg:x="0cm" svg:y="0cm">
              <draw:image xlink:href="Pictures/1000020100000020000000204406AEFE.png" xlink:type="simple" xlink:show="embed" xlink:actuate="onLoad">
                <text:p/>
              </draw:image>
            </draw:frame>
          </table:table-cell>
          <table:table-cell table:style-name="ce2" office:value-type="string">
            <text:p><text:a xlink:href="">Curse of Weakness</text:a></text:p>
          </table:table-cell>
          <table:table-cell table:style-name="ce2" office:value-type="float" office:value="4">
            <text:p>4</text:p>
          </table:table-cell>
          <table:table-cell table:style-name="ce4" office:value-type="string">
            <text:p>Target's <text:a xlink:href="">attack power</text:a> is reduced by X and armor is reduced by 5% for 2 minutes. Only one <text:a xlink:href="">Curse</text:a> per Warlock can be active on any one target.</text:p>
          </table:table-cell>
          <table:table-cell table:number-columns-repeated="1020"/>
        </table:table-row>
        <table:table-row table:style-name="ro4">
          <table:table-cell>
            <draw:frame table:end-cell-address="Warlock.A8" table:end-x="0.846cm" table:end-y="0.846cm" draw:z-index="6" draw:name="http://images3.wikia.nocookie.net/__cb20060923200501/wowwiki/images/thumb/d/db/Spell_shadow_burningspirit.png/32px-Spell_shadow_burningspirit.png" draw:style-name="gr1" draw:text-style-name="P1" svg:width="0.846cm" svg:height="0.846cm" svg:x="0cm" svg:y="0cm">
              <draw:image xlink:href="Pictures/100002010000002000000020473D9076.png" xlink:type="simple" xlink:show="embed" xlink:actuate="onLoad">
                <text:p/>
              </draw:image>
            </draw:frame>
          </table:table-cell>
          <table:table-cell table:style-name="ce2" office:value-type="string">
            <text:p><text:a xlink:href="">Life Tap</text:a></text:p>
          </table:table-cell>
          <table:table-cell table:style-name="ce2" office:value-type="float" office:value="6">
            <text:p>6</text:p>
          </table:table-cell>
          <table:table-cell table:style-name="ce4" office:value-type="string">
            <text:p>Converts X health into Y mana.</text:p>
          </table:table-cell>
          <table:table-cell table:number-columns-repeated="1020"/>
        </table:table-row>
        <table:table-row table:style-name="ro4">
          <table:table-cell>
            <draw:frame table:end-cell-address="Warlock.A9" table:end-x="0.846cm" table:end-y="0.846cm" draw:z-index="7" draw:name="http://images2.wikia.nocookie.net/__cb20061125015057/wowwiki/images/thumb/d/db/Spell_shadow_possession.png/32px-Spell_shadow_possession.png" draw:style-name="gr1" draw:text-style-name="P1" svg:width="0.846cm" svg:height="0.846cm" svg:x="0cm" svg:y="0cm">
              <draw:image xlink:href="Pictures/100002010000002000000020E7E0AD36.png" xlink:type="simple" xlink:show="embed" xlink:actuate="onLoad">
                <text:p/>
              </draw:image>
            </draw:frame>
          </table:table-cell>
          <table:table-cell table:style-name="ce2" office:value-type="string">
            <text:p><text:a xlink:href="">Fear</text:a></text:p>
          </table:table-cell>
          <table:table-cell table:style-name="ce2" office:value-type="float" office:value="8">
            <text:p>8</text:p>
          </table:table-cell>
          <table:table-cell table:style-name="ce4" office:value-type="string">
            <text:p>Strikes fear in the enemy, causing it to run in fear for up to 10 seconds. Damage caused may interrupt the effect. Only 1 target can be feared at a time.</text:p>
          </table:table-cell>
          <table:table-cell table:number-columns-repeated="1020"/>
        </table:table-row>
        <table:table-row table:style-name="ro4">
          <table:table-cell>
            <draw:frame table:end-cell-address="Warlock.A10" table:end-x="0.846cm" table:end-y="0.846cm" draw:z-index="8" draw:name="http://images3.wikia.nocookie.net/__cb20060923201246/wowwiki/images/thumb/1/13/Spell_shadow_curseofsargeras.png/32px-Spell_shadow_curseofsargeras.png" draw:style-name="gr1" draw:text-style-name="P1" svg:width="0.846cm" svg:height="0.846cm" svg:x="0cm" svg:y="0cm">
              <draw:image xlink:href="Pictures/1000020100000020000000200D63D83A.png" xlink:type="simple" xlink:show="embed" xlink:actuate="onLoad">
                <text:p/>
              </draw:image>
            </draw:frame>
          </table:table-cell>
          <table:table-cell table:style-name="ce2" office:value-type="string">
            <text:p><text:a xlink:href="">Curse of Agony</text:a></text:p>
          </table:table-cell>
          <table:table-cell table:style-name="ce2" office:value-type="float" office:value="8">
            <text:p>8</text:p>
          </table:table-cell>
          <table:table-cell table:style-name="ce4" office:value-type="string">
            <text:p>Curses the target with agony, causing X <text:a xlink:href="">Shadow</text:a> damage over 24 seconds. This damage is dealt slowly at first, and builds up as the Curse reaches its full duration. Only one Curse per Warlock can be active on any one target.</text:p>
          </table:table-cell>
          <table:table-cell table:style-name="ce16"/>
          <table:table-cell table:number-columns-repeated="1019"/>
        </table:table-row>
        <table:table-row table:style-name="ro4">
          <table:table-cell>
            <draw:frame table:end-cell-address="Warlock.A11" table:end-x="0.846cm" table:end-y="0.846cm" draw:z-index="9" draw:name="http://images2.wikia.nocookie.net/__cb20060923023515/wowwiki/images/thumb/9/9f/Inv_stone_04.png/32px-Inv_stone_04.png" draw:style-name="gr1" draw:text-style-name="P1" svg:width="0.846cm" svg:height="0.846cm" svg:x="0cm" svg:y="0cm">
              <draw:image xlink:href="Pictures/100002010000002000000020425F79A8.png" xlink:type="simple" xlink:show="embed" xlink:actuate="onLoad">
                <text:p/>
              </draw:image>
            </draw:frame>
          </table:table-cell>
          <table:table-cell table:style-name="ce2" office:value-type="string">
            <text:p><text:a xlink:href="">Create Healthstone</text:a></text:p>
          </table:table-cell>
          <table:table-cell table:style-name="ce2" office:value-type="float" office:value="10">
            <text:p>10</text:p>
          </table:table-cell>
          <table:table-cell table:style-name="ce4" office:value-type="string">
            <text:p>Creates a Healthstone that can be used to instantly restore X health. Conjured items disappear if logged out for more than 15 minutes. Requires a Soul Shard.</text:p>
          </table:table-cell>
          <table:table-cell table:number-columns-repeated="1020"/>
        </table:table-row>
        <table:table-row table:style-name="ro4">
          <table:table-cell>
            <draw:frame table:end-cell-address="Warlock.A12" table:end-x="0.846cm" table:end-y="0.846cm" draw:z-index="10" draw:name="http://images1.wikia.nocookie.net/__cb20060923202013/wowwiki/images/thumb/8/84/Spell_shadow_haunting.png/32px-Spell_shadow_haunting.png" draw:style-name="gr1" draw:text-style-name="P1" svg:width="0.846cm" svg:height="0.846cm" svg:x="0cm" svg:y="0cm">
              <draw:image xlink:href="Pictures/100002010000002000000020373AAD2B.png" xlink:type="simple" xlink:show="embed" xlink:actuate="onLoad">
                <text:p/>
              </draw:image>
            </draw:frame>
          </table:table-cell>
          <table:table-cell table:style-name="ce2" office:value-type="string">
            <text:p><text:a xlink:href="">Drain Soul</text:a></text:p>
          </table:table-cell>
          <table:table-cell table:style-name="ce2" office:value-type="float" office:value="10">
            <text:p>10</text:p>
          </table:table-cell>
          <table:table-cell table:style-name="ce4" office:value-type="string">
            <text:p>Drains the soul of the target, causing 55 Shadow damage over 15 seconds. If the target dies while being drained, and yields experience or honor, the caster gains a Soul Shard. (<text:a xlink:href="">Channeling</text:a> spell)</text:p>
          </table:table-cell>
          <table:table-cell table:style-name="ce16"/>
          <table:table-cell table:number-columns-repeated="1019"/>
        </table:table-row>
        <table:table-row table:style-name="ro4">
          <table:table-cell>
            <draw:frame table:end-cell-address="Warlock.A13" table:end-x="0.846cm" table:end-y="0.846cm" draw:z-index="11" draw:name="http://images1.wikia.nocookie.net/__cb20060923203548/wowwiki/images/thumb/5/55/Spell_shadow_summonvoidwalker.png/32px-Spell_shadow_summonvoidwalker.png" draw:style-name="gr1" draw:text-style-name="P1" svg:width="0.846cm" svg:height="0.846cm" svg:x="0cm" svg:y="0cm">
              <draw:image xlink:href="Pictures/1000020100000020000000204989A5C9.png" xlink:type="simple" xlink:show="embed" xlink:actuate="onLoad">
                <text:p/>
              </draw:image>
            </draw:frame>
          </table:table-cell>
          <table:table-cell table:style-name="ce2" office:value-type="string">
            <text:p><text:a xlink:href="">Summon Voidwalker</text:a></text:p>
          </table:table-cell>
          <table:table-cell table:style-name="ce2" office:value-type="float" office:value="10">
            <text:p>10</text:p>
          </table:table-cell>
          <table:table-cell table:style-name="ce4" office:value-type="string">
            <text:p>Summons a <text:a xlink:href="">Voidwalker</text:a> under the command of the Warlock. Requires a Soul Shard.</text:p>
          </table:table-cell>
          <table:table-cell table:style-name="ce16"/>
          <table:table-cell table:number-columns-repeated="1019"/>
        </table:table-row>
        <table:table-row table:style-name="ro4">
          <table:table-cell>
            <draw:frame table:end-cell-address="Warlock.A14" table:end-x="0.846cm" table:end-y="0.846cm" draw:z-index="12" draw:name="http://images1.wikia.nocookie.net/__cb20060930191848/wowwiki/images/thumb/f/f5/Spell_shadow_lifedrain.png/32px-Spell_shadow_lifedrain.png" draw:style-name="gr1" draw:text-style-name="P1" svg:width="0.846cm" svg:height="0.846cm" svg:x="0cm" svg:y="0cm">
              <draw:image xlink:href="Pictures/10000201000000200000002013046CC8.png" xlink:type="simple" xlink:show="embed" xlink:actuate="onLoad">
                <text:p/>
              </draw:image>
            </draw:frame>
          </table:table-cell>
          <table:table-cell table:style-name="ce2" office:value-type="string">
            <text:p><text:a xlink:href="">Health Funnel</text:a></text:p>
          </table:table-cell>
          <table:table-cell table:style-name="ce2" office:value-type="float" office:value="12">
            <text:p>12</text:p>
          </table:table-cell>
          <table:table-cell table:style-name="ce4" office:value-type="string">
            <text:p>Transfers X health per second from the Warlock to their summoned pet. Lasts 10 seconds. (Channeling spell)</text:p>
          </table:table-cell>
          <table:table-cell table:number-columns-repeated="1020"/>
        </table:table-row>
        <table:table-row table:style-name="ro4">
          <table:table-cell>
            <draw:frame table:end-cell-address="Warlock.A15" table:end-x="0.846cm" table:end-y="0.846cm" draw:z-index="13" draw:name="http://images3.wikia.nocookie.net/__cb20060923202121/wowwiki/images/thumb/4/4b/Spell_shadow_lifedrain02.png/32px-Spell_shadow_lifedrain02.png" draw:style-name="gr1" draw:text-style-name="P1" svg:width="0.846cm" svg:height="0.846cm" svg:x="0cm" svg:y="0cm">
              <draw:image xlink:href="Pictures/10000201000000200000002039DA389B.png" xlink:type="simple" xlink:show="embed" xlink:actuate="onLoad">
                <text:p/>
              </draw:image>
            </draw:frame>
          </table:table-cell>
          <table:table-cell table:style-name="ce2" office:value-type="string">
            <text:p><text:a xlink:href="">Drain Life</text:a></text:p>
          </table:table-cell>
          <table:table-cell table:style-name="ce2" office:value-type="float" office:value="14">
            <text:p>14</text:p>
          </table:table-cell>
          <table:table-cell table:style-name="ce4" office:value-type="string">
            <text:p>Drains X health per second and transfers it to the Warlock. Lasts 5 seconds. (Channeling spell)</text:p>
          </table:table-cell>
          <table:table-cell table:style-name="ce18"/>
          <table:table-cell table:number-columns-repeated="1019"/>
        </table:table-row>
        <table:table-row table:style-name="ro4">
          <table:table-cell>
            <draw:frame table:end-cell-address="Warlock.A16" table:end-x="0.846cm" table:end-y="0.846cm" draw:z-index="14" draw:name="http://images4.wikia.nocookie.net/__cb20060923201639/wowwiki/images/thumb/8/8b/Spell_shadow_demonbreath.png/32px-Spell_shadow_demonbreath.png" draw:style-name="gr1" draw:text-style-name="P1" svg:width="0.846cm" svg:height="0.846cm" svg:x="0cm" svg:y="0cm">
              <draw:image xlink:href="Pictures/1000020100000020000000200DD70CA0.png" xlink:type="simple" xlink:show="embed" xlink:actuate="onLoad">
                <text:p/>
              </draw:image>
            </draw:frame>
          </table:table-cell>
          <table:table-cell table:style-name="ce2" office:value-type="string">
            <text:p><text:a xlink:href="">Unending Breath</text:a></text:p>
          </table:table-cell>
          <table:table-cell table:style-name="ce2" office:value-type="float" office:value="16">
            <text:p>16</text:p>
          </table:table-cell>
          <table:table-cell table:style-name="ce4" office:value-type="string">
            <text:p>Allows the target to breathe underwater for 10 minutes.</text:p>
          </table:table-cell>
          <table:table-cell table:number-columns-repeated="1020"/>
        </table:table-row>
        <table:table-row table:style-name="ro4">
          <table:table-cell>
            <draw:frame table:end-cell-address="Warlock.A17" table:end-x="0.846cm" table:end-y="0.846cm" draw:z-index="15" draw:name="http://images2.wikia.nocookie.net/__cb20060923203400/wowwiki/images/thumb/3/38/Spell_shadow_soulgem.png/32px-Spell_shadow_soulgem.png" draw:style-name="gr1" draw:text-style-name="P1" svg:width="0.846cm" svg:height="0.846cm" svg:x="0cm" svg:y="0cm">
              <draw:image xlink:href="Pictures/100002010000002000000020747436C1.png" xlink:type="simple" xlink:show="embed" xlink:actuate="onLoad">
                <text:p/>
              </draw:image>
            </draw:frame>
          </table:table-cell>
          <table:table-cell table:style-name="ce2" office:value-type="string">
            <text:p><text:a xlink:href="">Create Soulstone</text:a></text:p>
          </table:table-cell>
          <table:table-cell table:style-name="ce2" office:value-type="float" office:value="18">
            <text:p>18</text:p>
          </table:table-cell>
          <table:table-cell table:style-name="ce4" office:value-type="string">
            <text:p>Creates a Soulstone which can be used to store a target's soul. If the target dies while his soul is stored, he will be able to resurrect with X health and Y mana. Lasts 15 minutes. Requires a Soul Shard.</text:p>
          </table:table-cell>
          <table:table-cell table:number-columns-repeated="1020"/>
        </table:table-row>
        <table:table-row table:style-name="ro4">
          <table:table-cell>
            <draw:frame table:end-cell-address="Warlock.A18" table:end-x="0.846cm" table:end-y="0.846cm" draw:z-index="16" draw:name="http://images4.wikia.nocookie.net/__cb20061230202534/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earing Pain</text:a></text:p>
          </table:table-cell>
          <table:table-cell table:style-name="ce2" office:value-type="float" office:value="18">
            <text:p>18</text:p>
          </table:table-cell>
          <table:table-cell table:style-name="ce4" office:value-type="string">
            <text:p>Inflict searing pain on the enemy target, causing X Fire damage. Causes high amount of <text:a xlink:href="">Threat</text:a>.</text:p>
          </table:table-cell>
          <table:table-cell table:number-columns-repeated="1020"/>
        </table:table-row>
        <table:table-row table:style-name="ro4">
          <table:table-cell>
            <draw:frame table:end-cell-address="Warlock.A19" table:end-x="0.846cm" table:end-y="0.846cm" draw:z-index="17"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Armor</text:a></text:p>
          </table:table-cell>
          <table:table-cell table:style-name="ce2" office:value-type="float" office:value="20">
            <text:p>20</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20" table:end-x="0.846cm" table:end-y="0.846cm" draw:z-index="18" draw:name="http://images4.wikia.nocookie.net/__cb20060930193530/wowwiki/images/thumb/f/fc/Spell_shadow_rainoffire.png/32px-Spell_shadow_rainoffire.png" draw:style-name="gr1" draw:text-style-name="P1" svg:width="0.846cm" svg:height="0.846cm" svg:x="0cm" svg:y="0cm">
              <draw:image xlink:href="Pictures/1000020100000020000000206806C55E.png" xlink:type="simple" xlink:show="embed" xlink:actuate="onLoad">
                <text:p/>
              </draw:image>
            </draw:frame>
          </table:table-cell>
          <table:table-cell table:style-name="ce2" office:value-type="string">
            <text:p><text:a xlink:href="">Rain of Fire</text:a></text:p>
          </table:table-cell>
          <table:table-cell table:style-name="ce2" office:value-type="float" office:value="20">
            <text:p>20</text:p>
          </table:table-cell>
          <table:table-cell table:style-name="ce4" office:value-type="string">
            <text:p>Calls down an AoE fire shower from the sky. Burns enemies in the area for X Fire damage over 8 seconds. (Channeling spell)</text:p>
          </table:table-cell>
          <table:table-cell table:number-columns-repeated="1020"/>
        </table:table-row>
        <table:table-row table:style-name="ro4">
          <table:table-cell>
            <draw:frame table:end-cell-address="Warlock.A21" table:end-x="0.846cm" table:end-y="0.846cm" draw:z-index="19" draw:name="http://images4.wikia.nocookie.net/__cb20060923203705/wowwiki/images/thumb/f/f4/Spell_shadow_twilight.png/32px-Spell_shadow_twilight.png" draw:style-name="gr1" draw:text-style-name="P1" svg:width="0.846cm" svg:height="0.846cm" svg:x="0cm" svg:y="0cm">
              <draw:image xlink:href="Pictures/1000020100000020000000204AF62D8D.png" xlink:type="simple" xlink:show="embed" xlink:actuate="onLoad">
                <text:p/>
              </draw:image>
            </draw:frame>
          </table:table-cell>
          <table:table-cell table:style-name="ce2" office:value-type="string">
            <text:p><text:a xlink:href="">Ritual of Summoning</text:a></text:p>
          </table:table-cell>
          <table:table-cell table:style-name="ce2" office:value-type="float" office:value="20">
            <text:p>20</text:p>
          </table:table-cell>
          <table:table-cell table:style-name="ce4" office:value-type="string">
            <text:p>Begins a ritual that summons the targeted group member. Requires the caster and 2 additional party members to complete the ritual. In order to participate, all players must be out of combat and right-click the portal and not move until the ritual is complete. Requires a Soulshard.</text:p>
          </table:table-cell>
          <table:table-cell table:number-columns-repeated="1020"/>
        </table:table-row>
        <table:table-row table:style-name="ro4">
          <table:table-cell>
            <draw:frame table:end-cell-address="Warlock.A22" table:end-x="0.846cm" table:end-y="0.846cm" draw:z-index="20" draw:name="http://images2.wikia.nocookie.net/__cb20060923203542/wowwiki/images/thumb/e/e6/Spell_shadow_summonsuccubus.png/32px-Spell_shadow_summonsuccubus.png" draw:style-name="gr1" draw:text-style-name="P1" svg:width="0.846cm" svg:height="0.846cm" svg:x="0cm" svg:y="0cm">
              <draw:image xlink:href="Pictures/100002010000002000000020C27F5174.png" xlink:type="simple" xlink:show="embed" xlink:actuate="onLoad">
                <text:p/>
              </draw:image>
            </draw:frame>
          </table:table-cell>
          <table:table-cell table:style-name="ce2" office:value-type="string">
            <text:p><text:a xlink:href="">Summon Succubus</text:a></text:p>
          </table:table-cell>
          <table:table-cell table:style-name="ce2" office:value-type="float" office:value="20">
            <text:p>20</text:p>
          </table:table-cell>
          <table:table-cell table:style-name="ce4" office:value-type="string">
            <text:p>Summons a <text:a xlink:href="">Succubus</text:a> under the command of the Warlock. Requires a Soul Shard.</text:p>
          </table:table-cell>
          <table:table-cell table:number-columns-repeated="1020"/>
        </table:table-row>
        <table:table-row table:style-name="ro4">
          <table:table-cell>
            <draw:frame table:end-cell-address="Warlock.A23" table:end-x="0.846cm" table:end-y="0.846cm" draw:z-index="21"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Felsteed</text:a></text:p>
          </table:table-cell>
          <table:table-cell table:style-name="ce2" office:value-type="float" office:value="20">
            <text:p>20</text:p>
          </table:table-cell>
          <table:table-cell table:style-name="ce4" office:value-type="string">
            <text:p>Summons a <text:a xlink:href="">Felsteed</text:a>, which serves as a <text:a xlink:href="">mount</text:a> for the Warlock. Speed is increased by 60%.</text:p>
          </table:table-cell>
          <table:table-cell table:number-columns-repeated="1020"/>
        </table:table-row>
        <table:table-row table:style-name="ro4">
          <table:table-cell>
            <draw:frame table:end-cell-address="Warlock.A24" table:end-x="0.846cm" table:end-y="0.846cm" draw:z-index="22" draw:name="http://images1.wikia.nocookie.net/__cb20060923201752/wowwiki/images/thumb/7/77/Spell_shadow_evileye.png/32px-Spell_shadow_evileye.png" draw:style-name="gr1" draw:text-style-name="P1" svg:width="0.846cm" svg:height="0.846cm" svg:x="0cm" svg:y="0cm">
              <draw:image xlink:href="Pictures/1000020100000020000000207BB52B89.png" xlink:type="simple" xlink:show="embed" xlink:actuate="onLoad">
                <text:p/>
              </draw:image>
            </draw:frame>
          </table:table-cell>
          <table:table-cell table:style-name="ce2" office:value-type="string">
            <text:p><text:a xlink:href="">Eye of Kilrogg</text:a></text:p>
          </table:table-cell>
          <table:table-cell table:style-name="ce2" office:value-type="float" office:value="22">
            <text:p>22</text:p>
          </table:table-cell>
          <table:table-cell table:style-name="ce4" office:value-type="string">
            <text:p>Summons an <text:a xlink:href="">Eye of Kilrogg</text:a> and binds your vision to it. The eye moves quickly but is very fragile.</text:p>
          </table:table-cell>
          <table:table-cell table:number-columns-repeated="1020"/>
        </table:table-row>
        <table:table-row table:style-name="ro4">
          <table:table-cell>
            <draw:frame table:end-cell-address="Warlock.A25" table:end-x="0.846cm" table:end-y="0.846cm" draw:z-index="23" draw:name="http://images2.wikia.nocookie.net/__cb20060923203310/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2" office:value-type="string">
            <text:p><text:a xlink:href="">Drain Mana</text:a></text:p>
          </table:table-cell>
          <table:table-cell table:style-name="ce2" office:value-type="float" office:value="24">
            <text:p>24</text:p>
          </table:table-cell>
          <table:table-cell table:style-name="ce4" office:value-type="string">
            <text:p>Transfers X mana per second from the target to the Warlock. Lasts 5 seconds. (Channeling spell)</text:p>
          </table:table-cell>
          <table:table-cell table:style-name="ce18"/>
          <table:table-cell table:number-columns-repeated="1019"/>
        </table:table-row>
        <table:table-row table:style-name="ro4">
          <table:table-cell>
            <draw:frame table:end-cell-address="Warlock.A26" table:end-x="0.846cm" table:end-y="0.846cm" draw:z-index="24" draw:name="http://images3.wikia.nocookie.net/__cb20060923202219/wowwiki/images/thumb/d/dd/Spell_shadow_metamorphosis.png/32px-Spell_shadow_metamorphosis.png" draw:style-name="gr1" draw:text-style-name="P1" svg:width="0.846cm" svg:height="0.846cm" svg:x="0cm" svg:y="0cm">
              <draw:image xlink:href="Pictures/10000201000000200000002028039751.png" xlink:type="simple" xlink:show="embed" xlink:actuate="onLoad">
                <text:p/>
              </draw:image>
            </draw:frame>
          </table:table-cell>
          <table:table-cell table:style-name="ce2" office:value-type="string">
            <text:p><text:a xlink:href="">Sense Demons</text:a></text:p>
          </table:table-cell>
          <table:table-cell table:style-name="ce2" office:value-type="float" office:value="24">
            <text:p>24</text:p>
          </table:table-cell>
          <table:table-cell table:style-name="ce4" office:value-type="string">
            <text:p>Shows the location of nearby <text:a xlink:href="">Demons</text:a> on the minimap until cancelled. Only one type of tracking can be used at a time.</text:p>
          </table:table-cell>
          <table:table-cell table:number-columns-repeated="1020"/>
        </table:table-row>
        <table:table-row table:style-name="ro4">
          <table:table-cell>
            <draw:frame table:end-cell-address="Warlock.A27" table:end-x="0.846cm" table:end-y="0.846cm" draw:z-index="25" draw:name="http://images4.wikia.nocookie.net/__cb20070106062948/wowwiki/images/thumb/d/d0/Spell_shadow_curseoftounges.png/32px-Spell_shadow_curseoftounges.png" draw:style-name="gr1" draw:text-style-name="P1" svg:width="0.846cm" svg:height="0.846cm" svg:x="0cm" svg:y="0cm">
              <draw:image xlink:href="Pictures/10000201000000200000002096228270.png" xlink:type="simple" xlink:show="embed" xlink:actuate="onLoad">
                <text:p/>
              </draw:image>
            </draw:frame>
          </table:table-cell>
          <table:table-cell table:style-name="ce2" office:value-type="string">
            <text:p><text:a xlink:href="">Curse of Tongues</text:a></text:p>
          </table:table-cell>
          <table:table-cell table:style-name="ce2" office:value-type="float" office:value="26">
            <text:p>26</text:p>
          </table:table-cell>
          <table:table-cell table:style-name="ce4" office:value-type="string">
            <text:p>Forces the target to speak Demonic, increasing casting times of their spells by X%. Lasts 30 seconds. Only one Curse per Warlock can be active on any one target.</text:p>
          </table:table-cell>
          <table:table-cell table:number-columns-repeated="1020"/>
        </table:table-row>
        <table:table-row table:style-name="ro4">
          <table:table-cell>
            <draw:frame table:end-cell-address="Warlock.A28" table:end-x="0.846cm" table:end-y="0.846cm" draw:z-index="26" draw:name="http://images3.wikia.nocookie.net/__cb20060930191415/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Detect Invisibility</text:a></text:p>
          </table:table-cell>
          <table:table-cell table:style-name="ce2" office:value-type="float" office:value="26">
            <text:p>26</text:p>
          </table:table-cell>
          <table:table-cell table:style-name="ce4" office:value-type="string">
            <text:p>Allows the friendly target to detect <text:a xlink:href="">Lesser Invisibility</text:a>. Lasts 10 minutes.</text:p>
          </table:table-cell>
          <table:table-cell table:number-columns-repeated="1020"/>
        </table:table-row>
        <table:table-row table:style-name="ro4">
          <table:table-cell>
            <draw:frame table:end-cell-address="Warlock.A29" table:end-x="0.846cm" table:end-y="0.846cm" draw:z-index="27" draw:name="http://images2.wikia.nocookie.net/__cb20060930190414/wowwiki/images/thumb/9/91/Spell_shadow_cripple.png/32px-Spell_shadow_cripple.png" draw:style-name="gr1" draw:text-style-name="P1" svg:width="0.846cm" svg:height="0.846cm" svg:x="0cm" svg:y="0cm">
              <draw:image xlink:href="Pictures/100002010000002000000020EF5BAF16.png" xlink:type="simple" xlink:show="embed" xlink:actuate="onLoad">
                <text:p/>
              </draw:image>
            </draw:frame>
          </table:table-cell>
          <table:table-cell table:style-name="ce2" office:value-type="string">
            <text:p><text:a xlink:href="">Banish</text:a></text:p>
          </table:table-cell>
          <table:table-cell table:style-name="ce2" office:value-type="float" office:value="28">
            <text:p>28</text:p>
          </table:table-cell>
          <table:table-cell table:style-name="ce4" office:value-type="string">
            <text:p>Banishes the target for X seconds, preventing it from doing anything, but also making it invulnerable. Works only on Elementals and Demons. Only one target can be Banished at a time.</text:p>
          </table:table-cell>
          <table:table-cell table:number-columns-repeated="1020"/>
        </table:table-row>
        <table:table-row table:style-name="ro4">
          <table:table-cell>
            <draw:frame table:end-cell-address="Warlock.A30" table:end-x="0.846cm" table:end-y="0.846cm" draw:z-index="28" draw:name="http://images3.wikia.nocookie.net/__cb20061023003311/wowwiki/images/thumb/4/41/Inv_misc_gem_bloodstone_02.png/32px-Inv_misc_gem_bloodstone_02.png" draw:style-name="gr1" draw:text-style-name="P1" svg:width="0.846cm" svg:height="0.846cm" svg:x="0cm" svg:y="0cm">
              <draw:image xlink:href="Pictures/1000020100000020000000202C344404.png" xlink:type="simple" xlink:show="embed" xlink:actuate="onLoad">
                <text:p/>
              </draw:image>
            </draw:frame>
          </table:table-cell>
          <table:table-cell table:style-name="ce2" office:value-type="string">
            <text:p><text:a xlink:href="">Create Firestone</text:a></text:p>
          </table:table-cell>
          <table:table-cell table:style-name="ce2" office:value-type="float" office:value="28">
            <text:p>28</text:p>
          </table:table-cell>
          <table:table-cell table:style-name="ce4" office:value-type="string">
            <text:p>While applied to target weapon it increases damage dealt by direct spells by 1% and spell critical strike rating by X. Lasts for 1 hour.</text:p>
          </table:table-cell>
          <table:table-cell table:number-columns-repeated="1020"/>
        </table:table-row>
        <table:table-row table:style-name="ro4">
          <table:table-cell>
            <draw:frame table:end-cell-address="Warlock.A31" table:end-x="0.846cm" table:end-y="0.846cm" draw:z-index="29" draw:name="http://images3.wikia.nocookie.net/__cb20060923201732/wowwiki/images/thumb/8/8d/Spell_shadow_enslavedemon.png/32px-Spell_shadow_enslavedemon.png" draw:style-name="gr1" draw:text-style-name="P1" svg:width="0.846cm" svg:height="0.846cm" svg:x="0cm" svg:y="0cm">
              <draw:image xlink:href="Pictures/100002010000002000000020DE121EE1.png" xlink:type="simple" xlink:show="embed" xlink:actuate="onLoad">
                <text:p/>
              </draw:image>
            </draw:frame>
          </table:table-cell>
          <table:table-cell table:style-name="ce2" office:value-type="string">
            <text:p><text:a xlink:href="">Enslave Demon</text:a></text:p>
          </table:table-cell>
          <table:table-cell table:style-name="ce2" office:value-type="float" office:value="30">
            <text:p>30</text:p>
          </table:table-cell>
          <table:table-cell table:style-name="ce4" office:value-type="string">
            <text:p>Enslaves the target demon, up to level X, forcing it to do the Warlock's bidding. While enslaved, the time between the demon's attacks is increased by 40% and its casting speed is slowed by 30%. Lasts up to 5 minutes. If you repeatedly enslave the same demon, it will become more difficult to control with each attempt. Requires a <text:a xlink:href="">Soul Shard</text:a>.</text:p>
          </table:table-cell>
          <table:table-cell table:number-columns-repeated="1020"/>
        </table:table-row>
        <table:table-row table:style-name="ro4">
          <table:table-cell>
            <draw:frame table:end-cell-address="Warlock.A32" table:end-x="0.846cm" table:end-y="0.846cm" draw:z-index="30" draw:name="http://images4.wikia.nocookie.net/__cb20060923082326/wowwiki/images/thumb/c/cf/Spell_fire_incinerate.png/32px-Spell_fire_incinerate.png" draw:style-name="gr1" draw:text-style-name="P1" svg:width="0.846cm" svg:height="0.846cm" svg:x="0cm" svg:y="0cm">
              <draw:image xlink:href="Pictures/1000020100000020000000201894047B.png" xlink:type="simple" xlink:show="embed" xlink:actuate="onLoad">
                <text:p/>
              </draw:image>
            </draw:frame>
          </table:table-cell>
          <table:table-cell table:style-name="ce2" office:value-type="string">
            <text:p><text:a xlink:href="">Hellfire</text:a></text:p>
          </table:table-cell>
          <table:table-cell table:style-name="ce2" office:value-type="float" office:value="30">
            <text:p>30</text:p>
          </table:table-cell>
          <table:table-cell table:style-name="ce4" office:value-type="string">
            <text:p>Ignites the area surrounding the caster, causing X Fire damage to all nearby enemies and self every second. Lasts 15 sec. (<text:a xlink:href="">Channeling</text:a>spell)</text:p>
          </table:table-cell>
          <table:table-cell table:number-columns-repeated="1020"/>
        </table:table-row>
        <table:table-row table:style-name="ro4">
          <table:table-cell>
            <draw:frame table:end-cell-address="Warlock.A33" table:end-x="0.846cm" table:end-y="0.846cm" draw:z-index="31" draw:name="http://images2.wikia.nocookie.net/__cb20060930200008/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 office:value-type="string">
            <text:p><text:a xlink:href="">Summon Felhunter</text:a></text:p>
          </table:table-cell>
          <table:table-cell table:style-name="ce2" office:value-type="float" office:value="30">
            <text:p>30</text:p>
          </table:table-cell>
          <table:table-cell table:style-name="ce4" office:value-type="string">
            <text:p>Summons a <text:a xlink:href="">Felhunter</text:a> under the command of the Warlock. Requires a Soul Shard.</text:p>
          </table:table-cell>
          <table:table-cell table:number-columns-repeated="1020"/>
        </table:table-row>
        <table:table-row table:style-name="ro4">
          <table:table-cell>
            <draw:frame table:end-cell-address="Warlock.A34" table:end-x="0.846cm" table:end-y="0.846cm" draw:z-index="32" draw:name="http://images3.wikia.nocookie.net/__cb20060923200626/wowwiki/images/thumb/b/be/Spell_shadow_chilltouch.png/32px-Spell_shadow_chilltouch.png" draw:style-name="gr1" draw:text-style-name="P1" svg:width="0.846cm" svg:height="0.846cm" svg:x="0cm" svg:y="0cm">
              <draw:image xlink:href="Pictures/100002010000002000000020DF4A66E5.png" xlink:type="simple" xlink:show="embed" xlink:actuate="onLoad">
                <text:p/>
              </draw:image>
            </draw:frame>
          </table:table-cell>
          <table:table-cell table:style-name="ce2" office:value-type="string">
            <text:p><text:a xlink:href="">Curse of the Elements</text:a></text:p>
          </table:table-cell>
          <table:table-cell table:style-name="ce2" office:value-type="float" office:value="32">
            <text:p>32</text:p>
          </table:table-cell>
          <table:table-cell table:style-name="ce4" office:value-type="string">
            <text:p>Curses the target for 5 minutes, reducing Shadow, Arcane, Fire, and Frost resistances by X and increasing Shadow, Arcane, Fire, and Frost damage taken by Y%. Only one Curse per Warlock can be active on any one target.</text:p>
          </table:table-cell>
          <table:table-cell table:number-columns-repeated="1020"/>
        </table:table-row>
        <table:table-row table:style-name="ro4">
          <table:table-cell>
            <draw:frame table:end-cell-address="Warlock.A35" table:end-x="0.846cm" table:end-y="0.846cm" draw:z-index="33" draw:name="http://images2.wikia.nocookie.net/__cb20060930184648/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Ward</text:a></text:p>
          </table:table-cell>
          <table:table-cell table:style-name="ce2" office:value-type="float" office:value="32">
            <text:p>32</text:p>
          </table:table-cell>
          <table:table-cell table:style-name="ce4" office:value-type="string">
            <text:p>Absorbs X Shadow damage. Lasts 30 seconds.</text:p>
          </table:table-cell>
          <table:table-cell table:number-columns-repeated="1020"/>
        </table:table-row>
        <table:table-row table:style-name="ro4">
          <table:table-cell>
            <draw:frame table:end-cell-address="Warlock.A36" table:end-x="0.846cm" table:end-y="0.846cm" draw:z-index="34" draw:name="http://images2.wikia.nocookie.net/__cb20060919214815/wowwiki/images/thumb/7/74/Inv_misc_gem_sapphire_01.png/32px-Inv_misc_gem_sapphire_01.png" draw:style-name="gr1" draw:text-style-name="P1" svg:width="0.846cm" svg:height="0.846cm" svg:x="0cm" svg:y="0cm">
              <draw:image xlink:href="Pictures/1000020100000020000000209012E724.png" xlink:type="simple" xlink:show="embed" xlink:actuate="onLoad">
                <text:p/>
              </draw:image>
            </draw:frame>
          </table:table-cell>
          <table:table-cell table:style-name="ce2" office:value-type="string">
            <text:p><text:a xlink:href="">Create Spellstone</text:a></text:p>
          </table:table-cell>
          <table:table-cell table:style-name="ce2" office:value-type="float" office:value="36">
            <text:p>36</text:p>
          </table:table-cell>
          <table:table-cell table:style-name="ce4" office:value-type="string">
            <text:p>While applied to target weapon it increases damage dealt by periodic spells by 1% and spell haste rating by X. Lasts for 1 hour.</text:p>
          </table:table-cell>
          <table:table-cell table:number-columns-repeated="1020"/>
        </table:table-row>
        <table:table-row table:style-name="ro4">
          <table:table-cell>
            <draw:frame table:end-cell-address="Warlock.A37" table:end-x="0.846cm" table:end-y="0.846cm" draw:z-index="35" draw:name="http://images3.wikia.nocookie.net/__cb20060923201600/wowwiki/images/thumb/2/22/Spell_shadow_deathscream.png/32px-Spell_shadow_deathscream.png" draw:style-name="gr1" draw:text-style-name="P1" svg:width="0.846cm" svg:height="0.846cm" svg:x="0cm" svg:y="0cm">
              <draw:image xlink:href="Pictures/100002010000002000000020ADAFA13B.png" xlink:type="simple" xlink:show="embed" xlink:actuate="onLoad">
                <text:p/>
              </draw:image>
            </draw:frame>
          </table:table-cell>
          <table:table-cell table:style-name="ce2" office:value-type="string">
            <text:p><text:a xlink:href="">Howl of Terror</text:a></text:p>
          </table:table-cell>
          <table:table-cell table:style-name="ce2" office:value-type="float" office:value="40">
            <text:p>40</text:p>
          </table:table-cell>
          <table:table-cell table:style-name="ce4" office:value-type="string">
            <text:p>Howl, causing 5 enemies within 10 yards to flee in terror for X seconds. Damage caused may interrupt the effect.</text:p>
          </table:table-cell>
          <table:table-cell table:number-columns-repeated="1020"/>
        </table:table-row>
        <table:table-row table:style-name="ro4">
          <table:table-cell>
            <draw:frame table:end-cell-address="Warlock.A38" table:end-x="0.846cm" table:end-y="0.846cm" draw:z-index="36" draw:name="http://images4.wikia.nocookie.net/__cb20060829221820/wowwiki/images/thumb/d/db/Ability_mount_dreadsteed.png/32px-Ability_mount_dreadsteed.png" draw:style-name="gr1" draw:text-style-name="P1" svg:width="0.846cm" svg:height="0.846cm" svg:x="0cm" svg:y="0cm">
              <draw:image xlink:href="Pictures/100002010000002000000020466AE727.png" xlink:type="simple" xlink:show="embed" xlink:actuate="onLoad">
                <text:p/>
              </draw:image>
            </draw:frame>
          </table:table-cell>
          <table:table-cell table:style-name="ce2" office:value-type="string">
            <text:p><text:a xlink:href="">Summon Dreadsteed</text:a></text:p>
          </table:table-cell>
          <table:table-cell table:style-name="ce2" office:value-type="float" office:value="40">
            <text:p>40</text:p>
          </table:table-cell>
          <table:table-cell table:style-name="ce4" office:value-type="string">
            <text:p>Summons a <text:a xlink:href="">Dreadsteed</text:a>, which serves as a <text:a xlink:href="">mount</text:a> for the Warlock. Speed is increased by 100%.</text:p>
          </table:table-cell>
          <table:table-cell table:number-columns-repeated="1020"/>
        </table:table-row>
        <table:table-row table:style-name="ro4">
          <table:table-cell>
            <draw:frame table:end-cell-address="Warlock.A39" table:end-x="0.846cm" table:end-y="0.846cm" draw:z-index="37" draw:name="http://images3.wikia.nocookie.net/__cb20060923201506/wowwiki/images/thumb/e/ef/Spell_shadow_deathcoil.png/32px-Spell_shadow_deathcoil.png" draw:style-name="gr1" draw:text-style-name="P1" svg:width="0.846cm" svg:height="0.846cm" svg:x="0cm" svg:y="0cm">
              <draw:image xlink:href="Pictures/1000020100000020000000201A9C3EAC.png" xlink:type="simple" xlink:show="embed" xlink:actuate="onLoad">
                <text:p/>
              </draw:image>
            </draw:frame>
          </table:table-cell>
          <table:table-cell table:style-name="ce2" office:value-type="string">
            <text:p><text:a xlink:href="">Death Coil</text:a></text:p>
          </table:table-cell>
          <table:table-cell table:style-name="ce2" office:value-type="float" office:value="42">
            <text:p>42</text:p>
          </table:table-cell>
          <table:table-cell table:style-name="ce4" office:value-type="string">
            <text:p>Causes the enemy target to run in horror for 3 seconds and causes X Shadow damage. The Warlock gains 300% of the damage caused in health.</text:p>
          </table:table-cell>
          <table:table-cell table:number-columns-repeated="1020"/>
        </table:table-row>
        <table:table-row table:style-name="ro4">
          <table:table-cell>
            <draw:frame table:end-cell-address="Warlock.A40" table:end-x="0.846cm" table:end-y="0.846cm" draw:z-index="38" draw:name="http://images2.wikia.nocookie.net/__cb20061230202356/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Soul Fire</text:a></text:p>
          </table:table-cell>
          <table:table-cell table:style-name="ce2" office:value-type="float" office:value="48">
            <text:p>48</text:p>
          </table:table-cell>
          <table:table-cell table:style-name="ce4" office:value-type="string">
            <text:p>Burns the enemy's soul, causing X Fire damage. Requires a Soul Shard.</text:p>
          </table:table-cell>
          <table:table-cell table:number-columns-repeated="1020"/>
        </table:table-row>
        <table:table-row table:style-name="ro4">
          <table:table-cell>
            <draw:frame table:end-cell-address="Warlock.A41" table:end-x="0.846cm" table:end-y="0.846cm" draw:z-index="39" draw:name="http://images3.wikia.nocookie.net/__cb20060923200407/wowwiki/images/thumb/1/1b/Spell_shadow_auraofdarkness.png/32px-Spell_shadow_auraofdarkness.png" draw:style-name="gr1" draw:text-style-name="P1" svg:width="0.846cm" svg:height="0.846cm" svg:x="0cm" svg:y="0cm">
              <draw:image xlink:href="Pictures/100002010000002000000020B8ADC89F.png" xlink:type="simple" xlink:show="embed" xlink:actuate="onLoad">
                <text:p/>
              </draw:image>
            </draw:frame>
          </table:table-cell>
          <table:table-cell table:style-name="ce2" office:value-type="string">
            <text:p><text:a xlink:href="">Curse of Doom</text:a></text:p>
          </table:table-cell>
          <table:table-cell table:style-name="ce2" office:value-type="float" office:value="60">
            <text:p>60</text:p>
          </table:table-cell>
          <table:table-cell table:style-name="ce4" office:value-type="string">
            <text:p>Curses the target with Impending Doom. Causes X Shadow damage after 60 seconds. If the target dies from this damage, there is a chance of a <text:a xlink:href="">Doomguard</text:a> being summoned.</text:p>
          </table:table-cell>
          <table:table-cell table:number-columns-repeated="1020"/>
        </table:table-row>
        <table:table-row table:style-name="ro4">
          <table:table-cell>
            <draw:frame table:end-cell-address="Warlock.A42" table:end-x="0.846cm" table:end-y="0.846cm" draw:z-index="40" draw:name="http://images4.wikia.nocookie.net/__cb20060930184440/wowwiki/images/thumb/f/f2/Spell_shadow_antimagicshell.png/32px-Spell_shadow_antimagicshell.png" draw:style-name="gr1" draw:text-style-name="P1" svg:width="0.846cm" svg:height="0.846cm" svg:x="0cm" svg:y="0cm">
              <draw:image xlink:href="Pictures/100002010000002000000020B3740F02.png" xlink:type="simple" xlink:show="embed" xlink:actuate="onLoad">
                <text:p/>
              </draw:image>
            </draw:frame>
          </table:table-cell>
          <table:table-cell table:style-name="ce2" office:value-type="string">
            <text:p><text:a xlink:href="">Ritual of Doom</text:a></text:p>
          </table:table-cell>
          <table:table-cell table:style-name="ce2" office:value-type="float" office:value="60">
            <text:p>60</text:p>
          </table:table-cell>
          <table:table-cell table:style-name="ce4" office:value-type="string">
            <text:p>Begins a ritual that sacrifices a random participant's health to summon a <text:a xlink:href="">Doomguard</text:a>. Requires the Warlock and 4 additional party members to complete the ritual. In order to participate, all players must right-click the portal and not move until the ritual is complete. Also requires a <text:a xlink:href="">Demonic Figurine</text:a></text:p>
          </table:table-cell>
          <table:table-cell table:number-columns-repeated="1020"/>
        </table:table-row>
        <table:table-row table:style-name="ro4">
          <table:table-cell>
            <draw:frame table:end-cell-address="Warlock.A43" table:end-x="0.846cm" table:end-y="0.846cm" draw:z-index="41" draw:name="http://images2.wikia.nocookie.net/__cb20070114130119/wowwiki/images/thumb/0/02/Spell_shadow_felarmour.png/32px-Spell_shadow_felarmour.png" draw:style-name="gr1" draw:text-style-name="P1" svg:width="0.846cm" svg:height="0.846cm" svg:x="0cm" svg:y="0cm">
              <draw:image xlink:href="Pictures/1000020100000020000000200EC7D25F.png" xlink:type="simple" xlink:show="embed" xlink:actuate="onLoad">
                <text:p/>
              </draw:image>
            </draw:frame>
          </table:table-cell>
          <table:table-cell table:style-name="ce2" office:value-type="string">
            <text:p><text:a xlink:href="">Fel Armor</text:a></text:p>
          </table:table-cell>
          <table:table-cell table:style-name="ce2" office:value-type="float" office:value="62">
            <text:p>62</text:p>
          </table:table-cell>
          <table:table-cell table:style-name="ce4" office:value-type="string">
            <text:p>Surrounds the caster with fel energy, increasing spell power by X plus additional spell power equal to 30% of your Spirit. In addition, you regain 2% of your maximum health every 5 sec. Only one type of Armor spell can be active on the Warlock at any time. Lasts 30 min.</text:p>
          </table:table-cell>
          <table:table-cell table:number-columns-repeated="1020"/>
        </table:table-row>
        <table:table-row table:style-name="ro4">
          <table:table-cell>
            <draw:frame table:end-cell-address="Warlock.A44" table:end-x="0.846cm" table:end-y="0.846cm" draw:z-index="42" draw:name="http://images1.wikia.nocookie.net/__cb20070113170703/wowwiki/images/thumb/e/e9/Spell_fire_burnout.png/32px-Spell_fire_burnout.png" draw:style-name="gr1" draw:text-style-name="P1" svg:width="0.846cm" svg:height="0.846cm" svg:x="0cm" svg:y="0cm">
              <draw:image xlink:href="Pictures/1000020100000020000000209051E826.png" xlink:type="simple" xlink:show="embed" xlink:actuate="onLoad">
                <text:p/>
              </draw:image>
            </draw:frame>
          </table:table-cell>
          <table:table-cell table:style-name="ce2" office:value-type="string">
            <text:p><text:a xlink:href="">Incinerate</text:a></text:p>
          </table:table-cell>
          <table:table-cell table:style-name="ce2" office:value-type="float" office:value="64">
            <text:p>64</text:p>
          </table:table-cell>
          <table:table-cell table:style-name="ce4" office:value-type="string">
            <text:p>Deals X Fire damage to your target and an additional Y Fire damage if the target is affected by an <text:a xlink:href="">Immolate</text:a> spell.</text:p>
          </table:table-cell>
          <table:table-cell table:number-columns-repeated="1020"/>
        </table:table-row>
        <table:table-row table:style-name="ro4">
          <table:table-cell>
            <draw:frame table:end-cell-address="Warlock.A45" table:end-x="0.846cm" table:end-y="0.846cm" draw:z-index="43" draw:name="http://images1.wikia.nocookie.net/__cb20070113175738/wowwiki/images/thumb/f/f9/Spell_arcane_arcane01.png/32px-Spell_arcane_arcane01.png" draw:style-name="gr1" draw:text-style-name="P1" svg:width="0.846cm" svg:height="0.846cm" svg:x="0cm" svg:y="0cm">
              <draw:image xlink:href="Pictures/1000020100000020000000205AB868AB.png" xlink:type="simple" xlink:show="embed" xlink:actuate="onLoad">
                <text:p/>
              </draw:image>
            </draw:frame>
          </table:table-cell>
          <table:table-cell table:style-name="ce2" office:value-type="string">
            <text:p><text:a xlink:href="">Soulshatter</text:a></text:p>
          </table:table-cell>
          <table:table-cell table:style-name="ce2" office:value-type="float" office:value="66">
            <text:p>66</text:p>
          </table:table-cell>
          <table:table-cell table:style-name="ce4" office:value-type="string">
            <text:p>Reduces threat by 50% for all enemies within 50 yards. Requires a Soul Shard.</text:p>
          </table:table-cell>
          <table:table-cell table:number-columns-repeated="1020"/>
        </table:table-row>
        <table:table-row table:style-name="ro4">
          <table:table-cell>
            <draw:frame table:end-cell-address="Warlock.A46" table:end-x="0.846cm" table:end-y="0.846cm" draw:z-index="44" draw:name="http://images2.wikia.nocookie.net/__cb20070113160723/wowwiki/images/thumb/1/13/Spell_shadow_shadesofdarkness.png/32px-Spell_shadow_shadesofdarkness.png" draw:style-name="gr1" draw:text-style-name="P1" svg:width="0.846cm" svg:height="0.846cm" svg:x="0cm" svg:y="0cm">
              <draw:image xlink:href="Pictures/100002010000002000000020751B1E6D.png" xlink:type="simple" xlink:show="embed" xlink:actuate="onLoad">
                <text:p/>
              </draw:image>
            </draw:frame>
          </table:table-cell>
          <table:table-cell table:style-name="ce2" office:value-type="string">
            <text:p><text:a xlink:href="">Ritual of Souls</text:a></text:p>
          </table:table-cell>
          <table:table-cell table:style-name="ce2" office:value-type="float" office:value="68">
            <text:p>68</text:p>
          </table:table-cell>
          <table:table-cell table:style-name="ce4" office:value-type="string">
            <text:p>Begins a ritual that creates a Soulwell. Raid members can click the Soulwell to acquire a Master <text:a xlink:href="">Healthstone</text:a>. The Soulwell lasts for 5 min or 10 charges. Requires the caster and 2 additional party members to complete the ritual. In order to participate, all players must be out of combat and right-click the soul portal and not move until the ritual is complete.</text:p>
          </table:table-cell>
          <table:table-cell table:number-columns-repeated="1020"/>
        </table:table-row>
        <table:table-row table:style-name="ro4">
          <table:table-cell>
            <draw:frame table:end-cell-address="Warlock.A47" table:end-x="0.846cm" table:end-y="0.846cm" draw:z-index="45" draw:name="http://images2.wikia.nocookie.net/__cb20070113160736/wowwiki/images/thumb/d/d7/Spell_shadow_seedofdestruction.png/32px-Spell_shadow_seedofdestruction.png" draw:style-name="gr1" draw:text-style-name="P1" svg:width="0.846cm" svg:height="0.846cm" svg:x="0cm" svg:y="0cm">
              <draw:image xlink:href="Pictures/100002010000002000000020FCF7A728.png" xlink:type="simple" xlink:show="embed" xlink:actuate="onLoad">
                <text:p/>
              </draw:image>
            </draw:frame>
          </table:table-cell>
          <table:table-cell table:style-name="ce2" office:value-type="string">
            <text:p><text:a xlink:href="">Seed of Corruption</text:a></text:p>
          </table:table-cell>
          <table:table-cell table:style-name="ce2" office:value-type="float" office:value="70">
            <text:p>70</text:p>
          </table:table-cell>
          <table:table-cell table:style-name="ce4" office:value-type="string">
            <text:p>Embeds a demon seed in the enemy target, causing 1044 Shadow damage over 18 sec. When the target takes 1044 total damage, the seed will inflict 1110 to 1290 Shadow damage to all enemies within 15 yards of the target. Only one Corruption spell per Warlock can be active on any one target.</text:p>
          </table:table-cell>
          <table:table-cell table:number-columns-repeated="1020"/>
        </table:table-row>
        <table:table-row table:style-name="ro4">
          <table:table-cell>
            <draw:frame table:end-cell-address="Warlock.A48" table:end-x="0.846cm" table:end-y="0.846cm" draw:z-index="46" draw:name="http://images3.wikia.nocookie.net/__cb20080911133812/wowwiki/images/thumb/4/49/Ability_warlock_shadowflame.png/32px-Ability_warlock_shadowflame.png" draw:style-name="gr1" draw:text-style-name="P1" svg:width="0.846cm" svg:height="0.846cm" svg:x="0cm" svg:y="0cm">
              <draw:image xlink:href="Pictures/1000020100000020000000209E1ED3C5.png" xlink:type="simple" xlink:show="embed" xlink:actuate="onLoad">
                <text:p/>
              </draw:image>
            </draw:frame>
          </table:table-cell>
          <table:table-cell table:style-name="ce2" office:value-type="string">
            <text:p><text:a xlink:href="">Shadowflame</text:a></text:p>
          </table:table-cell>
          <table:table-cell table:style-name="ce2" office:value-type="float" office:value="75">
            <text:p>75</text:p>
          </table:table-cell>
          <table:table-cell table:style-name="ce4" office:value-type="string">
            <text:p>Targets in a cone in front of the caster take X Shadow damage and an additional Z Fire damage over 8 sec.</text:p>
          </table:table-cell>
          <table:table-cell table:number-columns-repeated="1020"/>
        </table:table-row>
        <table:table-row table:style-name="ro4">
          <table:table-cell>
            <draw:frame table:end-cell-address="Warlock.A49" table:end-x="0.846cm" table:end-y="0.846cm" draw:z-index="47" draw:name="http://images1.wikia.nocookie.net/__cb20080906130713/wowwiki/images/thumb/6/6f/Spell_shadow_demoniccirclesummon.png/32px-Spell_shadow_demoniccirclesummon.png" draw:style-name="gr1" draw:text-style-name="P1" svg:width="0.846cm" svg:height="0.846cm" svg:x="0cm" svg:y="0cm">
              <draw:image xlink:href="Pictures/100002010000002000000020E32FDADB.png" xlink:type="simple" xlink:show="embed" xlink:actuate="onLoad">
                <text:p/>
              </draw:image>
            </draw:frame>
          </table:table-cell>
          <table:table-cell table:style-name="ce2" office:value-type="string">
            <text:p><text:a xlink:href="">Demonic Circle: Summon</text:a></text:p>
          </table:table-cell>
          <table:table-cell table:style-name="ce2" office:value-type="float" office:value="80">
            <text:p>80</text:p>
          </table:table-cell>
          <table:table-cell table:style-name="ce4" office:value-type="string">
            <text:p>You summon a Demonic Circle at your feet, lasting 6 min. You can only have one Demonic Circle active at a time.</text:p>
          </table:table-cell>
          <table:table-cell table:number-columns-repeated="1020"/>
        </table:table-row>
        <table:table-row table:style-name="ro4">
          <table:table-cell>
            <draw:frame table:end-cell-address="Warlock.A50" table:end-x="0.846cm" table:end-y="0.846cm" draw:z-index="48" draw:name="http://images2.wikia.nocookie.net/__cb20090130224603/wowwiki/images/thumb/e/ea/Spell_shadow_demoniccircleteleport.png/32px-Spell_shadow_demoniccircleteleport.png" draw:style-name="gr1" draw:text-style-name="P1" svg:width="0.846cm" svg:height="0.846cm" svg:x="0cm" svg:y="0cm">
              <draw:image xlink:href="Pictures/10000201000000200000002005B3BC9D.png" xlink:type="simple" xlink:show="embed" xlink:actuate="onLoad">
                <text:p/>
              </draw:image>
            </draw:frame>
          </table:table-cell>
          <table:table-cell table:style-name="ce2" office:value-type="string">
            <text:p><text:a xlink:href="">Demonic Circle: Teleport</text:a></text:p>
          </table:table-cell>
          <table:table-cell table:style-name="ce2" office:value-type="float" office:value="80">
            <text:p>80</text:p>
          </table:table-cell>
          <table:table-cell table:style-name="ce4" office:value-type="string">
            <text:p>Teleports you to your Demonic Circle and removes all snare effects.</text:p>
          </table:table-cell>
          <table:table-cell table:number-columns-repeated="1020"/>
        </table:table-row>
        <table:table-row table:style-name="ro4">
          <table:table-cell table:number-columns-repeated="1024"/>
        </table:table-row>
        <table:table-row table:style-name="ro4">
          <table:table-cell office:value-type="string">
            <text:p>Affliction</text:p>
          </table:table-cell>
          <table:table-cell table:number-columns-repeated="1023"/>
        </table:table-row>
        <table:table-row table:style-name="ro4">
          <table:table-cell>
            <draw:frame table:end-cell-address="Warlock.A53" table:end-x="0.846cm" table:end-y="0.846cm" draw:z-index="49" draw:name="http://images2.wikia.nocookie.net/__cb20060930191614/wowwiki/images/thumb/8/86/Spell_shadow_grimward.png/32px-Spell_shadow_grimward.png" draw:style-name="gr1" draw:text-style-name="P1" svg:width="0.846cm" svg:height="0.846cm" svg:x="0cm" svg:y="0cm">
              <draw:image xlink:href="Pictures/100002010000002000000020B9C51216.png" xlink:type="simple" xlink:show="embed" xlink:actuate="onLoad">
                <text:p/>
              </draw:image>
            </draw:frame>
          </table:table-cell>
          <table:table-cell table:style-name="ce2" office:value-type="string">
            <text:p><text:a xlink:href="">Curse of Exhaustion</text:a></text:p>
          </table:table-cell>
          <table:table-cell table:style-name="ce2" office:value-type="string">
            <text:p><text:a xlink:href="">Amplify Curse</text:a> 1</text:p>
            <text:p><text:a xlink:href="">Affliction</text:a> 20</text:p>
          </table:table-cell>
          <table:table-cell table:style-name="ce4" office:value-type="string">
            <text:p>Reduce movement speed by 30% for 12 sec.</text:p>
          </table:table-cell>
          <table:table-cell table:number-columns-repeated="1020"/>
        </table:table-row>
        <table:table-row table:style-name="ro4">
          <table:table-cell>
            <draw:frame table:end-cell-address="Warlock.A54" table:end-x="0.846cm" table:end-y="0.846cm" draw:z-index="50" draw:name="http://images3.wikia.nocookie.net/__cb20060923201346/wowwiki/images/thumb/f/f5/Spell_shadow_darkritual.png/32px-Spell_shadow_darkritual.png" draw:style-name="gr1" draw:text-style-name="P1" svg:width="0.846cm" svg:height="0.846cm" svg:x="0cm" svg:y="0cm">
              <draw:image xlink:href="Pictures/10000201000000200000002002CEED0E.png" xlink:type="simple" xlink:show="embed" xlink:actuate="onLoad">
                <text:p/>
              </draw:image>
            </draw:frame>
          </table:table-cell>
          <table:table-cell table:style-name="ce2" office:value-type="string">
            <text:p><text:a xlink:href="">Dark Pact</text:a></text:p>
          </table:table-cell>
          <table:table-cell table:style-name="ce2" office:value-type="string">
            <text:p><text:a xlink:href="">Affliction</text:a> 30</text:p>
          </table:table-cell>
          <table:table-cell table:style-name="ce4" office:value-type="string">
            <text:p>Drains X mana from the Warlock's pet and returns 100% to the Warlock</text:p>
          </table:table-cell>
          <table:table-cell table:number-columns-repeated="1020"/>
        </table:table-row>
        <table:table-row table:style-name="ro4">
          <table:table-cell>
            <draw:frame table:end-cell-address="Warlock.A55" table:end-x="0.846cm" table:end-y="0.846cm" draw:z-index="51" draw:name="http://images1.wikia.nocookie.net/__cb20070113160400/wowwiki/images/thumb/1/1a/Spell_shadow_unstableaffliction_3.png/32px-Spell_shadow_unstableaffliction_3.png" draw:style-name="gr1" draw:text-style-name="P1" svg:width="0.846cm" svg:height="0.846cm" svg:x="0cm" svg:y="0cm">
              <draw:image xlink:href="Pictures/100002010000002000000020BBA1F54B.png" xlink:type="simple" xlink:show="embed" xlink:actuate="onLoad">
                <text:p/>
              </draw:image>
            </draw:frame>
          </table:table-cell>
          <table:table-cell table:style-name="ce2" office:value-type="string">
            <text:p><text:a xlink:href="">Unstable Affliction</text:a></text:p>
          </table:table-cell>
          <table:table-cell table:style-name="ce2" office:value-type="string">
            <text:p><text:a xlink:href="">Contagion</text:a> 5</text:p>
            <text:p><text:a xlink:href="">Affliction</text:a> 40</text:p>
          </table:table-cell>
          <table:table-cell table:style-name="ce4" office:value-type="string">
            <text:p>Shadow energy slowly destroys the target, causing X damage over 18 seconds. In addition, if the Unstable Affliction is dispelled it will cause Y damage to the dispeller and silence them for 5 seconds.</text:p>
          </table:table-cell>
          <table:table-cell table:number-columns-repeated="1020"/>
        </table:table-row>
        <table:table-row table:style-name="ro4">
          <table:table-cell>
            <draw:frame table:end-cell-address="Warlock.A56" table:end-x="0.846cm" table:end-y="0.846cm" draw:z-index="52" draw:name="http://images4.wikia.nocookie.net/__cb20080822012152/wowwiki/images/thumb/9/94/Ability_warlock_haunt.png/32px-Ability_warlock_haunt.png" draw:style-name="gr1" draw:text-style-name="P1" svg:width="0.846cm" svg:height="0.846cm" svg:x="0cm" svg:y="0cm">
              <draw:image xlink:href="Pictures/100002010000002000000020F91FAD38.png" xlink:type="simple" xlink:show="embed" xlink:actuate="onLoad">
                <text:p/>
              </draw:image>
            </draw:frame>
          </table:table-cell>
          <table:table-cell table:style-name="ce2" office:value-type="string">
            <text:p><text:a xlink:href="">Haunt</text:a></text:p>
          </table:table-cell>
          <table:table-cell table:style-name="ce2" office:value-type="string">
            <text:p><text:a xlink:href="">Affliction</text:a> 50</text:p>
          </table:table-cell>
          <table:table-cell table:style-name="ce4" office:value-type="string">
            <text:p>You send a ghostly soul into the target, dealing X Shadow damage and increasing all damage done by your Shadow damage-over-time effects on the target by 20% for 12 sec. When the Haunt spell ends or is dispelled, the soul returns to you, healing you for 100% of the damage it did to the target.</text:p>
          </table:table-cell>
          <table:table-cell table:number-columns-repeated="1020"/>
        </table:table-row>
        <table:table-row table:style-name="ro4">
          <table:table-cell table:number-columns-repeated="1024"/>
        </table:table-row>
        <table:table-row table:style-name="ro4">
          <table:table-cell office:value-type="string">
            <text:p>Demonology</text:p>
          </table:table-cell>
          <table:table-cell table:number-columns-repeated="1023"/>
        </table:table-row>
        <table:table-row table:style-name="ro4">
          <table:table-cell>
            <draw:frame table:end-cell-address="Warlock.A59" table:end-x="0.846cm" table:end-y="0.846cm" draw:z-index="53" draw:name="http://images1.wikia.nocookie.net/__cb20070106061143/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Fel Domination</text:a></text:p>
          </table:table-cell>
          <table:table-cell table:style-name="ce2" office:value-type="string">
            <text:p><text:a xlink:href="">Demonology</text:a> 10</text:p>
          </table:table-cell>
          <table:table-cell table:style-name="ce4" office:value-type="string">
            <text:p>The next Imp, Voidwalker, Succubus, Felhunter or Felguard Summon spell has its casting time reduced by 5.5 sec and its Mana cost reduced by 50%.</text:p>
          </table:table-cell>
          <table:table-cell table:number-columns-repeated="1020"/>
        </table:table-row>
        <table:table-row table:style-name="ro4">
          <table:table-cell>
            <draw:frame table:end-cell-address="Warlock.A60" table:end-x="0.846cm" table:end-y="0.846cm" draw:z-index="54" draw:name="http://images1.wikia.nocookie.net/__cb20060923201854/wowwiki/images/thumb/8/82/Spell_shadow_gathershadows.png/32px-Spell_shadow_gathershadows.png" draw:style-name="gr1" draw:text-style-name="P1" svg:width="0.846cm" svg:height="0.846cm" svg:x="0cm" svg:y="0cm">
              <draw:image xlink:href="Pictures/100002010000002000000020676A1B0A.png" xlink:type="simple" xlink:show="embed" xlink:actuate="onLoad">
                <text:p/>
              </draw:image>
            </draw:frame>
          </table:table-cell>
          <table:table-cell table:style-name="ce2" office:value-type="string">
            <text:p><text:a xlink:href="">Soul Link</text:a></text:p>
          </table:table-cell>
          <table:table-cell table:style-name="ce2" office:value-type="string">
            <text:p><text:a xlink:href="">Demonology</text:a> 30</text:p>
          </table:table-cell>
          <table:table-cell table:style-name="ce4" office:value-type="string">
            <text:p>When active, 20% of all damage taken by the caster is taken by the Imp, Voidwalker, Succubus, Felhunter, Felguard, or enslaved demon instead. That damage cannot be prevented. Lasts as long as the demon is active and controlled.</text:p>
          </table:table-cell>
          <table:table-cell table:number-columns-repeated="1020"/>
        </table:table-row>
        <table:table-row table:style-name="ro4">
          <table:table-cell>
            <draw:frame table:end-cell-address="Warlock.A61" table:end-x="0.846cm" table:end-y="0.846cm" draw:z-index="55" draw:name="http://images1.wikia.nocookie.net/__cb20070106063738/wowwiki/images/thumb/a/a4/Spell_shadow_summonfelguard.png/32px-Spell_shadow_summonfelguard.png" draw:style-name="gr1" draw:text-style-name="P1" svg:width="0.846cm" svg:height="0.846cm" svg:x="0cm" svg:y="0cm">
              <draw:image xlink:href="Pictures/1000020100000020000000209499F66D.png" xlink:type="simple" xlink:show="embed" xlink:actuate="onLoad">
                <text:p/>
              </draw:image>
            </draw:frame>
          </table:table-cell>
          <table:table-cell table:style-name="ce2" office:value-type="string">
            <text:p><text:a xlink:href="">Summon Felguard</text:a></text:p>
          </table:table-cell>
          <table:table-cell table:style-name="ce2" office:value-type="string">
            <text:p><text:a xlink:href="">Demonology</text:a> 40</text:p>
          </table:table-cell>
          <table:table-cell table:style-name="ce4" office:value-type="string">
            <text:p>Summons a <text:a xlink:href="">Felguard</text:a> under the command of the Warlock. Requires a Soul Shard.</text:p>
          </table:table-cell>
          <table:table-cell table:number-columns-repeated="1020"/>
        </table:table-row>
        <table:table-row table:style-name="ro4">
          <table:table-cell>
            <draw:frame table:end-cell-address="Warlock.A62" table:end-x="0.846cm" table:end-y="0.846cm" draw:z-index="56" draw:name="http://images1.wikia.nocookie.net/__cb20080911132834/wowwiki/images/thumb/e/e5/Spell_shadow_demonform.png/32px-Spell_shadow_demonform.png" draw:style-name="gr1" draw:text-style-name="P1" svg:width="0.846cm" svg:height="0.846cm" svg:x="0cm" svg:y="0cm">
              <draw:image xlink:href="Pictures/100002010000002000000020EB0304AA.png" xlink:type="simple" xlink:show="embed" xlink:actuate="onLoad">
                <text:p/>
              </draw:image>
            </draw:frame>
          </table:table-cell>
          <table:table-cell table:style-name="ce2" office:value-type="string">
            <text:p><text:a xlink:href="">Metamorphosis</text:a></text:p>
          </table:table-cell>
          <table:table-cell table:style-name="ce2" office:value-type="string">
            <text:p><text:a xlink:href="">Demonology</text:a> 50</text:p>
          </table:table-cell>
          <table:table-cell table:style-name="ce4" office:value-type="string">
            <text:p>You transform into a Demon for 30 sec. This form increases your armor by 600%, damage by 20%, reduces the chance you'll be critically hit by melee attacks by 6% and reduces the duration of stun and snare effects by 50%. You gain some unique demon abilities in addition to your normal abilities.</text:p>
          </table:table-cell>
          <table:table-cell table:number-columns-repeated="1020"/>
        </table:table-row>
        <table:table-row table:style-name="ro4">
          <table:table-cell table:number-columns-repeated="1024"/>
        </table:table-row>
        <table:table-row table:style-name="ro4">
          <table:table-cell office:value-type="string">
            <text:p>Destruction</text:p>
          </table:table-cell>
          <table:table-cell table:number-columns-repeated="1023"/>
        </table:table-row>
        <table:table-row table:style-name="ro4">
          <table:table-cell>
            <draw:frame table:end-cell-address="Warlock.A65" table:end-x="0.846cm" table:end-y="0.846cm" draw:z-index="57" draw:name="http://images2.wikia.nocookie.net/__cb20060923202944/wowwiki/images/thumb/5/53/Spell_shadow_scourgebuild.png/32px-Spell_shadow_scourgebuild.png" draw:style-name="gr1" draw:text-style-name="P1" svg:width="0.846cm" svg:height="0.846cm" svg:x="0cm" svg:y="0cm">
              <draw:image xlink:href="Pictures/100002010000002000000020D2324B99.png" xlink:type="simple" xlink:show="embed" xlink:actuate="onLoad">
                <text:p/>
              </draw:image>
            </draw:frame>
          </table:table-cell>
          <table:table-cell table:style-name="ce2" office:value-type="string">
            <text:p><text:a xlink:href="">Shadowburn</text:a></text:p>
          </table:table-cell>
          <table:table-cell table:style-name="ce2" office:value-type="string">
            <text:p><text:a xlink:href="">Destruction</text:a> 10</text:p>
          </table:table-cell>
          <table:table-cell table:style-name="ce4" office:value-type="string">
            <text:p>Instantly blasts the target for X <text:a xlink:href="">Shadow</text:a> damage. If the target dies within 5 seconds of Shadowburn, and yields Experience or Honor, the caster gains a <text:a xlink:href="">Soul Shard</text:a>. Requires a Soul Shard.</text:p>
          </table:table-cell>
          <table:table-cell table:number-columns-repeated="1020"/>
        </table:table-row>
        <table:table-row table:style-name="ro4">
          <table:table-cell>
            <draw:frame table:end-cell-address="Warlock.A66" table:end-x="0.846cm" table:end-y="0.846cm" draw:z-index="58" draw:name="http://images4.wikia.nocookie.net/__cb20061230202435/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Conflagrate</text:a></text:p>
          </table:table-cell>
          <table:table-cell table:style-name="ce2" office:value-type="string">
            <text:p><text:a xlink:href="">Improved Immolate</text:a> 5</text:p>
            <text:p><text:a xlink:href="">Destruction</text:a> 30</text:p>
          </table:table-cell>
          <table:table-cell table:style-name="ce4" office:value-type="string">
            <text:p>Consumes an Immolate or Shadowflame effect on the enemy target to instantly deal damage equal to 60% of your Immolate or Shadowflame, and causes an additional 40% damage over 6 sec.</text:p>
          </table:table-cell>
          <table:table-cell table:number-columns-repeated="1020"/>
        </table:table-row>
        <table:table-row table:style-name="ro4">
          <table:table-cell>
            <draw:frame table:end-cell-address="Warlock.A67" table:end-x="0.846cm" table:end-y="0.846cm" draw:z-index="59" draw:name="http://images2.wikia.nocookie.net/__cb20070113160600/wowwiki/images/thumb/f/ff/Spell_shadow_shadowfury.png/32px-Spell_shadow_shadowfury.png" draw:style-name="gr1" draw:text-style-name="P1" svg:width="0.846cm" svg:height="0.846cm" svg:x="0cm" svg:y="0cm">
              <draw:image xlink:href="Pictures/1000020100000020000000201F9DF9EE.png" xlink:type="simple" xlink:show="embed" xlink:actuate="onLoad">
                <text:p/>
              </draw:image>
            </draw:frame>
          </table:table-cell>
          <table:table-cell table:style-name="ce2" office:value-type="string">
            <text:p><text:a xlink:href="">Shadowfury</text:a></text:p>
          </table:table-cell>
          <table:table-cell table:style-name="ce2" office:value-type="string">
            <text:p><text:a xlink:href="">Shadow and Flame</text:a> 5</text:p>
            <text:p><text:a xlink:href="">Destruction</text:a> 40</text:p>
          </table:table-cell>
          <table:table-cell table:style-name="ce4" office:value-type="string">
            <text:p>Shadowfury is unleashed, causing X <text:a xlink:href="">Shadow</text:a> damage and stunning all enemies within 8 yds for 2 seconds.</text:p>
          </table:table-cell>
          <table:table-cell table:number-columns-repeated="1020"/>
        </table:table-row>
        <table:table-row table:style-name="ro4">
          <table:table-cell>
            <draw:frame table:end-cell-address="Warlock.A68" table:end-x="0.846cm" table:end-y="0.846cm" draw:z-index="60" draw:name="http://images2.wikia.nocookie.net/__cb20080830123443/wowwiki/images/thumb/f/fd/Ability_warlock_chaosbolt.png/32px-Ability_warlock_chaosbolt.png" draw:style-name="gr1" draw:text-style-name="P1" svg:width="0.846cm" svg:height="0.846cm" svg:x="0cm" svg:y="0cm">
              <draw:image xlink:href="Pictures/1000020100000020000000205B48EA45.png" xlink:type="simple" xlink:show="embed" xlink:actuate="onLoad">
                <text:p/>
              </draw:image>
            </draw:frame>
          </table:table-cell>
          <table:table-cell table:style-name="ce2" office:value-type="string">
            <text:p><text:a xlink:href="">Chaos Bolt</text:a></text:p>
          </table:table-cell>
          <table:table-cell table:style-name="ce2" office:value-type="string">
            <text:p><text:a xlink:href="">Destruction</text:a> 50</text:p>
          </table:table-cell>
          <table:table-cell table:style-name="ce4" office:value-type="string">
            <text:p>Sends a bolt of chaotic fire at the enemy, dealing X Fire damage. Chaos Bolt cannot be resisted, and pierces through all absorption effects.</text:p>
          </table:table-cell>
          <table:table-cell table:number-columns-repeated="1020"/>
        </table:table-row>
        <table:table-row table:style-name="ro4" table:number-rows-repeated="65467">
          <table:table-cell table:number-columns-repeated="1024"/>
        </table:table-row>
        <table:table-row table:style-name="ro4">
          <table:table-cell table:number-columns-repeated="1024"/>
        </table:table-row>
      </table:table>
      <table:table table:name="Rogue"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DK"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Empty"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ru" fo:country="RU"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4-27">27.04.2010</text:date>, <text:time>17:06: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04T08:48:53.93</meta:creation-date>
    <dc:date>2010-04-27T17:06:00.61</dc:date>
    <meta:editing-duration>PT13H30M23S</meta:editing-duration>
    <meta:editing-cycles>61</meta:editing-cycles>
    <meta:generator>OpenOffice.org/3.0$Win32 OpenOffice.org_project/300m9$Build-9358</meta:generator>
    <dc:creator>Sergey Kuzmin</dc:creator>
    <meta:document-statistic meta:table-count="11" meta:cell-count="1688" meta:object-count="433"/>
    <meta:user-defined meta:name="Info 1"/>
    <meta:user-defined meta:name="Info 2"/>
    <meta:user-defined meta:name="Info 3"/>
    <meta:user-defined meta:name="Info 4"/>
  </office:meta>
</office:document-meta>
</file>